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89in"/>
    </style:style>
    <style:style style:name="co2" style:family="table-column">
      <style:table-column-properties fo:break-before="auto" style:column-width="1.2146in"/>
    </style:style>
    <style:style style:name="co3" style:family="table-column">
      <style:table-column-properties fo:break-before="auto" style:column-width="1.289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shapes>
          <draw:frame draw:z-index="0" draw:style-name="gr1" draw:text-style-name="P1" svg:width="6.2988in" svg:height="3.5429in" svg:x="12.2972in" svg:y="0.3535in">
            <draw:object draw:notify-on-update-of-ranges="Sheet2.A1:Sheet2.A1 Sheet2.A2:Sheet2.A202 Sheet2.B1:Sheet2.B1 Sheet2.B2:Sheet2.B202 Sheet2.A1:Sheet2.A1 Sheet2.A2:Sheet2.A202 Sheet2.D1:Sheet2.D1 Sheet2.D2:Sheet2.D202 Sheet2.A1:Sheet2.A1 Sheet2.A2:Sheet2.A202 Sheet2.F1:Sheet2.F1 Sheet2.F2:Sheet2.F202 Sheet2.A1:Sheet2.A1 Sheet2.A2:Sheet2.A202 Sheet2.H1:Sheet2.H1 Sheet2.H2:Sheet2.H20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12.4488in" svg:y="3.961in">
            <draw:object draw:notify-on-update-of-ranges="Sheet2.A1:Sheet2.A1 Sheet2.A2:Sheet2.A202 Sheet2.C1:Sheet2.C1 Sheet2.C2:Sheet2.C202 Sheet2.A1:Sheet2.A1 Sheet2.A2:Sheet2.A202 Sheet2.E1:Sheet2.E1 Sheet2.E2:Sheet2.E202 Sheet2.A1:Sheet2.A1 Sheet2.A2:Sheet2.A202 Sheet2.G1:Sheet2.G1 Sheet2.G2:Sheet2.G202 Sheet2.A1:Sheet2.A1 Sheet2.A2:Sheet2.A202 Sheet2.I1:Sheet2.I1 Sheet2.I2:Sheet2.I20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2.8567in" svg:y="1.8701in">
            <draw:object draw:notify-on-update-of-ranges="Sheet2.B1:Sheet2.B1 Sheet2.B2:Sheet2.B202 Sheet2.C1:Sheet2.C1 Sheet2.C2:Sheet2.C202 Sheet2.K1:Sheet2.K1 Sheet2.K2:Sheet2.K202 Sheet2.J2:Sheet2.J202 Sheet2.E1:Sheet2.E1 Sheet2.E2:Sheet2.E202 Sheet2.D2:Sheet2.D202 Sheet2.F2:Sheet2.F202 Sheet2.G1:Sheet2.G1 Sheet2.G2:Sheet2.G202 Sheet2.I1:Sheet2.I1 Sheet2.I2:Sheet2.I202 Sheet2.H2:Sheet2.H20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f_cold_thick</text:p>
          </table:table-cell>
          <table:table-cell office:value-type="string" calcext:value-type="string">
            <text:p>T_cold_thick</text:p>
          </table:table-cell>
          <table:table-cell office:value-type="string" calcext:value-type="string">
            <text:p>f_cold_thin</text:p>
          </table:table-cell>
          <table:table-cell office:value-type="string" calcext:value-type="string">
            <text:p>T_cold_thin</text:p>
          </table:table-cell>
          <table:table-cell office:value-type="string" calcext:value-type="string">
            <text:p>f_hot_thick</text:p>
          </table:table-cell>
          <table:table-cell office:value-type="string" calcext:value-type="string">
            <text:p>T_hot_thick</text:p>
          </table:table-cell>
          <table:table-cell office:value-type="string" calcext:value-type="string">
            <text:p>f_hot_thin</text:p>
          </table:table-cell>
          <table:table-cell office:value-type="string" calcext:value-type="string">
            <text:p>T_hot_thin</text:p>
          </table:table-cell>
          <table:table-cell office:value-type="string" calcext:value-type="string">
            <text:p>f_stable</text:p>
          </table:table-cell>
          <table:table-cell office:value-type="string" calcext:value-type="string">
            <text:p>T_stabl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office:value-type="float" office:value="0.35" calcext:value-type="float">
            <text:p>0.35</text:p>
          </table:table-cell>
          <table:table-cell office:value-type="float" office:value="0.6" calcext:value-type="float">
            <text:p>0.6</text:p>
          </table:table-cell>
          <table:table-cell office:value-type="float" office:value="0.35" calcext:value-type="float">
            <text:p>0.35</text:p>
          </table:table-cell>
          <table:table-cell office:value-type="float" office:value="1.4" calcext:value-type="float">
            <text:p>1.4</text:p>
          </table:table-cell>
          <table:table-cell office:value-type="float" office:value="0.65" calcext:value-type="float">
            <text:p>0.65</text:p>
          </table:table-cell>
          <table:table-cell office:value-type="float" office:value="0.6" calcext:value-type="float">
            <text:p>0.6</text:p>
          </table:table-cell>
          <table:table-cell office:value-type="float" office:value="0.65" calcext:value-type="float">
            <text:p>0.65</text:p>
          </table:table-cell>
          <table:table-cell table:number-columns-repeated="2"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.3961255067175" calcext:value-type="float">
            <text:p>1.3961255067175</text:p>
          </table:table-cell>
          <table:table-cell office:value-type="float" office:value="0.36523779682372" calcext:value-type="float">
            <text:p>0.36523779682372</text:p>
          </table:table-cell>
          <table:table-cell office:value-type="float" office:value="0.60399374149401" calcext:value-type="float">
            <text:p>0.60399374149401</text:p>
          </table:table-cell>
          <table:table-cell office:value-type="float" office:value="0.35978797740326" calcext:value-type="float">
            <text:p>0.35978797740326</text:p>
          </table:table-cell>
          <table:table-cell office:value-type="float" office:value="1.3887760373809" calcext:value-type="float">
            <text:p>1.3887760373809</text:p>
          </table:table-cell>
          <table:table-cell office:value-type="float" office:value="0.63845238830904" calcext:value-type="float">
            <text:p>0.63845238830904</text:p>
          </table:table-cell>
          <table:table-cell office:value-type="float" office:value="0.60060060215361" calcext:value-type="float">
            <text:p>0.60060060215361</text:p>
          </table:table-cell>
          <table:table-cell office:value-type="float" office:value="0.63538518855578" calcext:value-type="float">
            <text:p>0.63538518855578</text:p>
          </table:table-cell>
          <table:table-cell office:value-type="float" office:value="1.5" calcext:value-type="float">
            <text:p>1.5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.3919658651942" calcext:value-type="float">
            <text:p>1.3919658651942</text:p>
          </table:table-cell>
          <table:table-cell office:value-type="float" office:value="0.37917547282409" calcext:value-type="float">
            <text:p>0.37917547282409</text:p>
          </table:table-cell>
          <table:table-cell office:value-type="float" office:value="0.60788104422341" calcext:value-type="float">
            <text:p>0.60788104422341</text:p>
          </table:table-cell>
          <table:table-cell office:value-type="float" office:value="0.36886542914945" calcext:value-type="float">
            <text:p>0.36886542914945</text:p>
          </table:table-cell>
          <table:table-cell office:value-type="float" office:value="1.3781526026839" calcext:value-type="float">
            <text:p>1.3781526026839</text:p>
          </table:table-cell>
          <table:table-cell office:value-type="float" office:value="0.62795855807145" calcext:value-type="float">
            <text:p>0.62795855807145</text:p>
          </table:table-cell>
          <table:table-cell office:value-type="float" office:value="0.60135968753642" calcext:value-type="float">
            <text:p>0.60135968753642</text:p>
          </table:table-cell>
          <table:table-cell office:value-type="float" office:value="0.62205503977725" calcext:value-type="float">
            <text:p>0.62205503977725</text:p>
          </table:table-cell>
          <table:table-cell table:number-columns-repeated="2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.387562771416" calcext:value-type="float">
            <text:p>1.387562771416</text:p>
          </table:table-cell>
          <table:table-cell office:value-type="float" office:value="0.39191371554757" calcext:value-type="float">
            <text:p>0.39191371554757</text:p>
          </table:table-cell>
          <table:table-cell office:value-type="float" office:value="0.61166853760279" calcext:value-type="float">
            <text:p>0.61166853760279</text:p>
          </table:table-cell>
          <table:table-cell office:value-type="float" office:value="0.3772813753418" calcext:value-type="float">
            <text:p>0.3772813753418</text:p>
          </table:table-cell>
          <table:table-cell office:value-type="float" office:value="1.3680792804635" calcext:value-type="float">
            <text:p>1.3680792804635</text:p>
          </table:table-cell>
          <table:table-cell office:value-type="float" office:value="0.61841347815581" calcext:value-type="float">
            <text:p>0.61841347815581</text:p>
          </table:table-cell>
          <table:table-cell office:value-type="float" office:value="0.60226338383105" calcext:value-type="float">
            <text:p>0.60226338383105</text:p>
          </table:table-cell>
          <table:table-cell office:value-type="float" office:value="0.60989090197371" calcext:value-type="float">
            <text:p>0.60989090197371</text:p>
          </table:table-cell>
          <table:table-cell table:number-columns-repeated="2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.3829538879944" calcext:value-type="float">
            <text:p>1.3829538879944</text:p>
          </table:table-cell>
          <table:table-cell office:value-type="float" office:value="0.40354679782896" calcext:value-type="float">
            <text:p>0.40354679782896</text:p>
          </table:table-cell>
          <table:table-cell office:value-type="float" office:value="0.61536247021219" calcext:value-type="float">
            <text:p>0.61536247021219</text:p>
          </table:table-cell>
          <table:table-cell office:value-type="float" office:value="0.38508191848544" calcext:value-type="float">
            <text:p>0.38508191848544</text:p>
          </table:table-cell>
          <table:table-cell office:value-type="float" office:value="1.3585109716077" calcext:value-type="float">
            <text:p>1.3585109716077</text:p>
          </table:table-cell>
          <table:table-cell office:value-type="float" office:value="0.609723584923" calcext:value-type="float">
            <text:p>0.609723584923</text:p>
          </table:table-cell>
          <table:table-cell office:value-type="float" office:value="0.60329911644785" calcext:value-type="float">
            <text:p>0.60329911644785</text:p>
          </table:table-cell>
          <table:table-cell office:value-type="float" office:value="0.59878613200546" calcext:value-type="float">
            <text:p>0.59878613200546</text:p>
          </table:table-cell>
          <table:table-cell table:number-columns-repeated="2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.378173145788" calcext:value-type="float">
            <text:p>1.378173145788</text:p>
          </table:table-cell>
          <table:table-cell office:value-type="float" office:value="0.41416273418823" calcext:value-type="float">
            <text:p>0.41416273418823</text:p>
          </table:table-cell>
          <table:table-cell office:value-type="float" office:value="0.61896872191792" calcext:value-type="float">
            <text:p>0.61896872191792</text:p>
          </table:table-cell>
          <table:table-cell office:value-type="float" office:value="0.39231034652943" calcext:value-type="float">
            <text:p>0.39231034652943</text:p>
          </table:table-cell>
          <table:table-cell office:value-type="float" office:value="1.349407242761" calcext:value-type="float">
            <text:p>1.349407242761</text:p>
          </table:table-cell>
          <table:table-cell office:value-type="float" office:value="0.60180540544337" calcext:value-type="float">
            <text:p>0.60180540544337</text:p>
          </table:table-cell>
          <table:table-cell office:value-type="float" office:value="0.60445546889626" calcext:value-type="float">
            <text:p>0.60445546889626</text:p>
          </table:table-cell>
          <table:table-cell office:value-type="float" office:value="0.58864472525882" calcext:value-type="float">
            <text:p>0.58864472525882</text:p>
          </table:table-cell>
          <table:table-cell table:number-columns-repeated="2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.3732510369403" calcext:value-type="float">
            <text:p>1.3732510369403</text:p>
          </table:table-cell>
          <table:table-cell office:value-type="float" office:value="0.42384348850305" calcext:value-type="float">
            <text:p>0.42384348850305</text:p>
          </table:table-cell>
          <table:table-cell office:value-type="float" office:value="0.62249281717768" calcext:value-type="float">
            <text:p>0.62249281717768</text:p>
          </table:table-cell>
          <table:table-cell office:value-type="float" office:value="0.3990072443293" calcext:value-type="float">
            <text:p>0.3990072443293</text:p>
          </table:table-cell>
          <table:table-cell office:value-type="float" office:value="1.3407317659191" calcext:value-type="float">
            <text:p>1.3407317659191</text:p>
          </table:table-cell>
          <table:table-cell office:value-type="float" office:value="0.59458431520821" calcext:value-type="float">
            <text:p>0.59458431520821</text:p>
          </table:table-cell>
          <table:table-cell office:value-type="float" office:value="0.60572206051005" calcext:value-type="float">
            <text:p>0.60572206051005</text:p>
          </table:table-cell>
          <table:table-cell office:value-type="float" office:value="0.57938011717045" calcext:value-type="float">
            <text:p>0.57938011717045</text:p>
          </table:table-cell>
          <table:table-cell table:number-columns-repeated="2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3682148962124" calcext:value-type="float">
            <text:p>1.3682148962124</text:p>
          </table:table-cell>
          <table:table-cell office:value-type="float" office:value="0.43266521884132" calcext:value-type="float">
            <text:p>0.43266521884132</text:p>
          </table:table-cell>
          <table:table-cell office:value-type="float" office:value="0.62593993918904" calcext:value-type="float">
            <text:p>0.62593993918904</text:p>
          </table:table-cell>
          <table:table-cell office:value-type="float" office:value="0.40521061083516" calcext:value-type="float">
            <text:p>0.40521061083516</text:p>
          </table:table-cell>
          <table:table-cell office:value-type="float" office:value="1.3324518352713" calcext:value-type="float">
            <text:p>1.3324518352713</text:p>
          </table:table-cell>
          <table:table-cell office:value-type="float" office:value="0.58799350495242" calcext:value-type="float">
            <text:p>0.58799350495242</text:p>
          </table:table-cell>
          <table:table-cell office:value-type="float" office:value="0.6070894391409" calcext:value-type="float">
            <text:p>0.6070894391409</text:p>
          </table:table-cell>
          <table:table-cell office:value-type="float" office:value="0.57091414073311" calcext:value-type="float">
            <text:p>0.57091414073311</text:p>
          </table:table-cell>
          <table:table-cell table:number-columns-repeated="2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.3630891684725" calcext:value-type="float">
            <text:p>1.3630891684725</text:p>
          </table:table-cell>
          <table:table-cell office:value-type="float" office:value="0.4406985477967" calcext:value-type="float">
            <text:p>0.4406985477967</text:p>
          </table:table-cell>
          <table:table-cell office:value-type="float" office:value="0.62931494459325" calcext:value-type="float">
            <text:p>0.62931494459325</text:p>
          </table:table-cell>
          <table:table-cell office:value-type="float" office:value="0.41095597974278" calcext:value-type="float">
            <text:p>0.41095597974278</text:p>
          </table:table-cell>
          <table:table-cell office:value-type="float" office:value="1.3245379484538" calcext:value-type="float">
            <text:p>1.3245379484538</text:p>
          </table:table-cell>
          <table:table-cell office:value-type="float" office:value="0.58197307616435" calcext:value-type="float">
            <text:p>0.58197307616435</text:p>
          </table:table-cell>
          <table:table-cell office:value-type="float" office:value="0.60854898670516" calcext:value-type="float">
            <text:p>0.60854898670516</text:p>
          </table:table-cell>
          <table:table-cell office:value-type="float" office:value="0.56317611533476" calcext:value-type="float">
            <text:p>0.56317611533476</text:p>
          </table:table-cell>
          <table:table-cell table:number-columns-repeated="2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1.3578956609934" calcext:value-type="float">
            <text:p>1.3578956609934</text:p>
          </table:table-cell>
          <table:table-cell office:value-type="float" office:value="0.44800884881445" calcext:value-type="float">
            <text:p>0.44800884881445</text:p>
          </table:table-cell>
          <table:table-cell office:value-type="float" office:value="0.632622378493" calcext:value-type="float">
            <text:p>0.632622378493</text:p>
          </table:table-cell>
          <table:table-cell office:value-type="float" office:value="0.41627654172626" calcext:value-type="float">
            <text:p>0.41627654172626</text:p>
          </table:table-cell>
          <table:table-cell office:value-type="float" office:value="1.316963442702" calcext:value-type="float">
            <text:p>1.316963442702</text:p>
          </table:table-cell>
          <table:table-cell office:value-type="float" office:value="0.57646925395484" calcext:value-type="float">
            <text:p>0.57646925395484</text:p>
          </table:table-cell>
          <table:table-cell office:value-type="float" office:value="0.61009283581927" calcext:value-type="float">
            <text:p>0.61009283581927</text:p>
          </table:table-cell>
          <table:table-cell office:value-type="float" office:value="0.5561020493815" calcext:value-type="float">
            <text:p>0.556102049381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3526537798283" calcext:value-type="float">
            <text:p>1.3526537798283</text:p>
          </table:table-cell>
          <table:table-cell office:value-type="float" office:value="0.45465654084262" calcext:value-type="float">
            <text:p>0.45465654084262</text:p>
          </table:table-cell>
          <table:table-cell office:value-type="float" office:value="0.6358664895836" calcext:value-type="float">
            <text:p>0.6358664895836</text:p>
          </table:table-cell>
          <table:table-cell office:value-type="float" office:value="0.42120326670505" calcext:value-type="float">
            <text:p>0.42120326670505</text:p>
          </table:table-cell>
          <table:table-cell office:value-type="float" office:value="1.3097041778006" calcext:value-type="float">
            <text:p>1.3097041778006</text:p>
          </table:table-cell>
          <table:table-cell office:value-type="float" office:value="0.57143370135606" calcext:value-type="float">
            <text:p>0.57143370135606</text:p>
          </table:table-cell>
          <table:table-cell office:value-type="float" office:value="0.6117137960166" calcext:value-type="float">
            <text:p>0.6117137960166</text:p>
          </table:table-cell>
          <table:table-cell office:value-type="float" office:value="0.54963393974887" calcext:value-type="float">
            <text:p>0.54963393974887</text:p>
          </table:table-cell>
          <table:table-cell table:number-columns-repeated="2"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1.3473807500124" calcext:value-type="float">
            <text:p>1.3473807500124</text:p>
          </table:table-cell>
          <table:table-cell office:value-type="float" office:value="0.46069738521837" calcext:value-type="float">
            <text:p>0.46069738521837</text:p>
          </table:table-cell>
          <table:table-cell office:value-type="float" office:value="0.6390512452328" calcext:value-type="float">
            <text:p>0.6390512452328</text:p>
          </table:table-cell>
          <table:table-cell office:value-type="float" office:value="0.42576502488842" calcext:value-type="float">
            <text:p>0.42576502488842</text:p>
          </table:table-cell>
          <table:table-cell office:value-type="float" office:value="1.3027382590387" calcext:value-type="float">
            <text:p>1.3027382590387</text:p>
          </table:table-cell>
          <table:table-cell office:value-type="float" office:value="0.56682291952399" calcext:value-type="float">
            <text:p>0.56682291952399</text:p>
          </table:table-cell>
          <table:table-cell office:value-type="float" office:value="0.61340528827684" calcext:value-type="float">
            <text:p>0.61340528827684</text:p>
          </table:table-cell>
          <table:table-cell office:value-type="float" office:value="0.54371915472553" calcext:value-type="float">
            <text:p>0.54371915472553</text:p>
          </table:table-cell>
          <table:table-cell table:number-columns-repeated="2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1.3420918197044" calcext:value-type="float">
            <text:p>1.3420918197044</text:p>
          </table:table-cell>
          <table:table-cell office:value-type="float" office:value="0.46618278002852" calcext:value-type="float">
            <text:p>0.46618278002852</text:p>
          </table:table-cell>
          <table:table-cell office:value-type="float" office:value="0.64218034637547" calcext:value-type="float">
            <text:p>0.64218034637547</text:p>
          </table:table-cell>
          <table:table-cell office:value-type="float" office:value="0.4299887055912" calcext:value-type="float">
            <text:p>0.4299887055912</text:p>
          </table:table-cell>
          <table:table-cell office:value-type="float" office:value="1.2960457944956" calcext:value-type="float">
            <text:p>1.2960457944956</text:p>
          </table:table-cell>
          <table:table-cell office:value-type="float" office:value="0.56259772176823" calcext:value-type="float">
            <text:p>0.56259772176823</text:p>
          </table:table-cell>
          <table:table-cell office:value-type="float" office:value="0.61516128678732" calcext:value-type="float">
            <text:p>0.61516128678732</text:p>
          </table:table-cell>
          <table:table-cell office:value-type="float" office:value="0.53830988905229" calcext:value-type="float">
            <text:p>0.53830988905229</text:p>
          </table:table-cell>
          <table:table-cell table:number-columns-repeated="2"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1.336800448648" calcext:value-type="float">
            <text:p>1.336800448648</text:p>
          </table:table-cell>
          <table:table-cell office:value-type="float" office:value="0.47116004829504" calcext:value-type="float">
            <text:p>0.47116004829504</text:p>
          </table:table-cell>
          <table:table-cell office:value-type="float" office:value="0.64525724211594" calcext:value-type="float">
            <text:p>0.64525724211594</text:p>
          </table:table-cell>
          <table:table-cell office:value-type="float" office:value="0.43389933303019" calcext:value-type="float">
            <text:p>0.43389933303019</text:p>
          </table:table-cell>
          <table:table-cell office:value-type="float" office:value="1.2896086818774" calcext:value-type="float">
            <text:p>1.2896086818774</text:p>
          </table:table-cell>
          <table:table-cell office:value-type="float" office:value="0.55872277143919" calcext:value-type="float">
            <text:p>0.55872277143919</text:p>
          </table:table-cell>
          <table:table-cell office:value-type="float" office:value="0.61697626701507" calcext:value-type="float">
            <text:p>0.61697626701507</text:p>
          </table:table-cell>
          <table:table-cell office:value-type="float" office:value="0.53336268141396" calcext:value-type="float">
            <text:p>0.53336268141396</text:p>
          </table:table-cell>
          <table:table-cell table:number-columns-repeated="2"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1.3315184815307" calcext:value-type="float">
            <text:p>1.3315184815307</text:p>
          </table:table-cell>
          <table:table-cell office:value-type="float" office:value="0.47567271725703" calcext:value-type="float">
            <text:p>0.47567271725703</text:p>
          </table:table-cell>
          <table:table-cell office:value-type="float" office:value="0.64828514395381" calcext:value-type="float">
            <text:p>0.64828514395381</text:p>
          </table:table-cell>
          <table:table-cell office:value-type="float" office:value="0.43752017849382" calcext:value-type="float">
            <text:p>0.43752017849382</text:p>
          </table:table-cell>
          <table:table-cell office:value-type="float" office:value="1.2834104208656" calcext:value-type="float">
            <text:p>1.2834104208656</text:p>
          </table:table-cell>
          <table:table-cell office:value-type="float" office:value="0.55516617337279" calcext:value-type="float">
            <text:p>0.55516617337279</text:p>
          </table:table-cell>
          <table:table-cell office:value-type="float" office:value="0.61884515930138" calcext:value-type="float">
            <text:p>0.61884515930138</text:p>
          </table:table-cell>
          <table:table-cell office:value-type="float" office:value="0.52883798668974" calcext:value-type="float">
            <text:p>0.52883798668974</text:p>
          </table:table-cell>
          <table:table-cell table:number-columns-repeated="2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1.326256306946" calcext:value-type="float">
            <text:p>1.326256306946</text:p>
          </table:table-cell>
          <table:table-cell office:value-type="float" office:value="0.47976078677712" calcext:value-type="float">
            <text:p>0.47976078677712</text:p>
          </table:table-cell>
          <table:table-cell office:value-type="float" office:value="0.65126703956859" calcext:value-type="float">
            <text:p>0.65126703956859</text:p>
          </table:table-cell>
          <table:table-cell office:value-type="float" office:value="0.44087286843353" calcext:value-type="float">
            <text:p>0.44087286843353</text:p>
          </table:table-cell>
          <table:table-cell office:value-type="float" office:value="1.2774359475869" calcext:value-type="float">
            <text:p>1.2774359475869</text:p>
          </table:table-cell>
          <table:table-cell office:value-type="float" office:value="0.55189911494694" calcext:value-type="float">
            <text:p>0.55189911494694</text:p>
          </table:table-cell>
          <table:table-cell office:value-type="float" office:value="0.62076330729711" calcext:value-type="float">
            <text:p>0.62076330729711</text:p>
          </table:table-cell>
          <table:table-cell office:value-type="float" office:value="0.52469979345379" calcext:value-type="float">
            <text:p>0.52469979345379</text:p>
          </table:table-cell>
          <table:table-cell table:number-columns-repeated="2"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1.3210230027535" calcext:value-type="float">
            <text:p>1.3210230027535</text:p>
          </table:table-cell>
          <table:table-cell office:value-type="float" office:value="0.48346098551524" calcext:value-type="float">
            <text:p>0.48346098551524</text:p>
          </table:table-cell>
          <table:table-cell office:value-type="float" office:value="0.65420570611483" calcext:value-type="float">
            <text:p>0.65420570611483</text:p>
          </table:table-cell>
          <table:table-cell office:value-type="float" office:value="0.44397748815552" calcext:value-type="float">
            <text:p>0.44397748815552</text:p>
          </table:table-cell>
          <table:table-cell office:value-type="float" office:value="1.2716714882499" calcext:value-type="float">
            <text:p>1.2716714882499</text:p>
          </table:table-cell>
          <table:table-cell office:value-type="float" office:value="0.54889554700624" calcext:value-type="float">
            <text:p>0.54889554700624</text:p>
          </table:table-cell>
          <table:table-cell office:value-type="float" office:value="0.62272643068055" calcext:value-type="float">
            <text:p>0.62272643068055</text:p>
          </table:table-cell>
          <table:table-cell office:value-type="float" office:value="0.52091528600657" calcext:value-type="float">
            <text:p>0.52091528600657</text:p>
          </table:table-cell>
          <table:table-cell table:number-columns-repeated="2"/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1.3158264686776" calcext:value-type="float">
            <text:p>1.3158264686776</text:p>
          </table:table-cell>
          <table:table-cell office:value-type="float" office:value="0.48680701400828" calcext:value-type="float">
            <text:p>0.48680701400828</text:p>
          </table:table-cell>
          <table:table-cell office:value-type="float" office:value="0.65710372299368" calcext:value-type="float">
            <text:p>0.65710372299368</text:p>
          </table:table-cell>
          <table:table-cell office:value-type="float" office:value="0.44685268090112" calcext:value-type="float">
            <text:p>0.44685268090112</text:p>
          </table:table-cell>
          <table:table-cell office:value-type="float" office:value="1.2661044295019" calcext:value-type="float">
            <text:p>1.2661044295019</text:p>
          </table:table-cell>
          <table:table-cell office:value-type="float" office:value="0.54613190117728" calcext:value-type="float">
            <text:p>0.54613190117728</text:p>
          </table:table-cell>
          <table:table-cell office:value-type="float" office:value="0.624730591619" calcext:value-type="float">
            <text:p>0.624730591619</text:p>
          </table:table-cell>
          <table:table-cell office:value-type="float" office:value="0.51745454041544" calcext:value-type="float">
            <text:p>0.51745454041544</text:p>
          </table:table-cell>
          <table:table-cell table:number-columns-repeated="2"/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1.3106735470047" calcext:value-type="float">
            <text:p>1.3106735470047</text:p>
          </table:table-cell>
          <table:table-cell office:value-type="float" office:value="0.48982977418859" calcext:value-type="float">
            <text:p>0.48982977418859</text:p>
          </table:table-cell>
          <table:table-cell office:value-type="float" office:value="0.65996348407823" calcext:value-type="float">
            <text:p>0.65996348407823</text:p>
          </table:table-cell>
          <table:table-cell office:value-type="float" office:value="0.44951574219397" calcext:value-type="float">
            <text:p>0.44951574219397</text:p>
          </table:table-cell>
          <table:table-cell office:value-type="float" office:value="1.2607232033718" calcext:value-type="float">
            <text:p>1.2607232033718</text:p>
          </table:table-cell>
          <table:table-cell office:value-type="float" office:value="0.54358683865484" calcext:value-type="float">
            <text:p>0.54358683865484</text:p>
          </table:table-cell>
          <table:table-cell office:value-type="float" office:value="0.62677216456521" calcext:value-type="float">
            <text:p>0.62677216456521</text:p>
          </table:table-cell>
          <table:table-cell office:value-type="float" office:value="0.51429025297741" calcext:value-type="float">
            <text:p>0.51429025297741</text:p>
          </table:table-cell>
          <table:table-cell table:number-columns-repeated="2"/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1.3055701322376" calcext:value-type="float">
            <text:p>1.3055701322376</text:p>
          </table:table-cell>
          <table:table-cell office:value-type="float" office:value="0.49255758518453" calcext:value-type="float">
            <text:p>0.49255758518453</text:p>
          </table:table-cell>
          <table:table-cell office:value-type="float" office:value="0.66278720937967" calcext:value-type="float">
            <text:p>0.66278720937967</text:p>
          </table:table-cell>
          <table:table-cell office:value-type="float" office:value="0.45198270940643" calcext:value-type="float">
            <text:p>0.45198270940643</text:p>
          </table:table-cell>
          <table:table-cell office:value-type="float" office:value="1.2555171849775" calcext:value-type="float">
            <text:p>1.2555171849775</text:p>
          </table:table-cell>
          <table:table-cell office:value-type="float" office:value="0.54124102656449" calcext:value-type="float">
            <text:p>0.54124102656449</text:p>
          </table:table-cell>
          <table:table-cell office:value-type="float" office:value="0.62884780900496" calcext:value-type="float">
            <text:p>0.62884780900496</text:p>
          </table:table-cell>
          <table:table-cell office:value-type="float" office:value="0.51139749673668" calcext:value-type="float">
            <text:p>0.51139749673668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3005212705473" calcext:value-type="float">
            <text:p>1.3005212705473</text:p>
          </table:table-cell>
          <table:table-cell office:value-type="float" office:value="0.49501638548698" calcext:value-type="float">
            <text:p>0.49501638548698</text:p>
          </table:table-cell>
          <table:table-cell office:value-type="float" office:value="0.66557695614933" calcext:value-type="float">
            <text:p>0.66557695614933</text:p>
          </table:table-cell>
          <table:table-cell office:value-type="float" office:value="0.45426844655769" calcext:value-type="float">
            <text:p>0.45426844655769</text:p>
          </table:table-cell>
          <table:table-cell office:value-type="float" office:value="1.2504766014269" calcext:value-type="float">
            <text:p>1.2504766014269</text:p>
          </table:table-cell>
          <table:table-cell office:value-type="float" office:value="0.53907693854873" calcext:value-type="float">
            <text:p>0.53907693854873</text:p>
          </table:table-cell>
          <table:table-cell office:value-type="float" office:value="0.6309544448276" calcext:value-type="float">
            <text:p>0.6309544448276</text:p>
          </table:table-cell>
          <table:table-cell office:value-type="float" office:value="0.50875350278275" calcext:value-type="float">
            <text:p>0.50875350278275</text:p>
          </table:table-cell>
          <table:table-cell table:number-columns-repeated="2"/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1.295531249833" calcext:value-type="float">
            <text:p>1.295531249833</text:p>
          </table:table-cell>
          <table:table-cell office:value-type="float" office:value="0.49722992174815" calcext:value-type="float">
            <text:p>0.49722992174815</text:p>
          </table:table-cell>
          <table:table-cell office:value-type="float" office:value="0.66833462941823" calcext:value-type="float">
            <text:p>0.66833462941823</text:p>
          </table:table-cell>
          <table:table-cell office:value-type="float" office:value="0.45638672440423" calcext:value-type="float">
            <text:p>0.45638672440423</text:p>
          </table:table-cell>
          <table:table-cell office:value-type="float" office:value="1.2455924505572" calcext:value-type="float">
            <text:p>1.2455924505572</text:p>
          </table:table-cell>
          <table:table-cell office:value-type="float" office:value="0.53707867668108" calcext:value-type="float">
            <text:p>0.53707867668108</text:p>
          </table:table-cell>
          <table:table-cell office:value-type="float" office:value="0.6330892300335" calcext:value-type="float">
            <text:p>0.6330892300335</text:p>
          </table:table-cell>
          <table:table-cell office:value-type="float" office:value="0.50633746348891" calcext:value-type="float">
            <text:p>0.50633746348891</text:p>
          </table:table-cell>
          <table:table-cell table:number-columns-repeated="2"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1.290603681164" calcext:value-type="float">
            <text:p>1.290603681164</text:p>
          </table:table-cell>
          <table:table-cell office:value-type="float" office:value="0.49921992461529" calcext:value-type="float">
            <text:p>0.49921992461529</text:p>
          </table:table-cell>
          <table:table-cell office:value-type="float" office:value="0.67106199198076" calcext:value-type="float">
            <text:p>0.67106199198076</text:p>
          </table:table-cell>
          <table:table-cell office:value-type="float" office:value="0.45835029592116" calcext:value-type="float">
            <text:p>0.45835029592116</text:p>
          </table:table-cell>
          <table:table-cell office:value-type="float" office:value="1.2408564283381" calcext:value-type="float">
            <text:p>1.2408564283381</text:p>
          </table:table-cell>
          <table:table-cell office:value-type="float" office:value="0.53523181220029" calcext:value-type="float">
            <text:p>0.53523181220029</text:p>
          </table:table-cell>
          <table:table-cell office:value-type="float" office:value="0.63524954052763" calcext:value-type="float">
            <text:p>0.63524954052763</text:p>
          </table:table-cell>
          <table:table-cell office:value-type="float" office:value="0.50413035507566" calcext:value-type="float">
            <text:p>0.50413035507566</text:p>
          </table:table-cell>
          <table:table-cell table:number-columns-repeated="2"/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1.2857415723359" calcext:value-type="float">
            <text:p>1.2857415723359</text:p>
          </table:table-cell>
          <table:table-cell office:value-type="float" office:value="0.50100627209905" calcext:value-type="float">
            <text:p>0.50100627209905</text:p>
          </table:table-cell>
          <table:table-cell office:value-type="float" office:value="0.67376067383352" calcext:value-type="float">
            <text:p>0.67376067383352</text:p>
          </table:table-cell>
          <table:table-cell office:value-type="float" office:value="0.46017096730248" calcext:value-type="float">
            <text:p>0.46017096730248</text:p>
          </table:table-cell>
          <table:table-cell office:value-type="float" office:value="1.2362608639208" calcext:value-type="float">
            <text:p>1.2362608639208</text:p>
          </table:table-cell>
          <table:table-cell office:value-type="float" office:value="0.53352324288609" calcext:value-type="float">
            <text:p>0.53352324288609</text:p>
          </table:table-cell>
          <table:table-cell office:value-type="float" office:value="0.63743295178162" calcext:value-type="float">
            <text:p>0.63743295178162</text:p>
          </table:table-cell>
          <table:table-cell office:value-type="float" office:value="0.50211477809076" calcext:value-type="float">
            <text:p>0.50211477809076</text:p>
          </table:table-cell>
          <table:table-cell table:number-columns-repeated="2"/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1.2809473942279" calcext:value-type="float">
            <text:p>1.2809473942279</text:p>
          </table:table-cell>
          <table:table-cell office:value-type="float" office:value="0.50260714104347" calcext:value-type="float">
            <text:p>0.50260714104347</text:p>
          </table:table-cell>
          <table:table-cell office:value-type="float" office:value="0.6764321810834" calcext:value-type="float">
            <text:p>0.6764321810834</text:p>
          </table:table-cell>
          <table:table-cell office:value-type="float" office:value="0.46185966463043" calcext:value-type="float">
            <text:p>0.46185966463043</text:p>
          </table:table-cell>
          <table:table-cell office:value-type="float" office:value="1.2317986614453" calcext:value-type="float">
            <text:p>1.2317986614453</text:p>
          </table:table-cell>
          <table:table-cell office:value-type="float" office:value="0.53194106517891" calcext:value-type="float">
            <text:p>0.53194106517891</text:p>
          </table:table-cell>
          <table:table-cell office:value-type="float" office:value="0.63963722216369" calcext:value-type="float">
            <text:p>0.63963722216369</text:p>
          </table:table-cell>
          <table:table-cell office:value-type="float" office:value="0.50027481238702" calcext:value-type="float">
            <text:p>0.50027481238702</text:p>
          </table:table-cell>
          <table:table-cell table:number-columns-repeated="2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1.276223140602" calcext:value-type="float">
            <text:p>1.276223140602</text:p>
          </table:table-cell>
          <table:table-cell office:value-type="float" office:value="0.50403914730665" calcext:value-type="float">
            <text:p>0.50403914730665</text:p>
          </table:table-cell>
          <table:table-cell office:value-type="float" office:value="0.67907790434163" calcext:value-type="float">
            <text:p>0.67907790434163</text:p>
          </table:table-cell>
          <table:table-cell office:value-type="float" office:value="0.46342649638005" calcext:value-type="float">
            <text:p>0.46342649638005</text:p>
          </table:table-cell>
          <table:table-cell office:value-type="float" office:value="1.2274632478334" calcext:value-type="float">
            <text:p>1.2274632478334</text:p>
          </table:table-cell>
          <table:table-cell office:value-type="float" office:value="0.53047445938675" calcext:value-type="float">
            <text:p>0.53047445938675</text:p>
          </table:table-cell>
          <table:table-cell office:value-type="float" office:value="0.6418602777774" calcext:value-type="float">
            <text:p>0.6418602777774</text:p>
          </table:table-cell>
          <table:table-cell office:value-type="float" office:value="0.49859588653002" calcext:value-type="float">
            <text:p>0.49859588653002</text:p>
          </table:table-cell>
          <table:table-cell table:number-columns-repeated="2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1.271570381938" calcext:value-type="float">
            <text:p>1.271570381938</text:p>
          </table:table-cell>
          <table:table-cell office:value-type="float" office:value="0.50531747528442" calcext:value-type="float">
            <text:p>0.50531747528442</text:p>
          </table:table-cell>
          <table:table-cell office:value-type="float" office:value="0.68169912662209" calcext:value-type="float">
            <text:p>0.68169912662209</text:p>
          </table:table-cell>
          <table:table-cell office:value-type="float" office:value="0.46488081193642" calcext:value-type="float">
            <text:p>0.46488081193642</text:p>
          </table:table-cell>
          <table:table-cell office:value-type="float" office:value="1.2232485258915" calcext:value-type="float">
            <text:p>1.2232485258915</text:p>
          </table:table-cell>
          <table:table-cell office:value-type="float" office:value="0.52911358652812" calcext:value-type="float">
            <text:p>0.52911358652812</text:p>
          </table:table-cell>
          <table:table-cell office:value-type="float" office:value="0.64410019865093" calcext:value-type="float">
            <text:p>0.64410019865093</text:p>
          </table:table-cell>
          <table:table-cell office:value-type="float" office:value="0.4970646593607" calcext:value-type="float">
            <text:p>0.4970646593607</text:p>
          </table:table-cell>
          <table:table-cell table:number-columns-repeated="2"/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1.2669903138565" calcext:value-type="float">
            <text:p>1.2669903138565</text:p>
          </table:table-cell>
          <table:table-cell office:value-type="float" office:value="0.50645599741671" calcext:value-type="float">
            <text:p>0.50645599741671</text:p>
          </table:table-cell>
          <table:table-cell office:value-type="float" office:value="0.68429703076383" calcext:value-type="float">
            <text:p>0.68429703076383</text:p>
          </table:table-cell>
          <table:table-cell office:value-type="float" office:value="0.46623125630861" calcext:value-type="float">
            <text:p>0.46623125630861</text:p>
          </table:table-cell>
          <table:table-cell office:value-type="float" office:value="1.2191488321301" calcext:value-type="float">
            <text:p>1.2191488321301</text:p>
          </table:table-cell>
          <table:table-cell office:value-type="float" office:value="0.52784949553837" calcext:value-type="float">
            <text:p>0.52784949553837</text:p>
          </table:table-cell>
          <table:table-cell office:value-type="float" office:value="0.64635520614561" calcext:value-type="float">
            <text:p>0.64635520614561</text:p>
          </table:table-cell>
          <table:table-cell office:value-type="float" office:value="0.49566891260975" calcext:value-type="float">
            <text:p>0.49566891260975</text:p>
          </table:table-cell>
          <table:table-cell table:number-columns-repeated="2"/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1.2624838006324" calcext:value-type="float">
            <text:p>1.2624838006324</text:p>
          </table:table-cell>
          <table:table-cell office:value-type="float" office:value="0.50746738431325" calcext:value-type="float">
            <text:p>0.50746738431325</text:p>
          </table:table-cell>
          <table:table-cell office:value-type="float" office:value="0.68687270639816" calcext:value-type="float">
            <text:p>0.68687270639816</text:p>
          </table:table-cell>
          <table:table-cell office:value-type="float" office:value="0.46748582122827" calcext:value-type="float">
            <text:p>0.46748582122827</text:p>
          </table:table-cell>
          <table:table-cell office:value-type="float" office:value="1.2151588987813" calcext:value-type="float">
            <text:p>1.2151588987813</text:p>
          </table:table-cell>
          <table:table-cell office:value-type="float" office:value="0.52667403971948" calcext:value-type="float">
            <text:p>0.52667403971948</text:p>
          </table:table-cell>
          <table:table-cell office:value-type="float" office:value="0.6486236514653" calcext:value-type="float">
            <text:p>0.6486236514653</text:p>
          </table:table-cell>
          <table:table-cell office:value-type="float" office:value="0.49439745343185" calcext:value-type="float">
            <text:p>0.49439745343185</text:p>
          </table:table-cell>
          <table:table-cell table:number-columns-repeated="2"/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1.2580514142661" calcext:value-type="float">
            <text:p>1.2580514142661</text:p>
          </table:table-cell>
          <table:table-cell office:value-type="float" office:value="0.50836320612197" calcext:value-type="float">
            <text:p>0.50836320612197</text:p>
          </table:table-cell>
          <table:table-cell office:value-type="float" office:value="0.68942715648156" calcext:value-type="float">
            <text:p>0.68942715648156</text:p>
          </table:table-cell>
          <table:table-cell office:value-type="float" office:value="0.4686518928213" calcext:value-type="float">
            <text:p>0.4686518928213</text:p>
          </table:table-cell>
          <table:table-cell office:value-type="float" office:value="1.2112738195571" calcext:value-type="float">
            <text:p>1.2112738195571</text:p>
          </table:table-cell>
          <table:table-cell office:value-type="float" office:value="0.52557980144652" calcext:value-type="float">
            <text:p>0.52557980144652</text:p>
          </table:table-cell>
          <table:table-cell office:value-type="float" office:value="0.65090400516126" calcext:value-type="float">
            <text:p>0.65090400516126</text:p>
          </table:table-cell>
          <table:table-cell office:value-type="float" office:value="0.49324002585997" calcext:value-type="float">
            <text:p>0.49324002585997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253693469536" calcext:value-type="float">
            <text:p>1.253693469536</text:p>
          </table:table-cell>
          <table:table-cell office:value-type="float" office:value="0.50915402574512" calcext:value-type="float">
            <text:p>0.50915402574512</text:p>
          </table:table-cell>
          <table:table-cell office:value-type="float" office:value="0.69196130341536" calcext:value-type="float">
            <text:p>0.69196130341536</text:p>
          </table:table-cell>
          <table:table-cell office:value-type="float" office:value="0.4697362960396" calcext:value-type="float">
            <text:p>0.4697362960396</text:p>
          </table:table-cell>
          <table:table-cell office:value-type="float" office:value="1.2074890187443" calcext:value-type="float">
            <text:p>1.2074890187443</text:p>
          </table:table-cell>
          <table:table-cell office:value-type="float" office:value="0.52456002425911" calcext:value-type="float">
            <text:p>0.52456002425911</text:p>
          </table:table-cell>
          <table:table-cell office:value-type="float" office:value="0.65319484753867" calcext:value-type="float">
            <text:p>0.65319484753867</text:p>
          </table:table-cell>
          <table:table-cell office:value-type="float" office:value="0.49218723029281" calcext:value-type="float">
            <text:p>0.49218723029281</text:p>
          </table:table-cell>
          <table:table-cell table:number-columns-repeated="2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1.2494100554203" calcext:value-type="float">
            <text:p>1.2494100554203</text:p>
          </table:table-cell>
          <table:table-cell office:value-type="float" office:value="0.50984948448403" calcext:value-type="float">
            <text:p>0.50984948448403</text:p>
          </table:table-cell>
          <table:table-cell office:value-type="float" office:value="0.69447599477358" calcext:value-type="float">
            <text:p>0.69447599477358</text:p>
          </table:table-cell>
          <table:table-cell office:value-type="float" office:value="0.47074533603703" calcext:value-type="float">
            <text:p>0.47074533603703</text:p>
          </table:table-cell>
          <table:table-cell office:value-type="float" office:value="1.2038002232835" calcext:value-type="float">
            <text:p>1.2038002232835</text:p>
          </table:table-cell>
          <table:table-cell office:value-type="float" office:value="0.52360855156657" calcext:value-type="float">
            <text:p>0.52360855156657</text:p>
          </table:table-cell>
          <table:table-cell office:value-type="float" office:value="0.65549485979988" calcext:value-type="float">
            <text:p>0.65549485979988</text:p>
          </table:table-cell>
          <table:table-cell office:value-type="float" office:value="0.49123044132016" calcext:value-type="float">
            <text:p>0.49123044132016</text:p>
          </table:table-cell>
          <table:table-cell table:number-columns-repeated="2"/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1.2452010632414" calcext:value-type="float">
            <text:p>1.2452010632414</text:p>
          </table:table-cell>
          <table:table-cell office:value-type="float" office:value="0.51045838066694" calcext:value-type="float">
            <text:p>0.51045838066694</text:p>
          </table:table-cell>
          <table:table-cell office:value-type="float" office:value="0.69697200865956" calcext:value-type="float">
            <text:p>0.69697200865956</text:p>
          </table:table-cell>
          <table:table-cell office:value-type="float" office:value="0.47168483666872" calcext:value-type="float">
            <text:p>0.47168483666872</text:p>
          </table:table-cell>
          <table:table-cell office:value-type="float" office:value="1.2002034375141" calcext:value-type="float">
            <text:p>1.2002034375141</text:p>
          </table:table-cell>
          <table:table-cell office:value-type="float" office:value="0.52271977128307" calcext:value-type="float">
            <text:p>0.52271977128307</text:p>
          </table:table-cell>
          <table:table-cell office:value-type="float" office:value="0.65780281636291" calcext:value-type="float">
            <text:p>0.65780281636291</text:p>
          </table:table-cell>
          <table:table-cell office:value-type="float" office:value="0.49036176926821" calcext:value-type="float">
            <text:p>0.49036176926821</text:p>
          </table:table-cell>
          <table:table-cell table:number-columns-repeated="2"/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1.241066211856" calcext:value-type="float">
            <text:p>1.241066211856</text:p>
          </table:table-cell>
          <table:table-cell office:value-type="float" office:value="0.51098874178558" calcext:value-type="float">
            <text:p>0.51098874178558</text:p>
          </table:table-cell>
          <table:table-cell office:value-type="float" office:value="0.69945005871187" calcext:value-type="float">
            <text:p>0.69945005871187</text:p>
          </table:table-cell>
          <table:table-cell office:value-type="float" office:value="0.47256017628774" calcext:value-type="float">
            <text:p>0.47256017628774</text:p>
          </table:table-cell>
          <table:table-cell office:value-type="float" office:value="1.1966949203109" calcext:value-type="float">
            <text:p>1.1966949203109</text:p>
          </table:table-cell>
          <table:table-cell office:value-type="float" office:value="0.5218885657854" calcext:value-type="float">
            <text:p>0.5218885657854</text:p>
          </table:table-cell>
          <table:table-cell office:value-type="float" office:value="0.66011757702357" calcext:value-type="float">
            <text:p>0.66011757702357</text:p>
          </table:table-cell>
          <table:table-cell office:value-type="float" office:value="0.48957396937265" calcext:value-type="float">
            <text:p>0.48957396937265</text:p>
          </table:table-cell>
          <table:table-cell table:number-columns-repeated="2"/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1.2370050701798" calcext:value-type="float">
            <text:p>1.2370050701798</text:p>
          </table:table-cell>
          <table:table-cell office:value-type="float" office:value="0.51144789063632" calcext:value-type="float">
            <text:p>0.51144789063632</text:p>
          </table:table-cell>
          <table:table-cell office:value-type="float" office:value="0.70191079877939" calcext:value-type="float">
            <text:p>0.70191079877939</text:p>
          </table:table-cell>
          <table:table-cell office:value-type="float" office:value="0.47337632100651" calcext:value-type="float">
            <text:p>0.47337632100651</text:p>
          </table:table-cell>
          <table:table-cell office:value-type="float" office:value="1.1932711644282" calcext:value-type="float">
            <text:p>1.1932711644282</text:p>
          </table:table-cell>
          <table:table-cell office:value-type="float" office:value="0.52111025682673" calcext:value-type="float">
            <text:p>0.52111025682673</text:p>
          </table:table-cell>
          <table:table-cell office:value-type="float" office:value="0.66243808042236" calcext:value-type="float">
            <text:p>0.66243808042236</text:p>
          </table:table-cell>
          <table:table-cell office:value-type="float" office:value="0.48886039690896" calcext:value-type="float">
            <text:p>0.48886039690896</text:p>
          </table:table-cell>
          <table:table-cell table:number-columns-repeated="2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1.2330170773144" calcext:value-type="float">
            <text:p>1.2330170773144</text:p>
          </table:table-cell>
          <table:table-cell office:value-type="float" office:value="0.51184250593181" calcext:value-type="float">
            <text:p>0.51184250593181</text:p>
          </table:table-cell>
          <table:table-cell office:value-type="float" office:value="0.7043548272847" calcext:value-type="float">
            <text:p>0.7043548272847</text:p>
          </table:table-cell>
          <table:table-cell office:value-type="float" office:value="0.47413785558363" calcext:value-type="float">
            <text:p>0.47413785558363</text:p>
          </table:table-cell>
          <table:table-cell office:value-type="float" office:value="1.1899288777074" calcext:value-type="float">
            <text:p>1.1899288777074</text:p>
          </table:table-cell>
          <table:table-cell office:value-type="float" office:value="0.52038059557548" calcext:value-type="float">
            <text:p>0.52038059557548</text:p>
          </table:table-cell>
          <table:table-cell office:value-type="float" office:value="0.66476333786145" calcext:value-type="float">
            <text:p>0.66476333786145</text:p>
          </table:table-cell>
          <table:table-cell office:value-type="float" office:value="0.48821495687871" calcext:value-type="float">
            <text:p>0.48821495687871</text:p>
          </table:table-cell>
          <table:table-cell table:number-columns-repeated="2"/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1.2291015605147" calcext:value-type="float">
            <text:p>1.2291015605147</text:p>
          </table:table-cell>
          <table:table-cell office:value-type="float" office:value="0.51217867781892" calcext:value-type="float">
            <text:p>0.51217867781892</text:p>
          </table:table-cell>
          <table:table-cell office:value-type="float" office:value="0.70678269129435" calcext:value-type="float">
            <text:p>0.70678269129435</text:p>
          </table:table-cell>
          <table:table-cell office:value-type="float" office:value="0.47484901208961" calcext:value-type="float">
            <text:p>0.47484901208961</text:p>
          </table:table-cell>
          <table:table-cell office:value-type="float" office:value="1.1866649657638" calcext:value-type="float">
            <text:p>1.1866649657638</text:p>
          </table:table-cell>
          <table:table-cell office:value-type="float" office:value="0.5196956928265" calcext:value-type="float">
            <text:p>0.5196956928265</text:p>
          </table:table-cell>
          <table:table-cell office:value-type="float" office:value="0.66709242762866" calcext:value-type="float">
            <text:p>0.66709242762866</text:p>
          </table:table-cell>
          <table:table-cell office:value-type="float" office:value="0.48763205750199" calcext:value-type="float">
            <text:p>0.48763205750199</text:p>
          </table:table-cell>
          <table:table-cell table:number-columns-repeated="2"/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1.2252577512135" calcext:value-type="float">
            <text:p>1.2252577512135</text:p>
          </table:table-cell>
          <table:table-cell office:value-type="float" office:value="0.51246195870982" calcext:value-type="float">
            <text:p>0.51246195870982</text:p>
          </table:table-cell>
          <table:table-cell office:value-type="float" office:value="0.7091948903137" calcext:value-type="float">
            <text:p>0.7091948903137</text:p>
          </table:table-cell>
          <table:table-cell office:value-type="float" office:value="0.47551369649743" calcext:value-type="float">
            <text:p>0.47551369649743</text:p>
          </table:table-cell>
          <table:table-cell office:value-type="float" office:value="1.1834765166514" calcext:value-type="float">
            <text:p>1.1834765166514</text:p>
          </table:table-cell>
          <table:table-cell office:value-type="float" office:value="0.51905199695792" calcext:value-type="float">
            <text:p>0.51905199695792</text:p>
          </table:table-cell>
          <table:table-cell office:value-type="float" office:value="0.66942448979161" calcext:value-type="float">
            <text:p>0.66942448979161</text:p>
          </table:table-cell>
          <table:table-cell office:value-type="float" office:value="0.48710656812579" calcext:value-type="float">
            <text:p>0.48710656812579</text:p>
          </table:table-cell>
          <table:table-cell table:number-columns-repeated="2"/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1.2214847993004" calcext:value-type="float">
            <text:p>1.2214847993004</text:p>
          </table:table-cell>
          <table:table-cell office:value-type="float" office:value="0.51269740980458" calcext:value-type="float">
            <text:p>0.51269740980458</text:p>
          </table:table-cell>
          <table:table-cell office:value-type="float" office:value="0.7115918798234" calcext:value-type="float">
            <text:p>0.7115918798234</text:p>
          </table:table-cell>
          <table:table-cell office:value-type="float" office:value="0.47613551333667" calcext:value-type="float">
            <text:p>0.47613551333667</text:p>
          </table:table-cell>
          <table:table-cell office:value-type="float" office:value="1.1803607867492" calcext:value-type="float">
            <text:p>1.1803607867492</text:p>
          </table:table-cell>
          <table:table-cell office:value-type="float" office:value="0.5184462633902" calcext:value-type="float">
            <text:p>0.5184462633902</text:p>
          </table:table-cell>
          <table:table-cell office:value-type="float" office:value="0.67175872141653" calcext:value-type="float">
            <text:p>0.67175872141653</text:p>
          </table:table-cell>
          <table:table-cell office:value-type="float" office:value="0.48663378065707" calcext:value-type="float">
            <text:p>0.48663378065707</text:p>
          </table:table-cell>
          <table:table-cell table:number-columns-repeated="2"/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1.2177817858314" calcext:value-type="float">
            <text:p>1.2177817858314</text:p>
          </table:table-cell>
          <table:table-cell office:value-type="float" office:value="0.5128896436564" calcext:value-type="float">
            <text:p>0.5128896436564</text:p>
          </table:table-cell>
          <table:table-cell office:value-type="float" office:value="0.71397407457356" calcext:value-type="float">
            <text:p>0.71397407457356</text:p>
          </table:table-cell>
          <table:table-cell office:value-type="float" office:value="0.47671778854215" calcext:value-type="float">
            <text:p>0.47671778854215</text:p>
          </table:table-cell>
          <table:table-cell office:value-type="float" office:value="1.1773151879117" calcext:value-type="float">
            <text:p>1.1773151879117</text:p>
          </table:table-cell>
          <table:table-cell office:value-type="float" office:value="0.51787552723786" calcext:value-type="float">
            <text:p>0.51787552723786</text:p>
          </table:table-cell>
          <table:table-cell office:value-type="float" office:value="0.67409437217672" calcext:value-type="float">
            <text:p>0.67409437217672</text:p>
          </table:table-cell>
          <table:table-cell office:value-type="float" office:value="0.48620937430199" calcext:value-type="float">
            <text:p>0.48620937430199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2141477343287" calcext:value-type="float">
            <text:p>1.2141477343287</text:p>
          </table:table-cell>
          <table:table-cell office:value-type="float" office:value="0.51304286310495" calcext:value-type="float">
            <text:p>0.51304286310495</text:p>
          </table:table-cell>
          <table:table-cell office:value-type="float" office:value="0.71634185165107" calcext:value-type="float">
            <text:p>0.71634185165107</text:p>
          </table:table-cell>
          <table:table-cell office:value-type="float" office:value="0.47726359062092" calcext:value-type="float">
            <text:p>0.47726359062092</text:p>
          </table:table-cell>
          <table:table-cell office:value-type="float" office:value="1.1743372757522" calcext:value-type="float">
            <text:p>1.1743372757522</text:p>
          </table:table-cell>
          <table:table-cell office:value-type="float" office:value="0.5173370779895" calcext:value-type="float">
            <text:p>0.5173370779895</text:p>
          </table:table-cell>
          <table:table-cell office:value-type="float" office:value="0.67643074031718" calcext:value-type="float">
            <text:p>0.67643074031718</text:p>
          </table:table-cell>
          <table:table-cell office:value-type="float" office:value="0.48582938328628" calcext:value-type="float">
            <text:p>0.48582938328628</text:p>
          </table:table-cell>
          <table:table-cell table:number-columns-repeated="2"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1.2105816208155" calcext:value-type="float">
            <text:p>1.2105816208155</text:p>
          </table:table-cell>
          <table:table-cell office:value-type="float" office:value="0.51316089687854" calcext:value-type="float">
            <text:p>0.51316089687854</text:p>
          </table:table-cell>
          <table:table-cell office:value-type="float" office:value="0.71869555333465" calcext:value-type="float">
            <text:p>0.71869555333465</text:p>
          </table:table-cell>
          <table:table-cell office:value-type="float" office:value="0.47777575025418" calcext:value-type="float">
            <text:p>0.47777575025418</text:p>
          </table:table-cell>
          <table:table-cell office:value-type="float" office:value="1.1714247389609" calcext:value-type="float">
            <text:p>1.1714247389609</text:p>
          </table:table-cell>
          <table:table-cell office:value-type="float" office:value="0.51682843685242" calcext:value-type="float">
            <text:p>0.51682843685242</text:p>
          </table:table-cell>
          <table:table-cell office:value-type="float" office:value="0.67876716894758" calcext:value-type="float">
            <text:p>0.67876716894758</text:p>
          </table:table-cell>
          <table:table-cell office:value-type="float" office:value="0.48549016777565" calcext:value-type="float">
            <text:p>0.48549016777565</text:p>
          </table:table-cell>
          <table:table-cell table:number-columns-repeated="2"/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1.2070823827158" calcext:value-type="float">
            <text:p>1.2070823827158</text:p>
          </table:table-cell>
          <table:table-cell office:value-type="float" office:value="0.51324723214277" calcext:value-type="float">
            <text:p>0.51324723214277</text:p>
          </table:table-cell>
          <table:table-cell office:value-type="float" office:value="0.72103548975135" calcext:value-type="float">
            <text:p>0.72103548975135</text:p>
          </table:table-cell>
          <table:table-cell office:value-type="float" office:value="0.47825687844364" calcext:value-type="float">
            <text:p>0.47825687844364</text:p>
          </table:table-cell>
          <table:table-cell office:value-type="float" office:value="1.1685753895496" calcext:value-type="float">
            <text:p>1.1685753895496</text:p>
          </table:table-cell>
          <table:table-cell office:value-type="float" office:value="0.51634733611803" calcext:value-type="float">
            <text:p>0.51634733611803</text:p>
          </table:table-cell>
          <table:table-cell office:value-type="float" office:value="0.68110304262678" calcext:value-type="float">
            <text:p>0.68110304262678</text:p>
          </table:table-cell>
          <table:table-cell office:value-type="float" office:value="0.4851883856887" calcext:value-type="float">
            <text:p>0.4851883856887</text:p>
          </table:table-cell>
          <table:table-cell table:number-columns-repeated="2"/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1.2036489267357" calcext:value-type="float">
            <text:p>1.2036489267357</text:p>
          </table:table-cell>
          <table:table-cell office:value-type="float" office:value="0.51330504425176" calcext:value-type="float">
            <text:p>0.51330504425176</text:p>
          </table:table-cell>
          <table:table-cell office:value-type="float" office:value="0.72336194134756" calcext:value-type="float">
            <text:p>0.72336194134756</text:p>
          </table:table-cell>
          <table:table-cell office:value-type="float" office:value="0.47870938330527" calcext:value-type="float">
            <text:p>0.47870938330527</text:p>
          </table:table-cell>
          <table:table-cell office:value-type="float" office:value="1.1657871539376" calcext:value-type="float">
            <text:p>1.1657871539376</text:p>
          </table:table-cell>
          <table:table-cell office:value-type="float" office:value="0.51589170041423" calcext:value-type="float">
            <text:p>0.51589170041423</text:p>
          </table:table-cell>
          <table:table-cell office:value-type="float" office:value="0.68343778423822" calcext:value-type="float">
            <text:p>0.68343778423822</text:p>
          </table:table-cell>
          <table:table-cell office:value-type="float" office:value="0.48492096915763" calcext:value-type="float">
            <text:p>0.48492096915763</text:p>
          </table:table-cell>
          <table:table-cell table:number-columns-repeated="2"/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1.2002801358315" calcext:value-type="float">
            <text:p>1.2002801358315</text:p>
          </table:table-cell>
          <table:table-cell office:value-type="float" office:value="0.51333722393742" calcext:value-type="float">
            <text:p>0.51333722393742</text:p>
          </table:table-cell>
          <table:table-cell office:value-type="float" office:value="0.72567516118686" calcext:value-type="float">
            <text:p>0.72567516118686</text:p>
          </table:table-cell>
          <table:table-cell office:value-type="float" office:value="0.47913548560669" calcext:value-type="float">
            <text:p>0.47913548560669</text:p>
          </table:table-cell>
          <table:table-cell office:value-type="float" office:value="1.1630580647983" calcext:value-type="float">
            <text:p>1.1630580647983</text:p>
          </table:table-cell>
          <table:table-cell office:value-type="float" office:value="0.51545962967229" calcext:value-type="float">
            <text:p>0.51545962967229</text:p>
          </table:table-cell>
          <table:table-cell office:value-type="float" office:value="0.68577085210146" calcext:value-type="float">
            <text:p>0.68577085210146</text:p>
          </table:table-cell>
          <table:table-cell office:value-type="float" office:value="0.48468510146717" calcext:value-type="float">
            <text:p>0.48468510146717</text:p>
          </table:table-cell>
          <table:table-cell table:number-columns-repeated="2"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1.1969748753606" calcext:value-type="float">
            <text:p>1.1969748753606</text:p>
          </table:table-cell>
          <table:table-cell office:value-type="float" office:value="0.51334640215388" calcext:value-type="float">
            <text:p>0.51334640215388</text:p>
          </table:table-cell>
          <table:table-cell office:value-type="float" office:value="0.72797537708621" calcext:value-type="float">
            <text:p>0.72797537708621</text:p>
          </table:table-cell>
          <table:table-cell office:value-type="float" office:value="0.47953723313838" calcext:value-type="float">
            <text:p>0.47953723313838</text:p>
          </table:table-cell>
          <table:table-cell office:value-type="float" office:value="1.1603862535949" calcext:value-type="float">
            <text:p>1.1603862535949</text:p>
          </table:table-cell>
          <table:table-cell office:value-type="float" office:value="0.51504938364638" calcext:value-type="float">
            <text:p>0.51504938364638</text:p>
          </table:table-cell>
          <table:table-cell office:value-type="float" office:value="0.68810173732" calcext:value-type="float">
            <text:p>0.68810173732</text:p>
          </table:table-cell>
          <table:table-cell office:value-type="float" office:value="0.48447819630795" calcext:value-type="float">
            <text:p>0.48447819630795</text:p>
          </table:table-cell>
          <table:table-cell table:number-columns-repeated="2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1.1937319984994" calcext:value-type="float">
            <text:p>1.1937319984994</text:p>
          </table:table-cell>
          <table:table-cell office:value-type="float" office:value="0.51333497277592" calcext:value-type="float">
            <text:p>0.51333497277592</text:p>
          </table:table-cell>
          <table:table-cell office:value-type="float" office:value="0.73026279360132" calcext:value-type="float">
            <text:p>0.73026279360132</text:p>
          </table:table-cell>
          <table:table-cell office:value-type="float" office:value="0.4799165140031" calcext:value-type="float">
            <text:p>0.4799165140031</text:p>
          </table:table-cell>
          <table:table-cell office:value-type="float" office:value="1.157769943742" calcext:value-type="float">
            <text:p>1.157769943742</text:p>
          </table:table-cell>
          <table:table-cell office:value-type="float" office:value="0.51465936783972" calcext:value-type="float">
            <text:p>0.51465936783972</text:p>
          </table:table-cell>
          <table:table-cell office:value-type="float" office:value="0.6904299613412" calcext:value-type="float">
            <text:p>0.6904299613412</text:p>
          </table:table-cell>
          <table:table-cell office:value-type="float" office:value="0.48429787876659" calcext:value-type="float">
            <text:p>0.48429787876659</text:p>
          </table:table-cell>
          <table:table-cell table:number-columns-repeated="2"/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1.1905503510053" calcext:value-type="float">
            <text:p>1.1905503510053</text:p>
          </table:table-cell>
          <table:table-cell office:value-type="float" office:value="0.51330511333445" calcext:value-type="float">
            <text:p>0.51330511333445</text:p>
          </table:table-cell>
          <table:table-cell office:value-type="float" office:value="0.73253759387149" calcext:value-type="float">
            <text:p>0.73253759387149</text:p>
          </table:table-cell>
          <table:table-cell office:value-type="float" office:value="0.48027506890199" calcext:value-type="float">
            <text:p>0.48027506890199</text:p>
          </table:table-cell>
          <table:table-cell office:value-type="float" office:value="1.1552074443334" calcext:value-type="float">
            <text:p>1.1552074443334</text:p>
          </table:table-cell>
          <table:table-cell office:value-type="float" office:value="0.51428812070575" calcext:value-type="float">
            <text:p>0.51428812070575</text:p>
          </table:table-cell>
          <table:table-cell office:value-type="float" office:value="0.69275507371106" calcext:value-type="float">
            <text:p>0.69275507371106</text:p>
          </table:table-cell>
          <table:table-cell office:value-type="float" office:value="0.48414196790337" calcext:value-type="float">
            <text:p>0.48414196790337</text:p>
          </table:table-cell>
          <table:table-cell table:number-columns-repeated="2"/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1.1874287753929" calcext:value-type="float">
            <text:p>1.1874287753929</text:p>
          </table:table-cell>
          <table:table-cell office:value-type="float" office:value="0.51325880395694" calcext:value-type="float">
            <text:p>0.51325880395694</text:p>
          </table:table-cell>
          <table:table-cell office:value-type="float" office:value="0.73479994133343" calcext:value-type="float">
            <text:p>0.73479994133343</text:p>
          </table:table-cell>
          <table:table-cell office:value-type="float" office:value="0.48061450249086" calcext:value-type="float">
            <text:p>0.48061450249086</text:p>
          </table:table-cell>
          <table:table-cell office:value-type="float" office:value="1.1526971443861" calcext:value-type="float">
            <text:p>1.1526971443861</text:p>
          </table:table-cell>
          <table:table-cell office:value-type="float" office:value="0.51393430200548" calcext:value-type="float">
            <text:p>0.51393430200548</text:p>
          </table:table-cell>
          <table:table-cell office:value-type="float" office:value="0.69507665000812" calcext:value-type="float">
            <text:p>0.69507665000812</text:p>
          </table:table-cell>
          <table:table-cell office:value-type="float" office:value="0.48400846078179" calcext:value-type="float">
            <text:p>0.48400846078179</text:p>
          </table:table-cell>
          <table:table-cell table:number-columns-repeated="2"/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1.1843661145844" calcext:value-type="float">
            <text:p>1.1843661145844</text:p>
          </table:table-cell>
          <table:table-cell office:value-type="float" office:value="0.51319784466628" calcext:value-type="float">
            <text:p>0.51319784466628</text:p>
          </table:table-cell>
          <table:table-cell office:value-type="float" office:value="0.73704998131303" calcext:value-type="float">
            <text:p>0.73704998131303</text:p>
          </table:table-cell>
          <table:table-cell office:value-type="float" office:value="0.48093629387489" calcext:value-type="float">
            <text:p>0.48093629387489</text:p>
          </table:table-cell>
          <table:table-cell office:value-type="float" office:value="1.1502375075513" calcext:value-type="float">
            <text:p>1.1502375075513</text:p>
          </table:table-cell>
          <table:table-cell office:value-type="float" office:value="0.51359668221356" calcext:value-type="float">
            <text:p>0.51359668221356</text:p>
          </table:table-cell>
          <table:table-cell office:value-type="float" office:value="0.69739428994181" calcext:value-type="float">
            <text:p>0.69739428994181</text:p>
          </table:table-cell>
          <table:table-cell office:value-type="float" office:value="0.48389551782643" calcext:value-type="float">
            <text:p>0.48389551782643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1813612150926" calcext:value-type="float">
            <text:p>1.1813612150926</text:p>
          </table:table-cell>
          <table:table-cell office:value-type="float" office:value="0.51312387117948" calcext:value-type="float">
            <text:p>0.51312387117948</text:p>
          </table:table-cell>
          <table:table-cell office:value-type="float" office:value="0.73928784250348" calcext:value-type="float">
            <text:p>0.73928784250348</text:p>
          </table:table-cell>
          <table:table-cell office:value-type="float" office:value="0.48124180630548" calcext:value-type="float">
            <text:p>0.48124180630548</text:p>
          </table:table-cell>
          <table:table-cell office:value-type="float" office:value="1.1478270672523" calcext:value-type="float">
            <text:p>1.1478270672523</text:p>
          </table:table-cell>
          <table:table-cell office:value-type="float" office:value="0.51327413284772" calcext:value-type="float">
            <text:p>0.51327413284772</text:p>
          </table:table-cell>
          <table:table-cell office:value-type="float" office:value="0.69970761560231" calcext:value-type="float">
            <text:p>0.69970761560231</text:p>
          </table:table-cell>
          <table:table-cell office:value-type="float" office:value="0.48380144939665" calcext:value-type="float">
            <text:p>0.48380144939665</text:p>
          </table:table-cell>
          <table:table-cell table:number-columns-repeated="2"/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1.178412929784" calcext:value-type="float">
            <text:p>1.178412929784</text:p>
          </table:table-cell>
          <table:table-cell office:value-type="float" office:value="0.51303836933487" calcext:value-type="float">
            <text:p>0.51303836933487</text:p>
          </table:table-cell>
          <table:table-cell office:value-type="float" office:value="0.74151363833761" calcext:value-type="float">
            <text:p>0.74151363833761</text:p>
          </table:table-cell>
          <table:table-cell office:value-type="float" office:value="0.4815322961383" calcext:value-type="float">
            <text:p>0.4815322961383</text:p>
          </table:table-cell>
          <table:table-cell office:value-type="float" office:value="1.1454644222092" calcext:value-type="float">
            <text:p>1.1454644222092</text:p>
          </table:table-cell>
          <table:table-cell office:value-type="float" office:value="0.51296561814362" calcext:value-type="float">
            <text:p>0.51296561814362</text:p>
          </table:table-cell>
          <table:table-cell office:value-type="float" office:value="0.70201626989541" calcext:value-type="float">
            <text:p>0.70201626989541</text:p>
          </table:table-cell>
          <table:table-cell office:value-type="float" office:value="0.48372470405748" calcext:value-type="float">
            <text:p>0.48372470405748</text:p>
          </table:table-cell>
          <table:table-cell table:number-columns-repeated="2"/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1.1755201202693" calcext:value-type="float">
            <text:p>1.1755201202693</text:p>
          </table:table-cell>
          <table:table-cell office:value-type="float" office:value="0.51294268826635" calcext:value-type="float">
            <text:p>0.51294268826635</text:p>
          </table:table-cell>
          <table:table-cell office:value-type="float" office:value="0.74372746826172" calcext:value-type="float">
            <text:p>0.74372746826172</text:p>
          </table:table-cell>
          <table:table-cell office:value-type="float" office:value="0.48180892110764" calcext:value-type="float">
            <text:p>0.48180892110764</text:p>
          </table:table-cell>
          <table:table-cell office:value-type="float" office:value="1.1431482323085" calcext:value-type="float">
            <text:p>1.1431482323085</text:p>
          </table:table-cell>
          <table:table-cell office:value-type="float" office:value="0.51267018582769" calcext:value-type="float">
            <text:p>0.51267018582769</text:p>
          </table:table-cell>
          <table:table-cell office:value-type="float" office:value="0.70431991536802" calcext:value-type="float">
            <text:p>0.70431991536802</text:p>
          </table:table-cell>
          <table:table-cell office:value-type="float" office:value="0.48366385022811" calcext:value-type="float">
            <text:p>0.48366385022811</text:p>
          </table:table-cell>
          <table:table-cell table:number-columns-repeated="2"/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1.1726816589604" calcext:value-type="float">
            <text:p>1.1726816589604</text:p>
          </table:table-cell>
          <table:table-cell office:value-type="float" office:value="0.51283805243259" calcext:value-type="float">
            <text:p>0.51283805243259</text:p>
          </table:table-cell>
          <table:table-cell office:value-type="float" office:value="0.74592941891783" calcext:value-type="float">
            <text:p>0.74592941891783</text:p>
          </table:table-cell>
          <table:table-cell office:value-type="float" office:value="0.48207274796803" calcext:value-type="float">
            <text:p>0.48207274796803</text:p>
          </table:table-cell>
          <table:table-cell office:value-type="float" office:value="1.1408772148188" calcext:value-type="float">
            <text:p>1.1408772148188</text:p>
          </table:table-cell>
          <table:table-cell office:value-type="float" office:value="0.51238696106278" calcext:value-type="float">
            <text:p>0.51238696106278</text:p>
          </table:table-cell>
          <table:table-cell office:value-type="float" office:value="0.70661823168776" calcext:value-type="float">
            <text:p>0.70661823168776</text:p>
          </table:table-cell>
          <table:table-cell office:value-type="float" office:value="0.48361758493438" calcext:value-type="float">
            <text:p>0.48361758493438</text:p>
          </table:table-cell>
          <table:table-cell table:number-columns-repeated="2"/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1.1698964308306" calcext:value-type="float">
            <text:p>1.1698964308306</text:p>
          </table:table-cell>
          <table:table-cell office:value-type="float" office:value="0.51272557260027" calcext:value-type="float">
            <text:p>0.51272557260027</text:p>
          </table:table-cell>
          <table:table-cell office:value-type="float" office:value="0.74811956524074" calcext:value-type="float">
            <text:p>0.74811956524074</text:p>
          </table:table-cell>
          <table:table-cell office:value-type="float" office:value="0.48232475955076" calcext:value-type="float">
            <text:p>0.48232475955076</text:p>
          </table:table-cell>
          <table:table-cell office:value-type="float" office:value="1.1386501408752" calcext:value-type="float">
            <text:p>1.1386501408752</text:p>
          </table:table-cell>
          <table:table-cell office:value-type="float" office:value="0.51211513939675" calcext:value-type="float">
            <text:p>0.51211513939675</text:p>
          </table:table-cell>
          <table:table-cell office:value-type="float" office:value="0.70891091556716" calcext:value-type="float">
            <text:p>0.70891091556716</text:p>
          </table:table-cell>
          <table:table-cell office:value-type="float" office:value="0.48358470481772" calcext:value-type="float">
            <text:p>0.48358470481772</text:p>
          </table:table-cell>
          <table:table-cell table:number-columns-repeated="2"/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1.1671633349102" calcext:value-type="float">
            <text:p>1.1671633349102</text:p>
          </table:table-cell>
          <table:table-cell office:value-type="float" office:value="0.51260625587179" calcext:value-type="float">
            <text:p>0.51260625587179</text:p>
          </table:table-cell>
          <table:table-cell office:value-type="float" office:value="0.75029797147577" calcext:value-type="float">
            <text:p>0.75029797147577</text:p>
          </table:table-cell>
          <table:table-cell office:value-type="float" office:value="0.48256586127907" calcext:value-type="float">
            <text:p>0.48256586127907</text:p>
          </table:table-cell>
          <table:table-cell office:value-type="float" office:value="1.13646583224" calcext:value-type="float">
            <text:p>1.13646583224</text:p>
          </table:table-cell>
          <table:table-cell office:value-type="float" office:value="0.51185398071794" calcext:value-type="float">
            <text:p>0.51185398071794</text:p>
          </table:table-cell>
          <table:table-cell office:value-type="float" office:value="0.71119767922982" calcext:value-type="float">
            <text:p>0.71119767922982</text:p>
          </table:table-cell>
          <table:table-cell office:value-type="float" office:value="0.48356410430715" calcext:value-type="float">
            <text:p>0.48356410430715</text:p>
          </table:table-cell>
          <table:table-cell table:number-columns-repeated="2"/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1.1644812855483" calcext:value-type="float">
            <text:p>1.1644812855483</text:p>
          </table:table-cell>
          <table:table-cell office:value-type="float" office:value="0.51248101484015" calcext:value-type="float">
            <text:p>0.51248101484015</text:p>
          </table:table-cell>
          <table:table-cell office:value-type="float" office:value="0.75246469212283" calcext:value-type="float">
            <text:p>0.75246469212283</text:p>
          </table:table-cell>
          <table:table-cell office:value-type="float" office:value="0.482796887183" calcext:value-type="float">
            <text:p>0.482796887183</text:p>
          </table:table-cell>
          <table:table-cell office:value-type="float" office:value="1.1343231583076" calcext:value-type="float">
            <text:p>1.1343231583076</text:p>
          </table:table-cell>
          <table:table-cell office:value-type="float" office:value="0.51160280374573" calcext:value-type="float">
            <text:p>0.51160280374573</text:p>
          </table:table-cell>
          <table:table-cell office:value-type="float" office:value="0.71347824933751" calcext:value-type="float">
            <text:p>0.71347824933751</text:p>
          </table:table-cell>
          <table:table-cell office:value-type="float" office:value="0.48355476706476" calcext:value-type="float">
            <text:p>0.48355476706476</text:p>
          </table:table-cell>
          <table:table-cell table:number-columns-repeated="2"/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1.1618492134643" calcext:value-type="float">
            <text:p>1.1618492134643</text:p>
          </table:table-cell>
          <table:table-cell office:value-type="float" office:value="0.51235067594671" calcext:value-type="float">
            <text:p>0.51235067594671</text:p>
          </table:table-cell>
          <table:table-cell office:value-type="float" office:value="0.75461977281202" calcext:value-type="float">
            <text:p>0.75461977281202</text:p>
          </table:table-cell>
          <table:table-cell office:value-type="float" office:value="0.48301860545169" calcext:value-type="float">
            <text:p>0.48301860545169</text:p>
          </table:table-cell>
          <table:table-cell office:value-type="float" office:value="1.132221033334" calcext:value-type="float">
            <text:p>1.132221033334</text:p>
          </table:table-cell>
          <table:table-cell office:value-type="float" office:value="0.51136098100787" calcext:value-type="float">
            <text:p>0.51136098100787</text:p>
          </table:table-cell>
          <table:table-cell office:value-type="float" office:value="0.71575236602431" calcext:value-type="float">
            <text:p>0.71575236602431</text:p>
          </table:table-cell>
          <table:table-cell office:value-type="float" office:value="0.48355575949183" calcext:value-type="float">
            <text:p>0.48355575949183</text:p>
          </table:table-cell>
          <table:table-cell table:number-columns-repeated="2"/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1.1592660666155" calcext:value-type="float">
            <text:p>1.1592660666155</text:p>
          </table:table-cell>
          <table:table-cell office:value-type="float" office:value="0.51221598711082" calcext:value-type="float">
            <text:p>0.51221598711082</text:p>
          </table:table-cell>
          <table:table-cell office:value-type="float" office:value="0.75676325111551" calcext:value-type="float">
            <text:p>0.75676325111551</text:p>
          </table:table-cell>
          <table:table-cell office:value-type="float" office:value="0.48323172355812" calcext:value-type="float">
            <text:p>0.48323172355812</text:p>
          </table:table-cell>
          <table:table-cell office:value-type="float" office:value="1.1301584138698" calcext:value-type="float">
            <text:p>1.1301584138698</text:p>
          </table:table-cell>
          <table:table-cell office:value-type="float" office:value="0.51112793426048" calcext:value-type="float">
            <text:p>0.51112793426048</text:p>
          </table:table-cell>
          <table:table-cell office:value-type="float" office:value="0.71801978198651" calcext:value-type="float">
            <text:p>0.71801978198651</text:p>
          </table:table-cell>
          <table:table-cell office:value-type="float" office:value="0.4835662236465" calcext:value-type="float">
            <text:p>0.4835662236465</text:p>
          </table:table-cell>
          <table:table-cell table:number-columns-repeated="2"/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1.1567308108999" calcext:value-type="float">
            <text:p>1.1567308108999</text:p>
          </table:table-cell>
          <table:table-cell office:value-type="float" office:value="0.51207762469462" calcext:value-type="float">
            <text:p>0.51207762469462</text:p>
          </table:table-cell>
          <table:table-cell office:value-type="float" office:value="0.75889515730021" calcext:value-type="float">
            <text:p>0.75889515730021</text:p>
          </table:table-cell>
          <table:table-cell office:value-type="float" office:value="0.48343689298888" calcext:value-type="float">
            <text:p>0.48343689298888</text:p>
          </table:table-cell>
          <table:table-cell office:value-type="float" office:value="1.1281342963813" calcext:value-type="float">
            <text:p>1.1281342963813</text:p>
          </table:table-cell>
          <table:table-cell office:value-type="float" office:value="0.51090313031088" calcext:value-type="float">
            <text:p>0.51090313031088</text:p>
          </table:table-cell>
          <table:table-cell office:value-type="float" office:value="0.72028026165167" calcext:value-type="float">
            <text:p>0.72028026165167</text:p>
          </table:table-cell>
          <table:table-cell office:value-type="float" office:value="0.48358537105218" calcext:value-type="float">
            <text:p>0.48358537105218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1542424307137" calcext:value-type="float">
            <text:p>1.1542424307137</text:p>
          </table:table-cell>
          <table:table-cell office:value-type="float" office:value="0.51193619986057" calcext:value-type="float">
            <text:p>0.51193619986057</text:p>
          </table:table-cell>
          <table:table-cell office:value-type="float" office:value="0.76101551502551" calcext:value-type="float">
            <text:p>0.76101551502551</text:p>
          </table:table-cell>
          <table:table-cell office:value-type="float" office:value="0.48363471360895" calcext:value-type="float">
            <text:p>0.48363471360895</text:p>
          </table:table-cell>
          <table:table-cell office:value-type="float" office:value="1.1261477150428" calcext:value-type="float">
            <text:p>1.1261477150428</text:p>
          </table:table-cell>
          <table:table-cell office:value-type="float" office:value="0.51068607720697" calcext:value-type="float">
            <text:p>0.51068607720697</text:p>
          </table:table-cell>
          <table:table-cell office:value-type="float" office:value="0.72253358041134" calcext:value-type="float">
            <text:p>0.72253358041134</text:p>
          </table:table-cell>
          <table:table-cell office:value-type="float" office:value="0.4836124772713" calcext:value-type="float">
            <text:p>0.4836124772713</text:p>
          </table:table-cell>
          <table:table-cell table:number-columns-repeated="2"/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1.1517999293814" calcext:value-type="float">
            <text:p>1.1517999293814</text:p>
          </table:table-cell>
          <table:table-cell office:value-type="float" office:value="0.51179226437453" calcext:value-type="float">
            <text:p>0.51179226437453</text:p>
          </table:table-cell>
          <table:table-cell office:value-type="float" office:value="0.76312434198986" calcext:value-type="float">
            <text:p>0.76312434198986</text:p>
          </table:table-cell>
          <table:table-cell office:value-type="float" office:value="0.48382573768933" calcext:value-type="float">
            <text:p>0.48382573768933</text:p>
          </table:table-cell>
          <table:table-cell office:value-type="float" office:value="1.1241977396862" calcext:value-type="float">
            <text:p>1.1241977396862</text:p>
          </table:table-cell>
          <table:table-cell office:value-type="float" office:value="0.51047632076038" calcext:value-type="float">
            <text:p>0.51047632076038</text:p>
          </table:table-cell>
          <table:table-cell office:value-type="float" office:value="0.72477952392055" calcext:value-type="float">
            <text:p>0.72477952392055</text:p>
          </table:table-cell>
          <table:table-cell office:value-type="float" office:value="0.48364687596146" calcext:value-type="float">
            <text:p>0.48364687596146</text:p>
          </table:table-cell>
          <table:table-cell table:number-columns-repeated="2"/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1.1494023294714" calcext:value-type="float">
            <text:p>1.1494023294714</text:p>
          </table:table-cell>
          <table:table-cell office:value-type="float" office:value="0.51164631590247" calcext:value-type="float">
            <text:p>0.51164631590247</text:p>
          </table:table-cell>
          <table:table-cell office:value-type="float" office:value="0.76522165052983" calcext:value-type="float">
            <text:p>0.76522165052983</text:p>
          </table:table-cell>
          <table:table-cell office:value-type="float" office:value="0.4840104736233" calcext:value-type="float">
            <text:p>0.4840104736233</text:p>
          </table:table-cell>
          <table:table-cell office:value-type="float" office:value="1.1222834738951" calcext:value-type="float">
            <text:p>1.1222834738951</text:p>
          </table:table-cell>
          <table:table-cell office:value-type="float" office:value="0.51027344137336" calcext:value-type="float">
            <text:p>0.51027344137336</text:p>
          </table:table-cell>
          <table:table-cell office:value-type="float" office:value="0.72701788744958" calcext:value-type="float">
            <text:p>0.72701788744958</text:p>
          </table:table-cell>
          <table:table-cell office:value-type="float" office:value="0.48368795475934" calcext:value-type="float">
            <text:p>0.48368795475934</text:p>
          </table:table-cell>
          <table:table-cell table:number-columns-repeated="2"/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1.1470486730135" calcext:value-type="float">
            <text:p>1.1470486730135</text:p>
          </table:table-cell>
          <table:table-cell office:value-type="float" office:value="0.51149880284479" calcext:value-type="float">
            <text:p>0.51149880284479</text:p>
          </table:table-cell>
          <table:table-cell office:value-type="float" office:value="0.76730744817514" calcext:value-type="float">
            <text:p>0.76730744817514</text:p>
          </table:table-cell>
          <table:table-cell office:value-type="float" office:value="0.48418938935521" calcext:value-type="float">
            <text:p>0.48418938935521</text:p>
          </table:table-cell>
          <table:table-cell office:value-type="float" office:value="1.1204040532307" calcext:value-type="float">
            <text:p>1.1204040532307</text:p>
          </table:table-cell>
          <table:table-cell office:value-type="float" office:value="0.5100770511424" calcext:value-type="float">
            <text:p>0.5100770511424</text:p>
          </table:table-cell>
          <table:table-cell office:value-type="float" office:value="0.72924847528705" calcext:value-type="float">
            <text:p>0.72924847528705</text:p>
          </table:table-cell>
          <table:table-cell office:value-type="float" office:value="0.48373515068478" calcext:value-type="float">
            <text:p>0.48373515068478</text:p>
          </table:table-cell>
          <table:table-cell table:number-columns-repeated="2"/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1.144738021628" calcext:value-type="float">
            <text:p>1.144738021628</text:p>
          </table:table-cell>
          <table:table-cell office:value-type="float" office:value="0.51135012874849" calcext:value-type="float">
            <text:p>0.51135012874849</text:p>
          </table:table-cell>
          <table:table-cell office:value-type="float" office:value="0.7693817381626" calcext:value-type="float">
            <text:p>0.7693817381626</text:p>
          </table:table-cell>
          <table:table-cell office:value-type="float" office:value="0.48436291554359" calcext:value-type="float">
            <text:p>0.48436291554359</text:p>
          </table:table-cell>
          <table:table-cell office:value-type="float" office:value="1.1185586435805" calcext:value-type="float">
            <text:p>1.1185586435805</text:p>
          </table:table-cell>
          <table:table-cell office:value-type="float" office:value="0.50988679121383" calcext:value-type="float">
            <text:p>0.50988679121383</text:p>
          </table:table-cell>
          <table:table-cell office:value-type="float" office:value="0.73147110019108" calcext:value-type="float">
            <text:p>0.73147110019108</text:p>
          </table:table-cell>
          <table:table-cell office:value-type="float" office:value="0.48378794597105" calcext:value-type="float">
            <text:p>0.48378794597105</text:p>
          </table:table-cell>
          <table:table-cell table:number-columns-repeated="2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1.142469456579" calcext:value-type="float">
            <text:p>1.142469456579</text:p>
          </table:table-cell>
          <table:table-cell office:value-type="float" office:value="0.51120065633374" calcext:value-type="float">
            <text:p>0.51120065633374</text:p>
          </table:table-cell>
          <table:table-cell office:value-type="float" office:value="0.77144451991206" calcext:value-type="float">
            <text:p>0.77144451991206</text:p>
          </table:table-cell>
          <table:table-cell office:value-type="float" office:value="0.48453144847928" calcext:value-type="float">
            <text:p>0.48453144847928</text:p>
          </table:table-cell>
          <table:table-cell office:value-type="float" office:value="1.1167464396181" calcext:value-type="float">
            <text:p>1.1167464396181</text:p>
          </table:table-cell>
          <table:table-cell office:value-type="float" office:value="0.50970232936904" calcext:value-type="float">
            <text:p>0.50970232936904</text:p>
          </table:table-cell>
          <table:table-cell office:value-type="float" office:value="0.73368558288573" calcext:value-type="float">
            <text:p>0.73368558288573</text:p>
          </table:table-cell>
          <table:table-cell office:value-type="float" office:value="0.48384586475999" calcext:value-type="float">
            <text:p>0.48384586475999</text:p>
          </table:table-cell>
          <table:table-cell table:number-columns-repeated="2"/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1.1402420787601" calcext:value-type="float">
            <text:p>1.1402420787601</text:p>
          </table:table-cell>
          <table:table-cell office:value-type="float" office:value="0.51105071116848" calcext:value-type="float">
            <text:p>0.51105071116848</text:p>
          </table:table-cell>
          <table:table-cell office:value-type="float" office:value="0.77349578946689" calcext:value-type="float">
            <text:p>0.77349578946689</text:p>
          </table:table-cell>
          <table:table-cell office:value-type="float" office:value="0.48469535277718" calcext:value-type="float">
            <text:p>0.48469535277718</text:p>
          </table:table-cell>
          <table:table-cell office:value-type="float" office:value="1.1149666633662" calcext:value-type="float">
            <text:p>1.1149666633662</text:p>
          </table:table-cell>
          <table:table-cell office:value-type="float" office:value="0.50952335781884" calcext:value-type="float">
            <text:p>0.50952335781884</text:p>
          </table:table-cell>
          <table:table-cell office:value-type="float" office:value="0.73589175159277" calcext:value-type="float">
            <text:p>0.73589175159277</text:p>
          </table:table-cell>
          <table:table-cell office:value-type="float" office:value="0.4839084693044" calcext:value-type="float">
            <text:p>0.4839084693044</text:p>
          </table:table-cell>
          <table:table-cell table:number-columns-repeated="2"/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1.1380550086229" calcext:value-type="float">
            <text:p>1.1380550086229</text:p>
          </table:table-cell>
          <table:table-cell office:value-type="float" office:value="0.51090058502151" calcext:value-type="float">
            <text:p>0.51090058502151</text:p>
          </table:table-cell>
          <table:table-cell office:value-type="float" office:value="0.77553553990167" calcext:value-type="float">
            <text:p>0.77553553990167</text:p>
          </table:table-cell>
          <table:table-cell office:value-type="float" office:value="0.48485496385911" calcext:value-type="float">
            <text:p>0.48485496385911</text:p>
          </table:table-cell>
          <table:table-cell office:value-type="float" office:value="1.1132185628543" calcext:value-type="float">
            <text:p>1.1132185628543</text:p>
          </table:table-cell>
          <table:table-cell office:value-type="float" office:value="0.50934959118854" calcext:value-type="float">
            <text:p>0.50934959118854</text:p>
          </table:table-cell>
          <table:table-cell office:value-type="float" office:value="0.73808944160554" calcext:value-type="float">
            <text:p>0.73808944160554</text:p>
          </table:table-cell>
          <table:table-cell office:value-type="float" office:value="0.48397535697521" calcext:value-type="float">
            <text:p>0.48397535697521</text:p>
          </table:table-cell>
          <table:table-cell table:number-columns-repeated="2"/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1.1359073860547" calcext:value-type="float">
            <text:p>1.1359073860547</text:p>
          </table:table-cell>
          <table:table-cell office:value-type="float" office:value="0.51075053892219" calcext:value-type="float">
            <text:p>0.51075053892219</text:p>
          </table:table-cell>
          <table:table-cell office:value-type="float" office:value="0.77756376169932" calcext:value-type="float">
            <text:p>0.77756376169932</text:p>
          </table:table-cell>
          <table:table-cell office:value-type="float" office:value="0.48501059024385" calcext:value-type="float">
            <text:p>0.48501059024385</text:p>
          </table:table-cell>
          <table:table-cell office:value-type="float" office:value="1.1115014108645" calcext:value-type="float">
            <text:p>1.1115014108645</text:p>
          </table:table-cell>
          <table:table-cell office:value-type="float" office:value="0.50918076467676" calcext:value-type="float">
            <text:p>0.50918076467676</text:p>
          </table:table-cell>
          <table:table-cell office:value-type="float" office:value="0.74027849450088" calcext:value-type="float">
            <text:p>0.74027849450088</text:p>
          </table:table-cell>
          <table:table-cell office:value-type="float" office:value="0.48404615184777" calcext:value-type="float">
            <text:p>0.48404615184777</text:p>
          </table:table-cell>
          <table:table-cell table:number-columns-repeated="2"/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1.1337983702123" calcext:value-type="float">
            <text:p>1.1337983702123</text:p>
          </table:table-cell>
          <table:table-cell office:value-type="float" office:value="0.51060080595196" calcext:value-type="float">
            <text:p>0.51060080595196</text:p>
          </table:table-cell>
          <table:table-cell office:value-type="float" office:value="0.77958044309984" calcext:value-type="float">
            <text:p>0.77958044309984</text:p>
          </table:table-cell>
          <table:table-cell office:value-type="float" office:value="0.48516251565933" calcext:value-type="float">
            <text:p>0.48516251565933</text:p>
          </table:table-cell>
          <table:table-cell office:value-type="float" office:value="1.1098145037567" calcext:value-type="float">
            <text:p>1.1098145037567</text:p>
          </table:table-cell>
          <table:table-cell office:value-type="float" office:value="0.50901663237274" calcext:value-type="float">
            <text:p>0.50901663237274</text:p>
          </table:table-cell>
          <table:table-cell office:value-type="float" office:value="0.74245875904365" calcext:value-type="float">
            <text:p>0.74245875904365</text:p>
          </table:table-cell>
          <table:table-cell office:value-type="float" office:value="0.48412051887022" calcext:value-type="float">
            <text:p>0.48412051887022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1317271393193" calcext:value-type="float">
            <text:p>1.1317271393193</text:p>
          </table:table-cell>
          <table:table-cell office:value-type="float" office:value="0.5104515937913" calcext:value-type="float">
            <text:p>0.5104515937913</text:p>
          </table:table-cell>
          <table:table-cell office:value-type="float" office:value="0.78158557042277" calcext:value-type="float">
            <text:p>0.78158557042277</text:p>
          </table:table-cell>
          <table:table-cell office:value-type="float" office:value="0.48531100099049" calcext:value-type="float">
            <text:p>0.48531100099049</text:p>
          </table:table-cell>
          <table:table-cell office:value-type="float" office:value="1.1081571603693" calcext:value-type="float">
            <text:p>1.1081571603693</text:p>
          </table:table-cell>
          <table:table-cell office:value-type="float" office:value="0.50885696571809" calcext:value-type="float">
            <text:p>0.50885696571809</text:p>
          </table:table-cell>
          <table:table-cell office:value-type="float" office:value="0.74463008950072" calcext:value-type="float">
            <text:p>0.74463008950072</text:p>
          </table:table-cell>
          <table:table-cell office:value-type="float" office:value="0.48419814449653" calcext:value-type="float">
            <text:p>0.48419814449653</text:p>
          </table:table-cell>
          <table:table-cell table:number-columns-repeated="2"/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float" office:value="1.1296928904312" calcext:value-type="float">
            <text:p>1.1296928904312</text:p>
          </table:table-cell>
          <table:table-cell office:value-type="float" office:value="0.51030308704318" calcext:value-type="float">
            <text:p>0.51030308704318</text:p>
          </table:table-cell>
          <table:table-cell office:value-type="float" office:value="0.78357912836507" calcext:value-type="float">
            <text:p>0.78357912836507</text:p>
          </table:table-cell>
          <table:table-cell office:value-type="float" office:value="0.48545628607571" calcext:value-type="float">
            <text:p>0.48545628607571</text:p>
          </table:table-cell>
          <table:table-cell office:value-type="float" office:value="1.1065287209879" calcext:value-type="float">
            <text:p>1.1065287209879</text:p>
          </table:table-cell>
          <table:table-cell office:value-type="float" office:value="0.50870155210027" calcext:value-type="float">
            <text:p>0.50870155210027</text:p>
          </table:table-cell>
          <table:table-cell office:value-type="float" office:value="0.74679234581393" calcext:value-type="float">
            <text:p>0.74679234581393</text:p>
          </table:table-cell>
          <table:table-cell office:value-type="float" office:value="0.4842787401598" calcext:value-type="float">
            <text:p>0.4842787401598</text:p>
          </table:table-cell>
          <table:table-cell table:number-columns-repeated="2"/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1.1276948391735" calcext:value-type="float">
            <text:p>1.1276948391735</text:p>
          </table:table-cell>
          <table:table-cell office:value-type="float" office:value="0.51015544935243" calcext:value-type="float">
            <text:p>0.51015544935243</text:p>
          </table:table-cell>
          <table:table-cell office:value-type="float" office:value="0.78556110027636" calcext:value-type="float">
            <text:p>0.78556110027636</text:p>
          </table:table-cell>
          <table:table-cell office:value-type="float" office:value="0.48559859136339" calcext:value-type="float">
            <text:p>0.48559859136339</text:p>
          </table:table-cell>
          <table:table-cell office:value-type="float" office:value="1.104928546378" calcext:value-type="float">
            <text:p>1.104928546378</text:p>
          </table:table-cell>
          <table:table-cell office:value-type="float" office:value="0.50855019356635" calcext:value-type="float">
            <text:p>0.50855019356635</text:p>
          </table:table-cell>
          <table:table-cell office:value-type="float" office:value="0.74894539331771" calcext:value-type="float">
            <text:p>0.74894539331771</text:p>
          </table:table-cell>
          <table:table-cell office:value-type="float" office:value="0.48436204023501" calcext:value-type="float">
            <text:p>0.48436204023501</text:p>
          </table:table-cell>
          <table:table-cell table:number-columns-repeated="2"/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float" office:value="1.1257322194573" calcext:value-type="float">
            <text:p>1.1257322194573</text:p>
          </table:table-cell>
          <table:table-cell office:value-type="float" office:value="0.51000882533895" calcext:value-type="float">
            <text:p>0.51000882533895</text:p>
          </table:table-cell>
          <table:table-cell office:value-type="float" office:value="0.78753146841295" calcext:value-type="float">
            <text:p>0.78753146841295</text:p>
          </table:table-cell>
          <table:table-cell office:value-type="float" office:value="0.48573811943954" calcext:value-type="float">
            <text:p>0.48573811943954</text:p>
          </table:table-cell>
          <table:table-cell office:value-type="float" office:value="1.1033560168763" calcext:value-type="float">
            <text:p>1.1033560168763</text:p>
          </table:table-cell>
          <table:table-cell office:value-type="float" office:value="0.50840270564636" calcext:value-type="float">
            <text:p>0.50840270564636</text:p>
          </table:table-cell>
          <table:table-cell office:value-type="float" office:value="0.75108910247915" calcext:value-type="float">
            <text:p>0.75108910247915</text:p>
          </table:table-cell>
          <table:table-cell office:value-type="float" office:value="0.48444780016845" calcext:value-type="float">
            <text:p>0.48444780016845</text:p>
          </table:table-cell>
          <table:table-cell table:number-columns-repeated="2"/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1.1238042831761" calcext:value-type="float">
            <text:p>1.1238042831761</text:p>
          </table:table-cell>
          <table:table-cell office:value-type="float" office:value="0.50986334236066" calcext:value-type="float">
            <text:p>0.50986334236066</text:p>
          </table:table-cell>
          <table:table-cell office:value-type="float" office:value="0.78949021417225" calcext:value-type="float">
            <text:p>0.78949021417225</text:p>
          </table:table-cell>
          <table:table-cell office:value-type="float" office:value="0.48587505643638" calcext:value-type="float">
            <text:p>0.48587505643638</text:p>
          </table:table-cell>
          <table:table-cell office:value-type="float" office:value="1.1018105315363" calcext:value-type="float">
            <text:p>1.1018105315363</text:p>
          </table:table-cell>
          <table:table-cell office:value-type="float" office:value="0.5082589162767" calcext:value-type="float">
            <text:p>0.5082589162767</text:p>
          </table:table-cell>
          <table:table-cell office:value-type="float" office:value="0.7532233486587" calcext:value-type="float">
            <text:p>0.7532233486587</text:p>
          </table:table-cell>
          <table:table-cell office:value-type="float" office:value="0.48453579476035" calcext:value-type="float">
            <text:p>0.48453579476035</text:p>
          </table:table-cell>
          <table:table-cell table:number-columns-repeated="2"/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1.1219102998875" calcext:value-type="float">
            <text:p>1.1219102998875</text:p>
          </table:table-cell>
          <table:table-cell office:value-type="float" office:value="0.5097191121213" calcext:value-type="float">
            <text:p>0.5097191121213</text:p>
          </table:table-cell>
          <table:table-cell office:value-type="float" office:value="0.79143731830894" calcext:value-type="float">
            <text:p>0.79143731830894</text:p>
          </table:table-cell>
          <table:table-cell office:value-type="float" office:value="0.48600957333118" calcext:value-type="float">
            <text:p>0.48600957333118</text:p>
          </table:table-cell>
          <table:table-cell office:value-type="float" office:value="1.1002915073243" calcext:value-type="float">
            <text:p>1.1002915073243</text:p>
          </table:table-cell>
          <table:table-cell office:value-type="float" office:value="0.50811866481488" calcext:value-type="float">
            <text:p>0.50811866481488</text:p>
          </table:table-cell>
          <table:table-cell office:value-type="float" office:value="0.75534801188991" calcext:value-type="float">
            <text:p>0.75534801188991</text:p>
          </table:table-cell>
          <table:table-cell office:value-type="float" office:value="0.48462581658802" calcext:value-type="float">
            <text:p>0.48462581658802</text:p>
          </table:table-cell>
          <table:table-cell table:number-columns-repeated="2"/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1.1200495564823" calcext:value-type="float">
            <text:p>1.1200495564823</text:p>
          </table:table-cell>
          <table:table-cell office:value-type="float" office:value="0.50957623213624" calcext:value-type="float">
            <text:p>0.50957623213624</text:p>
          </table:table-cell>
          <table:table-cell office:value-type="float" office:value="0.7933727611342" calcext:value-type="float">
            <text:p>0.7933727611342</text:p>
          </table:table-cell>
          <table:table-cell office:value-type="float" office:value="0.48614182714377" calcext:value-type="float">
            <text:p>0.48614182714377</text:p>
          </table:table-cell>
          <table:table-cell office:value-type="float" office:value="1.0987983783627" calcext:value-type="float">
            <text:p>1.0987983783627</text:p>
          </table:table-cell>
          <table:table-cell office:value-type="float" office:value="0.50798180113759" calcext:value-type="float">
            <text:p>0.50798180113759</text:p>
          </table:table-cell>
          <table:table-cell office:value-type="float" office:value="0.75746297667655" calcext:value-type="float">
            <text:p>0.75746297667655</text:p>
          </table:table-cell>
          <table:table-cell office:value-type="float" office:value="0.48471767455808" calcext:value-type="float">
            <text:p>0.48471767455808</text:p>
          </table:table-cell>
          <table:table-cell table:number-columns-repeated="2"/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1.1182213568442" calcext:value-type="float">
            <text:p>1.1182213568442</text:p>
          </table:table-cell>
          <table:table-cell office:value-type="float" office:value="0.50943478706897" calcext:value-type="float">
            <text:p>0.50943478706897</text:p>
          </table:table-cell>
          <table:table-cell office:value-type="float" office:value="0.79529652269912" calcext:value-type="float">
            <text:p>0.79529652269912</text:p>
          </table:table-cell>
          <table:table-cell office:value-type="float" office:value="0.4862719620407" calcext:value-type="float">
            <text:p>0.4862719620407</text:p>
          </table:table-cell>
          <table:table-cell office:value-type="float" office:value="1.0973305952158" calcext:value-type="float">
            <text:p>1.0973305952158</text:p>
          </table:table-cell>
          <table:table-cell office:value-type="float" office:value="0.50784818481492" calcext:value-type="float">
            <text:p>0.50784818481492</text:p>
          </table:table-cell>
          <table:table-cell office:value-type="float" office:value="0.75956813180573" calcext:value-type="float">
            <text:p>0.75956813180573</text:p>
          </table:table-cell>
          <table:table-cell office:value-type="float" office:value="0.48481119257723" calcext:value-type="float">
            <text:p>0.48481119257723</text:p>
          </table:table-cell>
          <table:table-cell table:number-columns-repeated="2"/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1.116425021502" calcext:value-type="float">
            <text:p>1.116425021502</text:p>
          </table:table-cell>
          <table:table-cell office:value-type="float" office:value="0.50929484994931" calcext:value-type="float">
            <text:p>0.50929484994931</text:p>
          </table:table-cell>
          <table:table-cell office:value-type="float" office:value="0.7972085829635" calcext:value-type="float">
            <text:p>0.7972085829635</text:p>
          </table:table-cell>
          <table:table-cell office:value-type="float" office:value="0.48640011035317" calcext:value-type="float">
            <text:p>0.48640011035317</text:p>
          </table:table-cell>
          <table:table-cell office:value-type="float" office:value="1.0958876242171" calcext:value-type="float">
            <text:p>1.0958876242171</text:p>
          </table:table-cell>
          <table:table-cell office:value-type="float" office:value="0.50771768435397" calcext:value-type="float">
            <text:p>0.50771768435397</text:p>
          </table:table-cell>
          <table:table-cell office:value-type="float" office:value="0.76166337017579" calcext:value-type="float">
            <text:p>0.76166337017579</text:p>
          </table:table-cell>
          <table:table-cell office:value-type="float" office:value="0.48490620833185" calcext:value-type="float">
            <text:p>0.48490620833185</text:p>
          </table:table-cell>
          <table:table-cell table:number-columns-repeated="2"/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1.1146598872769" calcext:value-type="float">
            <text:p>1.1146598872769</text:p>
          </table:table-cell>
          <table:table-cell office:value-type="float" office:value="0.50915648328364" calcext:value-type="float">
            <text:p>0.50915648328364</text:p>
          </table:table-cell>
          <table:table-cell office:value-type="float" office:value="0.79910892195103" calcext:value-type="float">
            <text:p>0.79910892195103</text:p>
          </table:table-cell>
          <table:table-cell office:value-type="float" office:value="0.4865263935156" calcext:value-type="float">
            <text:p>0.4865263935156</text:p>
          </table:table-cell>
          <table:table-cell office:value-type="float" office:value="1.0944689468329" calcext:value-type="float">
            <text:p>1.0944689468329</text:p>
          </table:table-cell>
          <table:table-cell office:value-type="float" office:value="0.50759017650596" calcext:value-type="float">
            <text:p>0.50759017650596</text:p>
          </table:table-cell>
          <table:table-cell office:value-type="float" office:value="0.7637485886376" calcext:value-type="float">
            <text:p>0.7637485886376</text:p>
          </table:table-cell>
          <table:table-cell office:value-type="float" office:value="0.48500257216751" calcext:value-type="float">
            <text:p>0.48500257216751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1129253069263" calcext:value-type="float">
            <text:p>1.1129253069263</text:p>
          </table:table-cell>
          <table:table-cell office:value-type="float" office:value="0.50901974006663" calcext:value-type="float">
            <text:p>0.50901974006663</text:p>
          </table:table-cell>
          <table:table-cell office:value-type="float" office:value="0.80099751989177" calcext:value-type="float">
            <text:p>0.80099751989177</text:p>
          </table:table-cell>
          <table:table-cell office:value-type="float" office:value="0.48665092293075" calcext:value-type="float">
            <text:p>0.48665092293075</text:p>
          </table:table-cell>
          <table:table-cell office:value-type="float" office:value="1.0930740590614" calcext:value-type="float">
            <text:p>1.0930740590614</text:p>
          </table:table-cell>
          <table:table-cell office:value-type="float" office:value="0.50746554563134" calcext:value-type="float">
            <text:p>0.50746554563134</text:p>
          </table:table-cell>
          <table:table-cell office:value-type="float" office:value="0.7658236878483" calcext:value-type="float">
            <text:p>0.7658236878483</text:p>
          </table:table-cell>
          <table:table-cell office:value-type="float" office:value="0.4851001460603" calcext:value-type="float">
            <text:p>0.4851001460603</text:p>
          </table:table-cell>
          <table:table-cell table:number-columns-repeated="2"/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float" office:value="1.1112206487854" calcext:value-type="float">
            <text:p>1.1112206487854</text:p>
          </table:table-cell>
          <table:table-cell office:value-type="float" office:value="0.50888466470306" calcext:value-type="float">
            <text:p>0.50888466470306</text:p>
          </table:table-cell>
          <table:table-cell office:value-type="float" office:value="0.8028743573529" calcext:value-type="float">
            <text:p>0.8028743573529</text:p>
          </table:table-cell>
          <table:table-cell office:value-type="float" office:value="0.48677380076743" calcext:value-type="float">
            <text:p>0.48677380076743</text:p>
          </table:table-cell>
          <table:table-cell office:value-type="float" office:value="1.0917024708644" calcext:value-type="float">
            <text:p>1.0917024708644</text:p>
          </table:table-cell>
          <table:table-cell office:value-type="float" office:value="0.50734368311777" calcext:value-type="float">
            <text:p>0.50734368311777</text:p>
          </table:table-cell>
          <table:table-cell office:value-type="float" office:value="0.76788857213634" calcext:value-type="float">
            <text:p>0.76788857213634</text:p>
          </table:table-cell>
          <table:table-cell office:value-type="float" office:value="0.48519880267237" calcext:value-type="float">
            <text:p>0.48519880267237</text:p>
          </table:table-cell>
          <table:table-cell table:number-columns-repeated="2"/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1.1095452964096" calcext:value-type="float">
            <text:p>1.1095452964096</text:p>
          </table:table-cell>
          <table:table-cell office:value-type="float" office:value="0.50875129384738" calcext:value-type="float">
            <text:p>0.50875129384738</text:p>
          </table:table-cell>
          <table:table-cell office:value-type="float" office:value="0.80473941535846" calcext:value-type="float">
            <text:p>0.80473941535846</text:p>
          </table:table-cell>
          <table:table-cell office:value-type="float" office:value="0.48689512069568" calcext:value-type="float">
            <text:p>0.48689512069568</text:p>
          </table:table-cell>
          <table:table-cell office:value-type="float" office:value="1.0903537056291" calcext:value-type="float">
            <text:p>1.0903537056291</text:p>
          </table:table-cell>
          <table:table-cell office:value-type="float" office:value="0.50722448684651" calcext:value-type="float">
            <text:p>0.50722448684651</text:p>
          </table:table-cell>
          <table:table-cell office:value-type="float" office:value="0.76994314937694" calcext:value-type="float">
            <text:p>0.76994314937694</text:p>
          </table:table-cell>
          <table:table-cell office:value-type="float" office:value="0.48529842448496" calcext:value-type="float">
            <text:p>0.48529842448496</text:p>
          </table:table-cell>
          <table:table-cell table:number-columns-repeated="2"/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float" office:value="1.1078986482162" calcext:value-type="float">
            <text:p>1.1078986482162</text:p>
          </table:table-cell>
          <table:table-cell office:value-type="float" office:value="0.50861965716839" calcext:value-type="float">
            <text:p>0.50861965716839</text:p>
          </table:table-cell>
          <table:table-cell office:value-type="float" office:value="0.80659267549896" calcext:value-type="float">
            <text:p>0.80659267549896</text:p>
          </table:table-cell>
          <table:table-cell office:value-type="float" office:value="0.48701496856461" calcext:value-type="float">
            <text:p>0.48701496856461</text:p>
          </table:table-cell>
          <table:table-cell office:value-type="float" office:value="1.089027299658" calcext:value-type="float">
            <text:p>1.089027299658</text:p>
          </table:table-cell>
          <table:table-cell office:value-type="float" office:value="0.50710786070303" calcext:value-type="float">
            <text:p>0.50710786070303</text:p>
          </table:table-cell>
          <table:table-cell office:value-type="float" office:value="0.77198733087704" calcext:value-type="float">
            <text:p>0.77198733087704</text:p>
          </table:table-cell>
          <table:table-cell office:value-type="float" office:value="0.48539890300231" calcext:value-type="float">
            <text:p>0.48539890300231</text:p>
          </table:table-cell>
          <table:table-cell table:number-columns-repeated="2"/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1.1062801171294" calcext:value-type="float">
            <text:p>1.1062801171294</text:p>
          </table:table-cell>
          <table:table-cell office:value-type="float" office:value="0.50848977804544" calcext:value-type="float">
            <text:p>0.50848977804544</text:p>
          </table:table-cell>
          <table:table-cell office:value-type="float" office:value="0.80843412003151" calcext:value-type="float">
            <text:p>0.80843412003151</text:p>
          </table:table-cell>
          <table:table-cell office:value-type="float" office:value="0.48713342302716" calcext:value-type="float">
            <text:p>0.48713342302716</text:p>
          </table:table-cell>
          <table:table-cell office:value-type="float" office:value="1.0877228016852" calcext:value-type="float">
            <text:p>1.0877228016852</text:p>
          </table:table-cell>
          <table:table-cell office:value-type="float" office:value="0.50699371412803" calcext:value-type="float">
            <text:p>0.50699371412803</text:p>
          </table:table-cell>
          <table:table-cell office:value-type="float" office:value="0.77402103126903" calcext:value-type="float">
            <text:p>0.77402103126903</text:p>
          </table:table-cell>
          <table:table-cell office:value-type="float" office:value="0.48550013802101" calcext:value-type="float">
            <text:p>0.48550013802101</text:p>
          </table:table-cell>
          <table:table-cell table:number-columns-repeated="2"/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1.1046891302272" calcext:value-type="float">
            <text:p>1.1046891302272</text:p>
          </table:table-cell>
          <table:table-cell office:value-type="float" office:value="0.50836167420219" calcext:value-type="float">
            <text:p>0.50836167420219</text:p>
          </table:table-cell>
          <table:table-cell office:value-type="float" office:value="0.81026373197107" calcext:value-type="float">
            <text:p>0.81026373197107</text:p>
          </table:table-cell>
          <table:table-cell office:value-type="float" office:value="0.48725055611597" calcext:value-type="float">
            <text:p>0.48725055611597</text:p>
          </table:table-cell>
          <table:table-cell office:value-type="float" office:value="1.0864397724178" calcext:value-type="float">
            <text:p>1.0864397724178</text:p>
          </table:table-cell>
          <table:table-cell office:value-type="float" office:value="0.50688196170539" calcext:value-type="float">
            <text:p>0.50688196170539</text:p>
          </table:table-cell>
          <table:table-cell office:value-type="float" office:value="0.7760441684124" calcext:value-type="float">
            <text:p>0.7760441684124</text:p>
          </table:table-cell>
          <table:table-cell office:value-type="float" office:value="0.48560203695914" calcext:value-type="float">
            <text:p>0.48560203695914</text:p>
          </table:table-cell>
          <table:table-cell table:number-columns-repeated="2"/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1.1031251283922" calcext:value-type="float">
            <text:p>1.1031251283922</text:p>
          </table:table-cell>
          <table:table-cell office:value-type="float" office:value="0.50823535828322" calcext:value-type="float">
            <text:p>0.50823535828322</text:p>
          </table:table-cell>
          <table:table-cell office:value-type="float" office:value="0.81208149517355" calcext:value-type="float">
            <text:p>0.81208149517355</text:p>
          </table:table-cell>
          <table:table-cell office:value-type="float" office:value="0.4873664337742" calcext:value-type="float">
            <text:p>0.4873664337742</text:p>
          </table:table-cell>
          <table:table-cell office:value-type="float" office:value="1.0851777840996" calcext:value-type="float">
            <text:p>1.0851777840996</text:p>
          </table:table-cell>
          <table:table-cell office:value-type="float" office:value="0.5067725227839" calcext:value-type="float">
            <text:p>0.5067725227839</text:p>
          </table:table-cell>
          <table:table-cell office:value-type="float" office:value="0.77805666330267" calcext:value-type="float">
            <text:p>0.77805666330267</text:p>
          </table:table-cell>
          <table:table-cell office:value-type="float" office:value="0.48570451424048" calcext:value-type="float">
            <text:p>0.48570451424048</text:p>
          </table:table-cell>
          <table:table-cell table:number-columns-repeated="2"/>
        </table:table-row>
        <table:table-row table:style-name="ro1">
          <table:table-cell office:value-type="float" office:value="8.7" calcext:value-type="float">
            <text:p>8.7</text:p>
          </table:table-cell>
          <table:table-cell office:value-type="float" office:value="1.1015875659668" calcext:value-type="float">
            <text:p>1.1015875659668</text:p>
          </table:table-cell>
          <table:table-cell office:value-type="float" office:value="0.5081108383788" calcext:value-type="float">
            <text:p>0.5081108383788</text:p>
          </table:table-cell>
          <table:table-cell office:value-type="float" office:value="0.81388739441131" calcext:value-type="float">
            <text:p>0.81388739441131</text:p>
          </table:table-cell>
          <table:table-cell office:value-type="float" office:value="0.48748111634481" calcext:value-type="float">
            <text:p>0.48748111634481</text:p>
          </table:table-cell>
          <table:table-cell office:value-type="float" office:value="1.0839364200971" calcext:value-type="float">
            <text:p>1.0839364200971</text:p>
          </table:table-cell>
          <table:table-cell office:value-type="float" office:value="0.50666532112988" calcext:value-type="float">
            <text:p>0.50666532112988</text:p>
          </table:table-cell>
          <table:table-cell office:value-type="float" office:value="0.78005843998706" calcext:value-type="float">
            <text:p>0.78005843998706</text:p>
          </table:table-cell>
          <table:table-cell office:value-type="float" office:value="0.48580749072923" calcext:value-type="float">
            <text:p>0.48580749072923</text:p>
          </table:table-cell>
          <table:table-cell table:number-columns-repeated="2"/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1.1000759104133" calcext:value-type="float">
            <text:p>1.1000759104133</text:p>
          </table:table-cell>
          <table:table-cell office:value-type="float" office:value="0.50798811850194" calcext:value-type="float">
            <text:p>0.50798811850194</text:p>
          </table:table-cell>
          <table:table-cell office:value-type="float" office:value="0.81568141544149" calcext:value-type="float">
            <text:p>0.81568141544149</text:p>
          </table:table-cell>
          <table:table-cell office:value-type="float" office:value="0.4875946590214" calcext:value-type="float">
            <text:p>0.4875946590214</text:p>
          </table:table-cell>
          <table:table-cell office:value-type="float" office:value="1.0827152745049" calcext:value-type="float">
            <text:p>1.0827152745049</text:p>
          </table:table-cell>
          <table:table-cell office:value-type="float" office:value="0.50656028460812" calcext:value-type="float">
            <text:p>0.50656028460812</text:p>
          </table:table-cell>
          <table:table-cell office:value-type="float" office:value="0.78204942548611" calcext:value-type="float">
            <text:p>0.78204942548611</text:p>
          </table:table-cell>
          <table:table-cell office:value-type="float" office:value="0.4859108932111" calcext:value-type="float">
            <text:p>0.4859108932111</text:p>
          </table:table-cell>
          <table:table-cell table:number-columns-repeated="2"/>
        </table:table-row>
        <table:table-row table:style-name="ro1">
          <table:table-cell office:value-type="float" office:value="8.9" calcext:value-type="float">
            <text:p>8.9</text:p>
          </table:table-cell>
          <table:table-cell office:value-type="float" office:value="1.0985896419785" calcext:value-type="float">
            <text:p>1.0985896419785</text:p>
          </table:table-cell>
          <table:table-cell office:value-type="float" office:value="0.50786719902225" calcext:value-type="float">
            <text:p>0.50786719902225</text:p>
          </table:table-cell>
          <table:table-cell office:value-type="float" office:value="0.81746354506771" calcext:value-type="float">
            <text:p>0.81746354506771</text:p>
          </table:table-cell>
          <table:table-cell office:value-type="float" office:value="0.48770711226388" calcext:value-type="float">
            <text:p>0.48770711226388</text:p>
          </table:table-cell>
          <table:table-cell office:value-type="float" office:value="1.081513951771" calcext:value-type="float">
            <text:p>1.081513951771</text:p>
          </table:table-cell>
          <table:table-cell office:value-type="float" office:value="0.50645734488853" calcext:value-type="float">
            <text:p>0.50645734488853</text:p>
          </table:table-cell>
          <table:table-cell office:value-type="float" office:value="0.78402954972097" calcext:value-type="float">
            <text:p>0.78402954972097</text:p>
          </table:table-cell>
          <table:table-cell office:value-type="float" office:value="0.48601465391703" calcext:value-type="float">
            <text:p>0.48601465391703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0971282533653" calcext:value-type="float">
            <text:p>1.0971282533653</text:p>
          </table:table-cell>
          <table:table-cell office:value-type="float" office:value="0.50774807706016" calcext:value-type="float">
            <text:p>0.50774807706016</text:p>
          </table:table-cell>
          <table:table-cell office:value-type="float" office:value="0.81923377119575" calcext:value-type="float">
            <text:p>0.81923377119575</text:p>
          </table:table-cell>
          <table:table-cell office:value-type="float" office:value="0.4878185221814" calcext:value-type="float">
            <text:p>0.4878185221814</text:p>
          </table:table-cell>
          <table:table-cell office:value-type="float" office:value="1.0803320663389" calcext:value-type="float">
            <text:p>1.0803320663389</text:p>
          </table:table-cell>
          <table:table-cell office:value-type="float" office:value="0.50635643717662" calcext:value-type="float">
            <text:p>0.50635643717662</text:p>
          </table:table-cell>
          <table:table-cell office:value-type="float" office:value="0.78599874544566" calcext:value-type="float">
            <text:p>0.78599874544566</text:p>
          </table:table-cell>
          <table:table-cell office:value-type="float" office:value="0.48611871008596" calcext:value-type="float">
            <text:p>0.48611871008596</text:p>
          </table:table-cell>
          <table:table-cell table:number-columns-repeated="2"/>
        </table:table-row>
        <table:table-row table:style-name="ro1">
          <table:table-cell office:value-type="float" office:value="9.1" calcext:value-type="float">
            <text:p>9.1</text:p>
          </table:table-cell>
          <table:table-cell office:value-type="float" office:value="1.0956912494095" calcext:value-type="float">
            <text:p>1.0956912494095</text:p>
          </table:table-cell>
          <table:table-cell office:value-type="float" office:value="0.50763074684508" calcext:value-type="float">
            <text:p>0.50763074684508</text:p>
          </table:table-cell>
          <table:table-cell office:value-type="float" office:value="0.8209920828833" calcext:value-type="float">
            <text:p>0.8209920828833</text:p>
          </table:table-cell>
          <table:table-cell office:value-type="float" office:value="0.48792893088535" calcext:value-type="float">
            <text:p>0.48792893088535</text:p>
          </table:table-cell>
          <table:table-cell office:value-type="float" office:value="1.0791692423071" calcext:value-type="float">
            <text:p>1.0791692423071</text:p>
          </table:table-cell>
          <table:table-cell office:value-type="float" office:value="0.50625749996551" calcext:value-type="float">
            <text:p>0.50625749996551</text:p>
          </table:table-cell>
          <table:table-cell office:value-type="float" office:value="0.78795694818393" calcext:value-type="float">
            <text:p>0.78795694818393</text:p>
          </table:table-cell>
          <table:table-cell office:value-type="float" office:value="0.48622300356357" calcext:value-type="float">
            <text:p>0.48622300356357</text:p>
          </table:table-cell>
          <table:table-cell table:number-columns-repeated="2"/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1.0942781467628" calcext:value-type="float">
            <text:p>1.0942781467628</text:p>
          </table:table-cell>
          <table:table-cell office:value-type="float" office:value="0.50751520004064" calcext:value-type="float">
            <text:p>0.50751520004064</text:p>
          </table:table-cell>
          <table:table-cell office:value-type="float" office:value="0.82273847038453" calcext:value-type="float">
            <text:p>0.82273847038453</text:p>
          </table:table-cell>
          <table:table-cell office:value-type="float" office:value="0.48803837681463" calcext:value-type="float">
            <text:p>0.48803837681463</text:p>
          </table:table-cell>
          <table:table-cell office:value-type="float" office:value="1.0780251131039" calcext:value-type="float">
            <text:p>1.0780251131039</text:p>
          </table:table-cell>
          <table:table-cell office:value-type="float" office:value="0.50616047480777" calcext:value-type="float">
            <text:p>0.50616047480777</text:p>
          </table:table-cell>
          <table:table-cell office:value-type="float" office:value="0.78990409617037" calcext:value-type="float">
            <text:p>0.78990409617037</text:p>
          </table:table-cell>
          <table:table-cell office:value-type="float" office:value="0.48632748043395" calcext:value-type="float">
            <text:p>0.48632748043395</text:p>
          </table:table-cell>
          <table:table-cell table:number-columns-repeated="2"/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float" office:value="1.092888473583" calcext:value-type="float">
            <text:p>1.092888473583</text:p>
          </table:table-cell>
          <table:table-cell office:value-type="float" office:value="0.50740142603984" calcext:value-type="float">
            <text:p>0.50740142603984</text:p>
          </table:table-cell>
          <table:table-cell office:value-type="float" office:value="0.82447292518963" calcext:value-type="float">
            <text:p>0.82447292518963</text:p>
          </table:table-cell>
          <table:table-cell office:value-type="float" office:value="0.48814689503534" calcext:value-type="float">
            <text:p>0.48814689503534</text:p>
          </table:table-cell>
          <table:table-cell office:value-type="float" office:value="1.076899321177" calcext:value-type="float">
            <text:p>1.076899321177</text:p>
          </table:table-cell>
          <table:table-cell office:value-type="float" office:value="0.50606530610552" calcext:value-type="float">
            <text:p>0.50606530610552</text:p>
          </table:table-cell>
          <table:table-cell office:value-type="float" office:value="0.79184013029522" calcext:value-type="float">
            <text:p>0.79184013029522</text:p>
          </table:table-cell>
          <table:table-cell office:value-type="float" office:value="0.48643209068155" calcext:value-type="float">
            <text:p>0.48643209068155</text:p>
          </table:table-cell>
          <table:table-cell table:number-columns-repeated="2"/>
        </table:table-row>
        <table:table-row table:style-name="ro1">
          <table:table-cell office:value-type="float" office:value="9.4" calcext:value-type="float">
            <text:p>9.4</text:p>
          </table:table-cell>
          <table:table-cell office:value-type="float" office:value="1.0915217692302" calcext:value-type="float">
            <text:p>1.0915217692302</text:p>
          </table:table-cell>
          <table:table-cell office:value-type="float" office:value="0.50728941223291" calcext:value-type="float">
            <text:p>0.50728941223291</text:p>
          </table:table-cell>
          <table:table-cell office:value-type="float" office:value="0.8261954400597" calcext:value-type="float">
            <text:p>0.8261954400597</text:p>
          </table:table-cell>
          <table:table-cell office:value-type="float" office:value="0.48825451751702" calcext:value-type="float">
            <text:p>0.48825451751702</text:p>
          </table:table-cell>
          <table:table-cell office:value-type="float" office:value="1.0757915176973" calcext:value-type="float">
            <text:p>1.0757915176973</text:p>
          </table:table-cell>
          <table:table-cell office:value-type="float" office:value="0.50597194091699" calcext:value-type="float">
            <text:p>0.50597194091699</text:p>
          </table:table-cell>
          <table:table-cell office:value-type="float" office:value="0.79376499405271" calcext:value-type="float">
            <text:p>0.79376499405271</text:p>
          </table:table-cell>
          <table:table-cell office:value-type="float" office:value="0.4865367878809" calcext:value-type="float">
            <text:p>0.4865367878809</text:p>
          </table:table-cell>
          <table:table-cell table:number-columns-repeated="2"/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1.09017758397" calcext:value-type="float">
            <text:p>1.09017758397</text:p>
          </table:table-cell>
          <table:table-cell office:value-type="float" office:value="0.50717914425007" calcext:value-type="float">
            <text:p>0.50717914425007</text:p>
          </table:table-cell>
          <table:table-cell office:value-type="float" office:value="0.82790600905733" calcext:value-type="float">
            <text:p>0.82790600905733</text:p>
          </table:table-cell>
          <table:table-cell office:value-type="float" office:value="0.48836127338708" calcext:value-type="float">
            <text:p>0.48836127338708</text:p>
          </table:table-cell>
          <table:table-cell office:value-type="float" office:value="1.0747013622753" calcext:value-type="float">
            <text:p>1.0747013622753</text:p>
          </table:table-cell>
          <table:table-cell office:value-type="float" office:value="0.50588032877842" calcext:value-type="float">
            <text:p>0.50588032877842</text:p>
          </table:table-cell>
          <table:table-cell office:value-type="float" office:value="0.79567863349242" calcext:value-type="float">
            <text:p>0.79567863349242</text:p>
          </table:table-cell>
          <table:table-cell office:value-type="float" office:value="0.48664152891188" calcext:value-type="float">
            <text:p>0.48664152891188</text:p>
          </table:table-cell>
          <table:table-cell table:number-columns-repeated="2"/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1.0888554786837" calcext:value-type="float">
            <text:p>1.0888554786837</text:p>
          </table:table-cell>
          <table:table-cell office:value-type="float" office:value="0.50707060618157" calcext:value-type="float">
            <text:p>0.50707060618157</text:p>
          </table:table-cell>
          <table:table-cell office:value-type="float" office:value="0.82960462757325" calcext:value-type="float">
            <text:p>0.82960462757325</text:p>
          </table:table-cell>
          <table:table-cell office:value-type="float" office:value="0.48846718916531" calcext:value-type="float">
            <text:p>0.48846718916531</text:p>
          </table:table-cell>
          <table:table-cell office:value-type="float" office:value="1.0736285226898" calcext:value-type="float">
            <text:p>1.0736285226898</text:p>
          </table:table-cell>
          <table:table-cell office:value-type="float" office:value="0.5057904215399" calcext:value-type="float">
            <text:p>0.5057904215399</text:p>
          </table:table-cell>
          <table:table-cell office:value-type="float" office:value="0.7975809971736" calcext:value-type="float">
            <text:p>0.7975809971736</text:p>
          </table:table-cell>
          <table:table-cell office:value-type="float" office:value="0.48674627369836" calcext:value-type="float">
            <text:p>0.48674627369836</text:p>
          </table:table-cell>
          <table:table-cell table:number-columns-repeated="2"/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1.0875550245855" calcext:value-type="float">
            <text:p>1.0875550245855</text:p>
          </table:table-cell>
          <table:table-cell office:value-type="float" office:value="0.50696378077697" calcext:value-type="float">
            <text:p>0.50696378077697</text:p>
          </table:table-cell>
          <table:table-cell office:value-type="float" office:value="0.83129129234905" calcext:value-type="float">
            <text:p>0.83129129234905</text:p>
          </table:table-cell>
          <table:table-cell office:value-type="float" office:value="0.48857228897991" calcext:value-type="float">
            <text:p>0.48857228897991</text:p>
          </table:table-cell>
          <table:table-cell office:value-type="float" office:value="1.0725726746291" calcext:value-type="float">
            <text:p>1.0725726746291</text:p>
          </table:table-cell>
          <table:table-cell office:value-type="float" office:value="0.50570217321395" calcext:value-type="float">
            <text:p>0.50570217321395</text:p>
          </table:table-cell>
          <table:table-cell office:value-type="float" office:value="0.79947203612187" calcext:value-type="float">
            <text:p>0.79947203612187</text:p>
          </table:table-cell>
          <table:table-cell office:value-type="float" office:value="0.48685098496839" calcext:value-type="float">
            <text:p>0.48685098496839</text:p>
          </table:table-cell>
          <table:table-cell table:number-columns-repeated="2"/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1.0862758029458" calcext:value-type="float">
            <text:p>1.0862758029458</text:p>
          </table:table-cell>
          <table:table-cell office:value-type="float" office:value="0.50685864962542" calcext:value-type="float">
            <text:p>0.50685864962542</text:p>
          </table:table-cell>
          <table:table-cell office:value-type="float" office:value="0.83296600149663" calcext:value-type="float">
            <text:p>0.83296600149663</text:p>
          </table:table-cell>
          <table:table-cell office:value-type="float" office:value="0.48867659476646" calcext:value-type="float">
            <text:p>0.48867659476646</text:p>
          </table:table-cell>
          <table:table-cell office:value-type="float" office:value="1.0715335014422" calcext:value-type="float">
            <text:p>1.0715335014422</text:p>
          </table:table-cell>
          <table:table-cell office:value-type="float" office:value="0.50561553983584" calcext:value-type="float">
            <text:p>0.50561553983584</text:p>
          </table:table-cell>
          <table:table-cell office:value-type="float" office:value="0.80135170378839" calcext:value-type="float">
            <text:p>0.80135170378839</text:p>
          </table:table-cell>
          <table:table-cell office:value-type="float" office:value="0.48695562803408" calcext:value-type="float">
            <text:p>0.48695562803408</text:p>
          </table:table-cell>
          <table:table-cell table:number-columns-repeated="2"/>
        </table:table-row>
        <table:table-row table:style-name="ro1">
          <table:table-cell office:value-type="float" office:value="9.9" calcext:value-type="float">
            <text:p>9.9</text:p>
          </table:table-cell>
          <table:table-cell office:value-type="float" office:value="1.0850174048225" calcext:value-type="float">
            <text:p>1.0850174048225</text:p>
          </table:table-cell>
          <table:table-cell office:value-type="float" office:value="0.50675519331875" calcext:value-type="float">
            <text:p>0.50675519331875</text:p>
          </table:table-cell>
          <table:table-cell office:value-type="float" office:value="0.83462875451422" calcext:value-type="float">
            <text:p>0.83462875451422</text:p>
          </table:table-cell>
          <table:table-cell office:value-type="float" office:value="0.48878012645131" calcext:value-type="float">
            <text:p>0.48878012645131</text:p>
          </table:table-cell>
          <table:table-cell office:value-type="float" office:value="1.0705106939007" calcext:value-type="float">
            <text:p>1.0705106939007</text:p>
          </table:table-cell>
          <table:table-cell office:value-type="float" office:value="0.5055304793347" calcext:value-type="float">
            <text:p>0.5055304793347</text:p>
          </table:table-cell>
          <table:table-cell office:value-type="float" office:value="0.80321995601094" calcext:value-type="float">
            <text:p>0.80321995601094</text:p>
          </table:table-cell>
          <table:table-cell office:value-type="float" office:value="0.48706017058963" calcext:value-type="float">
            <text:p>0.48706017058963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0837794307988" calcext:value-type="float">
            <text:p>1.0837794307988</text:p>
          </table:table-cell>
          <table:table-cell office:value-type="float" office:value="0.50665339159883" calcext:value-type="float">
            <text:p>0.50665339159883</text:p>
          </table:table-cell>
          <table:table-cell office:value-type="float" office:value="0.83627955229947" calcext:value-type="float">
            <text:p>0.83627955229947</text:p>
          </table:table-cell>
          <table:table-cell office:value-type="float" office:value="0.48888290212045" calcext:value-type="float">
            <text:p>0.48888290212045</text:p>
          </table:table-cell>
          <table:table-cell office:value-type="float" office:value="1.0695039499707" calcext:value-type="float">
            <text:p>1.0695039499707</text:p>
          </table:table-cell>
          <table:table-cell office:value-type="float" office:value="0.50544695141442" calcext:value-type="float">
            <text:p>0.50544695141442</text:p>
          </table:table-cell>
          <table:table-cell office:value-type="float" office:value="0.80507675097698" calcext:value-type="float">
            <text:p>0.80507675097698</text:p>
          </table:table-cell>
          <table:table-cell office:value-type="float" office:value="0.48716458252596" calcext:value-type="float">
            <text:p>0.48716458252596</text:p>
          </table:table-cell>
          <table:table-cell table:number-columns-repeated="2"/>
        </table:table-row>
        <table:table-row table:style-name="ro1">
          <table:table-cell office:value-type="float" office:value="10.1" calcext:value-type="float">
            <text:p>10.1</text:p>
          </table:table-cell>
          <table:table-cell office:value-type="float" office:value="1.0825614907269" calcext:value-type="float">
            <text:p>1.0825614907269</text:p>
          </table:table-cell>
          <table:table-cell office:value-type="float" office:value="0.50655322349053" calcext:value-type="float">
            <text:p>0.50655322349053</text:p>
          </table:table-cell>
          <table:table-cell office:value-type="float" office:value="0.83791839715968" calcext:value-type="float">
            <text:p>0.83791839715968</text:p>
          </table:table-cell>
          <table:table-cell office:value-type="float" office:value="0.48898493817506" calcext:value-type="float">
            <text:p>0.48898493817506</text:p>
          </table:table-cell>
          <table:table-cell office:value-type="float" office:value="1.0685129745938" calcext:value-type="float">
            <text:p>1.0685129745938</text:p>
          </table:table-cell>
          <table:table-cell office:value-type="float" office:value="0.50536491744366" calcext:value-type="float">
            <text:p>0.50536491744366</text:p>
          </table:table-cell>
          <table:table-cell office:value-type="float" office:value="0.80692204918829" calcext:value-type="float">
            <text:p>0.80692204918829</text:p>
          </table:table-cell>
          <table:table-cell office:value-type="float" office:value="0.48726883576064" calcext:value-type="float">
            <text:p>0.48726883576064</text:p>
          </table:table-cell>
          <table:table-cell table:number-columns-repeated="2"/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1.0813632034801" calcext:value-type="float">
            <text:p>1.0813632034801</text:p>
          </table:table-cell>
          <table:table-cell office:value-type="float" office:value="0.50645466742172" calcext:value-type="float">
            <text:p>0.50645466742172</text:p>
          </table:table-cell>
          <table:table-cell office:value-type="float" office:value="0.83954529281943" calcext:value-type="float">
            <text:p>0.83954529281943</text:p>
          </table:table-cell>
          <table:table-cell office:value-type="float" office:value="0.48908624947481" calcext:value-type="float">
            <text:p>0.48908624947481</text:p>
          </table:table-cell>
          <table:table-cell office:value-type="float" office:value="1.0675374794772" calcext:value-type="float">
            <text:p>1.0675374794772</text:p>
          </table:table-cell>
          <table:table-cell office:value-type="float" office:value="0.50528434035409" calcext:value-type="float">
            <text:p>0.50528434035409</text:p>
          </table:table-cell>
          <table:table-cell office:value-type="float" office:value="0.80875581342714" calcext:value-type="float">
            <text:p>0.80875581342714</text:p>
          </table:table-cell>
          <table:table-cell office:value-type="float" office:value="0.48737290408176" calcext:value-type="float">
            <text:p>0.48737290408176</text:p>
          </table:table-cell>
          <table:table-cell table:number-columns-repeated="2"/>
        </table:table-row>
        <table:table-row table:style-name="ro1">
          <table:table-cell office:value-type="float" office:value="10.3" calcext:value-type="float">
            <text:p>10.3</text:p>
          </table:table-cell>
          <table:table-cell office:value-type="float" office:value="1.08018419671" calcext:value-type="float">
            <text:p>1.08018419671</text:p>
          </table:table-cell>
          <table:table-cell office:value-type="float" office:value="0.50635770133136" calcext:value-type="float">
            <text:p>0.50635770133136</text:p>
          </table:table-cell>
          <table:table-cell office:value-type="float" office:value="0.84116024442571" calcext:value-type="float">
            <text:p>0.84116024442571</text:p>
          </table:table-cell>
          <table:table-cell office:value-type="float" office:value="0.48918684946976" calcext:value-type="float">
            <text:p>0.48918684946976</text:p>
          </table:table-cell>
          <table:table-cell office:value-type="float" office:value="1.0665771828914" calcext:value-type="float">
            <text:p>1.0665771828914</text:p>
          </table:table-cell>
          <table:table-cell office:value-type="float" office:value="0.50520518454634" calcext:value-type="float">
            <text:p>0.50520518454634</text:p>
          </table:table-cell>
          <table:table-cell office:value-type="float" office:value="0.81057800872376" calcext:value-type="float">
            <text:p>0.81057800872376</text:p>
          </table:table-cell>
          <table:table-cell office:value-type="float" office:value="0.48747676300474" calcext:value-type="float">
            <text:p>0.48747676300474</text:p>
          </table:table-cell>
          <table:table-cell table:number-columns-repeated="2"/>
        </table:table-row>
        <table:table-row table:style-name="ro1">
          <table:table-cell office:value-type="float" office:value="10.4" calcext:value-type="float">
            <text:p>10.4</text:p>
          </table:table-cell>
          <table:table-cell office:value-type="float" office:value="1.0790241066114" calcext:value-type="float">
            <text:p>1.0790241066114</text:p>
          </table:table-cell>
          <table:table-cell office:value-type="float" office:value="0.50626230276673" calcext:value-type="float">
            <text:p>0.50626230276673</text:p>
          </table:table-cell>
          <table:table-cell office:value-type="float" office:value="0.84276325855081" calcext:value-type="float">
            <text:p>0.84276325855081</text:p>
          </table:table-cell>
          <table:table-cell office:value-type="float" office:value="0.48928675032195" calcext:value-type="float">
            <text:p>0.48928675032195</text:p>
          </table:table-cell>
          <table:table-cell office:value-type="float" office:value="1.0656318094771" calcext:value-type="float">
            <text:p>1.0656318094771</text:p>
          </table:table-cell>
          <table:table-cell office:value-type="float" office:value="0.50512741580285" calcext:value-type="float">
            <text:p>0.50512741580285</text:p>
          </table:table-cell>
          <table:table-cell office:value-type="float" office:value="0.812388602325" calcext:value-type="float">
            <text:p>0.812388602325</text:p>
          </table:table-cell>
          <table:table-cell office:value-type="float" office:value="0.48758038964086" calcext:value-type="float">
            <text:p>0.48758038964086</text:p>
          </table:table-cell>
          <table:table-cell table:number-columns-repeated="2"/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1.077882577693" calcext:value-type="float">
            <text:p>1.077882577693</text:p>
          </table:table-cell>
          <table:table-cell office:value-type="float" office:value="0.50616844897089" calcext:value-type="float">
            <text:p>0.50616844897089</text:p>
          </table:table-cell>
          <table:table-cell office:value-type="float" office:value="0.84435434319309" calcext:value-type="float">
            <text:p>0.84435434319309</text:p>
          </table:table-cell>
          <table:table-cell office:value-type="float" office:value="0.48938596301722" calcext:value-type="float">
            <text:p>0.48938596301722</text:p>
          </table:table-cell>
          <table:table-cell office:value-type="float" office:value="1.064701090058" calcext:value-type="float">
            <text:p>1.064701090058</text:p>
          </table:table-cell>
          <table:table-cell office:value-type="float" office:value="0.50505100120722" calcext:value-type="float">
            <text:p>0.50505100120722</text:p>
          </table:table-cell>
          <table:table-cell office:value-type="float" office:value="0.81418756366407" calcext:value-type="float">
            <text:p>0.81418756366407</text:p>
          </table:table-cell>
          <table:table-cell office:value-type="float" office:value="0.48768376257667" calcext:value-type="float">
            <text:p>0.48768376257667</text:p>
          </table:table-cell>
          <table:table-cell table:number-columns-repeated="2"/>
        </table:table-row>
        <table:table-row table:style-name="ro1">
          <table:table-cell office:value-type="float" office:value="10.6" calcext:value-type="float">
            <text:p>10.6</text:p>
          </table:table-cell>
          <table:table-cell office:value-type="float" office:value="1.0767592625545" calcext:value-type="float">
            <text:p>1.0767592625545</text:p>
          </table:table-cell>
          <table:table-cell office:value-type="float" office:value="0.50607611696111" calcext:value-type="float">
            <text:p>0.50607611696111</text:p>
          </table:table-cell>
          <table:table-cell office:value-type="float" office:value="0.84593350777572" calcext:value-type="float">
            <text:p>0.84593350777572</text:p>
          </table:table-cell>
          <table:table-cell office:value-type="float" office:value="0.48948449746824" calcext:value-type="float">
            <text:p>0.48948449746824</text:p>
          </table:table-cell>
          <table:table-cell office:value-type="float" office:value="1.0637847614622" calcext:value-type="float">
            <text:p>1.0637847614622</text:p>
          </table:table-cell>
          <table:table-cell office:value-type="float" office:value="0.50497590906941" calcext:value-type="float">
            <text:p>0.50497590906941</text:p>
          </table:table-cell>
          <table:table-cell office:value-type="float" office:value="0.81597486433107" calcext:value-type="float">
            <text:p>0.81597486433107</text:p>
          </table:table-cell>
          <table:table-cell office:value-type="float" office:value="0.48778686176328" calcext:value-type="float">
            <text:p>0.48778686176328</text:p>
          </table:table-cell>
          <table:table-cell table:number-columns-repeated="2"/>
        </table:table-row>
        <table:table-row table:style-name="ro1">
          <table:table-cell office:value-type="float" office:value="10.7" calcext:value-type="float">
            <text:p>10.7</text:p>
          </table:table-cell>
          <table:table-cell office:value-type="float" office:value="1.0756538216704" calcext:value-type="float">
            <text:p>1.0756538216704</text:p>
          </table:table-cell>
          <table:table-cell office:value-type="float" office:value="0.50598528359921" calcext:value-type="float">
            <text:p>0.50598528359921</text:p>
          </table:table-cell>
          <table:table-cell office:value-type="float" office:value="0.84750076314363" calcext:value-type="float">
            <text:p>0.84750076314363</text:p>
          </table:table-cell>
          <table:table-cell office:value-type="float" office:value="0.48958236260937" calcext:value-type="float">
            <text:p>0.48958236260937</text:p>
          </table:table-cell>
          <table:table-cell office:value-type="float" office:value="1.0628825663495" calcext:value-type="float">
            <text:p>1.0628825663495</text:p>
          </table:table-cell>
          <table:table-cell office:value-type="float" office:value="0.50490210885642" calcext:value-type="float">
            <text:p>0.50490210885642</text:p>
          </table:table-cell>
          <table:table-cell office:value-type="float" office:value="0.81775047804449" calcext:value-type="float">
            <text:p>0.81775047804449</text:p>
          </table:table-cell>
          <table:table-cell office:value-type="float" office:value="0.48788966841485" calcext:value-type="float">
            <text:p>0.48788966841485</text:p>
          </table:table-cell>
          <table:table-cell table:number-columns-repeated="2"/>
        </table:table-row>
        <table:table-row table:style-name="ro1">
          <table:table-cell office:value-type="float" office:value="10.8" calcext:value-type="float">
            <text:p>10.8</text:p>
          </table:table-cell>
          <table:table-cell office:value-type="float" office:value="1.0745659231792" calcext:value-type="float">
            <text:p>1.0745659231792</text:p>
          </table:table-cell>
          <table:table-cell office:value-type="float" office:value="0.50589592565444" calcext:value-type="float">
            <text:p>0.50589592565444</text:p>
          </table:table-cell>
          <table:table-cell office:value-type="float" office:value="0.84905612155871" calcext:value-type="float">
            <text:p>0.84905612155871</text:p>
          </table:table-cell>
          <table:table-cell office:value-type="float" office:value="0.48967956648394" calcext:value-type="float">
            <text:p>0.48967956648394</text:p>
          </table:table-cell>
          <table:table-cell office:value-type="float" office:value="1.0619942530454" calcext:value-type="float">
            <text:p>1.0619942530454</text:p>
          </table:table-cell>
          <table:table-cell office:value-type="float" office:value="0.50482957112793" calcext:value-type="float">
            <text:p>0.50482957112793</text:p>
          </table:table-cell>
          <table:table-cell office:value-type="float" office:value="0.81951438062333" calcext:value-type="float">
            <text:p>0.81951438062333</text:p>
          </table:table-cell>
          <table:table-cell office:value-type="float" office:value="0.4879921649153" calcext:value-type="float">
            <text:p>0.4879921649153</text:p>
          </table:table-cell>
          <table:table-cell table:number-columns-repeated="2"/>
        </table:table-row>
        <table:table-row table:style-name="ro1">
          <table:table-cell office:value-type="float" office:value="10.9" calcext:value-type="float">
            <text:p>10.9</text:p>
          </table:table-cell>
          <table:table-cell office:value-type="float" office:value="1.0734952426792" calcext:value-type="float">
            <text:p>1.0734952426792</text:p>
          </table:table-cell>
          <table:table-cell office:value-type="float" office:value="0.5058080198597" calcext:value-type="float">
            <text:p>0.5058080198597</text:p>
          </table:table-cell>
          <table:table-cell office:value-type="float" office:value="0.85059959669345" calcext:value-type="float">
            <text:p>0.85059959669345</text:p>
          </table:table-cell>
          <table:table-cell office:value-type="float" office:value="0.48977611632456" calcext:value-type="float">
            <text:p>0.48977611632456</text:p>
          </table:table-cell>
          <table:table-cell office:value-type="float" office:value="1.0611195753814" calcext:value-type="float">
            <text:p>1.0611195753814</text:p>
          </table:table-cell>
          <table:table-cell office:value-type="float" office:value="0.50475826747653" calcext:value-type="float">
            <text:p>0.50475826747653</text:p>
          </table:table-cell>
          <table:table-cell office:value-type="float" office:value="0.82126654995982" calcext:value-type="float">
            <text:p>0.82126654995982</text:p>
          </table:table-cell>
          <table:table-cell office:value-type="float" office:value="0.48809433473287" calcext:value-type="float">
            <text:p>0.48809433473287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0724414630295" calcext:value-type="float">
            <text:p>1.0724414630295</text:p>
          </table:table-cell>
          <table:table-cell office:value-type="float" office:value="0.50572154296156" calcext:value-type="float">
            <text:p>0.50572154296156</text:p>
          </table:table-cell>
          <table:table-cell office:value-type="float" office:value="0.85213120362304" calcext:value-type="float">
            <text:p>0.85213120362304</text:p>
          </table:table-cell>
          <table:table-cell office:value-type="float" office:value="0.48987201862711" calcext:value-type="float">
            <text:p>0.48987201862711</text:p>
          </table:table-cell>
          <table:table-cell office:value-type="float" office:value="1.0602582925408" calcext:value-type="float">
            <text:p>1.0602582925408</text:p>
          </table:table-cell>
          <table:table-cell office:value-type="float" office:value="0.50468817047216" calcext:value-type="float">
            <text:p>0.50468817047216</text:p>
          </table:table-cell>
          <table:table-cell office:value-type="float" office:value="0.8230069659927" calcext:value-type="float">
            <text:p>0.8230069659927</text:p>
          </table:table-cell>
          <table:table-cell office:value-type="float" office:value="0.48819616234156" calcext:value-type="float">
            <text:p>0.48819616234156</text:p>
          </table:table-cell>
          <table:table-cell table:number-columns-repeated="2"/>
        </table:table-row>
        <table:table-row table:style-name="ro1">
          <table:table-cell office:value-type="float" office:value="11.1" calcext:value-type="float">
            <text:p>11.1</text:p>
          </table:table-cell>
          <table:table-cell office:value-type="float" office:value="1.0714042741577" calcext:value-type="float">
            <text:p>1.0714042741577</text:p>
          </table:table-cell>
          <table:table-cell office:value-type="float" office:value="0.50563647176476" calcext:value-type="float">
            <text:p>0.50563647176476</text:p>
          </table:table-cell>
          <table:table-cell office:value-type="float" office:value="0.85365095881615" calcext:value-type="float">
            <text:p>0.85365095881615</text:p>
          </table:table-cell>
          <table:table-cell office:value-type="float" office:value="0.48996727921874" calcext:value-type="float">
            <text:p>0.48996727921874</text:p>
          </table:table-cell>
          <table:table-cell office:value-type="float" office:value="1.0594101689104" calcext:value-type="float">
            <text:p>1.0594101689104</text:p>
          </table:table-cell>
          <table:table-cell office:value-type="float" office:value="0.5046192536105" calcext:value-type="float">
            <text:p>0.5046192536105</text:p>
          </table:table-cell>
          <table:table-cell office:value-type="float" office:value="0.82473561068096" calcext:value-type="float">
            <text:p>0.82473561068096</text:p>
          </table:table-cell>
          <table:table-cell office:value-type="float" office:value="0.48829763314908" calcext:value-type="float">
            <text:p>0.48829763314908</text:p>
          </table:table-cell>
          <table:table-cell table:number-columns-repeated="2"/>
        </table:table-row>
        <table:table-row table:style-name="ro1">
          <table:table-cell office:value-type="float" office:value="11.2" calcext:value-type="float">
            <text:p>11.2</text:p>
          </table:table-cell>
          <table:table-cell office:value-type="float" office:value="1.0703833728716" calcext:value-type="float">
            <text:p>1.0703833728716</text:p>
          </table:table-cell>
          <table:table-cell office:value-type="float" office:value="0.50555278317173" calcext:value-type="float">
            <text:p>0.50555278317173</text:p>
          </table:table-cell>
          <table:table-cell office:value-type="float" office:value="0.8551588801244" calcext:value-type="float">
            <text:p>0.8551588801244</text:p>
          </table:table-cell>
          <table:table-cell office:value-type="float" office:value="0.49006190332043" calcext:value-type="float">
            <text:p>0.49006190332043</text:p>
          </table:table-cell>
          <table:table-cell office:value-type="float" office:value="1.0585749739374" calcext:value-type="float">
            <text:p>1.0585749739374</text:p>
          </table:table-cell>
          <table:table-cell office:value-type="float" office:value="0.50455149126485" calcext:value-type="float">
            <text:p>0.50455149126485</text:p>
          </table:table-cell>
          <table:table-cell office:value-type="float" office:value="0.82645246797796" calcext:value-type="float">
            <text:p>0.82645246797796</text:p>
          </table:table-cell>
          <table:table-cell office:value-type="float" office:value="0.48839873343079" calcext:value-type="float">
            <text:p>0.48839873343079</text:p>
          </table:table-cell>
          <table:table-cell table:number-columns-repeated="2"/>
        </table:table-row>
        <table:table-row table:style-name="ro1">
          <table:table-cell office:value-type="float" office:value="11.3" calcext:value-type="float">
            <text:p>11.3</text:p>
          </table:table-cell>
          <table:table-cell office:value-type="float" office:value="1.0693784626782" calcext:value-type="float">
            <text:p>1.0693784626782</text:p>
          </table:table-cell>
          <table:table-cell office:value-type="float" office:value="0.50547045421742" calcext:value-type="float">
            <text:p>0.50547045421742</text:p>
          </table:table-cell>
          <table:table-cell office:value-type="float" office:value="0.85665498677064" calcext:value-type="float">
            <text:p>0.85665498677064</text:p>
          </table:table-cell>
          <table:table-cell office:value-type="float" office:value="0.49015589560458" calcext:value-type="float">
            <text:p>0.49015589560458</text:p>
          </table:table-cell>
          <table:table-cell office:value-type="float" office:value="1.0577524819911" calcext:value-type="float">
            <text:p>1.0577524819911</text:p>
          </table:table-cell>
          <table:table-cell office:value-type="float" office:value="0.50448485864138" calcext:value-type="float">
            <text:p>0.50448485864138</text:p>
          </table:table-cell>
          <table:table-cell office:value-type="float" office:value="0.82815752380584" calcext:value-type="float">
            <text:p>0.82815752380584</text:p>
          </table:table-cell>
          <table:table-cell office:value-type="float" office:value="0.48849945026893" calcext:value-type="float">
            <text:p>0.48849945026893</text:p>
          </table:table-cell>
          <table:table-cell table:number-columns-repeated="2"/>
        </table:table-row>
        <table:table-row table:style-name="ro1">
          <table:table-cell office:value-type="float" office:value="11.4" calcext:value-type="float">
            <text:p>11.4</text:p>
          </table:table-cell>
          <table:table-cell office:value-type="float" office:value="1.0683892536061" calcext:value-type="float">
            <text:p>1.0683892536061</text:p>
          </table:table-cell>
          <table:table-cell office:value-type="float" office:value="0.50538946210006" calcext:value-type="float">
            <text:p>0.50538946210006</text:p>
          </table:table-cell>
          <table:table-cell office:value-type="float" office:value="0.85813929933612" calcext:value-type="float">
            <text:p>0.85813929933612</text:p>
          </table:table-cell>
          <table:table-cell office:value-type="float" office:value="0.49024926024791" calcext:value-type="float">
            <text:p>0.49024926024791</text:p>
          </table:table-cell>
          <table:table-cell office:value-type="float" office:value="1.05694247223" calcext:value-type="float">
            <text:p>1.05694247223</text:p>
          </table:table-cell>
          <table:table-cell office:value-type="float" office:value="0.5044193317374" calcext:value-type="float">
            <text:p>0.5044193317374</text:p>
          </table:table-cell>
          <table:table-cell office:value-type="float" office:value="0.82985076603026" calcext:value-type="float">
            <text:p>0.82985076603026</text:p>
          </table:table-cell>
          <table:table-cell office:value-type="float" office:value="0.48859977149698" calcext:value-type="float">
            <text:p>0.48859977149698</text:p>
          </table:table-cell>
          <table:table-cell table:number-columns-repeated="2"/>
        </table:table-row>
        <table:table-row table:style-name="ro1">
          <table:table-cell office:value-type="float" office:value="11.5" calcext:value-type="float">
            <text:p>11.5</text:p>
          </table:table-cell>
          <table:table-cell office:value-type="float" office:value="1.0674154620347" calcext:value-type="float">
            <text:p>1.0674154620347</text:p>
          </table:table-cell>
          <table:table-cell office:value-type="float" office:value="0.50530978420816" calcext:value-type="float">
            <text:p>0.50530978420816</text:p>
          </table:table-cell>
          <table:table-cell office:value-type="float" office:value="0.85961183974666" calcext:value-type="float">
            <text:p>0.85961183974666</text:p>
          </table:table-cell>
          <table:table-cell office:value-type="float" office:value="0.49034200098015" calcext:value-type="float">
            <text:p>0.49034200098015</text:p>
          </table:table-cell>
          <table:table-cell office:value-type="float" office:value="1.0561447284731" calcext:value-type="float">
            <text:p>1.0561447284731</text:p>
          </table:table-cell>
          <table:table-cell office:value-type="float" office:value="0.5043548873024" calcext:value-type="float">
            <text:p>0.5043548873024</text:p>
          </table:table-cell>
          <table:table-cell office:value-type="float" office:value="0.83153218443531" calcext:value-type="float">
            <text:p>0.83153218443531</text:p>
          </table:table-cell>
          <table:table-cell office:value-type="float" office:value="0.48869968564843" calcext:value-type="float">
            <text:p>0.48869968564843</text:p>
          </table:table-cell>
          <table:table-cell table:number-columns-repeated="2"/>
        </table:table-row>
        <table:table-row table:style-name="ro1">
          <table:table-cell office:value-type="float" office:value="11.6" calcext:value-type="float">
            <text:p>11.6</text:p>
          </table:table-cell>
          <table:table-cell office:value-type="float" office:value="1.0664568105272" calcext:value-type="float">
            <text:p>1.0664568105272</text:p>
          </table:table-cell>
          <table:table-cell office:value-type="float" office:value="0.50523139814409" calcext:value-type="float">
            <text:p>0.50523139814409</text:p>
          </table:table-cell>
          <table:table-cell office:value-type="float" office:value="0.86107263125787" calcext:value-type="float">
            <text:p>0.86107263125787</text:p>
          </table:table-cell>
          <table:table-cell office:value-type="float" office:value="0.49043412112874" calcext:value-type="float">
            <text:p>0.49043412112874</text:p>
          </table:table-cell>
          <table:table-cell office:value-type="float" office:value="1.0553590390756" calcext:value-type="float">
            <text:p>1.0553590390756</text:p>
          </table:table-cell>
          <table:table-cell office:value-type="float" office:value="0.50429150280172" calcext:value-type="float">
            <text:p>0.50429150280172</text:p>
          </table:table-cell>
          <table:table-cell office:value-type="float" office:value="0.83320177069862" calcext:value-type="float">
            <text:p>0.83320177069862</text:p>
          </table:table-cell>
          <table:table-cell office:value-type="float" office:value="0.48879918190989" calcext:value-type="float">
            <text:p>0.48879918190989</text:p>
          </table:table-cell>
          <table:table-cell table:number-columns-repeated="2"/>
        </table:table-row>
        <table:table-row table:style-name="ro1">
          <table:table-cell office:value-type="float" office:value="11.7" calcext:value-type="float">
            <text:p>11.7</text:p>
          </table:table-cell>
          <table:table-cell office:value-type="float" office:value="1.0655130276689" calcext:value-type="float">
            <text:p>1.0655130276689</text:p>
          </table:table-cell>
          <table:table-cell office:value-type="float" office:value="0.50515428174456" calcext:value-type="float">
            <text:p>0.50515428174456</text:p>
          </table:table-cell>
          <table:table-cell office:value-type="float" office:value="0.86252169843948" calcext:value-type="float">
            <text:p>0.86252169843948</text:p>
          </table:table-cell>
          <table:table-cell office:value-type="float" office:value="0.49052562365994" calcext:value-type="float">
            <text:p>0.49052562365994</text:p>
          </table:table-cell>
          <table:table-cell office:value-type="float" office:value="1.0545851968091" calcext:value-type="float">
            <text:p>1.0545851968091</text:p>
          </table:table-cell>
          <table:table-cell office:value-type="float" office:value="0.5042291563826" calcext:value-type="float">
            <text:p>0.5042291563826</text:p>
          </table:table-cell>
          <table:table-cell office:value-type="float" office:value="0.8348595183666" calcext:value-type="float">
            <text:p>0.8348595183666</text:p>
          </table:table-cell>
          <table:table-cell office:value-type="float" office:value="0.48889825007791" calcext:value-type="float">
            <text:p>0.48889825007791</text:p>
          </table:table-cell>
          <table:table-cell table:number-columns-repeated="2"/>
        </table:table-row>
        <table:table-row table:style-name="ro1">
          <table:table-cell office:value-type="float" office:value="11.8" calcext:value-type="float">
            <text:p>11.8</text:p>
          </table:table-cell>
          <table:table-cell office:value-type="float" office:value="1.0645838479108" calcext:value-type="float">
            <text:p>1.0645838479108</text:p>
          </table:table-cell>
          <table:table-cell office:value-type="float" office:value="0.50507841309835" calcext:value-type="float">
            <text:p>0.50507841309835</text:p>
          </table:table-cell>
          <table:table-cell office:value-type="float" office:value="0.86395906715886" calcext:value-type="float">
            <text:p>0.86395906715886</text:p>
          </table:table-cell>
          <table:table-cell office:value-type="float" office:value="0.49061651121659" calcext:value-type="float">
            <text:p>0.49061651121659</text:p>
          </table:table-cell>
          <table:table-cell office:value-type="float" office:value="1.0538229987455" calcext:value-type="float">
            <text:p>1.0538229987455</text:p>
          </table:table-cell>
          <table:table-cell office:value-type="float" office:value="0.50416782684239" calcext:value-type="float">
            <text:p>0.50416782684239</text:p>
          </table:table-cell>
          <table:table-cell office:value-type="float" office:value="0.8365054228298" calcext:value-type="float">
            <text:p>0.8365054228298</text:p>
          </table:table-cell>
          <table:table-cell office:value-type="float" office:value="0.4889968805194" calcext:value-type="float">
            <text:p>0.4889968805194</text:p>
          </table:table-cell>
          <table:table-cell table:number-columns-repeated="2"/>
        </table:table-row>
        <table:table-row table:style-name="ro1">
          <table:table-cell office:value-type="float" office:value="11.9" calcext:value-type="float">
            <text:p>11.9</text:p>
          </table:table-cell>
          <table:table-cell office:value-type="float" office:value="1.0636690114164" calcext:value-type="float">
            <text:p>1.0636690114164</text:p>
          </table:table-cell>
          <table:table-cell office:value-type="float" office:value="0.50500377056151" calcext:value-type="float">
            <text:p>0.50500377056151</text:p>
          </table:table-cell>
          <table:table-cell office:value-type="float" office:value="0.86538476456381" calcext:value-type="float">
            <text:p>0.86538476456381</text:p>
          </table:table-cell>
          <table:table-cell office:value-type="float" office:value="0.49070678615276" calcext:value-type="float">
            <text:p>0.49070678615276</text:p>
          </table:table-cell>
          <table:table-cell office:value-type="float" office:value="1.0530722461453" calcext:value-type="float">
            <text:p>1.0530722461453</text:p>
          </table:table-cell>
          <table:table-cell office:value-type="float" office:value="0.50410749359885" calcext:value-type="float">
            <text:p>0.50410749359885</text:p>
          </table:table-cell>
          <table:table-cell office:value-type="float" office:value="0.8381394812983" calcext:value-type="float">
            <text:p>0.8381394812983</text:p>
          </table:table-cell>
          <table:table-cell office:value-type="float" office:value="0.48909506413522" calcext:value-type="float">
            <text:p>0.48909506413522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0627682639145" calcext:value-type="float">
            <text:p>1.0627682639145</text:p>
          </table:table-cell>
          <table:table-cell office:value-type="float" office:value="0.50493033277029" calcext:value-type="float">
            <text:p>0.50493033277029</text:p>
          </table:table-cell>
          <table:table-cell office:value-type="float" office:value="0.86679881906469" calcext:value-type="float">
            <text:p>0.86679881906469</text:p>
          </table:table-cell>
          <table:table-cell office:value-type="float" office:value="0.49079645056559" calcext:value-type="float">
            <text:p>0.49079645056559</text:p>
          </table:table-cell>
          <table:table-cell office:value-type="float" office:value="1.0523327443488" calcext:value-type="float">
            <text:p>1.0523327443488</text:p>
          </table:table-cell>
          <table:table-cell office:value-type="float" office:value="0.50404813666229" calcext:value-type="float">
            <text:p>0.50404813666229</text:p>
          </table:table-cell>
          <table:table-cell office:value-type="float" office:value="0.83976169277719" calcext:value-type="float">
            <text:p>0.83976169277719</text:p>
          </table:table-cell>
          <table:table-cell office:value-type="float" office:value="0.48919279232678" calcext:value-type="float">
            <text:p>0.48919279232678</text:p>
          </table:table-cell>
          <table:table-cell table:number-columns-repeated="2"/>
        </table:table-row>
        <table:table-row table:style-name="ro1">
          <table:table-cell office:value-type="float" office:value="12.1" calcext:value-type="float">
            <text:p>12.1</text:p>
          </table:table-cell>
          <table:table-cell office:value-type="float" office:value="1.0618813565555" calcext:value-type="float">
            <text:p>1.0618813565555</text:p>
          </table:table-cell>
          <table:table-cell office:value-type="float" office:value="0.50485807865203" calcext:value-type="float">
            <text:p>0.50485807865203</text:p>
          </table:table-cell>
          <table:table-cell office:value-type="float" office:value="0.86820126031584" calcext:value-type="float">
            <text:p>0.86820126031584</text:p>
          </table:table-cell>
          <table:table-cell office:value-type="float" office:value="0.4908855063245" calcext:value-type="float">
            <text:p>0.4908855063245</text:p>
          </table:table-cell>
          <table:table-cell office:value-type="float" office:value="1.0516043026717" calcext:value-type="float">
            <text:p>1.0516043026717</text:p>
          </table:table-cell>
          <table:table-cell office:value-type="float" office:value="0.50398973660947" calcext:value-type="float">
            <text:p>0.50398973660947</text:p>
          </table:table-cell>
          <table:table-cell office:value-type="float" office:value="0.84137205804206" calcext:value-type="float">
            <text:p>0.84137205804206</text:p>
          </table:table-cell>
          <table:table-cell office:value-type="float" office:value="0.48929005696529" calcext:value-type="float">
            <text:p>0.48929005696529</text:p>
          </table:table-cell>
          <table:table-cell table:number-columns-repeated="2"/>
        </table:table-row>
        <table:table-row table:style-name="ro1">
          <table:table-cell office:value-type="float" office:value="12.2" calcext:value-type="float">
            <text:p>12.2</text:p>
          </table:table-cell>
          <table:table-cell office:value-type="float" office:value="1.0610080457717" calcext:value-type="float">
            <text:p>1.0610080457717</text:p>
          </table:table-cell>
          <table:table-cell office:value-type="float" office:value="0.50478698743416" calcext:value-type="float">
            <text:p>0.50478698743416</text:p>
          </table:table-cell>
          <table:table-cell office:value-type="float" office:value="0.86959211919654" calcext:value-type="float">
            <text:p>0.86959211919654</text:p>
          </table:table-cell>
          <table:table-cell office:value-type="float" office:value="0.49097395509799" calcext:value-type="float">
            <text:p>0.49097395509799</text:p>
          </table:table-cell>
          <table:table-cell office:value-type="float" office:value="1.0508867343033" calcext:value-type="float">
            <text:p>1.0508867343033</text:p>
          </table:table-cell>
          <table:table-cell office:value-type="float" office:value="0.50393227455913" calcext:value-type="float">
            <text:p>0.50393227455913</text:p>
          </table:table-cell>
          <table:table-cell office:value-type="float" office:value="0.84297057961446" calcext:value-type="float">
            <text:p>0.84297057961446</text:p>
          </table:table-cell>
          <table:table-cell office:value-type="float" office:value="0.48938685036351" calcext:value-type="float">
            <text:p>0.48938685036351</text:p>
          </table:table-cell>
          <table:table-cell table:number-columns-repeated="2"/>
        </table:table-row>
        <table:table-row table:style-name="ro1">
          <table:table-cell office:value-type="float" office:value="12.3" calcext:value-type="float">
            <text:p>12.3</text:p>
          </table:table-cell>
          <table:table-cell office:value-type="float" office:value="1.0601480931427" calcext:value-type="float">
            <text:p>1.0601480931427</text:p>
          </table:table-cell>
          <table:table-cell office:value-type="float" office:value="0.50471703865161" calcext:value-type="float">
            <text:p>0.50471703865161</text:p>
          </table:table-cell>
          <table:table-cell office:value-type="float" office:value="0.8709714277913" calcext:value-type="float">
            <text:p>0.8709714277913</text:p>
          </table:table-cell>
          <table:table-cell office:value-type="float" office:value="0.49106179837815" calcext:value-type="float">
            <text:p>0.49106179837815</text:p>
          </table:table-cell>
          <table:table-cell office:value-type="float" office:value="1.0501798578184" calcext:value-type="float">
            <text:p>1.0501798578184</text:p>
          </table:table-cell>
          <table:table-cell office:value-type="float" office:value="0.50387572277873" calcext:value-type="float">
            <text:p>0.50387572277873</text:p>
          </table:table-cell>
          <table:table-cell office:value-type="float" office:value="0.8445572617374" calcext:value-type="float">
            <text:p>0.8445572617374</text:p>
          </table:table-cell>
          <table:table-cell office:value-type="float" office:value="0.48948316524983" calcext:value-type="float">
            <text:p>0.48948316524983</text:p>
          </table:table-cell>
          <table:table-cell table:number-columns-repeated="2"/>
        </table:table-row>
        <table:table-row table:style-name="ro1">
          <table:table-cell office:value-type="float" office:value="12.4" calcext:value-type="float">
            <text:p>12.4</text:p>
          </table:table-cell>
          <table:table-cell office:value-type="float" office:value="1.0593012652633" calcext:value-type="float">
            <text:p>1.0593012652633</text:p>
          </table:table-cell>
          <table:table-cell office:value-type="float" office:value="0.50464821215266" calcext:value-type="float">
            <text:p>0.50464821215266</text:p>
          </table:table-cell>
          <table:table-cell office:value-type="float" office:value="0.87233921936984" calcext:value-type="float">
            <text:p>0.87233921936984</text:p>
          </table:table-cell>
          <table:table-cell office:value-type="float" office:value="0.49114903750324" calcext:value-type="float">
            <text:p>0.49114903750324</text:p>
          </table:table-cell>
          <table:table-cell office:value-type="float" office:value="1.0494834923639" calcext:value-type="float">
            <text:p>1.0494834923639</text:p>
          </table:table-cell>
          <table:table-cell office:value-type="float" office:value="0.5038200737538" calcext:value-type="float">
            <text:p>0.5038200737538</text:p>
          </table:table-cell>
          <table:table-cell office:value-type="float" office:value="0.84613211035079" calcext:value-type="float">
            <text:p>0.84613211035079</text:p>
          </table:table-cell>
          <table:table-cell office:value-type="float" office:value="0.48957899474432" calcext:value-type="float">
            <text:p>0.48957899474432</text:p>
          </table:table-cell>
          <table:table-cell table:number-columns-repeated="2"/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1.0584673336169" calcext:value-type="float">
            <text:p>1.0584673336169</text:p>
          </table:table-cell>
          <table:table-cell office:value-type="float" office:value="0.5045804881035" calcext:value-type="float">
            <text:p>0.5045804881035</text:p>
          </table:table-cell>
          <table:table-cell office:value-type="float" office:value="0.87369552836647" calcext:value-type="float">
            <text:p>0.87369552836647</text:p>
          </table:table-cell>
          <table:table-cell office:value-type="float" office:value="0.49123567367824" calcext:value-type="float">
            <text:p>0.49123567367824</text:p>
          </table:table-cell>
          <table:table-cell office:value-type="float" office:value="1.0487974621554" calcext:value-type="float">
            <text:p>1.0487974621554</text:p>
          </table:table-cell>
          <table:table-cell office:value-type="float" office:value="0.50376531000816" calcext:value-type="float">
            <text:p>0.50376531000816</text:p>
          </table:table-cell>
          <table:table-cell office:value-type="float" office:value="0.84769513306685" calcext:value-type="float">
            <text:p>0.84769513306685</text:p>
          </table:table-cell>
          <table:table-cell office:value-type="float" office:value="0.48967433233676" calcext:value-type="float">
            <text:p>0.48967433233676</text:p>
          </table:table-cell>
          <table:table-cell table:number-columns-repeated="2"/>
        </table:table-row>
        <table:table-row table:style-name="ro1">
          <table:table-cell office:value-type="float" office:value="12.6" calcext:value-type="float">
            <text:p>12.6</text:p>
          </table:table-cell>
          <table:table-cell office:value-type="float" office:value="1.0576460744511" calcext:value-type="float">
            <text:p>1.0576460744511</text:p>
          </table:table-cell>
          <table:table-cell office:value-type="float" office:value="0.50451384699157" calcext:value-type="float">
            <text:p>0.50451384699157</text:p>
          </table:table-cell>
          <table:table-cell office:value-type="float" office:value="0.87504039035919" calcext:value-type="float">
            <text:p>0.87504039035919</text:p>
          </table:table-cell>
          <table:table-cell office:value-type="float" office:value="0.49132170799376" calcext:value-type="float">
            <text:p>0.49132170799376</text:p>
          </table:table-cell>
          <table:table-cell office:value-type="float" office:value="1.0481215949104" calcext:value-type="float">
            <text:p>1.0481215949104</text:p>
          </table:table-cell>
          <table:table-cell office:value-type="float" office:value="0.50371141453114" calcext:value-type="float">
            <text:p>0.50371141453114</text:p>
          </table:table-cell>
          <table:table-cell office:value-type="float" office:value="0.84924633914543" calcext:value-type="float">
            <text:p>0.84924633914543</text:p>
          </table:table-cell>
          <table:table-cell office:value-type="float" office:value="0.48976917186643" calcext:value-type="float">
            <text:p>0.48976917186643</text:p>
          </table:table-cell>
          <table:table-cell table:number-columns-repeated="2"/>
        </table:table-row>
        <table:table-row table:style-name="ro1">
          <table:table-cell office:value-type="float" office:value="12.7" calcext:value-type="float">
            <text:p>12.7</text:p>
          </table:table-cell>
          <table:table-cell office:value-type="float" office:value="1.0568372686579" calcext:value-type="float">
            <text:p>1.0568372686579</text:p>
          </table:table-cell>
          <table:table-cell office:value-type="float" office:value="0.50444826962779" calcext:value-type="float">
            <text:p>0.50444826962779</text:p>
          </table:table-cell>
          <table:table-cell office:value-type="float" office:value="0.8763738420484" calcext:value-type="float">
            <text:p>0.8763738420484</text:p>
          </table:table-cell>
          <table:table-cell office:value-type="float" office:value="0.49140714144327" calcext:value-type="float">
            <text:p>0.49140714144327</text:p>
          </table:table-cell>
          <table:table-cell office:value-type="float" office:value="1.047455721761" calcext:value-type="float">
            <text:p>1.047455721761</text:p>
          </table:table-cell>
          <table:table-cell office:value-type="float" office:value="0.50365837075892" calcext:value-type="float">
            <text:p>0.50365837075892</text:p>
          </table:table-cell>
          <table:table-cell office:value-type="float" office:value="0.85078573946936" calcext:value-type="float">
            <text:p>0.85078573946936</text:p>
          </table:table-cell>
          <table:table-cell office:value-type="float" office:value="0.48986350750346" calcext:value-type="float">
            <text:p>0.48986350750346</text:p>
          </table:table-cell>
          <table:table-cell table:number-columns-repeated="2"/>
        </table:table-row>
        <table:table-row table:style-name="ro1">
          <table:table-cell office:value-type="float" office:value="12.8" calcext:value-type="float">
            <text:p>12.8</text:p>
          </table:table-cell>
          <table:table-cell office:value-type="float" office:value="1.0560407016571" calcext:value-type="float">
            <text:p>1.0560407016571</text:p>
          </table:table-cell>
          <table:table-cell office:value-type="float" office:value="0.50438373714792" calcext:value-type="float">
            <text:p>0.50438373714792</text:p>
          </table:table-cell>
          <table:table-cell office:value-type="float" office:value="0.87769592123528" calcext:value-type="float">
            <text:p>0.87769592123528</text:p>
          </table:table-cell>
          <table:table-cell office:value-type="float" office:value="0.4914919749389" calcext:value-type="float">
            <text:p>0.4914919749389</text:p>
          </table:table-cell>
          <table:table-cell office:value-type="float" office:value="1.0467996771707" calcext:value-type="float">
            <text:p>1.0467996771707</text:p>
          </table:table-cell>
          <table:table-cell office:value-type="float" office:value="0.50360616255679" calcext:value-type="float">
            <text:p>0.50360616255679</text:p>
          </table:table-cell>
          <table:table-cell office:value-type="float" office:value="0.85231334651966" calcext:value-type="float">
            <text:p>0.85231334651966</text:p>
          </table:table-cell>
          <table:table-cell office:value-type="float" office:value="0.48995733373164" calcext:value-type="float">
            <text:p>0.48995733373164</text:p>
          </table:table-cell>
          <table:table-cell table:number-columns-repeated="2"/>
        </table:table-row>
        <table:table-row table:style-name="ro1">
          <table:table-cell office:value-type="float" office:value="12.9" calcext:value-type="float">
            <text:p>12.9</text:p>
          </table:table-cell>
          <table:table-cell office:value-type="float" office:value="1.0552561632831" calcext:value-type="float">
            <text:p>1.0552561632831</text:p>
          </table:table-cell>
          <table:table-cell office:value-type="float" office:value="0.50432023101295" calcext:value-type="float">
            <text:p>0.50432023101295</text:p>
          </table:table-cell>
          <table:table-cell office:value-type="float" office:value="0.8790066667999" calcext:value-type="float">
            <text:p>0.8790066667999</text:p>
          </table:table-cell>
          <table:table-cell office:value-type="float" office:value="0.4915762093258" calcext:value-type="float">
            <text:p>0.4915762093258</text:p>
          </table:table-cell>
          <table:table-cell office:value-type="float" office:value="1.0461532988529" calcext:value-type="float">
            <text:p>1.0461532988529</text:p>
          </table:table-cell>
          <table:table-cell office:value-type="float" office:value="0.50355477420258" calcext:value-type="float">
            <text:p>0.50355477420258</text:p>
          </table:table-cell>
          <table:table-cell office:value-type="float" office:value="0.85382917435069" calcext:value-type="float">
            <text:p>0.85382917435069</text:p>
          </table:table-cell>
          <table:table-cell office:value-type="float" office:value="0.49005064533258" calcext:value-type="float">
            <text:p>0.49005064533258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0544834476748" calcext:value-type="float">
            <text:p>1.0544834476748</text:p>
          </table:table-cell>
          <table:table-cell office:value-type="float" office:value="0.50425773300883" calcext:value-type="float">
            <text:p>0.50425773300883</text:p>
          </table:table-cell>
          <table:table-cell office:value-type="float" office:value="0.8803061186791" calcext:value-type="float">
            <text:p>0.8803061186791</text:p>
          </table:table-cell>
          <table:table-cell office:value-type="float" office:value="0.49165984539533" calcext:value-type="float">
            <text:p>0.49165984539533</text:p>
          </table:table-cell>
          <table:table-cell office:value-type="float" office:value="1.0455164276922" calcext:value-type="float">
            <text:p>1.0455164276922</text:p>
          </table:table-cell>
          <table:table-cell office:value-type="float" office:value="0.50350419037092" calcext:value-type="float">
            <text:p>0.50350419037092</text:p>
          </table:table-cell>
          <table:table-cell office:value-type="float" office:value="0.8553332385653" calcext:value-type="float">
            <text:p>0.8553332385653</text:p>
          </table:table-cell>
          <table:table-cell office:value-type="float" office:value="0.49014343737111" calcext:value-type="float">
            <text:p>0.49014343737111</text:p>
          </table:table-cell>
          <table:table-cell table:number-columns-repeated="2"/>
        </table:table-row>
        <table:table-row table:style-name="ro1">
          <table:table-cell office:value-type="float" office:value="13.1" calcext:value-type="float">
            <text:p>13.1</text:p>
          </table:table-cell>
          <table:table-cell office:value-type="float" office:value="1.0537223531691" calcext:value-type="float">
            <text:p>1.0537223531691</text:p>
          </table:table-cell>
          <table:table-cell office:value-type="float" office:value="0.50419622524549" calcext:value-type="float">
            <text:p>0.50419622524549</text:p>
          </table:table-cell>
          <table:table-cell office:value-type="float" office:value="0.88159431784413" calcext:value-type="float">
            <text:p>0.88159431784413</text:p>
          </table:table-cell>
          <table:table-cell office:value-type="float" office:value="0.491742883897" calcext:value-type="float">
            <text:p>0.491742883897</text:p>
          </table:table-cell>
          <table:table-cell office:value-type="float" office:value="1.0448889076678" calcext:value-type="float">
            <text:p>1.0448889076678</text:p>
          </table:table-cell>
          <table:table-cell office:value-type="float" office:value="0.50345439611839" calcext:value-type="float">
            <text:p>0.50345439611839</text:p>
          </table:table-cell>
          <table:table-cell office:value-type="float" office:value="0.85682555628984" calcext:value-type="float">
            <text:p>0.85682555628984</text:p>
          </table:table-cell>
          <table:table-cell office:value-type="float" office:value="0.49023570518179" calcext:value-type="float">
            <text:p>0.49023570518179</text:p>
          </table:table-cell>
          <table:table-cell table:number-columns-repeated="2"/>
        </table:table-row>
        <table:table-row table:style-name="ro1">
          <table:table-cell office:value-type="float" office:value="13.2" calcext:value-type="float">
            <text:p>13.2</text:p>
          </table:table-cell>
          <table:table-cell office:value-type="float" office:value="1.0529726821971" calcext:value-type="float">
            <text:p>1.0529726821971</text:p>
          </table:table-cell>
          <table:table-cell office:value-type="float" office:value="0.50413569015521" calcext:value-type="float">
            <text:p>0.50413569015521</text:p>
          </table:table-cell>
          <table:table-cell office:value-type="float" office:value="0.88287130627812" calcext:value-type="float">
            <text:p>0.88287130627812</text:p>
          </table:table-cell>
          <table:table-cell office:value-type="float" office:value="0.4918253255494" calcext:value-type="float">
            <text:p>0.4918253255494</text:p>
          </table:table-cell>
          <table:table-cell office:value-type="float" office:value="1.0442705857797" calcext:value-type="float">
            <text:p>1.0442705857797</text:p>
          </table:table-cell>
          <table:table-cell office:value-type="float" office:value="0.50340537686951" calcext:value-type="float">
            <text:p>0.50340537686951</text:p>
          </table:table-cell>
          <table:table-cell office:value-type="float" office:value="0.85830614614911" calcext:value-type="float">
            <text:p>0.85830614614911</text:p>
          </table:table-cell>
          <table:table-cell office:value-type="float" office:value="0.49032744435645" calcext:value-type="float">
            <text:p>0.49032744435645</text:p>
          </table:table-cell>
          <table:table-cell table:number-columns-repeated="2"/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1.0522342411834" calcext:value-type="float">
            <text:p>1.0522342411834</text:p>
          </table:table-cell>
          <table:table-cell office:value-type="float" office:value="0.50407611049056" calcext:value-type="float">
            <text:p>0.50407611049056</text:p>
          </table:table-cell>
          <table:table-cell office:value-type="float" office:value="0.88413712695336" calcext:value-type="float">
            <text:p>0.88413712695336</text:p>
          </table:table-cell>
          <table:table-cell office:value-type="float" office:value="0.49190717105009" calcext:value-type="float">
            <text:p>0.49190717105009</text:p>
          </table:table-cell>
          <table:table-cell office:value-type="float" office:value="1.0436613119766" calcext:value-type="float">
            <text:p>1.0436613119766</text:p>
          </table:table-cell>
          <table:table-cell office:value-type="float" office:value="0.5033571184034" calcext:value-type="float">
            <text:p>0.5033571184034</text:p>
          </table:table-cell>
          <table:table-cell office:value-type="float" office:value="0.85977502824129" calcext:value-type="float">
            <text:p>0.85977502824129</text:p>
          </table:table-cell>
          <table:table-cell office:value-type="float" office:value="0.49041865073263" calcext:value-type="float">
            <text:p>0.49041865073263</text:p>
          </table:table-cell>
          <table:table-cell table:number-columns-repeated="2"/>
        </table:table-row>
        <table:table-row table:style-name="ro1">
          <table:table-cell office:value-type="float" office:value="13.4" calcext:value-type="float">
            <text:p>13.4</text:p>
          </table:table-cell>
          <table:table-cell office:value-type="float" office:value="1.0515068404486" calcext:value-type="float">
            <text:p>1.0515068404486</text:p>
          </table:table-cell>
          <table:table-cell office:value-type="float" office:value="0.50401746932181" calcext:value-type="float">
            <text:p>0.50401746932181</text:p>
          </table:table-cell>
          <table:table-cell office:value-type="float" office:value="0.88539182380852" calcext:value-type="float">
            <text:p>0.88539182380852</text:p>
          </table:table-cell>
          <table:table-cell office:value-type="float" office:value="0.49198842108466" calcext:value-type="float">
            <text:p>0.49198842108466</text:p>
          </table:table-cell>
          <table:table-cell office:value-type="float" office:value="1.0430609390862" calcext:value-type="float">
            <text:p>1.0430609390862</text:p>
          </table:table-cell>
          <table:table-cell office:value-type="float" office:value="0.50330960684126" calcext:value-type="float">
            <text:p>0.50330960684126</text:p>
          </table:table-cell>
          <table:table-cell office:value-type="float" office:value="0.86123222411277" calcext:value-type="float">
            <text:p>0.86123222411277</text:p>
          </table:table-cell>
          <table:table-cell office:value-type="float" office:value="0.49050932038296" calcext:value-type="float">
            <text:p>0.49050932038296</text:p>
          </table:table-cell>
          <table:table-cell table:number-columns-repeated="2"/>
        </table:table-row>
        <table:table-row table:style-name="ro1">
          <table:table-cell office:value-type="float" office:value="13.5" calcext:value-type="float">
            <text:p>13.5</text:p>
          </table:table-cell>
          <table:table-cell office:value-type="float" office:value="1.0507902941142" calcext:value-type="float">
            <text:p>1.0507902941142</text:p>
          </table:table-cell>
          <table:table-cell office:value-type="float" office:value="0.50395975003398" calcext:value-type="float">
            <text:p>0.50395975003398</text:p>
          </table:table-cell>
          <table:table-cell office:value-type="float" office:value="0.88663544172571" calcext:value-type="float">
            <text:p>0.88663544172571</text:p>
          </table:table-cell>
          <table:table-cell office:value-type="float" office:value="0.49206907633482" calcext:value-type="float">
            <text:p>0.49206907633482</text:p>
          </table:table-cell>
          <table:table-cell office:value-type="float" office:value="1.0424693227475" calcext:value-type="float">
            <text:p>1.0424693227475</text:p>
          </table:table-cell>
          <table:table-cell office:value-type="float" office:value="0.50326282863436" calcext:value-type="float">
            <text:p>0.50326282863436</text:p>
          </table:table-cell>
          <table:table-cell office:value-type="float" office:value="0.8626777567329" calcext:value-type="float">
            <text:p>0.8626777567329</text:p>
          </table:table-cell>
          <table:table-cell office:value-type="float" office:value="0.49059944960521" calcext:value-type="float">
            <text:p>0.49059944960521</text:p>
          </table:table-cell>
          <table:table-cell table:number-columns-repeated="2"/>
        </table:table-row>
        <table:table-row table:style-name="ro1">
          <table:table-cell office:value-type="float" office:value="13.6" calcext:value-type="float">
            <text:p>13.6</text:p>
          </table:table-cell>
          <table:table-cell office:value-type="float" office:value="1.0500844200102" calcext:value-type="float">
            <text:p>1.0500844200102</text:p>
          </table:table-cell>
          <table:table-cell office:value-type="float" office:value="0.50390293632347" calcext:value-type="float">
            <text:p>0.50390293632347</text:p>
          </table:table-cell>
          <table:table-cell office:value-type="float" office:value="0.88786802650744" calcext:value-type="float">
            <text:p>0.88786802650744</text:p>
          </table:table-cell>
          <table:table-cell office:value-type="float" office:value="0.49214913748585" calcext:value-type="float">
            <text:p>0.49214913748585</text:p>
          </table:table-cell>
          <table:table-cell office:value-type="float" office:value="1.0418863213451" calcext:value-type="float">
            <text:p>1.0418863213451</text:p>
          </table:table-cell>
          <table:table-cell office:value-type="float" office:value="0.50321677055275" calcext:value-type="float">
            <text:p>0.50321677055275</text:p>
          </table:table-cell>
          <table:table-cell office:value-type="float" office:value="0.86411165046877" calcext:value-type="float">
            <text:p>0.86411165046877</text:p>
          </table:table-cell>
          <table:table-cell office:value-type="float" office:value="0.49068903491318" calcext:value-type="float">
            <text:p>0.49068903491318</text:p>
          </table:table-cell>
          <table:table-cell table:number-columns-repeated="2"/>
        </table:table-row>
        <table:table-row table:style-name="ro1">
          <table:table-cell office:value-type="float" office:value="13.7" calcext:value-type="float">
            <text:p>13.7</text:p>
          </table:table-cell>
          <table:table-cell office:value-type="float" office:value="1.0493890395859" calcext:value-type="float">
            <text:p>1.0493890395859</text:p>
          </table:table-cell>
          <table:table-cell office:value-type="float" office:value="0.50384701219448" calcext:value-type="float">
            <text:p>0.50384701219448</text:p>
          </table:table-cell>
          <table:table-cell office:value-type="float" office:value="0.88908962485359" calcext:value-type="float">
            <text:p>0.88908962485359</text:p>
          </table:table-cell>
          <table:table-cell office:value-type="float" office:value="0.49222860523323" calcext:value-type="float">
            <text:p>0.49222860523323</text:p>
          </table:table-cell>
          <table:table-cell office:value-type="float" office:value="1.0413117959453" calcext:value-type="float">
            <text:p>1.0413117959453</text:p>
          </table:table-cell>
          <table:table-cell office:value-type="float" office:value="0.5031714196745" calcext:value-type="float">
            <text:p>0.5031714196745</text:p>
          </table:table-cell>
          <table:table-cell office:value-type="float" office:value="0.86553393105982" calcext:value-type="float">
            <text:p>0.86553393105982</text:p>
          </table:table-cell>
          <table:table-cell office:value-type="float" office:value="0.49077807302815" calcext:value-type="float">
            <text:p>0.49077807302815</text:p>
          </table:table-cell>
          <table:table-cell table:number-columns-repeated="2"/>
        </table:table-row>
        <table:table-row table:style-name="ro1">
          <table:table-cell office:value-type="float" office:value="13.8" calcext:value-type="float">
            <text:p>13.8</text:p>
          </table:table-cell>
          <table:table-cell office:value-type="float" office:value="1.0487039778224" calcext:value-type="float">
            <text:p>1.0487039778224</text:p>
          </table:table-cell>
          <table:table-cell office:value-type="float" office:value="0.5037919619551" calcext:value-type="float">
            <text:p>0.5037919619551</text:p>
          </table:table-cell>
          <table:table-cell office:value-type="float" office:value="0.89030028433831" calcext:value-type="float">
            <text:p>0.89030028433831</text:p>
          </table:table-cell>
          <table:table-cell office:value-type="float" office:value="0.4923074802887" calcext:value-type="float">
            <text:p>0.4923074802887</text:p>
          </table:table-cell>
          <table:table-cell office:value-type="float" office:value="1.0407456102365" calcext:value-type="float">
            <text:p>1.0407456102365</text:p>
          </table:table-cell>
          <table:table-cell office:value-type="float" office:value="0.50312676330114" calcext:value-type="float">
            <text:p>0.50312676330114</text:p>
          </table:table-cell>
          <table:table-cell office:value-type="float" office:value="0.86694462559251" calcext:value-type="float">
            <text:p>0.86694462559251</text:p>
          </table:table-cell>
          <table:table-cell office:value-type="float" office:value="0.490866560871" calcext:value-type="float">
            <text:p>0.490866560871</text:p>
          </table:table-cell>
          <table:table-cell table:number-columns-repeated="2"/>
        </table:table-row>
        <table:table-row table:style-name="ro1">
          <table:table-cell office:value-type="float" office:value="13.9" calcext:value-type="float">
            <text:p>13.9</text:p>
          </table:table-cell>
          <table:table-cell office:value-type="float" office:value="1.0480290631485" calcext:value-type="float">
            <text:p>1.0480290631485</text:p>
          </table:table-cell>
          <table:table-cell office:value-type="float" office:value="0.50373777021319" calcext:value-type="float">
            <text:p>0.50373777021319</text:p>
          </table:table-cell>
          <table:table-cell office:value-type="float" office:value="0.89150005338689" calcext:value-type="float">
            <text:p>0.89150005338689</text:p>
          </table:table-cell>
          <table:table-cell office:value-type="float" office:value="0.49238576338566" calcext:value-type="float">
            <text:p>0.49238576338566</text:p>
          </table:table-cell>
          <table:table-cell office:value-type="float" office:value="1.0401876304698" calcext:value-type="float">
            <text:p>1.0401876304698</text:p>
          </table:table-cell>
          <table:table-cell office:value-type="float" office:value="0.50308278920831" calcext:value-type="float">
            <text:p>0.50308278920831</text:p>
          </table:table-cell>
          <table:table-cell office:value-type="float" office:value="0.86834376247493" calcext:value-type="float">
            <text:p>0.86834376247493</text:p>
          </table:table-cell>
          <table:table-cell office:value-type="float" office:value="0.49095449555478" calcext:value-type="float">
            <text:p>0.49095449555478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0473641273582" calcext:value-type="float">
            <text:p>1.0473641273582</text:p>
          </table:table-cell>
          <table:table-cell office:value-type="float" office:value="0.50368442187213" calcext:value-type="float">
            <text:p>0.50368442187213</text:p>
          </table:table-cell>
          <table:table-cell office:value-type="float" office:value="0.89268898125265" calcext:value-type="float">
            <text:p>0.89268898125265</text:p>
          </table:table-cell>
          <table:table-cell office:value-type="float" office:value="0.49246345528398" calcext:value-type="float">
            <text:p>0.49246345528398</text:p>
          </table:table-cell>
          <table:table-cell office:value-type="float" office:value="1.0396377253837" calcext:value-type="float">
            <text:p>1.0396377253837</text:p>
          </table:table-cell>
          <table:table-cell office:value-type="float" office:value="0.50303948530514" calcext:value-type="float">
            <text:p>0.50303948530514</text:p>
          </table:table-cell>
          <table:table-cell office:value-type="float" office:value="0.8697313714113" calcext:value-type="float">
            <text:p>0.8697313714113</text:p>
          </table:table-cell>
          <table:table-cell office:value-type="float" office:value="0.49104187437789" calcext:value-type="float">
            <text:p>0.49104187437789</text:p>
          </table:table-cell>
          <table:table-cell table:number-columns-repeated="2"/>
        </table:table-row>
        <table:table-row table:style-name="ro1">
          <table:table-cell office:value-type="float" office:value="14.1" calcext:value-type="float">
            <text:p>14.1</text:p>
          </table:table-cell>
          <table:table-cell office:value-type="float" office:value="1.0467090055307" calcext:value-type="float">
            <text:p>1.0467090055307</text:p>
          </table:table-cell>
          <table:table-cell office:value-type="float" office:value="0.5036319021263" calcext:value-type="float">
            <text:p>0.5036319021263</text:p>
          </table:table-cell>
          <table:table-cell office:value-type="float" office:value="0.89386711799387" calcext:value-type="float">
            <text:p>0.89386711799387</text:p>
          </table:table-cell>
          <table:table-cell office:value-type="float" office:value="0.49254055677441" calcext:value-type="float">
            <text:p>0.49254055677441</text:p>
          </table:table-cell>
          <table:table-cell office:value-type="float" office:value="1.0390957661687" calcext:value-type="float">
            <text:p>1.0390957661687</text:p>
          </table:table-cell>
          <table:table-cell office:value-type="float" office:value="0.50299683980382" calcext:value-type="float">
            <text:p>0.50299683980382</text:p>
          </table:table-cell>
          <table:table-cell office:value-type="float" office:value="0.87110748337658" calcext:value-type="float">
            <text:p>0.87110748337658</text:p>
          </table:table-cell>
          <table:table-cell office:value-type="float" office:value="0.49112869481767" calcext:value-type="float">
            <text:p>0.49112869481767</text:p>
          </table:table-cell>
          <table:table-cell table:number-columns-repeated="2"/>
        </table:table-row>
        <table:table-row table:style-name="ro1">
          <table:table-cell office:value-type="float" office:value="14.2" calcext:value-type="float">
            <text:p>14.2</text:p>
          </table:table-cell>
          <table:table-cell office:value-type="float" office:value="1.0460635359535" calcext:value-type="float">
            <text:p>1.0460635359535</text:p>
          </table:table-cell>
          <table:table-cell office:value-type="float" office:value="0.50358019645653" calcext:value-type="float">
            <text:p>0.50358019645653</text:p>
          </table:table-cell>
          <table:table-cell office:value-type="float" office:value="0.89503451445076" calcext:value-type="float">
            <text:p>0.89503451445076</text:p>
          </table:table-cell>
          <table:table-cell office:value-type="float" office:value="0.49261706868238" calcext:value-type="float">
            <text:p>0.49261706868238</text:p>
          </table:table-cell>
          <table:table-cell office:value-type="float" office:value="1.038561626404" calcext:value-type="float">
            <text:p>1.038561626404</text:p>
          </table:table-cell>
          <table:table-cell office:value-type="float" office:value="0.50295484117809" calcext:value-type="float">
            <text:p>0.50295484117809</text:p>
          </table:table-cell>
          <table:table-cell office:value-type="float" office:value="0.87247213059097" calcext:value-type="float">
            <text:p>0.87247213059097</text:p>
          </table:table-cell>
          <table:table-cell office:value-type="float" office:value="0.49121495452434" calcext:value-type="float">
            <text:p>0.49121495452434</text:p>
          </table:table-cell>
          <table:table-cell table:number-columns-repeated="2"/>
        </table:table-row>
        <table:table-row table:style-name="ro1">
          <table:table-cell office:value-type="float" office:value="14.3" calcext:value-type="float">
            <text:p>14.3</text:p>
          </table:table-cell>
          <table:table-cell office:value-type="float" office:value="1.045427560046" calcext:value-type="float">
            <text:p>1.045427560046</text:p>
          </table:table-cell>
          <table:table-cell office:value-type="float" office:value="0.50352929062543" calcext:value-type="float">
            <text:p>0.50352929062543</text:p>
          </table:table-cell>
          <table:table-cell office:value-type="float" office:value="0.89619122222241" calcext:value-type="float">
            <text:p>0.89619122222241</text:p>
          </table:table-cell>
          <table:table-cell office:value-type="float" office:value="0.49269299187148" calcext:value-type="float">
            <text:p>0.49269299187148</text:p>
          </table:table-cell>
          <table:table-cell office:value-type="float" office:value="1.0380351820038" calcext:value-type="float">
            <text:p>1.0380351820038</text:p>
          </table:table-cell>
          <table:table-cell office:value-type="float" office:value="0.50291347815513" calcext:value-type="float">
            <text:p>0.50291347815513</text:p>
          </table:table-cell>
          <table:table-cell office:value-type="float" office:value="0.87382534649443" calcext:value-type="float">
            <text:p>0.87382534649443</text:p>
          </table:table-cell>
          <table:table-cell office:value-type="float" office:value="0.49130065131547" calcext:value-type="float">
            <text:p>0.49130065131547</text:p>
          </table:table-cell>
          <table:table-cell table:number-columns-repeated="2"/>
        </table:table-row>
        <table:table-row table:style-name="ro1">
          <table:table-cell office:value-type="float" office:value="14.4" calcext:value-type="float">
            <text:p>14.4</text:p>
          </table:table-cell>
          <table:table-cell office:value-type="float" office:value="1.044800922287" calcext:value-type="float">
            <text:p>1.044800922287</text:p>
          </table:table-cell>
          <table:table-cell office:value-type="float" office:value="0.50347917067261" calcext:value-type="float">
            <text:p>0.50347917067261</text:p>
          </table:table-cell>
          <table:table-cell office:value-type="float" office:value="0.89733729364397" calcext:value-type="float">
            <text:p>0.89733729364397</text:p>
          </table:table-cell>
          <table:table-cell office:value-type="float" office:value="0.49276832724643" calcext:value-type="float">
            <text:p>0.49276832724643</text:p>
          </table:table-cell>
          <table:table-cell office:value-type="float" office:value="1.0375163111654" calcext:value-type="float">
            <text:p>1.0375163111654</text:p>
          </table:table-cell>
          <table:table-cell office:value-type="float" office:value="0.5028727397079" calcext:value-type="float">
            <text:p>0.5028727397079</text:p>
          </table:table-cell>
          <table:table-cell office:value-type="float" office:value="0.87516716572123" calcext:value-type="float">
            <text:p>0.87516716572123</text:p>
          </table:table-cell>
          <table:table-cell office:value-type="float" office:value="0.49138578317062" calcext:value-type="float">
            <text:p>0.49138578317062</text:p>
          </table:table-cell>
          <table:table-cell table:number-columns-repeated="2"/>
        </table:table-row>
        <table:table-row table:style-name="ro1">
          <table:table-cell office:value-type="float" office:value="14.5" calcext:value-type="float">
            <text:p>14.5</text:p>
          </table:table-cell>
          <table:table-cell office:value-type="float" office:value="1.0441834701427" calcext:value-type="float">
            <text:p>1.0441834701427</text:p>
          </table:table-cell>
          <table:table-cell office:value-type="float" office:value="0.50342982290985" calcext:value-type="float">
            <text:p>0.50342982290985</text:p>
          </table:table-cell>
          <table:table-cell office:value-type="float" office:value="0.89847278176374" calcext:value-type="float">
            <text:p>0.89847278176374</text:p>
          </table:table-cell>
          <table:table-cell office:value-type="float" office:value="0.49284307575577" calcext:value-type="float">
            <text:p>0.49284307575577</text:p>
          </table:table-cell>
          <table:table-cell office:value-type="float" office:value="1.0370048943176" calcext:value-type="float">
            <text:p>1.0370048943176</text:p>
          </table:table-cell>
          <table:table-cell office:value-type="float" office:value="0.5028326150478" calcext:value-type="float">
            <text:p>0.5028326150478</text:p>
          </table:table-cell>
          <table:table-cell office:value-type="float" office:value="0.87649762407447" calcext:value-type="float">
            <text:p>0.87649762407447</text:p>
          </table:table-cell>
          <table:table-cell office:value-type="float" office:value="0.49147034822646" calcext:value-type="float">
            <text:p>0.49147034822646</text:p>
          </table:table-cell>
          <table:table-cell table:number-columns-repeated="2"/>
        </table:table-row>
        <table:table-row table:style-name="ro1">
          <table:table-cell office:value-type="float" office:value="14.6" calcext:value-type="float">
            <text:p>14.6</text:p>
          </table:table-cell>
          <table:table-cell office:value-type="float" office:value="1.0435750539979" calcext:value-type="float">
            <text:p>1.0435750539979</text:p>
          </table:table-cell>
          <table:table-cell office:value-type="float" office:value="0.50338123391627" calcext:value-type="float">
            <text:p>0.50338123391627</text:p>
          </table:table-cell>
          <table:table-cell office:value-type="float" office:value="0.89959774032053" calcext:value-type="float">
            <text:p>0.89959774032053</text:p>
          </table:table-cell>
          <table:table-cell office:value-type="float" office:value="0.49291723839416" calcext:value-type="float">
            <text:p>0.49291723839416</text:p>
          </table:table-cell>
          <table:table-cell office:value-type="float" office:value="1.0365008140723" calcext:value-type="float">
            <text:p>1.0365008140723</text:p>
          </table:table-cell>
          <table:table-cell office:value-type="float" office:value="0.50279309361758" calcext:value-type="float">
            <text:p>0.50279309361758</text:p>
          </table:table-cell>
          <table:table-cell office:value-type="float" office:value="0.87781675850065" calcext:value-type="float">
            <text:p>0.87781675850065</text:p>
          </table:table-cell>
          <table:table-cell office:value-type="float" office:value="0.49155434477205" calcext:value-type="float">
            <text:p>0.49155434477205</text:p>
          </table:table-cell>
          <table:table-cell table:number-columns-repeated="2"/>
        </table:table-row>
        <table:table-row table:style-name="ro1">
          <table:table-cell office:value-type="float" office:value="14.7" calcext:value-type="float">
            <text:p>14.7</text:p>
          </table:table-cell>
          <table:table-cell office:value-type="float" office:value="1.0429755270886" calcext:value-type="float">
            <text:p>1.0429755270886</text:p>
          </table:table-cell>
          <table:table-cell office:value-type="float" office:value="0.50333339053337" calcext:value-type="float">
            <text:p>0.50333339053337</text:p>
          </table:table-cell>
          <table:table-cell office:value-type="float" office:value="0.90071222372099" calcext:value-type="float">
            <text:p>0.90071222372099</text:p>
          </table:table-cell>
          <table:table-cell office:value-type="float" office:value="0.4929908162044" calcext:value-type="float">
            <text:p>0.4929908162044</text:p>
          </table:table-cell>
          <table:table-cell office:value-type="float" office:value="1.0360039551753" calcext:value-type="float">
            <text:p>1.0360039551753</text:p>
          </table:table-cell>
          <table:table-cell office:value-type="float" office:value="0.50275416508464" calcext:value-type="float">
            <text:p>0.50275416508464</text:p>
          </table:table-cell>
          <table:table-cell office:value-type="float" office:value="0.87912460706425" calcext:value-type="float">
            <text:p>0.87912460706425</text:p>
          </table:table-cell>
          <table:table-cell office:value-type="float" office:value="0.49163777124445" calcext:value-type="float">
            <text:p>0.49163777124445</text:p>
          </table:table-cell>
          <table:table-cell table:number-columns-repeated="2"/>
        </table:table-row>
        <table:table-row table:style-name="ro1">
          <table:table-cell office:value-type="float" office:value="14.8" calcext:value-type="float">
            <text:p>14.8</text:p>
          </table:table-cell>
          <table:table-cell office:value-type="float" office:value="1.0423847454358" calcext:value-type="float">
            <text:p>1.0423847454358</text:p>
          </table:table-cell>
          <table:table-cell office:value-type="float" office:value="0.50328627986022" calcext:value-type="float">
            <text:p>0.50328627986022</text:p>
          </table:table-cell>
          <table:table-cell office:value-type="float" office:value="0.9018162870172" calcext:value-type="float">
            <text:p>0.9018162870172</text:p>
          </table:table-cell>
          <table:table-cell office:value-type="float" office:value="0.49306381027911" calcext:value-type="float">
            <text:p>0.49306381027911</text:p>
          </table:table-cell>
          <table:table-cell office:value-type="float" office:value="1.0355142044605" calcext:value-type="float">
            <text:p>1.0355142044605</text:p>
          </table:table-cell>
          <table:table-cell office:value-type="float" office:value="0.50271581933457" calcext:value-type="float">
            <text:p>0.50271581933457</text:p>
          </table:table-cell>
          <table:table-cell office:value-type="float" office:value="0.88042120892239" calcext:value-type="float">
            <text:p>0.88042120892239</text:p>
          </table:table-cell>
          <table:table-cell office:value-type="float" office:value="0.49172062622458" calcext:value-type="float">
            <text:p>0.49172062622458</text:p>
          </table:table-cell>
          <table:table-cell table:number-columns-repeated="2"/>
        </table:table-row>
        <table:table-row table:style-name="ro1">
          <table:table-cell office:value-type="float" office:value="14.9" calcext:value-type="float">
            <text:p>14.9</text:p>
          </table:table-cell>
          <table:table-cell office:value-type="float" office:value="1.0418025677827" calcext:value-type="float">
            <text:p>1.0418025677827</text:p>
          </table:table-cell>
          <table:table-cell office:value-type="float" office:value="0.5032398892485" calcext:value-type="float">
            <text:p>0.5032398892485</text:p>
          </table:table-cell>
          <table:table-cell office:value-type="float" office:value="0.90290998588428" calcext:value-type="float">
            <text:p>0.90290998588428</text:p>
          </table:table-cell>
          <table:table-cell office:value-type="float" office:value="0.49313622176218" calcext:value-type="float">
            <text:p>0.49313622176218</text:p>
          </table:table-cell>
          <table:table-cell office:value-type="float" office:value="1.0350314508037" calcext:value-type="float">
            <text:p>1.0350314508037</text:p>
          </table:table-cell>
          <table:table-cell office:value-type="float" office:value="0.50267804646493" calcext:value-type="float">
            <text:p>0.50267804646493</text:p>
          </table:table-cell>
          <table:table-cell office:value-type="float" office:value="0.8817066042995" calcext:value-type="float">
            <text:p>0.8817066042995</text:p>
          </table:table-cell>
          <table:table-cell office:value-type="float" office:value="0.49180290843324" calcext:value-type="float">
            <text:p>0.49180290843324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041228855532" calcext:value-type="float">
            <text:p>1.041228855532</text:p>
          </table:table-cell>
          <table:table-cell office:value-type="float" office:value="0.50319420629762" calcext:value-type="float">
            <text:p>0.50319420629762</text:p>
          </table:table-cell>
          <table:table-cell office:value-type="float" office:value="0.90399337659828" calcext:value-type="float">
            <text:p>0.90399337659828</text:p>
          </table:table-cell>
          <table:table-cell office:value-type="float" office:value="0.49320805184999" calcext:value-type="float">
            <text:p>0.49320805184999</text:p>
          </table:table-cell>
          <table:table-cell office:value-type="float" office:value="1.0345555850785" calcext:value-type="float">
            <text:p>1.0345555850785</text:p>
          </table:table-cell>
          <table:table-cell office:value-type="float" office:value="0.50264083677931" calcext:value-type="float">
            <text:p>0.50264083677931</text:p>
          </table:table-cell>
          <table:table-cell office:value-type="float" office:value="0.88298083446204" calcext:value-type="float">
            <text:p>0.88298083446204</text:p>
          </table:table-cell>
          <table:table-cell office:value-type="float" office:value="0.49188461672738" calcext:value-type="float">
            <text:p>0.49188461672738</text:p>
          </table:table-cell>
          <table:table-cell table:number-columns-repeated="2"/>
        </table:table-row>
        <table:table-row table:style-name="ro1">
          <table:table-cell office:value-type="float" office:value="15.1" calcext:value-type="float">
            <text:p>15.1</text:p>
          </table:table-cell>
          <table:table-cell office:value-type="float" office:value="1.0406634726856" calcext:value-type="float">
            <text:p>1.0406634726856</text:p>
          </table:table-cell>
          <table:table-cell office:value-type="float" office:value="0.5031492188499" calcext:value-type="float">
            <text:p>0.5031492188499</text:p>
          </table:table-cell>
          <table:table-cell office:value-type="float" office:value="0.90506651601412" calcext:value-type="float">
            <text:p>0.90506651601412</text:p>
          </table:table-cell>
          <table:table-cell office:value-type="float" office:value="0.49327930179239" calcext:value-type="float">
            <text:p>0.49327930179239</text:p>
          </table:table-cell>
          <table:table-cell office:value-type="float" office:value="1.0340865001131" calcext:value-type="float">
            <text:p>1.0340865001131</text:p>
          </table:table-cell>
          <table:table-cell office:value-type="float" office:value="0.50260418078165" calcext:value-type="float">
            <text:p>0.50260418078165</text:p>
          </table:table-cell>
          <table:table-cell office:value-type="float" office:value="0.88424394169333" calcext:value-type="float">
            <text:p>0.88424394169333</text:p>
          </table:table-cell>
          <table:table-cell office:value-type="float" office:value="0.49196575009654" calcext:value-type="float">
            <text:p>0.49196575009654</text:p>
          </table:table-cell>
          <table:table-cell table:number-columns-repeated="2"/>
        </table:table-row>
        <table:table-row table:style-name="ro1">
          <table:table-cell office:value-type="float" office:value="15.2" calcext:value-type="float">
            <text:p>15.2</text:p>
          </table:table-cell>
          <table:table-cell office:value-type="float" office:value="1.0401062857862" calcext:value-type="float">
            <text:p>1.0401062857862</text:p>
          </table:table-cell>
          <table:table-cell office:value-type="float" office:value="0.5031049149857" calcext:value-type="float">
            <text:p>0.5031049149857</text:p>
          </table:table-cell>
          <table:table-cell office:value-type="float" office:value="0.90612946154376" calcext:value-type="float">
            <text:p>0.90612946154376</text:p>
          </table:table-cell>
          <table:table-cell office:value-type="float" office:value="0.49334997289342" calcext:value-type="float">
            <text:p>0.49334997289342</text:p>
          </table:table-cell>
          <table:table-cell office:value-type="float" office:value="1.0336240906485" calcext:value-type="float">
            <text:p>1.0336240906485</text:p>
          </table:table-cell>
          <table:table-cell office:value-type="float" office:value="0.50256806917073" calcext:value-type="float">
            <text:p>0.50256806917073</text:p>
          </table:table-cell>
          <table:table-cell office:value-type="float" office:value="0.88549596926845" calcext:value-type="float">
            <text:p>0.88549596926845</text:p>
          </table:table-cell>
          <table:table-cell office:value-type="float" office:value="0.49204630765944" calcext:value-type="float">
            <text:p>0.49204630765944</text:p>
          </table:table-cell>
          <table:table-cell table:number-columns-repeated="2"/>
        </table:table-row>
        <table:table-row table:style-name="ro1">
          <table:table-cell office:value-type="float" office:value="15.3" calcext:value-type="float">
            <text:p>15.3</text:p>
          </table:table-cell>
          <table:table-cell office:value-type="float" office:value="1.0395571638603" calcext:value-type="float">
            <text:p>1.0395571638603</text:p>
          </table:table-cell>
          <table:table-cell office:value-type="float" office:value="0.50306128301866" calcext:value-type="float">
            <text:p>0.50306128301866</text:p>
          </table:table-cell>
          <table:table-cell office:value-type="float" office:value="0.90718227113458" calcext:value-type="float">
            <text:p>0.90718227113458</text:p>
          </table:table-cell>
          <table:table-cell office:value-type="float" office:value="0.49342006651197" calcext:value-type="float">
            <text:p>0.49342006651197</text:p>
          </table:table-cell>
          <table:table-cell office:value-type="float" office:value="1.033168253297" calcext:value-type="float">
            <text:p>1.033168253297</text:p>
          </table:table-cell>
          <table:table-cell office:value-type="float" office:value="0.50253249283489" calcext:value-type="float">
            <text:p>0.50253249283489</text:p>
          </table:table-cell>
          <table:table-cell office:value-type="float" office:value="0.88673696142917" calcext:value-type="float">
            <text:p>0.88673696142917</text:p>
          </table:table-cell>
          <table:table-cell office:value-type="float" office:value="0.49212628866074" calcext:value-type="float">
            <text:p>0.49212628866074</text:p>
          </table:table-cell>
          <table:table-cell table:number-columns-repeated="2"/>
        </table:table-row>
        <table:table-row table:style-name="ro1">
          <table:table-cell office:value-type="float" office:value="15.4" calcext:value-type="float">
            <text:p>15.4</text:p>
          </table:table-cell>
          <table:table-cell office:value-type="float" office:value="1.039015978362" calcext:value-type="float">
            <text:p>1.039015978362</text:p>
          </table:table-cell>
          <table:table-cell office:value-type="float" office:value="0.50301831149093" calcext:value-type="float">
            <text:p>0.50301831149093</text:p>
          </table:table-cell>
          <table:table-cell office:value-type="float" office:value="0.90822500324789" calcext:value-type="float">
            <text:p>0.90822500324789</text:p>
          </table:table-cell>
          <table:table-cell office:value-type="float" office:value="0.49348958406212" calcext:value-type="float">
            <text:p>0.49348958406212</text:p>
          </table:table-cell>
          <table:table-cell office:value-type="float" office:value="1.0327188865032" calcext:value-type="float">
            <text:p>1.0327188865032</text:p>
          </table:table-cell>
          <table:table-cell office:value-type="float" office:value="0.50249744284697" calcext:value-type="float">
            <text:p>0.50249744284697</text:p>
          </table:table-cell>
          <table:table-cell office:value-type="float" office:value="0.88796696335906" calcext:value-type="float">
            <text:p>0.88796696335906</text:p>
          </table:table-cell>
          <table:table-cell office:value-type="float" office:value="0.49220569246795" calcext:value-type="float">
            <text:p>0.49220569246795</text:p>
          </table:table-cell>
          <table:table-cell table:number-columns-repeated="2"/>
        </table:table-row>
        <table:table-row table:style-name="ro1">
          <table:table-cell office:value-type="float" office:value="15.5" calcext:value-type="float">
            <text:p>15.5</text:p>
          </table:table-cell>
          <table:table-cell office:value-type="float" office:value="1.0384826031195" calcext:value-type="float">
            <text:p>1.0384826031195</text:p>
          </table:table-cell>
          <table:table-cell office:value-type="float" office:value="0.50297598916852" calcext:value-type="float">
            <text:p>0.50297598916852</text:p>
          </table:table-cell>
          <table:table-cell office:value-type="float" office:value="0.90925771683768" calcext:value-type="float">
            <text:p>0.90925771683768</text:p>
          </table:table-cell>
          <table:table-cell office:value-type="float" office:value="0.49355852701342" calcext:value-type="float">
            <text:p>0.49355852701342</text:p>
          </table:table-cell>
          <table:table-cell office:value-type="float" office:value="1.0322758905044" calcext:value-type="float">
            <text:p>1.0322758905044</text:p>
          </table:table-cell>
          <table:table-cell office:value-type="float" office:value="0.50246291045942" calcext:value-type="float">
            <text:p>0.50246291045942</text:p>
          </table:table-cell>
          <table:table-cell office:value-type="float" office:value="0.88918602115864" calcext:value-type="float">
            <text:p>0.88918602115864</text:p>
          </table:table-cell>
          <table:table-cell office:value-type="float" office:value="0.49228451856841" calcext:value-type="float">
            <text:p>0.49228451856841</text:p>
          </table:table-cell>
          <table:table-cell table:number-columns-repeated="2"/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1.0379569142822" calcext:value-type="float">
            <text:p>1.0379569142822</text:p>
          </table:table-cell>
          <table:table-cell office:value-type="float" office:value="0.50293430503664" calcext:value-type="float">
            <text:p>0.50293430503664</text:p>
          </table:table-cell>
          <table:table-cell office:value-type="float" office:value="0.91028047132958" calcext:value-type="float">
            <text:p>0.91028047132958</text:p>
          </table:table-cell>
          <table:table-cell office:value-type="float" office:value="0.49362689689102" calcext:value-type="float">
            <text:p>0.49362689689102</text:p>
          </table:table-cell>
          <table:table-cell office:value-type="float" office:value="1.0318391672933" calcext:value-type="float">
            <text:p>1.0318391672933</text:p>
          </table:table-cell>
          <table:table-cell office:value-type="float" office:value="0.50242888709962" calcext:value-type="float">
            <text:p>0.50242888709962</text:p>
          </table:table-cell>
          <table:table-cell office:value-type="float" office:value="0.89039418182069" calcext:value-type="float">
            <text:p>0.89039418182069</text:p>
          </table:table-cell>
          <table:table-cell office:value-type="float" office:value="0.49236276656644" calcext:value-type="float">
            <text:p>0.49236276656644</text:p>
          </table:table-cell>
          <table:table-cell table:number-columns-repeated="2"/>
        </table:table-row>
        <table:table-row table:style-name="ro1">
          <table:table-cell office:value-type="float" office:value="15.7" calcext:value-type="float">
            <text:p>15.7</text:p>
          </table:table-cell>
          <table:table-cell office:value-type="float" office:value="1.0374387902695" calcext:value-type="float">
            <text:p>1.0374387902695</text:p>
          </table:table-cell>
          <table:table-cell office:value-type="float" office:value="0.50289324829516" calcext:value-type="float">
            <text:p>0.50289324829516</text:p>
          </table:table-cell>
          <table:table-cell office:value-type="float" office:value="0.91129332660006" calcext:value-type="float">
            <text:p>0.91129332660006</text:p>
          </table:table-cell>
          <table:table-cell office:value-type="float" office:value="0.49369469527557" calcext:value-type="float">
            <text:p>0.49369469527557</text:p>
          </table:table-cell>
          <table:table-cell office:value-type="float" office:value="1.0314086205808" calcext:value-type="float">
            <text:p>1.0314086205808</text:p>
          </table:table-cell>
          <table:table-cell office:value-type="float" office:value="0.50239536436529" calcext:value-type="float">
            <text:p>0.50239536436529</text:p>
          </table:table-cell>
          <table:table-cell office:value-type="float" office:value="0.89159149320564" calcext:value-type="float">
            <text:p>0.89159149320564</text:p>
          </table:table-cell>
          <table:table-cell office:value-type="float" office:value="0.49244043618059" calcext:value-type="float">
            <text:p>0.49244043618059</text:p>
          </table:table-cell>
          <table:table-cell table:number-columns-repeated="2"/>
        </table:table-row>
        <table:table-row table:style-name="ro1">
          <table:table-cell office:value-type="float" office:value="15.8" calcext:value-type="float">
            <text:p>15.8</text:p>
          </table:table-cell>
          <table:table-cell office:value-type="float" office:value="1.036928111721" calcext:value-type="float">
            <text:p>1.036928111721</text:p>
          </table:table-cell>
          <table:table-cell office:value-type="float" office:value="0.50285280835408" calcext:value-type="float">
            <text:p>0.50285280835408</text:p>
          </table:table-cell>
          <table:table-cell office:value-type="float" office:value="0.91229634295575" calcext:value-type="float">
            <text:p>0.91229634295575</text:p>
          </table:table-cell>
          <table:table-cell office:value-type="float" office:value="0.49376192380314" calcext:value-type="float">
            <text:p>0.49376192380314</text:p>
          </table:table-cell>
          <table:table-cell office:value-type="float" office:value="1.0309841557603" calcext:value-type="float">
            <text:p>1.0309841557603</text:p>
          </table:table-cell>
          <table:table-cell office:value-type="float" office:value="0.50236233402016" calcext:value-type="float">
            <text:p>0.50236233402016</text:p>
          </table:table-cell>
          <table:table-cell office:value-type="float" office:value="0.89277800401713" calcext:value-type="float">
            <text:p>0.89277800401713</text:p>
          </table:table-cell>
          <table:table-cell office:value-type="float" office:value="0.49251752724094" calcext:value-type="float">
            <text:p>0.49251752724094</text:p>
          </table:table-cell>
          <table:table-cell table:number-columns-repeated="2"/>
        </table:table-row>
        <table:table-row table:style-name="ro1">
          <table:table-cell office:value-type="float" office:value="15.9" calcext:value-type="float">
            <text:p>15.9</text:p>
          </table:table-cell>
          <table:table-cell office:value-type="float" office:value="1.0364247614476" calcext:value-type="float">
            <text:p>1.0364247614476</text:p>
          </table:table-cell>
          <table:table-cell office:value-type="float" office:value="0.50281297482913" calcext:value-type="float">
            <text:p>0.50281297482913</text:p>
          </table:table-cell>
          <table:table-cell office:value-type="float" office:value="0.91328958111317" calcext:value-type="float">
            <text:p>0.91328958111317</text:p>
          </table:table-cell>
          <table:table-cell office:value-type="float" office:value="0.49382858416493" calcext:value-type="float">
            <text:p>0.49382858416493</text:p>
          </table:table-cell>
          <table:table-cell office:value-type="float" office:value="1.0305656798726" calcext:value-type="float">
            <text:p>1.0305656798726</text:p>
          </table:table-cell>
          <table:table-cell office:value-type="float" office:value="0.50232978798975" calcext:value-type="float">
            <text:p>0.50232978798975</text:p>
          </table:table-cell>
          <table:table-cell office:value-type="float" office:value="0.89395376377768" calcext:value-type="float">
            <text:p>0.89395376377768</text:p>
          </table:table-cell>
          <table:table-cell office:value-type="float" office:value="0.49259403968656" calcext:value-type="float">
            <text:p>0.49259403968656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0359286243847" calcext:value-type="float">
            <text:p>1.0359286243847</text:p>
          </table:table-cell>
          <table:table-cell office:value-type="float" office:value="0.50277373753737" calcext:value-type="float">
            <text:p>0.50277373753737</text:p>
          </table:table-cell>
          <table:table-cell office:value-type="float" office:value="0.91427310217849" calcext:value-type="float">
            <text:p>0.91427310217849</text:p>
          </table:table-cell>
          <table:table-cell office:value-type="float" office:value="0.49389467810688" calcext:value-type="float">
            <text:p>0.49389467810688</text:p>
          </table:table-cell>
          <table:table-cell office:value-type="float" office:value="1.0301531015721" calcext:value-type="float">
            <text:p>1.0301531015721</text:p>
          </table:table-cell>
          <table:table-cell office:value-type="float" office:value="0.50229771835728" calcext:value-type="float">
            <text:p>0.50229771835728</text:p>
          </table:table-cell>
          <table:table-cell office:value-type="float" office:value="0.89511882280453" calcext:value-type="float">
            <text:p>0.89511882280453</text:p>
          </table:table-cell>
          <table:table-cell office:value-type="float" office:value="0.49266997356297" calcext:value-type="float">
            <text:p>0.49266997356297</text:p>
          </table:table-cell>
          <table:table-cell table:number-columns-repeated="2"/>
        </table:table-row>
        <table:table-row table:style-name="ro1">
          <table:table-cell office:value-type="float" office:value="16.1" calcext:value-type="float">
            <text:p>16.1</text:p>
          </table:table-cell>
          <table:table-cell office:value-type="float" office:value="1.0354395875455" calcext:value-type="float">
            <text:p>1.0354395875455</text:p>
          </table:table-cell>
          <table:table-cell office:value-type="float" office:value="0.50273508649295" calcext:value-type="float">
            <text:p>0.50273508649295</text:p>
          </table:table-cell>
          <table:table-cell office:value-type="float" office:value="0.91524696762776" calcext:value-type="float">
            <text:p>0.91524696762776</text:p>
          </table:table-cell>
          <table:table-cell office:value-type="float" office:value="0.49396020742927" calcext:value-type="float">
            <text:p>0.49396020742927</text:p>
          </table:table-cell>
          <table:table-cell office:value-type="float" office:value="1.0297463310928" calcext:value-type="float">
            <text:p>1.0297463310928</text:p>
          </table:table-cell>
          <table:table-cell office:value-type="float" office:value="0.50226611735975" calcext:value-type="float">
            <text:p>0.50226611735975</text:p>
          </table:table-cell>
          <table:table-cell office:value-type="float" office:value="0.89627323218564" calcext:value-type="float">
            <text:p>0.89627323218564</text:p>
          </table:table-cell>
          <table:table-cell office:value-type="float" office:value="0.49274532901975" calcext:value-type="float">
            <text:p>0.49274532901975</text:p>
          </table:table-cell>
          <table:table-cell table:number-columns-repeated="2"/>
        </table:table-row>
        <table:table-row table:style-name="ro1">
          <table:table-cell office:value-type="float" office:value="16.2" calcext:value-type="float">
            <text:p>16.2</text:p>
          </table:table-cell>
          <table:table-cell office:value-type="float" office:value="1.0349575399768" calcext:value-type="float">
            <text:p>1.0349575399768</text:p>
          </table:table-cell>
          <table:table-cell office:value-type="float" office:value="0.50269701190286" calcext:value-type="float">
            <text:p>0.50269701190286</text:p>
          </table:table-cell>
          <table:table-cell office:value-type="float" office:value="0.91621123928714" calcext:value-type="float">
            <text:p>0.91621123928714</text:p>
          </table:table-cell>
          <table:table-cell office:value-type="float" office:value="0.49402517398614" calcext:value-type="float">
            <text:p>0.49402517398614</text:p>
          </table:table-cell>
          <table:table-cell office:value-type="float" office:value="1.0293452802167" calcext:value-type="float">
            <text:p>1.0293452802167</text:p>
          </table:table-cell>
          <table:table-cell office:value-type="float" office:value="0.50223497738413" calcext:value-type="float">
            <text:p>0.50223497738413</text:p>
          </table:table-cell>
          <table:table-cell office:value-type="float" office:value="0.89741704375584" calcext:value-type="float">
            <text:p>0.89741704375584</text:p>
          </table:table-cell>
          <table:table-cell office:value-type="float" office:value="0.49282010630813" calcext:value-type="float">
            <text:p>0.49282010630813</text:p>
          </table:table-cell>
          <table:table-cell table:number-columns-repeated="2"/>
        </table:table-row>
        <table:table-row table:style-name="ro1">
          <table:table-cell office:value-type="float" office:value="16.3" calcext:value-type="float">
            <text:p>16.3</text:p>
          </table:table-cell>
          <table:table-cell office:value-type="float" office:value="1.0344823727147" calcext:value-type="float">
            <text:p>1.0344823727147</text:p>
          </table:table-cell>
          <table:table-cell office:value-type="float" office:value="0.50265950416283" calcext:value-type="float">
            <text:p>0.50265950416283</text:p>
          </table:table-cell>
          <table:table-cell office:value-type="float" office:value="0.91716597931363" calcext:value-type="float">
            <text:p>0.91716597931363</text:p>
          </table:table-cell>
          <table:table-cell office:value-type="float" office:value="0.49408957968468" calcext:value-type="float">
            <text:p>0.49408957968468</text:p>
          </table:table-cell>
          <table:table-cell office:value-type="float" office:value="1.0289498622417" calcext:value-type="float">
            <text:p>1.0289498622417</text:p>
          </table:table-cell>
          <table:table-cell office:value-type="float" office:value="0.50220429096369" calcext:value-type="float">
            <text:p>0.50220429096369</text:p>
          </table:table-cell>
          <table:table-cell office:value-type="float" office:value="0.89855031007314" calcext:value-type="float">
            <text:p>0.89855031007314</text:p>
          </table:table-cell>
          <table:table-cell office:value-type="float" office:value="0.49289430577876" calcext:value-type="float">
            <text:p>0.49289430577876</text:p>
          </table:table-cell>
          <table:table-cell table:number-columns-repeated="2"/>
        </table:table-row>
        <table:table-row table:style-name="ro1">
          <table:table-cell office:value-type="float" office:value="16.4" calcext:value-type="float">
            <text:p>16.4</text:p>
          </table:table-cell>
          <table:table-cell office:value-type="float" office:value="1.0340139787423" calcext:value-type="float">
            <text:p>1.0340139787423</text:p>
          </table:table-cell>
          <table:table-cell office:value-type="float" office:value="0.50262255385324" calcext:value-type="float">
            <text:p>0.50262255385324</text:p>
          </table:table-cell>
          <table:table-cell office:value-type="float" office:value="0.91811125017587" calcext:value-type="float">
            <text:p>0.91811125017587</text:p>
          </table:table-cell>
          <table:table-cell office:value-type="float" office:value="0.49415342648455" calcext:value-type="float">
            <text:p>0.49415342648455</text:p>
          </table:table-cell>
          <table:table-cell office:value-type="float" office:value="1.0285599919508" calcext:value-type="float">
            <text:p>1.0285599919508</text:p>
          </table:table-cell>
          <table:table-cell office:value-type="float" office:value="0.50217405077445" calcext:value-type="float">
            <text:p>0.50217405077445</text:p>
          </table:table-cell>
          <table:table-cell office:value-type="float" office:value="0.89967308439526" calcext:value-type="float">
            <text:p>0.89967308439526</text:p>
          </table:table-cell>
          <table:table-cell office:value-type="float" office:value="0.49296792787939" calcext:value-type="float">
            <text:p>0.49296792787939</text:p>
          </table:table-cell>
          <table:table-cell table:number-columns-repeated="2"/>
        </table:table-row>
        <table:table-row table:style-name="ro1">
          <table:table-cell office:value-type="float" office:value="16.5" calcext:value-type="float">
            <text:p>16.5</text:p>
          </table:table-cell>
          <table:table-cell office:value-type="float" office:value="1.0335522529482" calcext:value-type="float">
            <text:p>1.0335522529482</text:p>
          </table:table-cell>
          <table:table-cell office:value-type="float" office:value="0.50258615173516" calcext:value-type="float">
            <text:p>0.50258615173516</text:p>
          </table:table-cell>
          <table:table-cell office:value-type="float" office:value="0.91904711463528" calcext:value-type="float">
            <text:p>0.91904711463528</text:p>
          </table:table-cell>
          <table:table-cell office:value-type="float" office:value="0.49421671639713" calcext:value-type="float">
            <text:p>0.49421671639713</text:p>
          </table:table-cell>
          <table:table-cell office:value-type="float" office:value="1.0281755855822" calcext:value-type="float">
            <text:p>1.0281755855822</text:p>
          </table:table-cell>
          <table:table-cell office:value-type="float" office:value="0.50214424963175" calcext:value-type="float">
            <text:p>0.50214424963175</text:p>
          </table:table-cell>
          <table:table-cell office:value-type="float" office:value="0.90078542065633" calcext:value-type="float">
            <text:p>0.90078542065633</text:p>
          </table:table-cell>
          <table:table-cell office:value-type="float" office:value="0.49304097315276" calcext:value-type="float">
            <text:p>0.49304097315276</text:p>
          </table:table-cell>
          <table:table-cell table:number-columns-repeated="2"/>
        </table:table-row>
        <table:table-row table:style-name="ro1">
          <table:table-cell office:value-type="float" office:value="16.6" calcext:value-type="float">
            <text:p>16.6</text:p>
          </table:table-cell>
          <table:table-cell office:value-type="float" office:value="1.033097092086" calcext:value-type="float">
            <text:p>1.033097092086</text:p>
          </table:table-cell>
          <table:table-cell office:value-type="float" office:value="0.50255028874648" calcext:value-type="float">
            <text:p>0.50255028874648</text:p>
          </table:table-cell>
          <table:table-cell office:value-type="float" office:value="0.91997363572752" calcext:value-type="float">
            <text:p>0.91997363572752</text:p>
          </table:table-cell>
          <table:table-cell office:value-type="float" office:value="0.49427945148472" calcext:value-type="float">
            <text:p>0.49427945148472</text:p>
          </table:table-cell>
          <table:table-cell office:value-type="float" office:value="1.0277965607997" calcext:value-type="float">
            <text:p>1.0277965607997</text:p>
          </table:table-cell>
          <table:table-cell office:value-type="float" office:value="0.5021148804869" calcext:value-type="float">
            <text:p>0.5021148804869</text:p>
          </table:table-cell>
          <table:table-cell office:value-type="float" office:value="0.90188737344374" calcext:value-type="float">
            <text:p>0.90188737344374</text:p>
          </table:table-cell>
          <table:table-cell office:value-type="float" office:value="0.49311344223437" calcext:value-type="float">
            <text:p>0.49311344223437</text:p>
          </table:table-cell>
          <table:table-cell table:number-columns-repeated="2"/>
        </table:table-row>
        <table:table-row table:style-name="ro1">
          <table:table-cell office:value-type="float" office:value="16.7" calcext:value-type="float">
            <text:p>16.7</text:p>
          </table:table-cell>
          <table:table-cell office:value-type="float" office:value="1.0326483947349" calcext:value-type="float">
            <text:p>1.0326483947349</text:p>
          </table:table-cell>
          <table:table-cell office:value-type="float" office:value="0.50251495599801" calcext:value-type="float">
            <text:p>0.50251495599801</text:p>
          </table:table-cell>
          <table:table-cell office:value-type="float" office:value="0.92089087674408" calcext:value-type="float">
            <text:p>0.92089087674408</text:p>
          </table:table-cell>
          <table:table-cell office:value-type="float" office:value="0.49434163385968" calcext:value-type="float">
            <text:p>0.49434163385968</text:p>
          </table:table-cell>
          <table:table-cell office:value-type="float" office:value="1.0274228366642" calcext:value-type="float">
            <text:p>1.0274228366642</text:p>
          </table:table-cell>
          <table:table-cell office:value-type="float" office:value="0.50208593642397" calcext:value-type="float">
            <text:p>0.50208593642397</text:p>
          </table:table-cell>
          <table:table-cell office:value-type="float" office:value="0.90297899797529" calcext:value-type="float">
            <text:p>0.90297899797529</text:p>
          </table:table-cell>
          <table:table-cell office:value-type="float" office:value="0.49318533585046" calcext:value-type="float">
            <text:p>0.49318533585046</text:p>
          </table:table-cell>
          <table:table-cell table:number-columns-repeated="2"/>
        </table:table-row>
        <table:table-row table:style-name="ro1">
          <table:table-cell office:value-type="float" office:value="16.8" calcext:value-type="float">
            <text:p>16.8</text:p>
          </table:table-cell>
          <table:table-cell office:value-type="float" office:value="1.0322060612614" calcext:value-type="float">
            <text:p>1.0322060612614</text:p>
          </table:table-cell>
          <table:table-cell office:value-type="float" office:value="0.50248014476983" calcext:value-type="float">
            <text:p>0.50248014476983</text:p>
          </table:table-cell>
          <table:table-cell office:value-type="float" office:value="0.92179890121429" calcext:value-type="float">
            <text:p>0.92179890121429</text:p>
          </table:table-cell>
          <table:table-cell office:value-type="float" office:value="0.49440326568354" calcext:value-type="float">
            <text:p>0.49440326568354</text:p>
          </table:table-cell>
          <table:table-cell office:value-type="float" office:value="1.0270543336059" calcext:value-type="float">
            <text:p>1.0270543336059</text:p>
          </table:table-cell>
          <table:table-cell office:value-type="float" office:value="0.5020574106567" calcext:value-type="float">
            <text:p>0.5020574106567</text:p>
          </table:table-cell>
          <table:table-cell office:value-type="float" office:value="0.90406035007645" calcext:value-type="float">
            <text:p>0.90406035007645</text:p>
          </table:table-cell>
          <table:table-cell office:value-type="float" office:value="0.49325665481591" calcext:value-type="float">
            <text:p>0.49325665481591</text:p>
          </table:table-cell>
          <table:table-cell table:number-columns-repeated="2"/>
        </table:table-row>
        <table:table-row table:style-name="ro1">
          <table:table-cell office:value-type="float" office:value="16.9" calcext:value-type="float">
            <text:p>16.9</text:p>
          </table:table-cell>
          <table:table-cell office:value-type="float" office:value="1.0317699937817" calcext:value-type="float">
            <text:p>1.0317699937817</text:p>
          </table:table-cell>
          <table:table-cell office:value-type="float" office:value="0.50244584650756" calcext:value-type="float">
            <text:p>0.50244584650756</text:p>
          </table:table-cell>
          <table:table-cell office:value-type="float" office:value="0.9226977728875" calcext:value-type="float">
            <text:p>0.9226977728875</text:p>
          </table:table-cell>
          <table:table-cell office:value-type="float" office:value="0.49446434916604" calcext:value-type="float">
            <text:p>0.49446434916604</text:p>
          </table:table-cell>
          <table:table-cell office:value-type="float" office:value="1.0266909733966" calcext:value-type="float">
            <text:p>1.0266909733966</text:p>
          </table:table-cell>
          <table:table-cell office:value-type="float" office:value="0.50202929652541" calcext:value-type="float">
            <text:p>0.50202929652541</text:p>
          </table:table-cell>
          <table:table-cell office:value-type="float" office:value="0.90513148615789" calcext:value-type="float">
            <text:p>0.90513148615789</text:p>
          </table:table-cell>
          <table:table-cell office:value-type="float" office:value="0.49332740003222" calcext:value-type="float">
            <text:p>0.49332740003222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.0313400961252" calcext:value-type="float">
            <text:p>1.0313400961252</text:p>
          </table:table-cell>
          <table:table-cell office:value-type="float" office:value="0.50241205281881" calcext:value-type="float">
            <text:p>0.50241205281881</text:p>
          </table:table-cell>
          <table:table-cell office:value-type="float" office:value="0.92358755571562" calcext:value-type="float">
            <text:p>0.92358755571562</text:p>
          </table:table-cell>
          <table:table-cell office:value-type="float" office:value="0.49452488656417" calcext:value-type="float">
            <text:p>0.49452488656417</text:p>
          </table:table-cell>
          <table:table-cell office:value-type="float" office:value="1.0263326791236" calcext:value-type="float">
            <text:p>1.0263326791236</text:p>
          </table:table-cell>
          <table:table-cell office:value-type="float" office:value="0.50200158749412" calcext:value-type="float">
            <text:p>0.50200158749412</text:p>
          </table:table-cell>
          <table:table-cell office:value-type="float" office:value="0.90619246319322" calcext:value-type="float">
            <text:p>0.90619246319322</text:p>
          </table:table-cell>
          <table:table-cell office:value-type="float" office:value="0.49339757248555" calcext:value-type="float">
            <text:p>0.49339757248555</text:p>
          </table:table-cell>
          <table:table-cell table:number-columns-repeated="2"/>
        </table:table-row>
        <table:table-row table:style-name="ro1">
          <table:table-cell office:value-type="float" office:value="17.1" calcext:value-type="float">
            <text:p>17.1</text:p>
          </table:table-cell>
          <table:table-cell office:value-type="float" office:value="1.030916273799" calcext:value-type="float">
            <text:p>1.030916273799</text:p>
          </table:table-cell>
          <table:table-cell office:value-type="float" office:value="0.50237875546967" calcext:value-type="float">
            <text:p>0.50237875546967</text:p>
          </table:table-cell>
          <table:table-cell office:value-type="float" office:value="0.92446831383587" calcext:value-type="float">
            <text:p>0.92446831383587</text:p>
          </table:table-cell>
          <table:table-cell office:value-type="float" office:value="0.49458488018116" calcext:value-type="float">
            <text:p>0.49458488018116</text:p>
          </table:table-cell>
          <table:table-cell office:value-type="float" office:value="1.0259793751634" calcext:value-type="float">
            <text:p>1.0259793751634</text:p>
          </table:table-cell>
          <table:table-cell office:value-type="float" office:value="0.5019742771477" calcext:value-type="float">
            <text:p>0.5019742771477</text:p>
          </table:table-cell>
          <table:table-cell office:value-type="float" office:value="0.90724333869693" calcext:value-type="float">
            <text:p>0.90724333869693</text:p>
          </table:table-cell>
          <table:table-cell office:value-type="float" office:value="0.49346717324473" calcext:value-type="float">
            <text:p>0.49346717324473</text:p>
          </table:table-cell>
          <table:table-cell table:number-columns-repeated="2"/>
        </table:table-row>
        <table:table-row table:style-name="ro1">
          <table:table-cell office:value-type="float" office:value="17.2" calcext:value-type="float">
            <text:p>17.2</text:p>
          </table:table-cell>
          <table:table-cell office:value-type="float" office:value="1.0304984339533" calcext:value-type="float">
            <text:p>1.0304984339533</text:p>
          </table:table-cell>
          <table:table-cell office:value-type="float" office:value="0.50234594638126" calcext:value-type="float">
            <text:p>0.50234594638126</text:p>
          </table:table-cell>
          <table:table-cell office:value-type="float" office:value="0.92534011155386" calcext:value-type="float">
            <text:p>0.92534011155386</text:p>
          </table:table-cell>
          <table:table-cell office:value-type="float" office:value="0.49464433236543" calcext:value-type="float">
            <text:p>0.49464433236543</text:p>
          </table:table-cell>
          <table:table-cell office:value-type="float" office:value="1.0256309871564" calcext:value-type="float">
            <text:p>1.0256309871564</text:p>
          </table:table-cell>
          <table:table-cell office:value-type="float" office:value="0.50194735918907" calcext:value-type="float">
            <text:p>0.50194735918907</text:p>
          </table:table-cell>
          <table:table-cell office:value-type="float" office:value="0.90828417070261" calcext:value-type="float">
            <text:p>0.90828417070261</text:p>
          </table:table-cell>
          <table:table-cell office:value-type="float" office:value="0.49353620345937" calcext:value-type="float">
            <text:p>0.49353620345937</text:p>
          </table:table-cell>
          <table:table-cell table:number-columns-repeated="2"/>
        </table:table-row>
        <table:table-row table:style-name="ro1">
          <table:table-cell office:value-type="float" office:value="17.3" calcext:value-type="float">
            <text:p>17.3</text:p>
          </table:table-cell>
          <table:table-cell office:value-type="float" office:value="1.0300864853474" calcext:value-type="float">
            <text:p>1.0300864853474</text:p>
          </table:table-cell>
          <table:table-cell office:value-type="float" office:value="0.50231361762638" calcext:value-type="float">
            <text:p>0.50231361762638</text:p>
          </table:table-cell>
          <table:table-cell office:value-type="float" office:value="0.92620301332694" calcext:value-type="float">
            <text:p>0.92620301332694</text:p>
          </table:table-cell>
          <table:table-cell office:value-type="float" office:value="0.49470324550955" calcext:value-type="float">
            <text:p>0.49470324550955</text:p>
          </table:table-cell>
          <table:table-cell office:value-type="float" office:value="1.0252874419822" calcext:value-type="float">
            <text:p>1.0252874419822</text:p>
          </table:table-cell>
          <table:table-cell office:value-type="float" office:value="0.5019208274366" calcext:value-type="float">
            <text:p>0.5019208274366</text:p>
          </table:table-cell>
          <table:table-cell office:value-type="float" office:value="0.90931501774138" calcext:value-type="float">
            <text:p>0.90931501774138</text:p>
          </table:table-cell>
          <table:table-cell office:value-type="float" office:value="0.49360466435797" calcext:value-type="float">
            <text:p>0.49360466435797</text:p>
          </table:table-cell>
          <table:table-cell table:number-columns-repeated="2"/>
        </table:table-row>
        <table:table-row table:style-name="ro1">
          <table:table-cell office:value-type="float" office:value="17.4" calcext:value-type="float">
            <text:p>17.4</text:p>
          </table:table-cell>
          <table:table-cell office:value-type="float" office:value="1.0296803383165" calcext:value-type="float">
            <text:p>1.0296803383165</text:p>
          </table:table-cell>
          <table:table-cell office:value-type="float" office:value="0.50228176142624" calcext:value-type="float">
            <text:p>0.50228176142624</text:p>
          </table:table-cell>
          <table:table-cell office:value-type="float" office:value="0.92705708374784" calcext:value-type="float">
            <text:p>0.92705708374784</text:p>
          </table:table-cell>
          <table:table-cell office:value-type="float" office:value="0.49476162204915" calcext:value-type="float">
            <text:p>0.49476162204915</text:p>
          </table:table-cell>
          <table:table-cell office:value-type="float" office:value="1.0249486677351" calcext:value-type="float">
            <text:p>1.0249486677351</text:p>
          </table:table-cell>
          <table:table-cell office:value-type="float" office:value="0.50189467582144" calcext:value-type="float">
            <text:p>0.50189467582144</text:p>
          </table:table-cell>
          <table:table-cell office:value-type="float" office:value="0.91033593882053" calcext:value-type="float">
            <text:p>0.91033593882053</text:p>
          </table:table-cell>
          <table:table-cell office:value-type="float" office:value="0.49367255724603" calcext:value-type="float">
            <text:p>0.49367255724603</text:p>
          </table:table-cell>
          <table:table-cell table:number-columns-repeated="2"/>
        </table:table-row>
        <table:table-row table:style-name="ro1">
          <table:table-cell office:value-type="float" office:value="17.5" calcext:value-type="float">
            <text:p>17.5</text:p>
          </table:table-cell>
          <table:table-cell office:value-type="float" office:value="1.0292799047401" calcext:value-type="float">
            <text:p>1.0292799047401</text:p>
          </table:table-cell>
          <table:table-cell office:value-type="float" office:value="0.50225037014727" calcext:value-type="float">
            <text:p>0.50225037014727</text:p>
          </table:table-cell>
          <table:table-cell office:value-type="float" office:value="0.92790238752859" calcext:value-type="float">
            <text:p>0.92790238752859</text:p>
          </table:table-cell>
          <table:table-cell office:value-type="float" office:value="0.49481946446181" calcext:value-type="float">
            <text:p>0.49481946446181</text:p>
          </table:table-cell>
          <table:table-cell office:value-type="float" office:value="1.0246145937012" calcext:value-type="float">
            <text:p>1.0246145937012</text:p>
          </table:table-cell>
          <table:table-cell office:value-type="float" office:value="0.50186889838503" calcext:value-type="float">
            <text:p>0.50186889838503</text:p>
          </table:table-cell>
          <table:table-cell office:value-type="float" office:value="0.91134699340251" calcext:value-type="float">
            <text:p>0.91134699340251</text:p>
          </table:table-cell>
          <table:table-cell office:value-type="float" office:value="0.49373988350423" calcext:value-type="float">
            <text:p>0.49373988350423</text:p>
          </table:table-cell>
          <table:table-cell table:number-columns-repeated="2"/>
        </table:table-row>
        <table:table-row table:style-name="ro1">
          <table:table-cell office:value-type="float" office:value="17.6" calcext:value-type="float">
            <text:p>17.6</text:p>
          </table:table-cell>
          <table:table-cell office:value-type="float" office:value="1.02888509801" calcext:value-type="float">
            <text:p>1.02888509801</text:p>
          </table:table-cell>
          <table:table-cell office:value-type="float" office:value="0.50221943629792" calcext:value-type="float">
            <text:p>0.50221943629792</text:p>
          </table:table-cell>
          <table:table-cell office:value-type="float" office:value="0.92873898948473" calcext:value-type="float">
            <text:p>0.92873898948473</text:p>
          </table:table-cell>
          <table:table-cell office:value-type="float" office:value="0.49487677526596" calcext:value-type="float">
            <text:p>0.49487677526596</text:p>
          </table:table-cell>
          <table:table-cell office:value-type="float" office:value="1.0242851503346" calcext:value-type="float">
            <text:p>1.0242851503346</text:p>
          </table:table-cell>
          <table:table-cell office:value-type="float" office:value="0.50184348927663" calcext:value-type="float">
            <text:p>0.50184348927663</text:p>
          </table:table-cell>
          <table:table-cell office:value-type="float" office:value="0.91234824138402" calcext:value-type="float">
            <text:p>0.91234824138402</text:p>
          </table:table-cell>
          <table:table-cell office:value-type="float" office:value="0.4938066445866" calcext:value-type="float">
            <text:p>0.4938066445866</text:p>
          </table:table-cell>
          <table:table-cell table:number-columns-repeated="2"/>
        </table:table-row>
        <table:table-row table:style-name="ro1">
          <table:table-cell office:value-type="float" office:value="17.7" calcext:value-type="float">
            <text:p>17.7</text:p>
          </table:table-cell>
          <table:table-cell office:value-type="float" office:value="1.0284958329999" calcext:value-type="float">
            <text:p>1.0284958329999</text:p>
          </table:table-cell>
          <table:table-cell office:value-type="float" office:value="0.50218895252569" calcext:value-type="float">
            <text:p>0.50218895252569</text:p>
          </table:table-cell>
          <table:table-cell office:value-type="float" office:value="0.92956695451984" calcext:value-type="float">
            <text:p>0.92956695451984</text:p>
          </table:table-cell>
          <table:table-cell office:value-type="float" office:value="0.49493355701975" calcext:value-type="float">
            <text:p>0.49493355701975</text:p>
          </table:table-cell>
          <table:table-cell office:value-type="float" office:value="1.0239602692352" calcext:value-type="float">
            <text:p>1.0239602692352</text:p>
          </table:table-cell>
          <table:table-cell office:value-type="float" office:value="0.50181844275097" calcext:value-type="float">
            <text:p>0.50181844275097</text:p>
          </table:table-cell>
          <table:table-cell office:value-type="float" office:value="0.91333974307551" calcext:value-type="float">
            <text:p>0.91333974307551</text:p>
          </table:table-cell>
          <table:table-cell office:value-type="float" office:value="0.49387284201876" calcext:value-type="float">
            <text:p>0.49387284201876</text:p>
          </table:table-cell>
          <table:table-cell table:number-columns-repeated="2"/>
        </table:table-row>
        <table:table-row table:style-name="ro1">
          <table:table-cell office:value-type="float" office:value="17.8" calcext:value-type="float">
            <text:p>17.8</text:p>
          </table:table-cell>
          <table:table-cell office:value-type="float" office:value="1.0281120260356" calcext:value-type="float">
            <text:p>1.0281120260356</text:p>
          </table:table-cell>
          <table:table-cell office:value-type="float" office:value="0.50215891161406" calcext:value-type="float">
            <text:p>0.50215891161406</text:p>
          </table:table-cell>
          <table:table-cell office:value-type="float" office:value="0.9303863476103" calcext:value-type="float">
            <text:p>0.9303863476103</text:p>
          </table:table-cell>
          <table:table-cell office:value-type="float" office:value="0.49498981231991" calcext:value-type="float">
            <text:p>0.49498981231991</text:p>
          </table:table-cell>
          <table:table-cell office:value-type="float" office:value="1.0236398831266" calcext:value-type="float">
            <text:p>1.0236398831266</text:p>
          </table:table-cell>
          <table:table-cell office:value-type="float" office:value="0.50179375316593" calcext:value-type="float">
            <text:p>0.50179375316593</text:p>
          </table:table-cell>
          <table:table-cell office:value-type="float" office:value="0.91432155918082" calcext:value-type="float">
            <text:p>0.91432155918082</text:p>
          </table:table-cell>
          <table:table-cell office:value-type="float" office:value="0.49393847739609" calcext:value-type="float">
            <text:p>0.49393847739609</text:p>
          </table:table-cell>
          <table:table-cell table:number-columns-repeated="2"/>
        </table:table-row>
        <table:table-row table:style-name="ro1">
          <table:table-cell office:value-type="float" office:value="17.9" calcext:value-type="float">
            <text:p>17.9</text:p>
          </table:table-cell>
          <table:table-cell office:value-type="float" office:value="1.0277335948656" calcext:value-type="float">
            <text:p>1.0277335948656</text:p>
          </table:table-cell>
          <table:table-cell office:value-type="float" office:value="0.50212930647962" calcext:value-type="float">
            <text:p>0.50212930647962</text:p>
          </table:table-cell>
          <table:table-cell office:value-type="float" office:value="0.9311972337904" calcext:value-type="float">
            <text:p>0.9311972337904</text:p>
          </table:table-cell>
          <table:table-cell office:value-type="float" office:value="0.49504554380062" calcext:value-type="float">
            <text:p>0.49504554380062</text:p>
          </table:table-cell>
          <table:table-cell office:value-type="float" office:value="1.0233239258347" calcext:value-type="float">
            <text:p>1.0233239258347</text:p>
          </table:table-cell>
          <table:table-cell office:value-type="float" office:value="0.50176941498024" calcext:value-type="float">
            <text:p>0.50176941498024</text:p>
          </table:table-cell>
          <table:table-cell office:value-type="float" office:value="0.91529375077717" calcext:value-type="float">
            <text:p>0.91529375077717</text:p>
          </table:table-cell>
          <table:table-cell office:value-type="float" office:value="0.49400355238207" calcext:value-type="float">
            <text:p>0.49400355238207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.0273604586329" calcext:value-type="float">
            <text:p>1.0273604586329</text:p>
          </table:table-cell>
          <table:table-cell office:value-type="float" office:value="0.50210013016916" calcext:value-type="float">
            <text:p>0.50210013016916</text:p>
          </table:table-cell>
          <table:table-cell office:value-type="float" office:value="0.93199967813769" calcext:value-type="float">
            <text:p>0.93199967813769</text:p>
          </table:table-cell>
          <table:table-cell office:value-type="float" office:value="0.49510075413233" calcext:value-type="float">
            <text:p>0.49510075413233</text:p>
          </table:table-cell>
          <table:table-cell office:value-type="float" office:value="1.0230123322668" calcext:value-type="float">
            <text:p>1.0230123322668</text:p>
          </table:table-cell>
          <table:table-cell office:value-type="float" office:value="0.50174542275136" calcext:value-type="float">
            <text:p>0.50174542275136</text:p>
          </table:table-cell>
          <table:table-cell office:value-type="float" office:value="0.91625637929536" calcext:value-type="float">
            <text:p>0.91625637929536</text:p>
          </table:table-cell>
          <table:table-cell office:value-type="float" office:value="0.49406806870647" calcext:value-type="float">
            <text:p>0.49406806870647</text:p>
          </table:table-cell>
          <table:table-cell table:number-columns-repeated="2"/>
        </table:table-row>
        <table:table-row table:style-name="ro1">
          <table:table-cell office:value-type="float" office:value="18.1" calcext:value-type="float">
            <text:p>18.1</text:p>
          </table:table-cell>
          <table:table-cell office:value-type="float" office:value="1.026992537847" calcext:value-type="float">
            <text:p>1.026992537847</text:p>
          </table:table-cell>
          <table:table-cell office:value-type="float" office:value="0.50207137585695" calcext:value-type="float">
            <text:p>0.50207137585695</text:p>
          </table:table-cell>
          <table:table-cell office:value-type="float" office:value="0.93279374575868" calcext:value-type="float">
            <text:p>0.93279374575868</text:p>
          </table:table-cell>
          <table:table-cell office:value-type="float" office:value="0.49515544602063" calcext:value-type="float">
            <text:p>0.49515544602063</text:p>
          </table:table-cell>
          <table:table-cell office:value-type="float" office:value="1.0227050384166" calcext:value-type="float">
            <text:p>1.0227050384166</text:p>
          </table:table-cell>
          <table:table-cell office:value-type="float" office:value="0.50172177136051" calcext:value-type="float">
            <text:p>0.50172177136051</text:p>
          </table:table-cell>
          <table:table-cell office:value-type="float" office:value="0.91720950650027" calcext:value-type="float">
            <text:p>0.91720950650027</text:p>
          </table:table-cell>
          <table:table-cell office:value-type="float" office:value="0.4941320281637" calcext:value-type="float">
            <text:p>0.4941320281637</text:p>
          </table:table-cell>
          <table:table-cell table:number-columns-repeated="2"/>
        </table:table-row>
        <table:table-row table:style-name="ro1">
          <table:table-cell office:value-type="float" office:value="18.2" calcext:value-type="float">
            <text:p>18.2</text:p>
          </table:table-cell>
          <table:table-cell office:value-type="float" office:value="1.0266297543566" calcext:value-type="float">
            <text:p>1.0266297543566</text:p>
          </table:table-cell>
          <table:table-cell office:value-type="float" office:value="0.50204303684198" calcext:value-type="float">
            <text:p>0.50204303684198</text:p>
          </table:table-cell>
          <table:table-cell office:value-type="float" office:value="0.93357950177476" calcext:value-type="float">
            <text:p>0.93357950177476</text:p>
          </table:table-cell>
          <table:table-cell office:value-type="float" office:value="0.49520962220509" calcext:value-type="float">
            <text:p>0.49520962220509</text:p>
          </table:table-cell>
          <table:table-cell office:value-type="float" office:value="1.0224019812614" calcext:value-type="float">
            <text:p>1.0224019812614</text:p>
          </table:table-cell>
          <table:table-cell office:value-type="float" office:value="0.50169845530625" calcext:value-type="float">
            <text:p>0.50169845530625</text:p>
          </table:table-cell>
          <table:table-cell office:value-type="float" office:value="0.91815319447164" calcext:value-type="float">
            <text:p>0.91815319447164</text:p>
          </table:table-cell>
          <table:table-cell office:value-type="float" office:value="0.49419543261108" calcext:value-type="float">
            <text:p>0.49419543261108</text:p>
          </table:table-cell>
          <table:table-cell table:number-columns-repeated="2"/>
        </table:table-row>
        <table:table-row table:style-name="ro1">
          <table:table-cell office:value-type="float" office:value="18.3" calcext:value-type="float">
            <text:p>18.3</text:p>
          </table:table-cell>
          <table:table-cell office:value-type="float" office:value="1.0262720313237" calcext:value-type="float">
            <text:p>1.0262720313237</text:p>
          </table:table-cell>
          <table:table-cell office:value-type="float" office:value="0.50201510654528" calcext:value-type="float">
            <text:p>0.50201510654528</text:p>
          </table:table-cell>
          <table:table-cell office:value-type="float" office:value="0.93435701130846" calcext:value-type="float">
            <text:p>0.93435701130846</text:p>
          </table:table-cell>
          <table:table-cell office:value-type="float" office:value="0.49526328545811" calcext:value-type="float">
            <text:p>0.49526328545811</text:p>
          </table:table-cell>
          <table:table-cell office:value-type="float" office:value="1.0221030988312" calcext:value-type="float">
            <text:p>1.0221030988312</text:p>
          </table:table-cell>
          <table:table-cell office:value-type="float" office:value="0.50167546943163" calcext:value-type="float">
            <text:p>0.50167546943163</text:p>
          </table:table-cell>
          <table:table-cell office:value-type="float" office:value="0.91908750558508" calcext:value-type="float">
            <text:p>0.91908750558508</text:p>
          </table:table-cell>
          <table:table-cell office:value-type="float" office:value="0.4942582839672" calcext:value-type="float">
            <text:p>0.4942582839672</text:p>
          </table:table-cell>
          <table:table-cell table:number-columns-repeated="2"/>
        </table:table-row>
        <table:table-row table:style-name="ro1">
          <table:table-cell office:value-type="float" office:value="18.4" calcext:value-type="float">
            <text:p>18.4</text:p>
          </table:table-cell>
          <table:table-cell office:value-type="float" office:value="1.0259192931972" calcext:value-type="float">
            <text:p>1.0259192931972</text:p>
          </table:table-cell>
          <table:table-cell office:value-type="float" office:value="0.50198757850737" calcext:value-type="float">
            <text:p>0.50198757850737</text:p>
          </table:table-cell>
          <table:table-cell office:value-type="float" office:value="0.93512633947" calcext:value-type="float">
            <text:p>0.93512633947</text:p>
          </table:table-cell>
          <table:table-cell office:value-type="float" office:value="0.49531643858376" calcext:value-type="float">
            <text:p>0.49531643858376</text:p>
          </table:table-cell>
          <table:table-cell office:value-type="float" office:value="1.0218083301577" calcext:value-type="float">
            <text:p>1.0218083301577</text:p>
          </table:table-cell>
          <table:table-cell office:value-type="float" office:value="0.50165280867002" calcext:value-type="float">
            <text:p>0.50165280867002</text:p>
          </table:table-cell>
          <table:table-cell office:value-type="float" office:value="0.92001250249342" calcext:value-type="float">
            <text:p>0.92001250249342</text:p>
          </table:table-cell>
          <table:table-cell office:value-type="float" office:value="0.49432058421029" calcext:value-type="float">
            <text:p>0.49432058421029</text:p>
          </table:table-cell>
          <table:table-cell table:number-columns-repeated="2"/>
        </table:table-row>
        <table:table-row table:style-name="ro1">
          <table:table-cell office:value-type="float" office:value="18.5" calcext:value-type="float">
            <text:p>18.5</text:p>
          </table:table-cell>
          <table:table-cell office:value-type="float" office:value="1.0255714656877" calcext:value-type="float">
            <text:p>1.0255714656877</text:p>
          </table:table-cell>
          <table:table-cell office:value-type="float" office:value="0.50196044638571" calcext:value-type="float">
            <text:p>0.50196044638571</text:p>
          </table:table-cell>
          <table:table-cell office:value-type="float" office:value="0.93588755134408" calcext:value-type="float">
            <text:p>0.93588755134408</text:p>
          </table:table-cell>
          <table:table-cell office:value-type="float" office:value="0.49536908441663" calcext:value-type="float">
            <text:p>0.49536908441663</text:p>
          </table:table-cell>
          <table:table-cell office:value-type="float" office:value="1.0215176152538" calcext:value-type="float">
            <text:p>1.0215176152538</text:p>
          </table:table-cell>
          <table:table-cell office:value-type="float" office:value="0.50163046838864" calcext:value-type="float">
            <text:p>0.50163046838864</text:p>
          </table:table-cell>
          <table:table-cell office:value-type="float" office:value="0.92092824810831" calcext:value-type="float">
            <text:p>0.92092824810831</text:p>
          </table:table-cell>
          <table:table-cell office:value-type="float" office:value="0.49438233537654" calcext:value-type="float">
            <text:p>0.49438233537654</text:p>
          </table:table-cell>
          <table:table-cell table:number-columns-repeated="2"/>
        </table:table-row>
        <table:table-row table:style-name="ro1">
          <table:table-cell office:value-type="float" office:value="18.6" calcext:value-type="float">
            <text:p>18.6</text:p>
          </table:table-cell>
          <table:table-cell office:value-type="float" office:value="1.0252284757433" calcext:value-type="float">
            <text:p>1.0252284757433</text:p>
          </table:table-cell>
          <table:table-cell office:value-type="float" office:value="0.50193370395219" calcext:value-type="float">
            <text:p>0.50193370395219</text:p>
          </table:table-cell>
          <table:table-cell office:value-type="float" office:value="0.93664071197701" calcext:value-type="float">
            <text:p>0.93664071197701</text:p>
          </table:table-cell>
          <table:table-cell office:value-type="float" office:value="0.49542122582067" calcext:value-type="float">
            <text:p>0.49542122582067</text:p>
          </table:table-cell>
          <table:table-cell office:value-type="float" office:value="1.0212308950949" calcext:value-type="float">
            <text:p>1.0212308950949</text:p>
          </table:table-cell>
          <table:table-cell office:value-type="float" office:value="0.50160844331566" calcext:value-type="float">
            <text:p>0.50160844331566</text:p>
          </table:table-cell>
          <table:table-cell office:value-type="float" office:value="0.92183480558209" calcext:value-type="float">
            <text:p>0.92183480558209</text:p>
          </table:table-cell>
          <table:table-cell office:value-type="float" office:value="0.4944435395585" calcext:value-type="float">
            <text:p>0.4944435395585</text:p>
          </table:table-cell>
          <table:table-cell table:number-columns-repeated="2"/>
        </table:table-row>
        <table:table-row table:style-name="ro1">
          <table:table-cell office:value-type="float" office:value="18.7" calcext:value-type="float">
            <text:p>18.7</text:p>
          </table:table-cell>
          <table:table-cell office:value-type="float" office:value="1.024890251525" calcext:value-type="float">
            <text:p>1.024890251525</text:p>
          </table:table-cell>
          <table:table-cell office:value-type="float" office:value="0.50190734509077" calcext:value-type="float">
            <text:p>0.50190734509077</text:p>
          </table:table-cell>
          <table:table-cell office:value-type="float" office:value="0.9373858863641" calcext:value-type="float">
            <text:p>0.9373858863641</text:p>
          </table:table-cell>
          <table:table-cell office:value-type="float" office:value="0.49547286568808" calcext:value-type="float">
            <text:p>0.49547286568808</text:p>
          </table:table-cell>
          <table:table-cell office:value-type="float" office:value="1.020948111608" calcext:value-type="float">
            <text:p>1.020948111608</text:p>
          </table:table-cell>
          <table:table-cell office:value-type="float" office:value="0.50158672864745" calcext:value-type="float">
            <text:p>0.50158672864745</text:p>
          </table:table-cell>
          <table:table-cell office:value-type="float" office:value="0.92273223829001" calcext:value-type="float">
            <text:p>0.92273223829001</text:p>
          </table:table-cell>
          <table:table-cell office:value-type="float" office:value="0.49450419890353" calcext:value-type="float">
            <text:p>0.49450419890353</text:p>
          </table:table-cell>
          <table:table-cell table:number-columns-repeated="2"/>
        </table:table-row>
        <table:table-row table:style-name="ro1">
          <table:table-cell office:value-type="float" office:value="18.8" calcext:value-type="float">
            <text:p>18.8</text:p>
          </table:table-cell>
          <table:table-cell office:value-type="float" office:value="1.0245567223832" calcext:value-type="float">
            <text:p>1.0245567223832</text:p>
          </table:table-cell>
          <table:table-cell office:value-type="float" office:value="0.5018813637951" calcext:value-type="float">
            <text:p>0.5018813637951</text:p>
          </table:table-cell>
          <table:table-cell office:value-type="float" office:value="0.93812313943734" calcext:value-type="float">
            <text:p>0.93812313943734</text:p>
          </table:table-cell>
          <table:table-cell office:value-type="float" office:value="0.49552400693815" calcext:value-type="float">
            <text:p>0.49552400693815</text:p>
          </table:table-cell>
          <table:table-cell office:value-type="float" office:value="1.0206692076496" calcext:value-type="float">
            <text:p>1.0206692076496</text:p>
          </table:table-cell>
          <table:table-cell office:value-type="float" office:value="0.5015653196632" calcext:value-type="float">
            <text:p>0.5015653196632</text:p>
          </table:table-cell>
          <table:table-cell office:value-type="float" office:value="0.92362060981262" calcext:value-type="float">
            <text:p>0.92362060981262</text:p>
          </table:table-cell>
          <table:table-cell office:value-type="float" office:value="0.49456431561218" calcext:value-type="float">
            <text:p>0.49456431561218</text:p>
          </table:table-cell>
          <table:table-cell table:number-columns-repeated="2"/>
        </table:table-row>
        <table:table-row table:style-name="ro1">
          <table:table-cell office:value-type="float" office:value="18.9" calcext:value-type="float">
            <text:p>18.9</text:p>
          </table:table-cell>
          <table:table-cell office:value-type="float" office:value="1.0242278188353" calcext:value-type="float">
            <text:p>1.0242278188353</text:p>
          </table:table-cell>
          <table:table-cell office:value-type="float" office:value="0.50185575416617" calcext:value-type="float">
            <text:p>0.50185575416617</text:p>
          </table:table-cell>
          <table:table-cell office:value-type="float" office:value="0.93885253605336" calcext:value-type="float">
            <text:p>0.93885253605336</text:p>
          </table:table-cell>
          <table:table-cell office:value-type="float" office:value="0.49557465251613" calcext:value-type="float">
            <text:p>0.49557465251613</text:p>
          </table:table-cell>
          <table:table-cell office:value-type="float" office:value="1.0203941269881" calcext:value-type="float">
            <text:p>1.0203941269881</text:p>
          </table:table-cell>
          <table:table-cell office:value-type="float" office:value="0.5015442117232" calcext:value-type="float">
            <text:p>0.5015442117232</text:p>
          </table:table-cell>
          <table:table-cell office:value-type="float" office:value="0.92449998391858" calcext:value-type="float">
            <text:p>0.92449998391858</text:p>
          </table:table-cell>
          <table:table-cell office:value-type="float" office:value="0.49462389193662" calcext:value-type="float">
            <text:p>0.49462389193662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.0239034725426" calcext:value-type="float">
            <text:p>1.0239034725426</text:p>
          </table:table-cell>
          <table:table-cell office:value-type="float" office:value="0.50183051041017" calcext:value-type="float">
            <text:p>0.50183051041017</text:p>
          </table:table-cell>
          <table:table-cell office:value-type="float" office:value="0.93957414098167" calcext:value-type="float">
            <text:p>0.93957414098167</text:p>
          </table:table-cell>
          <table:table-cell office:value-type="float" office:value="0.49562480539213" calcext:value-type="float">
            <text:p>0.49562480539213</text:p>
          </table:table-cell>
          <table:table-cell office:value-type="float" office:value="1.0201228142875" calcext:value-type="float">
            <text:p>1.0201228142875</text:p>
          </table:table-cell>
          <table:table-cell office:value-type="float" office:value="0.50152340026723" calcext:value-type="float">
            <text:p>0.50152340026723</text:p>
          </table:table-cell>
          <table:table-cell office:value-type="float" office:value="0.92537042454769" calcext:value-type="float">
            <text:p>0.92537042454769</text:p>
          </table:table-cell>
          <table:table-cell office:value-type="float" office:value="0.49468293017914" calcext:value-type="float">
            <text:p>0.49468293017914</text:p>
          </table:table-cell>
          <table:table-cell table:number-columns-repeated="2"/>
        </table:table-row>
        <table:table-row table:style-name="ro1">
          <table:table-cell office:value-type="float" office:value="19.1" calcext:value-type="float">
            <text:p>19.1</text:p>
          </table:table-cell>
          <table:table-cell office:value-type="float" office:value="1.0235836162885" calcext:value-type="float">
            <text:p>1.0235836162885</text:p>
          </table:table-cell>
          <table:table-cell office:value-type="float" office:value="0.50180562683616" calcext:value-type="float">
            <text:p>0.50180562683616</text:p>
          </table:table-cell>
          <table:table-cell office:value-type="float" office:value="0.94028801889318" calcext:value-type="float">
            <text:p>0.94028801889318</text:p>
          </table:table-cell>
          <table:table-cell office:value-type="float" office:value="0.49567446856" calcext:value-type="float">
            <text:p>0.49567446856</text:p>
          </table:table-cell>
          <table:table-cell office:value-type="float" office:value="1.0198552150905" calcext:value-type="float">
            <text:p>1.0198552150905</text:p>
          </table:table-cell>
          <table:table-cell office:value-type="float" office:value="0.50150288081296" calcext:value-type="float">
            <text:p>0.50150288081296</text:p>
          </table:table-cell>
          <table:table-cell office:value-type="float" office:value="0.92623199579418" calcext:value-type="float">
            <text:p>0.92623199579418</text:p>
          </table:table-cell>
          <table:table-cell office:value-type="float" office:value="0.49474143269062" calcext:value-type="float">
            <text:p>0.49474143269062</text:p>
          </table:table-cell>
          <table:table-cell table:number-columns-repeated="2"/>
        </table:table-row>
        <table:table-row table:style-name="ro1">
          <table:table-cell office:value-type="float" office:value="19.2" calcext:value-type="float">
            <text:p>19.2</text:p>
          </table:table-cell>
          <table:table-cell office:value-type="float" office:value="1.0232681839574" calcext:value-type="float">
            <text:p>1.0232681839574</text:p>
          </table:table-cell>
          <table:table-cell office:value-type="float" office:value="0.50178109785406" calcext:value-type="float">
            <text:p>0.50178109785406</text:p>
          </table:table-cell>
          <table:table-cell office:value-type="float" office:value="0.94099423434904" calcext:value-type="float">
            <text:p>0.94099423434904</text:p>
          </table:table-cell>
          <table:table-cell office:value-type="float" office:value="0.49572364503623" calcext:value-type="float">
            <text:p>0.49572364503623</text:p>
          </table:table-cell>
          <table:table-cell office:value-type="float" office:value="1.019591275803" calcext:value-type="float">
            <text:p>1.019591275803</text:p>
          </table:table-cell>
          <table:table-cell office:value-type="float" office:value="0.50148264895436" calcext:value-type="float">
            <text:p>0.50148264895436</text:p>
          </table:table-cell>
          <table:table-cell office:value-type="float" office:value="0.92708476189039" calcext:value-type="float">
            <text:p>0.92708476189039</text:p>
          </table:table-cell>
          <table:table-cell office:value-type="float" office:value="0.49479940186897" calcext:value-type="float">
            <text:p>0.49479940186897</text:p>
          </table:table-cell>
          <table:table-cell table:number-columns-repeated="2"/>
        </table:table-row>
        <table:table-row table:style-name="ro1">
          <table:table-cell office:value-type="float" office:value="19.3" calcext:value-type="float">
            <text:p>19.3</text:p>
          </table:table-cell>
          <table:table-cell office:value-type="float" office:value="1.0229571105135" calcext:value-type="float">
            <text:p>1.0229571105135</text:p>
          </table:table-cell>
          <table:table-cell office:value-type="float" office:value="0.50175691797245" calcext:value-type="float">
            <text:p>0.50175691797245</text:p>
          </table:table-cell>
          <table:table-cell office:value-type="float" office:value="0.94169285178965" calcext:value-type="float">
            <text:p>0.94169285178965</text:p>
          </table:table-cell>
          <table:table-cell office:value-type="float" office:value="0.49577233785886" calcext:value-type="float">
            <text:p>0.49577233785886</text:p>
          </table:table-cell>
          <table:table-cell office:value-type="float" office:value="1.0193309436779" calcext:value-type="float">
            <text:p>1.0193309436779</text:p>
          </table:table-cell>
          <table:table-cell office:value-type="float" office:value="0.50146270036018" calcext:value-type="float">
            <text:p>0.50146270036018</text:p>
          </table:table-cell>
          <table:table-cell office:value-type="float" office:value="0.92792878719064" calcext:value-type="float">
            <text:p>0.92792878719064</text:p>
          </table:table-cell>
          <table:table-cell office:value-type="float" office:value="0.49485684015773" calcext:value-type="float">
            <text:p>0.49485684015773</text:p>
          </table:table-cell>
          <table:table-cell table:number-columns-repeated="2"/>
        </table:table-row>
        <table:table-row table:style-name="ro1">
          <table:table-cell office:value-type="float" office:value="19.4" calcext:value-type="float">
            <text:p>19.4</text:p>
          </table:table-cell>
          <table:table-cell office:value-type="float" office:value="1.0226503319803" calcext:value-type="float">
            <text:p>1.0226503319803</text:p>
          </table:table-cell>
          <table:table-cell office:value-type="float" office:value="0.50173308179661" calcext:value-type="float">
            <text:p>0.50173308179661</text:p>
          </table:table-cell>
          <table:table-cell office:value-type="float" office:value="0.94238393552406" calcext:value-type="float">
            <text:p>0.94238393552406</text:p>
          </table:table-cell>
          <table:table-cell office:value-type="float" office:value="0.4958205500864" calcext:value-type="float">
            <text:p>0.4958205500864</text:p>
          </table:table-cell>
          <table:table-cell office:value-type="float" office:value="1.0190741668001" calcext:value-type="float">
            <text:p>1.0190741668001</text:p>
          </table:table-cell>
          <table:table-cell office:value-type="float" office:value="0.50144303077248" calcext:value-type="float">
            <text:p>0.50144303077248</text:p>
          </table:table-cell>
          <table:table-cell office:value-type="float" office:value="0.92876413880137" calcext:value-type="float">
            <text:p>0.92876413880137</text:p>
          </table:table-cell>
          <table:table-cell office:value-type="float" office:value="0.49491375897224" calcext:value-type="float">
            <text:p>0.49491375897224</text:p>
          </table:table-cell>
          <table:table-cell table:number-columns-repeated="2"/>
        </table:table-row>
        <table:table-row table:style-name="ro1">
          <table:table-cell office:value-type="float" office:value="19.5" calcext:value-type="float">
            <text:p>19.5</text:p>
          </table:table-cell>
          <table:table-cell office:value-type="float" office:value="1.0223477854206" calcext:value-type="float">
            <text:p>1.0223477854206</text:p>
          </table:table-cell>
          <table:table-cell office:value-type="float" office:value="0.50170958402647" calcext:value-type="float">
            <text:p>0.50170958402647</text:p>
          </table:table-cell>
          <table:table-cell office:value-type="float" office:value="0.94306754971959" calcext:value-type="float">
            <text:p>0.94306754971959</text:p>
          </table:table-cell>
          <table:table-cell office:value-type="float" office:value="0.49586828479678" calcext:value-type="float">
            <text:p>0.49586828479678</text:p>
          </table:table-cell>
          <table:table-cell office:value-type="float" office:value="1.0188208940715" calcext:value-type="float">
            <text:p>1.0188208940715</text:p>
          </table:table-cell>
          <table:table-cell office:value-type="float" office:value="0.50142363600515" calcext:value-type="float">
            <text:p>0.50142363600515</text:p>
          </table:table-cell>
          <table:table-cell office:value-type="float" office:value="0.9295908783953" calcext:value-type="float">
            <text:p>0.9295908783953</text:p>
          </table:table-cell>
          <table:table-cell office:value-type="float" office:value="0.49497015108369" calcext:value-type="float">
            <text:p>0.49497015108369</text:p>
          </table:table-cell>
          <table:table-cell table:number-columns-repeated="2"/>
        </table:table-row>
        <table:table-row table:style-name="ro1">
          <table:table-cell office:value-type="float" office:value="19.6" calcext:value-type="float">
            <text:p>19.6</text:p>
          </table:table-cell>
          <table:table-cell office:value-type="float" office:value="1.0220494089172" calcext:value-type="float">
            <text:p>1.0220494089172</text:p>
          </table:table-cell>
          <table:table-cell office:value-type="float" office:value="0.50168641945468" calcext:value-type="float">
            <text:p>0.50168641945468</text:p>
          </table:table-cell>
          <table:table-cell office:value-type="float" office:value="0.9437437583917" calcext:value-type="float">
            <text:p>0.9437437583917</text:p>
          </table:table-cell>
          <table:table-cell office:value-type="float" office:value="0.49591554508628" calcext:value-type="float">
            <text:p>0.49591554508628</text:p>
          </table:table-cell>
          <table:table-cell office:value-type="float" office:value="1.0185710751961" calcext:value-type="float">
            <text:p>1.0185710751961</text:p>
          </table:table-cell>
          <table:table-cell office:value-type="float" office:value="0.5014045119425" calcext:value-type="float">
            <text:p>0.5014045119425</text:p>
          </table:table-cell>
          <table:table-cell office:value-type="float" office:value="0.93040907061613" calcext:value-type="float">
            <text:p>0.93040907061613</text:p>
          </table:table-cell>
          <table:table-cell office:value-type="float" office:value="0.49502601913376" calcext:value-type="float">
            <text:p>0.49502601913376</text:p>
          </table:table-cell>
          <table:table-cell table:number-columns-repeated="2"/>
        </table:table-row>
        <table:table-row table:style-name="ro1">
          <table:table-cell office:value-type="float" office:value="19.7" calcext:value-type="float">
            <text:p>19.7</text:p>
          </table:table-cell>
          <table:table-cell office:value-type="float" office:value="1.0217551415533" calcext:value-type="float">
            <text:p>1.0217551415533</text:p>
          </table:table-cell>
          <table:table-cell office:value-type="float" office:value="0.50166358296475" calcext:value-type="float">
            <text:p>0.50166358296475</text:p>
          </table:table-cell>
          <table:table-cell office:value-type="float" office:value="0.94441262539416" calcext:value-type="float">
            <text:p>0.94441262539416</text:p>
          </table:table-cell>
          <table:table-cell office:value-type="float" office:value="0.49596233406851" calcext:value-type="float">
            <text:p>0.49596233406851</text:p>
          </table:table-cell>
          <table:table-cell office:value-type="float" office:value="1.0183246606655" calcext:value-type="float">
            <text:p>1.0183246606655</text:p>
          </table:table-cell>
          <table:table-cell office:value-type="float" office:value="0.50138565453787" calcext:value-type="float">
            <text:p>0.50138565453787</text:p>
          </table:table-cell>
          <table:table-cell office:value-type="float" office:value="0.93121878016686" calcext:value-type="float">
            <text:p>0.93121878016686</text:p>
          </table:table-cell>
          <table:table-cell office:value-type="float" office:value="0.49508136579806" calcext:value-type="float">
            <text:p>0.49508136579806</text:p>
          </table:table-cell>
          <table:table-cell table:number-columns-repeated="2"/>
        </table:table-row>
        <table:table-row table:style-name="ro1">
          <table:table-cell office:value-type="float" office:value="19.8" calcext:value-type="float">
            <text:p>19.8</text:p>
          </table:table-cell>
          <table:table-cell office:value-type="float" office:value="1.0214649233944" calcext:value-type="float">
            <text:p>1.0214649233944</text:p>
          </table:table-cell>
          <table:table-cell office:value-type="float" office:value="0.50164106952912" calcext:value-type="float">
            <text:p>0.50164106952912</text:p>
          </table:table-cell>
          <table:table-cell office:value-type="float" office:value="0.94507421440947" calcext:value-type="float">
            <text:p>0.94507421440947</text:p>
          </table:table-cell>
          <table:table-cell office:value-type="float" office:value="0.49600865487335" calcext:value-type="float">
            <text:p>0.49600865487335</text:p>
          </table:table-cell>
          <table:table-cell office:value-type="float" office:value="1.0180816017454" calcext:value-type="float">
            <text:p>1.0180816017454</text:p>
          </table:table-cell>
          <table:table-cell office:value-type="float" office:value="0.50136705981229" calcext:value-type="float">
            <text:p>0.50136705981229</text:p>
          </table:table-cell>
          <table:table-cell office:value-type="float" office:value="0.93202007179524" calcext:value-type="float">
            <text:p>0.93202007179524</text:p>
          </table:table-cell>
          <table:table-cell office:value-type="float" office:value="0.49513619378519" calcext:value-type="float">
            <text:p>0.49513619378519</text:p>
          </table:table-cell>
          <table:table-cell table:number-columns-repeated="2"/>
        </table:table-row>
        <table:table-row table:style-name="ro1">
          <table:table-cell office:value-type="float" office:value="19.9" calcext:value-type="float">
            <text:p>19.9</text:p>
          </table:table-cell>
          <table:table-cell office:value-type="float" office:value="1.0211786954694" calcext:value-type="float">
            <text:p>1.0211786954694</text:p>
          </table:table-cell>
          <table:table-cell office:value-type="float" office:value="0.50161887420743" calcext:value-type="float">
            <text:p>0.50161887420743</text:p>
          </table:table-cell>
          <table:table-cell office:value-type="float" office:value="0.94572858893956" calcext:value-type="float">
            <text:p>0.94572858893956</text:p>
          </table:table-cell>
          <table:table-cell office:value-type="float" office:value="0.496054510646" calcext:value-type="float">
            <text:p>0.496054510646</text:p>
          </table:table-cell>
          <table:table-cell office:value-type="float" office:value="1.0178418504609" calcext:value-type="float">
            <text:p>1.0178418504609</text:p>
          </table:table-cell>
          <table:table-cell office:value-type="float" office:value="0.50134872385314" calcext:value-type="float">
            <text:p>0.50134872385314</text:p>
          </table:table-cell>
          <table:table-cell office:value-type="float" office:value="0.93281301027957" calcext:value-type="float">
            <text:p>0.93281301027957</text:p>
          </table:table-cell>
          <table:table-cell office:value-type="float" office:value="0.49519050583582" calcext:value-type="float">
            <text:p>0.4951905058358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.0208963997533" calcext:value-type="float">
            <text:p>1.0208963997533</text:p>
          </table:table-cell>
          <table:table-cell office:value-type="float" office:value="0.50159699214467" calcext:value-type="float">
            <text:p>0.50159699214467</text:p>
          </table:table-cell>
          <table:table-cell office:value-type="float" office:value="0.94637581229671" calcext:value-type="float">
            <text:p>0.94637581229671</text:p>
          </table:table-cell>
          <table:table-cell office:value-type="float" office:value="0.4960999045459" calcext:value-type="float">
            <text:p>0.4960999045459</text:p>
          </table:table-cell>
          <table:table-cell office:value-type="float" office:value="1.0176053595841" calcext:value-type="float">
            <text:p>1.0176053595841</text:p>
          </table:table-cell>
          <table:table-cell office:value-type="float" office:value="0.50133064281285" calcext:value-type="float">
            <text:p>0.50133064281285</text:p>
          </table:table-cell>
          <table:table-cell office:value-type="float" office:value="0.93359766041474" calcext:value-type="float">
            <text:p>0.93359766041474</text:p>
          </table:table-cell>
          <table:table-cell office:value-type="float" office:value="0.49524430472177" calcext:value-type="float">
            <text:p>0.49524430472177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9-29T09:43:46.794769743</dc:date>
    <meta:editing-duration>PT6M51S</meta:editing-duration>
    <meta:editing-cycles>1</meta:editing-cycles>
    <meta:document-statistic meta:table-count="1" meta:cell-count="1824" meta:object-count="3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804cm" svg:y="3.454cm" style:legend-expansion="high" chart:style-name="ch2"/>
        <chart:plot-area chart:style-name="ch3" table:cell-range-address="Sheet2.A1:Sheet2.B202 Sheet2.D1:Sheet2.D202 Sheet2.F1:Sheet2.F202 Sheet2.H1:Sheet2.H202" chart:data-source-has-labels="row" svg:x="0.32cm" svg:y="0.18cm" svg:width="12.164cm" svg:height="8.64cm">
          <chartooo:coordinate-region svg:x="1.047cm" svg:y="0.379cm" svg:width="11.251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B2:Sheet2.B202" chart:label-cell-address="Sheet2.B1:Sheet2.B1" chart:class="chart:scatter">
            <chart:domain table:cell-range-address="Sheet2.A2:Sheet2.A202"/>
            <chart:data-point chart:repeated="201"/>
          </chart:series>
          <chart:series chart:style-name="ch7" chart:values-cell-range-address="Sheet2.D2:Sheet2.D202" chart:label-cell-address="Sheet2.D1:Sheet2.D1" chart:class="chart:scatter">
            <chart:data-point chart:repeated="201"/>
          </chart:series>
          <chart:series chart:style-name="ch8" chart:values-cell-range-address="Sheet2.F2:Sheet2.F202" chart:label-cell-address="Sheet2.F1:Sheet2.F1" chart:class="chart:scatter">
            <chart:data-point chart:repeated="201"/>
          </chart:series>
          <chart:series chart:style-name="ch9" chart:values-cell-range-address="Sheet2.H2:Sheet2.H202" chart:label-cell-address="Sheet2.H1:Sheet2.H1" chart:class="chart:scatter">
            <chart:data-point chart:repeated="20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f_cold_thick</text:p>
                <draw:g>
                  <svg:desc>Sheet2.B1:Sheet2.B1</svg:desc>
                </draw:g>
              </table:table-cell>
              <table:table-cell office:value-type="string">
                <text:p>f_cold_thin</text:p>
                <draw:g>
                  <svg:desc>Sheet2.D1:Sheet2.D1</svg:desc>
                </draw:g>
              </table:table-cell>
              <table:table-cell office:value-type="string">
                <text:p>f_hot_thick</text:p>
                <draw:g>
                  <svg:desc>Sheet2.F1:Sheet2.F1</svg:desc>
                </draw:g>
              </table:table-cell>
              <table:table-cell office:value-type="string">
                <text:p>f_hot_thin</text:p>
                <draw:g>
                  <svg:desc>Sheet2.H1:Sheet2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2.A2:Sheet2.A202</svg:desc>
                </draw:g>
              </table:table-cell>
              <table:table-cell office:value-type="float" office:value="1.4">
                <text:p>1.4</text:p>
                <draw:g>
                  <svg:desc>Sheet2.B2:Sheet2.B202</svg:desc>
                </draw:g>
              </table:table-cell>
              <table:table-cell office:value-type="float" office:value="0.6">
                <text:p>0.6</text:p>
                <draw:g>
                  <svg:desc>Sheet2.D2:Sheet2.D202</svg:desc>
                </draw:g>
              </table:table-cell>
              <table:table-cell office:value-type="float" office:value="1.4">
                <text:p>1.4</text:p>
                <draw:g>
                  <svg:desc>Sheet2.F2:Sheet2.F202</svg:desc>
                </draw:g>
              </table:table-cell>
              <table:table-cell office:value-type="float" office:value="0.6">
                <text:p>0.6</text:p>
                <draw:g>
                  <svg:desc>Sheet2.H2:Sheet2.H2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1.3961255067175">
                <text:p>1.3961255067175</text:p>
              </table:table-cell>
              <table:table-cell office:value-type="float" office:value="0.60399374149401">
                <text:p>0.60399374149401</text:p>
              </table:table-cell>
              <table:table-cell office:value-type="float" office:value="1.3887760373809">
                <text:p>1.3887760373809</text:p>
              </table:table-cell>
              <table:table-cell office:value-type="float" office:value="0.60060060215361">
                <text:p>0.600600602153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1.3919658651942">
                <text:p>1.3919658651942</text:p>
              </table:table-cell>
              <table:table-cell office:value-type="float" office:value="0.60788104422341">
                <text:p>0.60788104422341</text:p>
              </table:table-cell>
              <table:table-cell office:value-type="float" office:value="1.3781526026839">
                <text:p>1.3781526026839</text:p>
              </table:table-cell>
              <table:table-cell office:value-type="float" office:value="0.60135968753642">
                <text:p>0.601359687536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1.387562771416">
                <text:p>1.387562771416</text:p>
              </table:table-cell>
              <table:table-cell office:value-type="float" office:value="0.61166853760279">
                <text:p>0.61166853760279</text:p>
              </table:table-cell>
              <table:table-cell office:value-type="float" office:value="1.3680792804635">
                <text:p>1.3680792804635</text:p>
              </table:table-cell>
              <table:table-cell office:value-type="float" office:value="0.60226338383105">
                <text:p>0.602263383831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1.3829538879944">
                <text:p>1.3829538879944</text:p>
              </table:table-cell>
              <table:table-cell office:value-type="float" office:value="0.61536247021219">
                <text:p>0.61536247021219</text:p>
              </table:table-cell>
              <table:table-cell office:value-type="float" office:value="1.3585109716077">
                <text:p>1.3585109716077</text:p>
              </table:table-cell>
              <table:table-cell office:value-type="float" office:value="0.60329911644785">
                <text:p>0.603299116447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1.378173145788">
                <text:p>1.378173145788</text:p>
              </table:table-cell>
              <table:table-cell office:value-type="float" office:value="0.61896872191792">
                <text:p>0.61896872191792</text:p>
              </table:table-cell>
              <table:table-cell office:value-type="float" office:value="1.349407242761">
                <text:p>1.349407242761</text:p>
              </table:table-cell>
              <table:table-cell office:value-type="float" office:value="0.60445546889626">
                <text:p>0.604455468896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1.3732510369403">
                <text:p>1.3732510369403</text:p>
              </table:table-cell>
              <table:table-cell office:value-type="float" office:value="0.62249281717768">
                <text:p>0.62249281717768</text:p>
              </table:table-cell>
              <table:table-cell office:value-type="float" office:value="1.3407317659191">
                <text:p>1.3407317659191</text:p>
              </table:table-cell>
              <table:table-cell office:value-type="float" office:value="0.60572206051005">
                <text:p>0.605722060510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1.3682148962124">
                <text:p>1.3682148962124</text:p>
              </table:table-cell>
              <table:table-cell office:value-type="float" office:value="0.62593993918904">
                <text:p>0.62593993918904</text:p>
              </table:table-cell>
              <table:table-cell office:value-type="float" office:value="1.3324518352713">
                <text:p>1.3324518352713</text:p>
              </table:table-cell>
              <table:table-cell office:value-type="float" office:value="0.6070894391409">
                <text:p>0.60708943914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1.3630891684725">
                <text:p>1.3630891684725</text:p>
              </table:table-cell>
              <table:table-cell office:value-type="float" office:value="0.62931494459325">
                <text:p>0.62931494459325</text:p>
              </table:table-cell>
              <table:table-cell office:value-type="float" office:value="1.3245379484538">
                <text:p>1.3245379484538</text:p>
              </table:table-cell>
              <table:table-cell office:value-type="float" office:value="0.60854898670516">
                <text:p>0.608548986705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1.3578956609934">
                <text:p>1.3578956609934</text:p>
              </table:table-cell>
              <table:table-cell office:value-type="float" office:value="0.632622378493">
                <text:p>0.632622378493</text:p>
              </table:table-cell>
              <table:table-cell office:value-type="float" office:value="1.316963442702">
                <text:p>1.316963442702</text:p>
              </table:table-cell>
              <table:table-cell office:value-type="float" office:value="0.61009283581927">
                <text:p>0.610092835819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1.3526537798283">
                <text:p>1.3526537798283</text:p>
              </table:table-cell>
              <table:table-cell office:value-type="float" office:value="0.6358664895836">
                <text:p>0.6358664895836</text:p>
              </table:table-cell>
              <table:table-cell office:value-type="float" office:value="1.3097041778006">
                <text:p>1.3097041778006</text:p>
              </table:table-cell>
              <table:table-cell office:value-type="float" office:value="0.6117137960166">
                <text:p>0.61171379601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">
                <text:p>1.1</text:p>
              </table:table-cell>
              <table:table-cell office:value-type="float" office:value="1.3473807500124">
                <text:p>1.3473807500124</text:p>
              </table:table-cell>
              <table:table-cell office:value-type="float" office:value="0.6390512452328">
                <text:p>0.6390512452328</text:p>
              </table:table-cell>
              <table:table-cell office:value-type="float" office:value="1.3027382590387">
                <text:p>1.3027382590387</text:p>
              </table:table-cell>
              <table:table-cell office:value-type="float" office:value="0.61340528827684">
                <text:p>0.6134052882768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">
                <text:p>1.2</text:p>
              </table:table-cell>
              <table:table-cell office:value-type="float" office:value="1.3420918197044">
                <text:p>1.3420918197044</text:p>
              </table:table-cell>
              <table:table-cell office:value-type="float" office:value="0.64218034637547">
                <text:p>0.64218034637547</text:p>
              </table:table-cell>
              <table:table-cell office:value-type="float" office:value="1.2960457944956">
                <text:p>1.2960457944956</text:p>
              </table:table-cell>
              <table:table-cell office:value-type="float" office:value="0.61516128678732">
                <text:p>0.615161286787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">
                <text:p>1.3</text:p>
              </table:table-cell>
              <table:table-cell office:value-type="float" office:value="1.336800448648">
                <text:p>1.336800448648</text:p>
              </table:table-cell>
              <table:table-cell office:value-type="float" office:value="0.64525724211594">
                <text:p>0.64525724211594</text:p>
              </table:table-cell>
              <table:table-cell office:value-type="float" office:value="1.2896086818774">
                <text:p>1.2896086818774</text:p>
              </table:table-cell>
              <table:table-cell office:value-type="float" office:value="0.61697626701507">
                <text:p>0.616976267015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4">
                <text:p>1.4</text:p>
              </table:table-cell>
              <table:table-cell office:value-type="float" office:value="1.3315184815307">
                <text:p>1.3315184815307</text:p>
              </table:table-cell>
              <table:table-cell office:value-type="float" office:value="0.64828514395381">
                <text:p>0.64828514395381</text:p>
              </table:table-cell>
              <table:table-cell office:value-type="float" office:value="1.2834104208656">
                <text:p>1.2834104208656</text:p>
              </table:table-cell>
              <table:table-cell office:value-type="float" office:value="0.61884515930138">
                <text:p>0.618845159301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">
                <text:p>1.5</text:p>
              </table:table-cell>
              <table:table-cell office:value-type="float" office:value="1.326256306946">
                <text:p>1.326256306946</text:p>
              </table:table-cell>
              <table:table-cell office:value-type="float" office:value="0.65126703956859">
                <text:p>0.65126703956859</text:p>
              </table:table-cell>
              <table:table-cell office:value-type="float" office:value="1.2774359475869">
                <text:p>1.2774359475869</text:p>
              </table:table-cell>
              <table:table-cell office:value-type="float" office:value="0.62076330729711">
                <text:p>0.6207633072971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6">
                <text:p>1.6</text:p>
              </table:table-cell>
              <table:table-cell office:value-type="float" office:value="1.3210230027535">
                <text:p>1.3210230027535</text:p>
              </table:table-cell>
              <table:table-cell office:value-type="float" office:value="0.65420570611483">
                <text:p>0.65420570611483</text:p>
              </table:table-cell>
              <table:table-cell office:value-type="float" office:value="1.2716714882499">
                <text:p>1.2716714882499</text:p>
              </table:table-cell>
              <table:table-cell office:value-type="float" office:value="0.62272643068055">
                <text:p>0.622726430680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7">
                <text:p>1.7</text:p>
              </table:table-cell>
              <table:table-cell office:value-type="float" office:value="1.3158264686776">
                <text:p>1.3158264686776</text:p>
              </table:table-cell>
              <table:table-cell office:value-type="float" office:value="0.65710372299368">
                <text:p>0.65710372299368</text:p>
              </table:table-cell>
              <table:table-cell office:value-type="float" office:value="1.2661044295019">
                <text:p>1.2661044295019</text:p>
              </table:table-cell>
              <table:table-cell office:value-type="float" office:value="0.624730591619">
                <text:p>0.6247305916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8">
                <text:p>1.8</text:p>
              </table:table-cell>
              <table:table-cell office:value-type="float" office:value="1.3106735470047">
                <text:p>1.3106735470047</text:p>
              </table:table-cell>
              <table:table-cell office:value-type="float" office:value="0.65996348407823">
                <text:p>0.65996348407823</text:p>
              </table:table-cell>
              <table:table-cell office:value-type="float" office:value="1.2607232033718">
                <text:p>1.2607232033718</text:p>
              </table:table-cell>
              <table:table-cell office:value-type="float" office:value="0.62677216456521">
                <text:p>0.6267721645652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9">
                <text:p>1.9</text:p>
              </table:table-cell>
              <table:table-cell office:value-type="float" office:value="1.3055701322376">
                <text:p>1.3055701322376</text:p>
              </table:table-cell>
              <table:table-cell office:value-type="float" office:value="0.66278720937967">
                <text:p>0.66278720937967</text:p>
              </table:table-cell>
              <table:table-cell office:value-type="float" office:value="1.2555171849775">
                <text:p>1.2555171849775</text:p>
              </table:table-cell>
              <table:table-cell office:value-type="float" office:value="0.62884780900496">
                <text:p>0.6288478090049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1.3005212705473">
                <text:p>1.3005212705473</text:p>
              </table:table-cell>
              <table:table-cell office:value-type="float" office:value="0.66557695614933">
                <text:p>0.66557695614933</text:p>
              </table:table-cell>
              <table:table-cell office:value-type="float" office:value="1.2504766014269">
                <text:p>1.2504766014269</text:p>
              </table:table-cell>
              <table:table-cell office:value-type="float" office:value="0.6309544448276">
                <text:p>0.630954444827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1">
                <text:p>2.1</text:p>
              </table:table-cell>
              <table:table-cell office:value-type="float" office:value="1.295531249833">
                <text:p>1.295531249833</text:p>
              </table:table-cell>
              <table:table-cell office:value-type="float" office:value="0.66833462941823">
                <text:p>0.66833462941823</text:p>
              </table:table-cell>
              <table:table-cell office:value-type="float" office:value="1.2455924505572">
                <text:p>1.2455924505572</text:p>
              </table:table-cell>
              <table:table-cell office:value-type="float" office:value="0.6330892300335">
                <text:p>0.633089230033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2">
                <text:p>2.2</text:p>
              </table:table-cell>
              <table:table-cell office:value-type="float" office:value="1.290603681164">
                <text:p>1.290603681164</text:p>
              </table:table-cell>
              <table:table-cell office:value-type="float" office:value="0.67106199198076">
                <text:p>0.67106199198076</text:p>
              </table:table-cell>
              <table:table-cell office:value-type="float" office:value="1.2408564283381">
                <text:p>1.2408564283381</text:p>
              </table:table-cell>
              <table:table-cell office:value-type="float" office:value="0.63524954052763">
                <text:p>0.6352495405276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3">
                <text:p>2.3</text:p>
              </table:table-cell>
              <table:table-cell office:value-type="float" office:value="1.2857415723359">
                <text:p>1.2857415723359</text:p>
              </table:table-cell>
              <table:table-cell office:value-type="float" office:value="0.67376067383352">
                <text:p>0.67376067383352</text:p>
              </table:table-cell>
              <table:table-cell office:value-type="float" office:value="1.2362608639208">
                <text:p>1.2362608639208</text:p>
              </table:table-cell>
              <table:table-cell office:value-type="float" office:value="0.63743295178162">
                <text:p>0.6374329517816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4">
                <text:p>2.4</text:p>
              </table:table-cell>
              <table:table-cell office:value-type="float" office:value="1.2809473942279">
                <text:p>1.2809473942279</text:p>
              </table:table-cell>
              <table:table-cell office:value-type="float" office:value="0.6764321810834">
                <text:p>0.6764321810834</text:p>
              </table:table-cell>
              <table:table-cell office:value-type="float" office:value="1.2317986614453">
                <text:p>1.2317986614453</text:p>
              </table:table-cell>
              <table:table-cell office:value-type="float" office:value="0.63963722216369">
                <text:p>0.6396372221636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5">
                <text:p>2.5</text:p>
              </table:table-cell>
              <table:table-cell office:value-type="float" office:value="1.276223140602">
                <text:p>1.276223140602</text:p>
              </table:table-cell>
              <table:table-cell office:value-type="float" office:value="0.67907790434163">
                <text:p>0.67907790434163</text:p>
              </table:table-cell>
              <table:table-cell office:value-type="float" office:value="1.2274632478334">
                <text:p>1.2274632478334</text:p>
              </table:table-cell>
              <table:table-cell office:value-type="float" office:value="0.6418602777774">
                <text:p>0.641860277777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6">
                <text:p>2.6</text:p>
              </table:table-cell>
              <table:table-cell office:value-type="float" office:value="1.271570381938">
                <text:p>1.271570381938</text:p>
              </table:table-cell>
              <table:table-cell office:value-type="float" office:value="0.68169912662209">
                <text:p>0.68169912662209</text:p>
              </table:table-cell>
              <table:table-cell office:value-type="float" office:value="1.2232485258915">
                <text:p>1.2232485258915</text:p>
              </table:table-cell>
              <table:table-cell office:value-type="float" office:value="0.64410019865093">
                <text:p>0.6441001986509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7">
                <text:p>2.7</text:p>
              </table:table-cell>
              <table:table-cell office:value-type="float" office:value="1.2669903138565">
                <text:p>1.2669903138565</text:p>
              </table:table-cell>
              <table:table-cell office:value-type="float" office:value="0.68429703076383">
                <text:p>0.68429703076383</text:p>
              </table:table-cell>
              <table:table-cell office:value-type="float" office:value="1.2191488321301">
                <text:p>1.2191488321301</text:p>
              </table:table-cell>
              <table:table-cell office:value-type="float" office:value="0.64635520614561">
                <text:p>0.6463552061456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8">
                <text:p>2.8</text:p>
              </table:table-cell>
              <table:table-cell office:value-type="float" office:value="1.2624838006324">
                <text:p>1.2624838006324</text:p>
              </table:table-cell>
              <table:table-cell office:value-type="float" office:value="0.68687270639816">
                <text:p>0.68687270639816</text:p>
              </table:table-cell>
              <table:table-cell office:value-type="float" office:value="1.2151588987813">
                <text:p>1.2151588987813</text:p>
              </table:table-cell>
              <table:table-cell office:value-type="float" office:value="0.6486236514653">
                <text:p>0.648623651465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9">
                <text:p>2.9</text:p>
              </table:table-cell>
              <table:table-cell office:value-type="float" office:value="1.2580514142661">
                <text:p>1.2580514142661</text:p>
              </table:table-cell>
              <table:table-cell office:value-type="float" office:value="0.68942715648156">
                <text:p>0.68942715648156</text:p>
              </table:table-cell>
              <table:table-cell office:value-type="float" office:value="1.2112738195571">
                <text:p>1.2112738195571</text:p>
              </table:table-cell>
              <table:table-cell office:value-type="float" office:value="0.65090400516126">
                <text:p>0.6509040051612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">
                <text:p>3</text:p>
              </table:table-cell>
              <table:table-cell office:value-type="float" office:value="1.253693469536">
                <text:p>1.253693469536</text:p>
              </table:table-cell>
              <table:table-cell office:value-type="float" office:value="0.69196130341536">
                <text:p>0.69196130341536</text:p>
              </table:table-cell>
              <table:table-cell office:value-type="float" office:value="1.2074890187443">
                <text:p>1.2074890187443</text:p>
              </table:table-cell>
              <table:table-cell office:value-type="float" office:value="0.65319484753867">
                <text:p>0.653194847538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1">
                <text:p>3.1</text:p>
              </table:table-cell>
              <table:table-cell office:value-type="float" office:value="1.2494100554203">
                <text:p>1.2494100554203</text:p>
              </table:table-cell>
              <table:table-cell office:value-type="float" office:value="0.69447599477358">
                <text:p>0.69447599477358</text:p>
              </table:table-cell>
              <table:table-cell office:value-type="float" office:value="1.2038002232835">
                <text:p>1.2038002232835</text:p>
              </table:table-cell>
              <table:table-cell office:value-type="float" office:value="0.65549485979988">
                <text:p>0.6554948597998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2">
                <text:p>3.2</text:p>
              </table:table-cell>
              <table:table-cell office:value-type="float" office:value="1.2452010632414">
                <text:p>1.2452010632414</text:p>
              </table:table-cell>
              <table:table-cell office:value-type="float" office:value="0.69697200865956">
                <text:p>0.69697200865956</text:p>
              </table:table-cell>
              <table:table-cell office:value-type="float" office:value="1.2002034375141">
                <text:p>1.2002034375141</text:p>
              </table:table-cell>
              <table:table-cell office:value-type="float" office:value="0.65780281636291">
                <text:p>0.6578028163629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3">
                <text:p>3.3</text:p>
              </table:table-cell>
              <table:table-cell office:value-type="float" office:value="1.241066211856">
                <text:p>1.241066211856</text:p>
              </table:table-cell>
              <table:table-cell office:value-type="float" office:value="0.69945005871187">
                <text:p>0.69945005871187</text:p>
              </table:table-cell>
              <table:table-cell office:value-type="float" office:value="1.1966949203109">
                <text:p>1.1966949203109</text:p>
              </table:table-cell>
              <table:table-cell office:value-type="float" office:value="0.66011757702357">
                <text:p>0.6601175770235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4">
                <text:p>3.4</text:p>
              </table:table-cell>
              <table:table-cell office:value-type="float" office:value="1.2370050701798">
                <text:p>1.2370050701798</text:p>
              </table:table-cell>
              <table:table-cell office:value-type="float" office:value="0.70191079877939">
                <text:p>0.70191079877939</text:p>
              </table:table-cell>
              <table:table-cell office:value-type="float" office:value="1.1932711644282">
                <text:p>1.1932711644282</text:p>
              </table:table-cell>
              <table:table-cell office:value-type="float" office:value="0.66243808042236">
                <text:p>0.6624380804223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5">
                <text:p>3.5</text:p>
              </table:table-cell>
              <table:table-cell office:value-type="float" office:value="1.2330170773144">
                <text:p>1.2330170773144</text:p>
              </table:table-cell>
              <table:table-cell office:value-type="float" office:value="0.7043548272847">
                <text:p>0.7043548272847</text:p>
              </table:table-cell>
              <table:table-cell office:value-type="float" office:value="1.1899288777074">
                <text:p>1.1899288777074</text:p>
              </table:table-cell>
              <table:table-cell office:value-type="float" office:value="0.66476333786145">
                <text:p>0.6647633378614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6">
                <text:p>3.6</text:p>
              </table:table-cell>
              <table:table-cell office:value-type="float" office:value="1.2291015605147">
                <text:p>1.2291015605147</text:p>
              </table:table-cell>
              <table:table-cell office:value-type="float" office:value="0.70678269129435">
                <text:p>0.70678269129435</text:p>
              </table:table-cell>
              <table:table-cell office:value-type="float" office:value="1.1866649657638">
                <text:p>1.1866649657638</text:p>
              </table:table-cell>
              <table:table-cell office:value-type="float" office:value="0.66709242762866">
                <text:p>0.6670924276286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7">
                <text:p>3.7</text:p>
              </table:table-cell>
              <table:table-cell office:value-type="float" office:value="1.2252577512135">
                <text:p>1.2252577512135</text:p>
              </table:table-cell>
              <table:table-cell office:value-type="float" office:value="0.7091948903137">
                <text:p>0.7091948903137</text:p>
              </table:table-cell>
              <table:table-cell office:value-type="float" office:value="1.1834765166514">
                <text:p>1.1834765166514</text:p>
              </table:table-cell>
              <table:table-cell office:value-type="float" office:value="0.66942448979161">
                <text:p>0.6694244897916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8">
                <text:p>3.8</text:p>
              </table:table-cell>
              <table:table-cell office:value-type="float" office:value="1.2214847993004">
                <text:p>1.2214847993004</text:p>
              </table:table-cell>
              <table:table-cell office:value-type="float" office:value="0.7115918798234">
                <text:p>0.7115918798234</text:p>
              </table:table-cell>
              <table:table-cell office:value-type="float" office:value="1.1803607867492">
                <text:p>1.1803607867492</text:p>
              </table:table-cell>
              <table:table-cell office:value-type="float" office:value="0.67175872141653">
                <text:p>0.6717587214165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9">
                <text:p>3.9</text:p>
              </table:table-cell>
              <table:table-cell office:value-type="float" office:value="1.2177817858314">
                <text:p>1.2177817858314</text:p>
              </table:table-cell>
              <table:table-cell office:value-type="float" office:value="0.71397407457356">
                <text:p>0.71397407457356</text:p>
              </table:table-cell>
              <table:table-cell office:value-type="float" office:value="1.1773151879117">
                <text:p>1.1773151879117</text:p>
              </table:table-cell>
              <table:table-cell office:value-type="float" office:value="0.67409437217672">
                <text:p>0.6740943721767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1.2141477343287">
                <text:p>1.2141477343287</text:p>
              </table:table-cell>
              <table:table-cell office:value-type="float" office:value="0.71634185165107">
                <text:p>0.71634185165107</text:p>
              </table:table-cell>
              <table:table-cell office:value-type="float" office:value="1.1743372757522">
                <text:p>1.1743372757522</text:p>
              </table:table-cell>
              <table:table-cell office:value-type="float" office:value="0.67643074031718">
                <text:p>0.6764307403171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1">
                <text:p>4.1</text:p>
              </table:table-cell>
              <table:table-cell office:value-type="float" office:value="1.2105816208155">
                <text:p>1.2105816208155</text:p>
              </table:table-cell>
              <table:table-cell office:value-type="float" office:value="0.71869555333465">
                <text:p>0.71869555333465</text:p>
              </table:table-cell>
              <table:table-cell office:value-type="float" office:value="1.1714247389609">
                <text:p>1.1714247389609</text:p>
              </table:table-cell>
              <table:table-cell office:value-type="float" office:value="0.67876716894758">
                <text:p>0.6787671689475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2">
                <text:p>4.2</text:p>
              </table:table-cell>
              <table:table-cell office:value-type="float" office:value="1.2070823827158">
                <text:p>1.2070823827158</text:p>
              </table:table-cell>
              <table:table-cell office:value-type="float" office:value="0.72103548975135">
                <text:p>0.72103548975135</text:p>
              </table:table-cell>
              <table:table-cell office:value-type="float" office:value="1.1685753895496">
                <text:p>1.1685753895496</text:p>
              </table:table-cell>
              <table:table-cell office:value-type="float" office:value="0.68110304262678">
                <text:p>0.6811030426267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3">
                <text:p>4.3</text:p>
              </table:table-cell>
              <table:table-cell office:value-type="float" office:value="1.2036489267357">
                <text:p>1.2036489267357</text:p>
              </table:table-cell>
              <table:table-cell office:value-type="float" office:value="0.72336194134756">
                <text:p>0.72336194134756</text:p>
              </table:table-cell>
              <table:table-cell office:value-type="float" office:value="1.1657871539376">
                <text:p>1.1657871539376</text:p>
              </table:table-cell>
              <table:table-cell office:value-type="float" office:value="0.68343778423822">
                <text:p>0.6834377842382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4">
                <text:p>4.4</text:p>
              </table:table-cell>
              <table:table-cell office:value-type="float" office:value="1.2002801358315">
                <text:p>1.2002801358315</text:p>
              </table:table-cell>
              <table:table-cell office:value-type="float" office:value="0.72567516118686">
                <text:p>0.72567516118686</text:p>
              </table:table-cell>
              <table:table-cell office:value-type="float" office:value="1.1630580647983">
                <text:p>1.1630580647983</text:p>
              </table:table-cell>
              <table:table-cell office:value-type="float" office:value="0.68577085210146">
                <text:p>0.6857708521014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5">
                <text:p>4.5</text:p>
              </table:table-cell>
              <table:table-cell office:value-type="float" office:value="1.1969748753606">
                <text:p>1.1969748753606</text:p>
              </table:table-cell>
              <table:table-cell office:value-type="float" office:value="0.72797537708621">
                <text:p>0.72797537708621</text:p>
              </table:table-cell>
              <table:table-cell office:value-type="float" office:value="1.1603862535949">
                <text:p>1.1603862535949</text:p>
              </table:table-cell>
              <table:table-cell office:value-type="float" office:value="0.68810173732">
                <text:p>0.6881017373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6">
                <text:p>4.6</text:p>
              </table:table-cell>
              <table:table-cell office:value-type="float" office:value="1.1937319984994">
                <text:p>1.1937319984994</text:p>
              </table:table-cell>
              <table:table-cell office:value-type="float" office:value="0.73026279360132">
                <text:p>0.73026279360132</text:p>
              </table:table-cell>
              <table:table-cell office:value-type="float" office:value="1.157769943742">
                <text:p>1.157769943742</text:p>
              </table:table-cell>
              <table:table-cell office:value-type="float" office:value="0.6904299613412">
                <text:p>0.690429961341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7">
                <text:p>4.7</text:p>
              </table:table-cell>
              <table:table-cell office:value-type="float" office:value="1.1905503510053">
                <text:p>1.1905503510053</text:p>
              </table:table-cell>
              <table:table-cell office:value-type="float" office:value="0.73253759387149">
                <text:p>0.73253759387149</text:p>
              </table:table-cell>
              <table:table-cell office:value-type="float" office:value="1.1552074443334">
                <text:p>1.1552074443334</text:p>
              </table:table-cell>
              <table:table-cell office:value-type="float" office:value="0.69275507371106">
                <text:p>0.6927550737110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8">
                <text:p>4.8</text:p>
              </table:table-cell>
              <table:table-cell office:value-type="float" office:value="1.1874287753929">
                <text:p>1.1874287753929</text:p>
              </table:table-cell>
              <table:table-cell office:value-type="float" office:value="0.73479994133343">
                <text:p>0.73479994133343</text:p>
              </table:table-cell>
              <table:table-cell office:value-type="float" office:value="1.1526971443861">
                <text:p>1.1526971443861</text:p>
              </table:table-cell>
              <table:table-cell office:value-type="float" office:value="0.69507665000812">
                <text:p>0.6950766500081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9">
                <text:p>4.9</text:p>
              </table:table-cell>
              <table:table-cell office:value-type="float" office:value="1.1843661145844">
                <text:p>1.1843661145844</text:p>
              </table:table-cell>
              <table:table-cell office:value-type="float" office:value="0.73704998131303">
                <text:p>0.73704998131303</text:p>
              </table:table-cell>
              <table:table-cell office:value-type="float" office:value="1.1502375075513">
                <text:p>1.1502375075513</text:p>
              </table:table-cell>
              <table:table-cell office:value-type="float" office:value="0.69739428994181">
                <text:p>0.6973942899418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">
                <text:p>5</text:p>
              </table:table-cell>
              <table:table-cell office:value-type="float" office:value="1.1813612150926">
                <text:p>1.1813612150926</text:p>
              </table:table-cell>
              <table:table-cell office:value-type="float" office:value="0.73928784250348">
                <text:p>0.73928784250348</text:p>
              </table:table-cell>
              <table:table-cell office:value-type="float" office:value="1.1478270672523">
                <text:p>1.1478270672523</text:p>
              </table:table-cell>
              <table:table-cell office:value-type="float" office:value="0.69970761560231">
                <text:p>0.6997076156023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.1">
                <text:p>5.1</text:p>
              </table:table-cell>
              <table:table-cell office:value-type="float" office:value="1.178412929784">
                <text:p>1.178412929784</text:p>
              </table:table-cell>
              <table:table-cell office:value-type="float" office:value="0.74151363833761">
                <text:p>0.74151363833761</text:p>
              </table:table-cell>
              <table:table-cell office:value-type="float" office:value="1.1454644222092">
                <text:p>1.1454644222092</text:p>
              </table:table-cell>
              <table:table-cell office:value-type="float" office:value="0.70201626989541">
                <text:p>0.7020162698954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.2">
                <text:p>5.2</text:p>
              </table:table-cell>
              <table:table-cell office:value-type="float" office:value="1.1755201202693">
                <text:p>1.1755201202693</text:p>
              </table:table-cell>
              <table:table-cell office:value-type="float" office:value="0.74372746826172">
                <text:p>0.74372746826172</text:p>
              </table:table-cell>
              <table:table-cell office:value-type="float" office:value="1.1431482323085">
                <text:p>1.1431482323085</text:p>
              </table:table-cell>
              <table:table-cell office:value-type="float" office:value="0.70431991536802">
                <text:p>0.7043199153680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.3">
                <text:p>5.3</text:p>
              </table:table-cell>
              <table:table-cell office:value-type="float" office:value="1.1726816589604">
                <text:p>1.1726816589604</text:p>
              </table:table-cell>
              <table:table-cell office:value-type="float" office:value="0.74592941891783">
                <text:p>0.74592941891783</text:p>
              </table:table-cell>
              <table:table-cell office:value-type="float" office:value="1.1408772148188">
                <text:p>1.1408772148188</text:p>
              </table:table-cell>
              <table:table-cell office:value-type="float" office:value="0.70661823168776">
                <text:p>0.7066182316877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.4">
                <text:p>5.4</text:p>
              </table:table-cell>
              <table:table-cell office:value-type="float" office:value="1.1698964308306">
                <text:p>1.1698964308306</text:p>
              </table:table-cell>
              <table:table-cell office:value-type="float" office:value="0.74811956524074">
                <text:p>0.74811956524074</text:p>
              </table:table-cell>
              <table:table-cell office:value-type="float" office:value="1.1386501408752">
                <text:p>1.1386501408752</text:p>
              </table:table-cell>
              <table:table-cell office:value-type="float" office:value="0.70891091556716">
                <text:p>0.7089109155671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.5">
                <text:p>5.5</text:p>
              </table:table-cell>
              <table:table-cell office:value-type="float" office:value="1.1671633349102">
                <text:p>1.1671633349102</text:p>
              </table:table-cell>
              <table:table-cell office:value-type="float" office:value="0.75029797147577">
                <text:p>0.75029797147577</text:p>
              </table:table-cell>
              <table:table-cell office:value-type="float" office:value="1.13646583224">
                <text:p>1.13646583224</text:p>
              </table:table-cell>
              <table:table-cell office:value-type="float" office:value="0.71119767922982">
                <text:p>0.7111976792298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.6">
                <text:p>5.6</text:p>
              </table:table-cell>
              <table:table-cell office:value-type="float" office:value="1.1644812855483">
                <text:p>1.1644812855483</text:p>
              </table:table-cell>
              <table:table-cell office:value-type="float" office:value="0.75246469212283">
                <text:p>0.75246469212283</text:p>
              </table:table-cell>
              <table:table-cell office:value-type="float" office:value="1.1343231583076">
                <text:p>1.1343231583076</text:p>
              </table:table-cell>
              <table:table-cell office:value-type="float" office:value="0.71347824933751">
                <text:p>0.7134782493375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.7">
                <text:p>5.7</text:p>
              </table:table-cell>
              <table:table-cell office:value-type="float" office:value="1.1618492134643">
                <text:p>1.1618492134643</text:p>
              </table:table-cell>
              <table:table-cell office:value-type="float" office:value="0.75461977281202">
                <text:p>0.75461977281202</text:p>
              </table:table-cell>
              <table:table-cell office:value-type="float" office:value="1.132221033334">
                <text:p>1.132221033334</text:p>
              </table:table-cell>
              <table:table-cell office:value-type="float" office:value="0.71575236602431">
                <text:p>0.7157523660243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.8">
                <text:p>5.8</text:p>
              </table:table-cell>
              <table:table-cell office:value-type="float" office:value="1.1592660666155">
                <text:p>1.1592660666155</text:p>
              </table:table-cell>
              <table:table-cell office:value-type="float" office:value="0.75676325111551">
                <text:p>0.75676325111551</text:p>
              </table:table-cell>
              <table:table-cell office:value-type="float" office:value="1.1301584138698">
                <text:p>1.1301584138698</text:p>
              </table:table-cell>
              <table:table-cell office:value-type="float" office:value="0.71801978198651">
                <text:p>0.7180197819865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.9">
                <text:p>5.9</text:p>
              </table:table-cell>
              <table:table-cell office:value-type="float" office:value="1.1567308108999">
                <text:p>1.1567308108999</text:p>
              </table:table-cell>
              <table:table-cell office:value-type="float" office:value="0.75889515730021">
                <text:p>0.75889515730021</text:p>
              </table:table-cell>
              <table:table-cell office:value-type="float" office:value="1.1281342963813">
                <text:p>1.1281342963813</text:p>
              </table:table-cell>
              <table:table-cell office:value-type="float" office:value="0.72028026165167">
                <text:p>0.7202802616516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">
                <text:p>6</text:p>
              </table:table-cell>
              <table:table-cell office:value-type="float" office:value="1.1542424307137">
                <text:p>1.1542424307137</text:p>
              </table:table-cell>
              <table:table-cell office:value-type="float" office:value="0.76101551502551">
                <text:p>0.76101551502551</text:p>
              </table:table-cell>
              <table:table-cell office:value-type="float" office:value="1.1261477150428">
                <text:p>1.1261477150428</text:p>
              </table:table-cell>
              <table:table-cell office:value-type="float" office:value="0.72253358041134">
                <text:p>0.7225335804113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.1">
                <text:p>6.1</text:p>
              </table:table-cell>
              <table:table-cell office:value-type="float" office:value="1.1517999293814">
                <text:p>1.1517999293814</text:p>
              </table:table-cell>
              <table:table-cell office:value-type="float" office:value="0.76312434198986">
                <text:p>0.76312434198986</text:p>
              </table:table-cell>
              <table:table-cell office:value-type="float" office:value="1.1241977396862">
                <text:p>1.1241977396862</text:p>
              </table:table-cell>
              <table:table-cell office:value-type="float" office:value="0.72477952392055">
                <text:p>0.7247795239205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.2">
                <text:p>6.2</text:p>
              </table:table-cell>
              <table:table-cell office:value-type="float" office:value="1.1494023294714">
                <text:p>1.1494023294714</text:p>
              </table:table-cell>
              <table:table-cell office:value-type="float" office:value="0.76522165052983">
                <text:p>0.76522165052983</text:p>
              </table:table-cell>
              <table:table-cell office:value-type="float" office:value="1.1222834738951">
                <text:p>1.1222834738951</text:p>
              </table:table-cell>
              <table:table-cell office:value-type="float" office:value="0.72701788744958">
                <text:p>0.7270178874495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.3">
                <text:p>6.3</text:p>
              </table:table-cell>
              <table:table-cell office:value-type="float" office:value="1.1470486730135">
                <text:p>1.1470486730135</text:p>
              </table:table-cell>
              <table:table-cell office:value-type="float" office:value="0.76730744817514">
                <text:p>0.76730744817514</text:p>
              </table:table-cell>
              <table:table-cell office:value-type="float" office:value="1.1204040532307">
                <text:p>1.1204040532307</text:p>
              </table:table-cell>
              <table:table-cell office:value-type="float" office:value="0.72924847528705">
                <text:p>0.7292484752870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.4">
                <text:p>6.4</text:p>
              </table:table-cell>
              <table:table-cell office:value-type="float" office:value="1.144738021628">
                <text:p>1.144738021628</text:p>
              </table:table-cell>
              <table:table-cell office:value-type="float" office:value="0.7693817381626">
                <text:p>0.7693817381626</text:p>
              </table:table-cell>
              <table:table-cell office:value-type="float" office:value="1.1185586435805">
                <text:p>1.1185586435805</text:p>
              </table:table-cell>
              <table:table-cell office:value-type="float" office:value="0.73147110019108">
                <text:p>0.7314711001910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.5">
                <text:p>6.5</text:p>
              </table:table-cell>
              <table:table-cell office:value-type="float" office:value="1.142469456579">
                <text:p>1.142469456579</text:p>
              </table:table-cell>
              <table:table-cell office:value-type="float" office:value="0.77144451991206">
                <text:p>0.77144451991206</text:p>
              </table:table-cell>
              <table:table-cell office:value-type="float" office:value="1.1167464396181">
                <text:p>1.1167464396181</text:p>
              </table:table-cell>
              <table:table-cell office:value-type="float" office:value="0.73368558288573">
                <text:p>0.7336855828857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.6">
                <text:p>6.6</text:p>
              </table:table-cell>
              <table:table-cell office:value-type="float" office:value="1.1402420787601">
                <text:p>1.1402420787601</text:p>
              </table:table-cell>
              <table:table-cell office:value-type="float" office:value="0.77349578946689">
                <text:p>0.77349578946689</text:p>
              </table:table-cell>
              <table:table-cell office:value-type="float" office:value="1.1149666633662">
                <text:p>1.1149666633662</text:p>
              </table:table-cell>
              <table:table-cell office:value-type="float" office:value="0.73589175159277">
                <text:p>0.7358917515927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.7">
                <text:p>6.7</text:p>
              </table:table-cell>
              <table:table-cell office:value-type="float" office:value="1.1380550086229">
                <text:p>1.1380550086229</text:p>
              </table:table-cell>
              <table:table-cell office:value-type="float" office:value="0.77553553990167">
                <text:p>0.77553553990167</text:p>
              </table:table-cell>
              <table:table-cell office:value-type="float" office:value="1.1132185628543">
                <text:p>1.1132185628543</text:p>
              </table:table-cell>
              <table:table-cell office:value-type="float" office:value="0.73808944160554">
                <text:p>0.7380894416055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.8">
                <text:p>6.8</text:p>
              </table:table-cell>
              <table:table-cell office:value-type="float" office:value="1.1359073860547">
                <text:p>1.1359073860547</text:p>
              </table:table-cell>
              <table:table-cell office:value-type="float" office:value="0.77756376169932">
                <text:p>0.77756376169932</text:p>
              </table:table-cell>
              <table:table-cell office:value-type="float" office:value="1.1115014108645">
                <text:p>1.1115014108645</text:p>
              </table:table-cell>
              <table:table-cell office:value-type="float" office:value="0.74027849450088">
                <text:p>0.7402784945008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.9">
                <text:p>6.9</text:p>
              </table:table-cell>
              <table:table-cell office:value-type="float" office:value="1.1337983702123">
                <text:p>1.1337983702123</text:p>
              </table:table-cell>
              <table:table-cell office:value-type="float" office:value="0.77958044309984">
                <text:p>0.77958044309984</text:p>
              </table:table-cell>
              <table:table-cell office:value-type="float" office:value="1.1098145037567">
                <text:p>1.1098145037567</text:p>
              </table:table-cell>
              <table:table-cell office:value-type="float" office:value="0.74245875904365">
                <text:p>0.7424587590436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">
                <text:p>7</text:p>
              </table:table-cell>
              <table:table-cell office:value-type="float" office:value="1.1317271393193">
                <text:p>1.1317271393193</text:p>
              </table:table-cell>
              <table:table-cell office:value-type="float" office:value="0.78158557042277">
                <text:p>0.78158557042277</text:p>
              </table:table-cell>
              <table:table-cell office:value-type="float" office:value="1.1081571603693">
                <text:p>1.1081571603693</text:p>
              </table:table-cell>
              <table:table-cell office:value-type="float" office:value="0.74463008950072">
                <text:p>0.7446300895007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.1">
                <text:p>7.1</text:p>
              </table:table-cell>
              <table:table-cell office:value-type="float" office:value="1.1296928904312">
                <text:p>1.1296928904312</text:p>
              </table:table-cell>
              <table:table-cell office:value-type="float" office:value="0.78357912836507">
                <text:p>0.78357912836507</text:p>
              </table:table-cell>
              <table:table-cell office:value-type="float" office:value="1.1065287209879">
                <text:p>1.1065287209879</text:p>
              </table:table-cell>
              <table:table-cell office:value-type="float" office:value="0.74679234581393">
                <text:p>0.7467923458139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.2">
                <text:p>7.2</text:p>
              </table:table-cell>
              <table:table-cell office:value-type="float" office:value="1.1276948391735">
                <text:p>1.1276948391735</text:p>
              </table:table-cell>
              <table:table-cell office:value-type="float" office:value="0.78556110027636">
                <text:p>0.78556110027636</text:p>
              </table:table-cell>
              <table:table-cell office:value-type="float" office:value="1.104928546378">
                <text:p>1.104928546378</text:p>
              </table:table-cell>
              <table:table-cell office:value-type="float" office:value="0.74894539331771">
                <text:p>0.7489453933177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.3">
                <text:p>7.3</text:p>
              </table:table-cell>
              <table:table-cell office:value-type="float" office:value="1.1257322194573">
                <text:p>1.1257322194573</text:p>
              </table:table-cell>
              <table:table-cell office:value-type="float" office:value="0.78753146841295">
                <text:p>0.78753146841295</text:p>
              </table:table-cell>
              <table:table-cell office:value-type="float" office:value="1.1033560168763">
                <text:p>1.1033560168763</text:p>
              </table:table-cell>
              <table:table-cell office:value-type="float" office:value="0.75108910247915">
                <text:p>0.7510891024791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.4">
                <text:p>7.4</text:p>
              </table:table-cell>
              <table:table-cell office:value-type="float" office:value="1.1238042831761">
                <text:p>1.1238042831761</text:p>
              </table:table-cell>
              <table:table-cell office:value-type="float" office:value="0.78949021417225">
                <text:p>0.78949021417225</text:p>
              </table:table-cell>
              <table:table-cell office:value-type="float" office:value="1.1018105315363">
                <text:p>1.1018105315363</text:p>
              </table:table-cell>
              <table:table-cell office:value-type="float" office:value="0.7532233486587">
                <text:p>0.753223348658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.5">
                <text:p>7.5</text:p>
              </table:table-cell>
              <table:table-cell office:value-type="float" office:value="1.1219102998875">
                <text:p>1.1219102998875</text:p>
              </table:table-cell>
              <table:table-cell office:value-type="float" office:value="0.79143731830894">
                <text:p>0.79143731830894</text:p>
              </table:table-cell>
              <table:table-cell office:value-type="float" office:value="1.1002915073243">
                <text:p>1.1002915073243</text:p>
              </table:table-cell>
              <table:table-cell office:value-type="float" office:value="0.75534801188991">
                <text:p>0.7553480118899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.6">
                <text:p>7.6</text:p>
              </table:table-cell>
              <table:table-cell office:value-type="float" office:value="1.1200495564823">
                <text:p>1.1200495564823</text:p>
              </table:table-cell>
              <table:table-cell office:value-type="float" office:value="0.7933727611342">
                <text:p>0.7933727611342</text:p>
              </table:table-cell>
              <table:table-cell office:value-type="float" office:value="1.0987983783627">
                <text:p>1.0987983783627</text:p>
              </table:table-cell>
              <table:table-cell office:value-type="float" office:value="0.75746297667655">
                <text:p>0.7574629766765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.7">
                <text:p>7.7</text:p>
              </table:table-cell>
              <table:table-cell office:value-type="float" office:value="1.1182213568442">
                <text:p>1.1182213568442</text:p>
              </table:table-cell>
              <table:table-cell office:value-type="float" office:value="0.79529652269912">
                <text:p>0.79529652269912</text:p>
              </table:table-cell>
              <table:table-cell office:value-type="float" office:value="1.0973305952158">
                <text:p>1.0973305952158</text:p>
              </table:table-cell>
              <table:table-cell office:value-type="float" office:value="0.75956813180573">
                <text:p>0.7595681318057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.8">
                <text:p>7.8</text:p>
              </table:table-cell>
              <table:table-cell office:value-type="float" office:value="1.116425021502">
                <text:p>1.116425021502</text:p>
              </table:table-cell>
              <table:table-cell office:value-type="float" office:value="0.7972085829635">
                <text:p>0.7972085829635</text:p>
              </table:table-cell>
              <table:table-cell office:value-type="float" office:value="1.0958876242171">
                <text:p>1.0958876242171</text:p>
              </table:table-cell>
              <table:table-cell office:value-type="float" office:value="0.76166337017579">
                <text:p>0.7616633701757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.9">
                <text:p>7.9</text:p>
              </table:table-cell>
              <table:table-cell office:value-type="float" office:value="1.1146598872769">
                <text:p>1.1146598872769</text:p>
              </table:table-cell>
              <table:table-cell office:value-type="float" office:value="0.79910892195103">
                <text:p>0.79910892195103</text:p>
              </table:table-cell>
              <table:table-cell office:value-type="float" office:value="1.0944689468329">
                <text:p>1.0944689468329</text:p>
              </table:table-cell>
              <table:table-cell office:value-type="float" office:value="0.7637485886376">
                <text:p>0.763748588637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">
                <text:p>8</text:p>
              </table:table-cell>
              <table:table-cell office:value-type="float" office:value="1.1129253069263">
                <text:p>1.1129253069263</text:p>
              </table:table-cell>
              <table:table-cell office:value-type="float" office:value="0.80099751989177">
                <text:p>0.80099751989177</text:p>
              </table:table-cell>
              <table:table-cell office:value-type="float" office:value="1.0930740590614">
                <text:p>1.0930740590614</text:p>
              </table:table-cell>
              <table:table-cell office:value-type="float" office:value="0.7658236878483">
                <text:p>0.765823687848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.1">
                <text:p>8.1</text:p>
              </table:table-cell>
              <table:table-cell office:value-type="float" office:value="1.1112206487854">
                <text:p>1.1112206487854</text:p>
              </table:table-cell>
              <table:table-cell office:value-type="float" office:value="0.8028743573529">
                <text:p>0.8028743573529</text:p>
              </table:table-cell>
              <table:table-cell office:value-type="float" office:value="1.0917024708644">
                <text:p>1.0917024708644</text:p>
              </table:table-cell>
              <table:table-cell office:value-type="float" office:value="0.76788857213634">
                <text:p>0.7678885721363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.2">
                <text:p>8.2</text:p>
              </table:table-cell>
              <table:table-cell office:value-type="float" office:value="1.1095452964096">
                <text:p>1.1095452964096</text:p>
              </table:table-cell>
              <table:table-cell office:value-type="float" office:value="0.80473941535846">
                <text:p>0.80473941535846</text:p>
              </table:table-cell>
              <table:table-cell office:value-type="float" office:value="1.0903537056291">
                <text:p>1.0903537056291</text:p>
              </table:table-cell>
              <table:table-cell office:value-type="float" office:value="0.76994314937694">
                <text:p>0.7699431493769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.3">
                <text:p>8.3</text:p>
              </table:table-cell>
              <table:table-cell office:value-type="float" office:value="1.1078986482162">
                <text:p>1.1078986482162</text:p>
              </table:table-cell>
              <table:table-cell office:value-type="float" office:value="0.80659267549896">
                <text:p>0.80659267549896</text:p>
              </table:table-cell>
              <table:table-cell office:value-type="float" office:value="1.089027299658">
                <text:p>1.089027299658</text:p>
              </table:table-cell>
              <table:table-cell office:value-type="float" office:value="0.77198733087704">
                <text:p>0.7719873308770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.4">
                <text:p>8.4</text:p>
              </table:table-cell>
              <table:table-cell office:value-type="float" office:value="1.1062801171294">
                <text:p>1.1062801171294</text:p>
              </table:table-cell>
              <table:table-cell office:value-type="float" office:value="0.80843412003151">
                <text:p>0.80843412003151</text:p>
              </table:table-cell>
              <table:table-cell office:value-type="float" office:value="1.0877228016852">
                <text:p>1.0877228016852</text:p>
              </table:table-cell>
              <table:table-cell office:value-type="float" office:value="0.77402103126903">
                <text:p>0.7740210312690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.5">
                <text:p>8.5</text:p>
              </table:table-cell>
              <table:table-cell office:value-type="float" office:value="1.1046891302272">
                <text:p>1.1046891302272</text:p>
              </table:table-cell>
              <table:table-cell office:value-type="float" office:value="0.81026373197107">
                <text:p>0.81026373197107</text:p>
              </table:table-cell>
              <table:table-cell office:value-type="float" office:value="1.0864397724178">
                <text:p>1.0864397724178</text:p>
              </table:table-cell>
              <table:table-cell office:value-type="float" office:value="0.7760441684124">
                <text:p>0.776044168412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.6">
                <text:p>8.6</text:p>
              </table:table-cell>
              <table:table-cell office:value-type="float" office:value="1.1031251283922">
                <text:p>1.1031251283922</text:p>
              </table:table-cell>
              <table:table-cell office:value-type="float" office:value="0.81208149517355">
                <text:p>0.81208149517355</text:p>
              </table:table-cell>
              <table:table-cell office:value-type="float" office:value="1.0851777840996">
                <text:p>1.0851777840996</text:p>
              </table:table-cell>
              <table:table-cell office:value-type="float" office:value="0.77805666330267">
                <text:p>0.7780566633026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.7">
                <text:p>8.7</text:p>
              </table:table-cell>
              <table:table-cell office:value-type="float" office:value="1.1015875659668">
                <text:p>1.1015875659668</text:p>
              </table:table-cell>
              <table:table-cell office:value-type="float" office:value="0.81388739441131">
                <text:p>0.81388739441131</text:p>
              </table:table-cell>
              <table:table-cell office:value-type="float" office:value="1.0839364200971">
                <text:p>1.0839364200971</text:p>
              </table:table-cell>
              <table:table-cell office:value-type="float" office:value="0.78005843998706">
                <text:p>0.7800584399870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.8">
                <text:p>8.8</text:p>
              </table:table-cell>
              <table:table-cell office:value-type="float" office:value="1.1000759104133">
                <text:p>1.1000759104133</text:p>
              </table:table-cell>
              <table:table-cell office:value-type="float" office:value="0.81568141544149">
                <text:p>0.81568141544149</text:p>
              </table:table-cell>
              <table:table-cell office:value-type="float" office:value="1.0827152745049">
                <text:p>1.0827152745049</text:p>
              </table:table-cell>
              <table:table-cell office:value-type="float" office:value="0.78204942548611">
                <text:p>0.7820494254861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.9">
                <text:p>8.9</text:p>
              </table:table-cell>
              <table:table-cell office:value-type="float" office:value="1.0985896419785">
                <text:p>1.0985896419785</text:p>
              </table:table-cell>
              <table:table-cell office:value-type="float" office:value="0.81746354506771">
                <text:p>0.81746354506771</text:p>
              </table:table-cell>
              <table:table-cell office:value-type="float" office:value="1.081513951771">
                <text:p>1.081513951771</text:p>
              </table:table-cell>
              <table:table-cell office:value-type="float" office:value="0.78402954972097">
                <text:p>0.7840295497209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">
                <text:p>9</text:p>
              </table:table-cell>
              <table:table-cell office:value-type="float" office:value="1.0971282533653">
                <text:p>1.0971282533653</text:p>
              </table:table-cell>
              <table:table-cell office:value-type="float" office:value="0.81923377119575">
                <text:p>0.81923377119575</text:p>
              </table:table-cell>
              <table:table-cell office:value-type="float" office:value="1.0803320663389">
                <text:p>1.0803320663389</text:p>
              </table:table-cell>
              <table:table-cell office:value-type="float" office:value="0.78599874544566">
                <text:p>0.7859987454456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.1">
                <text:p>9.1</text:p>
              </table:table-cell>
              <table:table-cell office:value-type="float" office:value="1.0956912494095">
                <text:p>1.0956912494095</text:p>
              </table:table-cell>
              <table:table-cell office:value-type="float" office:value="0.8209920828833">
                <text:p>0.8209920828833</text:p>
              </table:table-cell>
              <table:table-cell office:value-type="float" office:value="1.0791692423071">
                <text:p>1.0791692423071</text:p>
              </table:table-cell>
              <table:table-cell office:value-type="float" office:value="0.78795694818393">
                <text:p>0.7879569481839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.2">
                <text:p>9.2</text:p>
              </table:table-cell>
              <table:table-cell office:value-type="float" office:value="1.0942781467628">
                <text:p>1.0942781467628</text:p>
              </table:table-cell>
              <table:table-cell office:value-type="float" office:value="0.82273847038453">
                <text:p>0.82273847038453</text:p>
              </table:table-cell>
              <table:table-cell office:value-type="float" office:value="1.0780251131039">
                <text:p>1.0780251131039</text:p>
              </table:table-cell>
              <table:table-cell office:value-type="float" office:value="0.78990409617037">
                <text:p>0.7899040961703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.3">
                <text:p>9.3</text:p>
              </table:table-cell>
              <table:table-cell office:value-type="float" office:value="1.092888473583">
                <text:p>1.092888473583</text:p>
              </table:table-cell>
              <table:table-cell office:value-type="float" office:value="0.82447292518963">
                <text:p>0.82447292518963</text:p>
              </table:table-cell>
              <table:table-cell office:value-type="float" office:value="1.076899321177">
                <text:p>1.076899321177</text:p>
              </table:table-cell>
              <table:table-cell office:value-type="float" office:value="0.79184013029522">
                <text:p>0.7918401302952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.4">
                <text:p>9.4</text:p>
              </table:table-cell>
              <table:table-cell office:value-type="float" office:value="1.0915217692302">
                <text:p>1.0915217692302</text:p>
              </table:table-cell>
              <table:table-cell office:value-type="float" office:value="0.8261954400597">
                <text:p>0.8261954400597</text:p>
              </table:table-cell>
              <table:table-cell office:value-type="float" office:value="1.0757915176973">
                <text:p>1.0757915176973</text:p>
              </table:table-cell>
              <table:table-cell office:value-type="float" office:value="0.79376499405271">
                <text:p>0.7937649940527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.5">
                <text:p>9.5</text:p>
              </table:table-cell>
              <table:table-cell office:value-type="float" office:value="1.09017758397">
                <text:p>1.09017758397</text:p>
              </table:table-cell>
              <table:table-cell office:value-type="float" office:value="0.82790600905733">
                <text:p>0.82790600905733</text:p>
              </table:table-cell>
              <table:table-cell office:value-type="float" office:value="1.0747013622753">
                <text:p>1.0747013622753</text:p>
              </table:table-cell>
              <table:table-cell office:value-type="float" office:value="0.79567863349242">
                <text:p>0.7956786334924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.6">
                <text:p>9.6</text:p>
              </table:table-cell>
              <table:table-cell office:value-type="float" office:value="1.0888554786837">
                <text:p>1.0888554786837</text:p>
              </table:table-cell>
              <table:table-cell office:value-type="float" office:value="0.82960462757325">
                <text:p>0.82960462757325</text:p>
              </table:table-cell>
              <table:table-cell office:value-type="float" office:value="1.0736285226898">
                <text:p>1.0736285226898</text:p>
              </table:table-cell>
              <table:table-cell office:value-type="float" office:value="0.7975809971736">
                <text:p>0.797580997173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.7">
                <text:p>9.7</text:p>
              </table:table-cell>
              <table:table-cell office:value-type="float" office:value="1.0875550245855">
                <text:p>1.0875550245855</text:p>
              </table:table-cell>
              <table:table-cell office:value-type="float" office:value="0.83129129234905">
                <text:p>0.83129129234905</text:p>
              </table:table-cell>
              <table:table-cell office:value-type="float" office:value="1.0725726746291">
                <text:p>1.0725726746291</text:p>
              </table:table-cell>
              <table:table-cell office:value-type="float" office:value="0.79947203612187">
                <text:p>0.7994720361218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.8">
                <text:p>9.8</text:p>
              </table:table-cell>
              <table:table-cell office:value-type="float" office:value="1.0862758029458">
                <text:p>1.0862758029458</text:p>
              </table:table-cell>
              <table:table-cell office:value-type="float" office:value="0.83296600149663">
                <text:p>0.83296600149663</text:p>
              </table:table-cell>
              <table:table-cell office:value-type="float" office:value="1.0715335014422">
                <text:p>1.0715335014422</text:p>
              </table:table-cell>
              <table:table-cell office:value-type="float" office:value="0.80135170378839">
                <text:p>0.8013517037883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.9">
                <text:p>9.9</text:p>
              </table:table-cell>
              <table:table-cell office:value-type="float" office:value="1.0850174048225">
                <text:p>1.0850174048225</text:p>
              </table:table-cell>
              <table:table-cell office:value-type="float" office:value="0.83462875451422">
                <text:p>0.83462875451422</text:p>
              </table:table-cell>
              <table:table-cell office:value-type="float" office:value="1.0705106939007">
                <text:p>1.0705106939007</text:p>
              </table:table-cell>
              <table:table-cell office:value-type="float" office:value="0.80321995601094">
                <text:p>0.8032199560109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">
                <text:p>10</text:p>
              </table:table-cell>
              <table:table-cell office:value-type="float" office:value="1.0837794307988">
                <text:p>1.0837794307988</text:p>
              </table:table-cell>
              <table:table-cell office:value-type="float" office:value="0.83627955229947">
                <text:p>0.83627955229947</text:p>
              </table:table-cell>
              <table:table-cell office:value-type="float" office:value="1.0695039499707">
                <text:p>1.0695039499707</text:p>
              </table:table-cell>
              <table:table-cell office:value-type="float" office:value="0.80507675097698">
                <text:p>0.8050767509769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.1">
                <text:p>10.1</text:p>
              </table:table-cell>
              <table:table-cell office:value-type="float" office:value="1.0825614907269">
                <text:p>1.0825614907269</text:p>
              </table:table-cell>
              <table:table-cell office:value-type="float" office:value="0.83791839715968">
                <text:p>0.83791839715968</text:p>
              </table:table-cell>
              <table:table-cell office:value-type="float" office:value="1.0685129745938">
                <text:p>1.0685129745938</text:p>
              </table:table-cell>
              <table:table-cell office:value-type="float" office:value="0.80692204918829">
                <text:p>0.8069220491882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.2">
                <text:p>10.2</text:p>
              </table:table-cell>
              <table:table-cell office:value-type="float" office:value="1.0813632034801">
                <text:p>1.0813632034801</text:p>
              </table:table-cell>
              <table:table-cell office:value-type="float" office:value="0.83954529281943">
                <text:p>0.83954529281943</text:p>
              </table:table-cell>
              <table:table-cell office:value-type="float" office:value="1.0675374794772">
                <text:p>1.0675374794772</text:p>
              </table:table-cell>
              <table:table-cell office:value-type="float" office:value="0.80875581342714">
                <text:p>0.8087558134271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.3">
                <text:p>10.3</text:p>
              </table:table-cell>
              <table:table-cell office:value-type="float" office:value="1.08018419671">
                <text:p>1.08018419671</text:p>
              </table:table-cell>
              <table:table-cell office:value-type="float" office:value="0.84116024442571">
                <text:p>0.84116024442571</text:p>
              </table:table-cell>
              <table:table-cell office:value-type="float" office:value="1.0665771828914">
                <text:p>1.0665771828914</text:p>
              </table:table-cell>
              <table:table-cell office:value-type="float" office:value="0.81057800872376">
                <text:p>0.8105780087237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.4">
                <text:p>10.4</text:p>
              </table:table-cell>
              <table:table-cell office:value-type="float" office:value="1.0790241066114">
                <text:p>1.0790241066114</text:p>
              </table:table-cell>
              <table:table-cell office:value-type="float" office:value="0.84276325855081">
                <text:p>0.84276325855081</text:p>
              </table:table-cell>
              <table:table-cell office:value-type="float" office:value="1.0656318094771">
                <text:p>1.0656318094771</text:p>
              </table:table-cell>
              <table:table-cell office:value-type="float" office:value="0.812388602325">
                <text:p>0.81238860232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.5">
                <text:p>10.5</text:p>
              </table:table-cell>
              <table:table-cell office:value-type="float" office:value="1.077882577693">
                <text:p>1.077882577693</text:p>
              </table:table-cell>
              <table:table-cell office:value-type="float" office:value="0.84435434319309">
                <text:p>0.84435434319309</text:p>
              </table:table-cell>
              <table:table-cell office:value-type="float" office:value="1.064701090058">
                <text:p>1.064701090058</text:p>
              </table:table-cell>
              <table:table-cell office:value-type="float" office:value="0.81418756366407">
                <text:p>0.8141875636640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.6">
                <text:p>10.6</text:p>
              </table:table-cell>
              <table:table-cell office:value-type="float" office:value="1.0767592625545">
                <text:p>1.0767592625545</text:p>
              </table:table-cell>
              <table:table-cell office:value-type="float" office:value="0.84593350777572">
                <text:p>0.84593350777572</text:p>
              </table:table-cell>
              <table:table-cell office:value-type="float" office:value="1.0637847614622">
                <text:p>1.0637847614622</text:p>
              </table:table-cell>
              <table:table-cell office:value-type="float" office:value="0.81597486433107">
                <text:p>0.8159748643310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.7">
                <text:p>10.7</text:p>
              </table:table-cell>
              <table:table-cell office:value-type="float" office:value="1.0756538216704">
                <text:p>1.0756538216704</text:p>
              </table:table-cell>
              <table:table-cell office:value-type="float" office:value="0.84750076314363">
                <text:p>0.84750076314363</text:p>
              </table:table-cell>
              <table:table-cell office:value-type="float" office:value="1.0628825663495">
                <text:p>1.0628825663495</text:p>
              </table:table-cell>
              <table:table-cell office:value-type="float" office:value="0.81775047804449">
                <text:p>0.8177504780444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.8">
                <text:p>10.8</text:p>
              </table:table-cell>
              <table:table-cell office:value-type="float" office:value="1.0745659231792">
                <text:p>1.0745659231792</text:p>
              </table:table-cell>
              <table:table-cell office:value-type="float" office:value="0.84905612155871">
                <text:p>0.84905612155871</text:p>
              </table:table-cell>
              <table:table-cell office:value-type="float" office:value="1.0619942530454">
                <text:p>1.0619942530454</text:p>
              </table:table-cell>
              <table:table-cell office:value-type="float" office:value="0.81951438062333">
                <text:p>0.8195143806233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.9">
                <text:p>10.9</text:p>
              </table:table-cell>
              <table:table-cell office:value-type="float" office:value="1.0734952426792">
                <text:p>1.0734952426792</text:p>
              </table:table-cell>
              <table:table-cell office:value-type="float" office:value="0.85059959669345">
                <text:p>0.85059959669345</text:p>
              </table:table-cell>
              <table:table-cell office:value-type="float" office:value="1.0611195753814">
                <text:p>1.0611195753814</text:p>
              </table:table-cell>
              <table:table-cell office:value-type="float" office:value="0.82126654995982">
                <text:p>0.8212665499598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">
                <text:p>11</text:p>
              </table:table-cell>
              <table:table-cell office:value-type="float" office:value="1.0724414630295">
                <text:p>1.0724414630295</text:p>
              </table:table-cell>
              <table:table-cell office:value-type="float" office:value="0.85213120362304">
                <text:p>0.85213120362304</text:p>
              </table:table-cell>
              <table:table-cell office:value-type="float" office:value="1.0602582925408">
                <text:p>1.0602582925408</text:p>
              </table:table-cell>
              <table:table-cell office:value-type="float" office:value="0.8230069659927">
                <text:p>0.823006965992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.1">
                <text:p>11.1</text:p>
              </table:table-cell>
              <table:table-cell office:value-type="float" office:value="1.0714042741577">
                <text:p>1.0714042741577</text:p>
              </table:table-cell>
              <table:table-cell office:value-type="float" office:value="0.85365095881615">
                <text:p>0.85365095881615</text:p>
              </table:table-cell>
              <table:table-cell office:value-type="float" office:value="1.0594101689104">
                <text:p>1.0594101689104</text:p>
              </table:table-cell>
              <table:table-cell office:value-type="float" office:value="0.82473561068096">
                <text:p>0.8247356106809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.2">
                <text:p>11.2</text:p>
              </table:table-cell>
              <table:table-cell office:value-type="float" office:value="1.0703833728716">
                <text:p>1.0703833728716</text:p>
              </table:table-cell>
              <table:table-cell office:value-type="float" office:value="0.8551588801244">
                <text:p>0.8551588801244</text:p>
              </table:table-cell>
              <table:table-cell office:value-type="float" office:value="1.0585749739374">
                <text:p>1.0585749739374</text:p>
              </table:table-cell>
              <table:table-cell office:value-type="float" office:value="0.82645246797796">
                <text:p>0.8264524679779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.3">
                <text:p>11.3</text:p>
              </table:table-cell>
              <table:table-cell office:value-type="float" office:value="1.0693784626782">
                <text:p>1.0693784626782</text:p>
              </table:table-cell>
              <table:table-cell office:value-type="float" office:value="0.85665498677064">
                <text:p>0.85665498677064</text:p>
              </table:table-cell>
              <table:table-cell office:value-type="float" office:value="1.0577524819911">
                <text:p>1.0577524819911</text:p>
              </table:table-cell>
              <table:table-cell office:value-type="float" office:value="0.82815752380584">
                <text:p>0.8281575238058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.4">
                <text:p>11.4</text:p>
              </table:table-cell>
              <table:table-cell office:value-type="float" office:value="1.0683892536061">
                <text:p>1.0683892536061</text:p>
              </table:table-cell>
              <table:table-cell office:value-type="float" office:value="0.85813929933612">
                <text:p>0.85813929933612</text:p>
              </table:table-cell>
              <table:table-cell office:value-type="float" office:value="1.05694247223">
                <text:p>1.05694247223</text:p>
              </table:table-cell>
              <table:table-cell office:value-type="float" office:value="0.82985076603026">
                <text:p>0.8298507660302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.5">
                <text:p>11.5</text:p>
              </table:table-cell>
              <table:table-cell office:value-type="float" office:value="1.0674154620347">
                <text:p>1.0674154620347</text:p>
              </table:table-cell>
              <table:table-cell office:value-type="float" office:value="0.85961183974666">
                <text:p>0.85961183974666</text:p>
              </table:table-cell>
              <table:table-cell office:value-type="float" office:value="1.0561447284731">
                <text:p>1.0561447284731</text:p>
              </table:table-cell>
              <table:table-cell office:value-type="float" office:value="0.83153218443531">
                <text:p>0.8315321844353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.6">
                <text:p>11.6</text:p>
              </table:table-cell>
              <table:table-cell office:value-type="float" office:value="1.0664568105272">
                <text:p>1.0664568105272</text:p>
              </table:table-cell>
              <table:table-cell office:value-type="float" office:value="0.86107263125787">
                <text:p>0.86107263125787</text:p>
              </table:table-cell>
              <table:table-cell office:value-type="float" office:value="1.0553590390756">
                <text:p>1.0553590390756</text:p>
              </table:table-cell>
              <table:table-cell office:value-type="float" office:value="0.83320177069862">
                <text:p>0.8332017706986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.7">
                <text:p>11.7</text:p>
              </table:table-cell>
              <table:table-cell office:value-type="float" office:value="1.0655130276689">
                <text:p>1.0655130276689</text:p>
              </table:table-cell>
              <table:table-cell office:value-type="float" office:value="0.86252169843948">
                <text:p>0.86252169843948</text:p>
              </table:table-cell>
              <table:table-cell office:value-type="float" office:value="1.0545851968091">
                <text:p>1.0545851968091</text:p>
              </table:table-cell>
              <table:table-cell office:value-type="float" office:value="0.8348595183666">
                <text:p>0.834859518366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.8">
                <text:p>11.8</text:p>
              </table:table-cell>
              <table:table-cell office:value-type="float" office:value="1.0645838479108">
                <text:p>1.0645838479108</text:p>
              </table:table-cell>
              <table:table-cell office:value-type="float" office:value="0.86395906715886">
                <text:p>0.86395906715886</text:p>
              </table:table-cell>
              <table:table-cell office:value-type="float" office:value="1.0538229987455">
                <text:p>1.0538229987455</text:p>
              </table:table-cell>
              <table:table-cell office:value-type="float" office:value="0.8365054228298">
                <text:p>0.836505422829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.9">
                <text:p>11.9</text:p>
              </table:table-cell>
              <table:table-cell office:value-type="float" office:value="1.0636690114164">
                <text:p>1.0636690114164</text:p>
              </table:table-cell>
              <table:table-cell office:value-type="float" office:value="0.86538476456381">
                <text:p>0.86538476456381</text:p>
              </table:table-cell>
              <table:table-cell office:value-type="float" office:value="1.0530722461453">
                <text:p>1.0530722461453</text:p>
              </table:table-cell>
              <table:table-cell office:value-type="float" office:value="0.8381394812983">
                <text:p>0.838139481298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">
                <text:p>12</text:p>
              </table:table-cell>
              <table:table-cell office:value-type="float" office:value="1.0627682639145">
                <text:p>1.0627682639145</text:p>
              </table:table-cell>
              <table:table-cell office:value-type="float" office:value="0.86679881906469">
                <text:p>0.86679881906469</text:p>
              </table:table-cell>
              <table:table-cell office:value-type="float" office:value="1.0523327443488">
                <text:p>1.0523327443488</text:p>
              </table:table-cell>
              <table:table-cell office:value-type="float" office:value="0.83976169277719">
                <text:p>0.8397616927771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.1">
                <text:p>12.1</text:p>
              </table:table-cell>
              <table:table-cell office:value-type="float" office:value="1.0618813565555">
                <text:p>1.0618813565555</text:p>
              </table:table-cell>
              <table:table-cell office:value-type="float" office:value="0.86820126031584">
                <text:p>0.86820126031584</text:p>
              </table:table-cell>
              <table:table-cell office:value-type="float" office:value="1.0516043026717">
                <text:p>1.0516043026717</text:p>
              </table:table-cell>
              <table:table-cell office:value-type="float" office:value="0.84137205804206">
                <text:p>0.8413720580420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.2">
                <text:p>12.2</text:p>
              </table:table-cell>
              <table:table-cell office:value-type="float" office:value="1.0610080457717">
                <text:p>1.0610080457717</text:p>
              </table:table-cell>
              <table:table-cell office:value-type="float" office:value="0.86959211919654">
                <text:p>0.86959211919654</text:p>
              </table:table-cell>
              <table:table-cell office:value-type="float" office:value="1.0508867343033">
                <text:p>1.0508867343033</text:p>
              </table:table-cell>
              <table:table-cell office:value-type="float" office:value="0.84297057961446">
                <text:p>0.8429705796144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.3">
                <text:p>12.3</text:p>
              </table:table-cell>
              <table:table-cell office:value-type="float" office:value="1.0601480931427">
                <text:p>1.0601480931427</text:p>
              </table:table-cell>
              <table:table-cell office:value-type="float" office:value="0.8709714277913">
                <text:p>0.8709714277913</text:p>
              </table:table-cell>
              <table:table-cell office:value-type="float" office:value="1.0501798578184">
                <text:p>1.0501798578184</text:p>
              </table:table-cell>
              <table:table-cell office:value-type="float" office:value="0.8445572617374">
                <text:p>0.844557261737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.4">
                <text:p>12.4</text:p>
              </table:table-cell>
              <table:table-cell office:value-type="float" office:value="1.0593012652633">
                <text:p>1.0593012652633</text:p>
              </table:table-cell>
              <table:table-cell office:value-type="float" office:value="0.87233921936984">
                <text:p>0.87233921936984</text:p>
              </table:table-cell>
              <table:table-cell office:value-type="float" office:value="1.0494834923639">
                <text:p>1.0494834923639</text:p>
              </table:table-cell>
              <table:table-cell office:value-type="float" office:value="0.84613211035079">
                <text:p>0.8461321103507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.5">
                <text:p>12.5</text:p>
              </table:table-cell>
              <table:table-cell office:value-type="float" office:value="1.0584673336169">
                <text:p>1.0584673336169</text:p>
              </table:table-cell>
              <table:table-cell office:value-type="float" office:value="0.87369552836647">
                <text:p>0.87369552836647</text:p>
              </table:table-cell>
              <table:table-cell office:value-type="float" office:value="1.0487974621554">
                <text:p>1.0487974621554</text:p>
              </table:table-cell>
              <table:table-cell office:value-type="float" office:value="0.84769513306685">
                <text:p>0.8476951330668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.6">
                <text:p>12.6</text:p>
              </table:table-cell>
              <table:table-cell office:value-type="float" office:value="1.0576460744511">
                <text:p>1.0576460744511</text:p>
              </table:table-cell>
              <table:table-cell office:value-type="float" office:value="0.87504039035919">
                <text:p>0.87504039035919</text:p>
              </table:table-cell>
              <table:table-cell office:value-type="float" office:value="1.0481215949104">
                <text:p>1.0481215949104</text:p>
              </table:table-cell>
              <table:table-cell office:value-type="float" office:value="0.84924633914543">
                <text:p>0.8492463391454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.7">
                <text:p>12.7</text:p>
              </table:table-cell>
              <table:table-cell office:value-type="float" office:value="1.0568372686579">
                <text:p>1.0568372686579</text:p>
              </table:table-cell>
              <table:table-cell office:value-type="float" office:value="0.8763738420484">
                <text:p>0.8763738420484</text:p>
              </table:table-cell>
              <table:table-cell office:value-type="float" office:value="1.047455721761">
                <text:p>1.047455721761</text:p>
              </table:table-cell>
              <table:table-cell office:value-type="float" office:value="0.85078573946936">
                <text:p>0.8507857394693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.8">
                <text:p>12.8</text:p>
              </table:table-cell>
              <table:table-cell office:value-type="float" office:value="1.0560407016571">
                <text:p>1.0560407016571</text:p>
              </table:table-cell>
              <table:table-cell office:value-type="float" office:value="0.87769592123528">
                <text:p>0.87769592123528</text:p>
              </table:table-cell>
              <table:table-cell office:value-type="float" office:value="1.0467996771707">
                <text:p>1.0467996771707</text:p>
              </table:table-cell>
              <table:table-cell office:value-type="float" office:value="0.85231334651966">
                <text:p>0.8523133465196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.9">
                <text:p>12.9</text:p>
              </table:table-cell>
              <table:table-cell office:value-type="float" office:value="1.0552561632831">
                <text:p>1.0552561632831</text:p>
              </table:table-cell>
              <table:table-cell office:value-type="float" office:value="0.8790066667999">
                <text:p>0.8790066667999</text:p>
              </table:table-cell>
              <table:table-cell office:value-type="float" office:value="1.0461532988529">
                <text:p>1.0461532988529</text:p>
              </table:table-cell>
              <table:table-cell office:value-type="float" office:value="0.85382917435069">
                <text:p>0.8538291743506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">
                <text:p>13</text:p>
              </table:table-cell>
              <table:table-cell office:value-type="float" office:value="1.0544834476748">
                <text:p>1.0544834476748</text:p>
              </table:table-cell>
              <table:table-cell office:value-type="float" office:value="0.8803061186791">
                <text:p>0.8803061186791</text:p>
              </table:table-cell>
              <table:table-cell office:value-type="float" office:value="1.0455164276922">
                <text:p>1.0455164276922</text:p>
              </table:table-cell>
              <table:table-cell office:value-type="float" office:value="0.8553332385653">
                <text:p>0.855333238565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.1">
                <text:p>13.1</text:p>
              </table:table-cell>
              <table:table-cell office:value-type="float" office:value="1.0537223531691">
                <text:p>1.0537223531691</text:p>
              </table:table-cell>
              <table:table-cell office:value-type="float" office:value="0.88159431784413">
                <text:p>0.88159431784413</text:p>
              </table:table-cell>
              <table:table-cell office:value-type="float" office:value="1.0448889076678">
                <text:p>1.0448889076678</text:p>
              </table:table-cell>
              <table:table-cell office:value-type="float" office:value="0.85682555628984">
                <text:p>0.8568255562898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.2">
                <text:p>13.2</text:p>
              </table:table-cell>
              <table:table-cell office:value-type="float" office:value="1.0529726821971">
                <text:p>1.0529726821971</text:p>
              </table:table-cell>
              <table:table-cell office:value-type="float" office:value="0.88287130627812">
                <text:p>0.88287130627812</text:p>
              </table:table-cell>
              <table:table-cell office:value-type="float" office:value="1.0442705857797">
                <text:p>1.0442705857797</text:p>
              </table:table-cell>
              <table:table-cell office:value-type="float" office:value="0.85830614614911">
                <text:p>0.8583061461491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.3">
                <text:p>13.3</text:p>
              </table:table-cell>
              <table:table-cell office:value-type="float" office:value="1.0522342411834">
                <text:p>1.0522342411834</text:p>
              </table:table-cell>
              <table:table-cell office:value-type="float" office:value="0.88413712695336">
                <text:p>0.88413712695336</text:p>
              </table:table-cell>
              <table:table-cell office:value-type="float" office:value="1.0436613119766">
                <text:p>1.0436613119766</text:p>
              </table:table-cell>
              <table:table-cell office:value-type="float" office:value="0.85977502824129">
                <text:p>0.8597750282412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.4">
                <text:p>13.4</text:p>
              </table:table-cell>
              <table:table-cell office:value-type="float" office:value="1.0515068404486">
                <text:p>1.0515068404486</text:p>
              </table:table-cell>
              <table:table-cell office:value-type="float" office:value="0.88539182380852">
                <text:p>0.88539182380852</text:p>
              </table:table-cell>
              <table:table-cell office:value-type="float" office:value="1.0430609390862">
                <text:p>1.0430609390862</text:p>
              </table:table-cell>
              <table:table-cell office:value-type="float" office:value="0.86123222411277">
                <text:p>0.8612322241127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.5">
                <text:p>13.5</text:p>
              </table:table-cell>
              <table:table-cell office:value-type="float" office:value="1.0507902941142">
                <text:p>1.0507902941142</text:p>
              </table:table-cell>
              <table:table-cell office:value-type="float" office:value="0.88663544172571">
                <text:p>0.88663544172571</text:p>
              </table:table-cell>
              <table:table-cell office:value-type="float" office:value="1.0424693227475">
                <text:p>1.0424693227475</text:p>
              </table:table-cell>
              <table:table-cell office:value-type="float" office:value="0.8626777567329">
                <text:p>0.862677756732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.6">
                <text:p>13.6</text:p>
              </table:table-cell>
              <table:table-cell office:value-type="float" office:value="1.0500844200102">
                <text:p>1.0500844200102</text:p>
              </table:table-cell>
              <table:table-cell office:value-type="float" office:value="0.88786802650744">
                <text:p>0.88786802650744</text:p>
              </table:table-cell>
              <table:table-cell office:value-type="float" office:value="1.0418863213451">
                <text:p>1.0418863213451</text:p>
              </table:table-cell>
              <table:table-cell office:value-type="float" office:value="0.86411165046877">
                <text:p>0.8641116504687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.7">
                <text:p>13.7</text:p>
              </table:table-cell>
              <table:table-cell office:value-type="float" office:value="1.0493890395859">
                <text:p>1.0493890395859</text:p>
              </table:table-cell>
              <table:table-cell office:value-type="float" office:value="0.88908962485359">
                <text:p>0.88908962485359</text:p>
              </table:table-cell>
              <table:table-cell office:value-type="float" office:value="1.0413117959453">
                <text:p>1.0413117959453</text:p>
              </table:table-cell>
              <table:table-cell office:value-type="float" office:value="0.86553393105982">
                <text:p>0.8655339310598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.8">
                <text:p>13.8</text:p>
              </table:table-cell>
              <table:table-cell office:value-type="float" office:value="1.0487039778224">
                <text:p>1.0487039778224</text:p>
              </table:table-cell>
              <table:table-cell office:value-type="float" office:value="0.89030028433831">
                <text:p>0.89030028433831</text:p>
              </table:table-cell>
              <table:table-cell office:value-type="float" office:value="1.0407456102365">
                <text:p>1.0407456102365</text:p>
              </table:table-cell>
              <table:table-cell office:value-type="float" office:value="0.86694462559251">
                <text:p>0.8669446255925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.9">
                <text:p>13.9</text:p>
              </table:table-cell>
              <table:table-cell office:value-type="float" office:value="1.0480290631485">
                <text:p>1.0480290631485</text:p>
              </table:table-cell>
              <table:table-cell office:value-type="float" office:value="0.89150005338689">
                <text:p>0.89150005338689</text:p>
              </table:table-cell>
              <table:table-cell office:value-type="float" office:value="1.0401876304698">
                <text:p>1.0401876304698</text:p>
              </table:table-cell>
              <table:table-cell office:value-type="float" office:value="0.86834376247493">
                <text:p>0.8683437624749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">
                <text:p>14</text:p>
              </table:table-cell>
              <table:table-cell office:value-type="float" office:value="1.0473641273582">
                <text:p>1.0473641273582</text:p>
              </table:table-cell>
              <table:table-cell office:value-type="float" office:value="0.89268898125265">
                <text:p>0.89268898125265</text:p>
              </table:table-cell>
              <table:table-cell office:value-type="float" office:value="1.0396377253837">
                <text:p>1.0396377253837</text:p>
              </table:table-cell>
              <table:table-cell office:value-type="float" office:value="0.8697313714113">
                <text:p>0.869731371411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.1">
                <text:p>14.1</text:p>
              </table:table-cell>
              <table:table-cell office:value-type="float" office:value="1.0467090055307">
                <text:p>1.0467090055307</text:p>
              </table:table-cell>
              <table:table-cell office:value-type="float" office:value="0.89386711799387">
                <text:p>0.89386711799387</text:p>
              </table:table-cell>
              <table:table-cell office:value-type="float" office:value="1.0390957661687">
                <text:p>1.0390957661687</text:p>
              </table:table-cell>
              <table:table-cell office:value-type="float" office:value="0.87110748337658">
                <text:p>0.8711074833765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.2">
                <text:p>14.2</text:p>
              </table:table-cell>
              <table:table-cell office:value-type="float" office:value="1.0460635359535">
                <text:p>1.0460635359535</text:p>
              </table:table-cell>
              <table:table-cell office:value-type="float" office:value="0.89503451445076">
                <text:p>0.89503451445076</text:p>
              </table:table-cell>
              <table:table-cell office:value-type="float" office:value="1.038561626404">
                <text:p>1.038561626404</text:p>
              </table:table-cell>
              <table:table-cell office:value-type="float" office:value="0.87247213059097">
                <text:p>0.8724721305909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.3">
                <text:p>14.3</text:p>
              </table:table-cell>
              <table:table-cell office:value-type="float" office:value="1.045427560046">
                <text:p>1.045427560046</text:p>
              </table:table-cell>
              <table:table-cell office:value-type="float" office:value="0.89619122222241">
                <text:p>0.89619122222241</text:p>
              </table:table-cell>
              <table:table-cell office:value-type="float" office:value="1.0380351820038">
                <text:p>1.0380351820038</text:p>
              </table:table-cell>
              <table:table-cell office:value-type="float" office:value="0.87382534649443">
                <text:p>0.8738253464944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.4">
                <text:p>14.4</text:p>
              </table:table-cell>
              <table:table-cell office:value-type="float" office:value="1.044800922287">
                <text:p>1.044800922287</text:p>
              </table:table-cell>
              <table:table-cell office:value-type="float" office:value="0.89733729364397">
                <text:p>0.89733729364397</text:p>
              </table:table-cell>
              <table:table-cell office:value-type="float" office:value="1.0375163111654">
                <text:p>1.0375163111654</text:p>
              </table:table-cell>
              <table:table-cell office:value-type="float" office:value="0.87516716572123">
                <text:p>0.8751671657212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.5">
                <text:p>14.5</text:p>
              </table:table-cell>
              <table:table-cell office:value-type="float" office:value="1.0441834701427">
                <text:p>1.0441834701427</text:p>
              </table:table-cell>
              <table:table-cell office:value-type="float" office:value="0.89847278176374">
                <text:p>0.89847278176374</text:p>
              </table:table-cell>
              <table:table-cell office:value-type="float" office:value="1.0370048943176">
                <text:p>1.0370048943176</text:p>
              </table:table-cell>
              <table:table-cell office:value-type="float" office:value="0.87649762407447">
                <text:p>0.8764976240744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.6">
                <text:p>14.6</text:p>
              </table:table-cell>
              <table:table-cell office:value-type="float" office:value="1.0435750539979">
                <text:p>1.0435750539979</text:p>
              </table:table-cell>
              <table:table-cell office:value-type="float" office:value="0.89959774032053">
                <text:p>0.89959774032053</text:p>
              </table:table-cell>
              <table:table-cell office:value-type="float" office:value="1.0365008140723">
                <text:p>1.0365008140723</text:p>
              </table:table-cell>
              <table:table-cell office:value-type="float" office:value="0.87781675850065">
                <text:p>0.8778167585006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.7">
                <text:p>14.7</text:p>
              </table:table-cell>
              <table:table-cell office:value-type="float" office:value="1.0429755270886">
                <text:p>1.0429755270886</text:p>
              </table:table-cell>
              <table:table-cell office:value-type="float" office:value="0.90071222372099">
                <text:p>0.90071222372099</text:p>
              </table:table-cell>
              <table:table-cell office:value-type="float" office:value="1.0360039551753">
                <text:p>1.0360039551753</text:p>
              </table:table-cell>
              <table:table-cell office:value-type="float" office:value="0.87912460706425">
                <text:p>0.8791246070642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.8">
                <text:p>14.8</text:p>
              </table:table-cell>
              <table:table-cell office:value-type="float" office:value="1.0423847454358">
                <text:p>1.0423847454358</text:p>
              </table:table-cell>
              <table:table-cell office:value-type="float" office:value="0.9018162870172">
                <text:p>0.9018162870172</text:p>
              </table:table-cell>
              <table:table-cell office:value-type="float" office:value="1.0355142044605">
                <text:p>1.0355142044605</text:p>
              </table:table-cell>
              <table:table-cell office:value-type="float" office:value="0.88042120892239">
                <text:p>0.8804212089223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.9">
                <text:p>14.9</text:p>
              </table:table-cell>
              <table:table-cell office:value-type="float" office:value="1.0418025677827">
                <text:p>1.0418025677827</text:p>
              </table:table-cell>
              <table:table-cell office:value-type="float" office:value="0.90290998588428">
                <text:p>0.90290998588428</text:p>
              </table:table-cell>
              <table:table-cell office:value-type="float" office:value="1.0350314508037">
                <text:p>1.0350314508037</text:p>
              </table:table-cell>
              <table:table-cell office:value-type="float" office:value="0.8817066042995">
                <text:p>0.881706604299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">
                <text:p>15</text:p>
              </table:table-cell>
              <table:table-cell office:value-type="float" office:value="1.041228855532">
                <text:p>1.041228855532</text:p>
              </table:table-cell>
              <table:table-cell office:value-type="float" office:value="0.90399337659828">
                <text:p>0.90399337659828</text:p>
              </table:table-cell>
              <table:table-cell office:value-type="float" office:value="1.0345555850785">
                <text:p>1.0345555850785</text:p>
              </table:table-cell>
              <table:table-cell office:value-type="float" office:value="0.88298083446204">
                <text:p>0.8829808344620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.1">
                <text:p>15.1</text:p>
              </table:table-cell>
              <table:table-cell office:value-type="float" office:value="1.0406634726856">
                <text:p>1.0406634726856</text:p>
              </table:table-cell>
              <table:table-cell office:value-type="float" office:value="0.90506651601412">
                <text:p>0.90506651601412</text:p>
              </table:table-cell>
              <table:table-cell office:value-type="float" office:value="1.0340865001131">
                <text:p>1.0340865001131</text:p>
              </table:table-cell>
              <table:table-cell office:value-type="float" office:value="0.88424394169333">
                <text:p>0.8842439416933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.2">
                <text:p>15.2</text:p>
              </table:table-cell>
              <table:table-cell office:value-type="float" office:value="1.0401062857862">
                <text:p>1.0401062857862</text:p>
              </table:table-cell>
              <table:table-cell office:value-type="float" office:value="0.90612946154376">
                <text:p>0.90612946154376</text:p>
              </table:table-cell>
              <table:table-cell office:value-type="float" office:value="1.0336240906485">
                <text:p>1.0336240906485</text:p>
              </table:table-cell>
              <table:table-cell office:value-type="float" office:value="0.88549596926845">
                <text:p>0.8854959692684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.3">
                <text:p>15.3</text:p>
              </table:table-cell>
              <table:table-cell office:value-type="float" office:value="1.0395571638603">
                <text:p>1.0395571638603</text:p>
              </table:table-cell>
              <table:table-cell office:value-type="float" office:value="0.90718227113458">
                <text:p>0.90718227113458</text:p>
              </table:table-cell>
              <table:table-cell office:value-type="float" office:value="1.033168253297">
                <text:p>1.033168253297</text:p>
              </table:table-cell>
              <table:table-cell office:value-type="float" office:value="0.88673696142917">
                <text:p>0.8867369614291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.4">
                <text:p>15.4</text:p>
              </table:table-cell>
              <table:table-cell office:value-type="float" office:value="1.039015978362">
                <text:p>1.039015978362</text:p>
              </table:table-cell>
              <table:table-cell office:value-type="float" office:value="0.90822500324789">
                <text:p>0.90822500324789</text:p>
              </table:table-cell>
              <table:table-cell office:value-type="float" office:value="1.0327188865032">
                <text:p>1.0327188865032</text:p>
              </table:table-cell>
              <table:table-cell office:value-type="float" office:value="0.88796696335906">
                <text:p>0.8879669633590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.5">
                <text:p>15.5</text:p>
              </table:table-cell>
              <table:table-cell office:value-type="float" office:value="1.0384826031195">
                <text:p>1.0384826031195</text:p>
              </table:table-cell>
              <table:table-cell office:value-type="float" office:value="0.90925771683768">
                <text:p>0.90925771683768</text:p>
              </table:table-cell>
              <table:table-cell office:value-type="float" office:value="1.0322758905044">
                <text:p>1.0322758905044</text:p>
              </table:table-cell>
              <table:table-cell office:value-type="float" office:value="0.88918602115864">
                <text:p>0.8891860211586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.6">
                <text:p>15.6</text:p>
              </table:table-cell>
              <table:table-cell office:value-type="float" office:value="1.0379569142822">
                <text:p>1.0379569142822</text:p>
              </table:table-cell>
              <table:table-cell office:value-type="float" office:value="0.91028047132958">
                <text:p>0.91028047132958</text:p>
              </table:table-cell>
              <table:table-cell office:value-type="float" office:value="1.0318391672933">
                <text:p>1.0318391672933</text:p>
              </table:table-cell>
              <table:table-cell office:value-type="float" office:value="0.89039418182069">
                <text:p>0.8903941818206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.7">
                <text:p>15.7</text:p>
              </table:table-cell>
              <table:table-cell office:value-type="float" office:value="1.0374387902695">
                <text:p>1.0374387902695</text:p>
              </table:table-cell>
              <table:table-cell office:value-type="float" office:value="0.91129332660006">
                <text:p>0.91129332660006</text:p>
              </table:table-cell>
              <table:table-cell office:value-type="float" office:value="1.0314086205808">
                <text:p>1.0314086205808</text:p>
              </table:table-cell>
              <table:table-cell office:value-type="float" office:value="0.89159149320564">
                <text:p>0.8915914932056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.8">
                <text:p>15.8</text:p>
              </table:table-cell>
              <table:table-cell office:value-type="float" office:value="1.036928111721">
                <text:p>1.036928111721</text:p>
              </table:table-cell>
              <table:table-cell office:value-type="float" office:value="0.91229634295575">
                <text:p>0.91229634295575</text:p>
              </table:table-cell>
              <table:table-cell office:value-type="float" office:value="1.0309841557603">
                <text:p>1.0309841557603</text:p>
              </table:table-cell>
              <table:table-cell office:value-type="float" office:value="0.89277800401713">
                <text:p>0.8927780040171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.9">
                <text:p>15.9</text:p>
              </table:table-cell>
              <table:table-cell office:value-type="float" office:value="1.0364247614476">
                <text:p>1.0364247614476</text:p>
              </table:table-cell>
              <table:table-cell office:value-type="float" office:value="0.91328958111317">
                <text:p>0.91328958111317</text:p>
              </table:table-cell>
              <table:table-cell office:value-type="float" office:value="1.0305656798726">
                <text:p>1.0305656798726</text:p>
              </table:table-cell>
              <table:table-cell office:value-type="float" office:value="0.89395376377768">
                <text:p>0.8939537637776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">
                <text:p>16</text:p>
              </table:table-cell>
              <table:table-cell office:value-type="float" office:value="1.0359286243847">
                <text:p>1.0359286243847</text:p>
              </table:table-cell>
              <table:table-cell office:value-type="float" office:value="0.91427310217849">
                <text:p>0.91427310217849</text:p>
              </table:table-cell>
              <table:table-cell office:value-type="float" office:value="1.0301531015721">
                <text:p>1.0301531015721</text:p>
              </table:table-cell>
              <table:table-cell office:value-type="float" office:value="0.89511882280453">
                <text:p>0.8951188228045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.1">
                <text:p>16.1</text:p>
              </table:table-cell>
              <table:table-cell office:value-type="float" office:value="1.0354395875455">
                <text:p>1.0354395875455</text:p>
              </table:table-cell>
              <table:table-cell office:value-type="float" office:value="0.91524696762776">
                <text:p>0.91524696762776</text:p>
              </table:table-cell>
              <table:table-cell office:value-type="float" office:value="1.0297463310928">
                <text:p>1.0297463310928</text:p>
              </table:table-cell>
              <table:table-cell office:value-type="float" office:value="0.89627323218564">
                <text:p>0.8962732321856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.2">
                <text:p>16.2</text:p>
              </table:table-cell>
              <table:table-cell office:value-type="float" office:value="1.0349575399768">
                <text:p>1.0349575399768</text:p>
              </table:table-cell>
              <table:table-cell office:value-type="float" office:value="0.91621123928714">
                <text:p>0.91621123928714</text:p>
              </table:table-cell>
              <table:table-cell office:value-type="float" office:value="1.0293452802167">
                <text:p>1.0293452802167</text:p>
              </table:table-cell>
              <table:table-cell office:value-type="float" office:value="0.89741704375584">
                <text:p>0.8974170437558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.3">
                <text:p>16.3</text:p>
              </table:table-cell>
              <table:table-cell office:value-type="float" office:value="1.0344823727147">
                <text:p>1.0344823727147</text:p>
              </table:table-cell>
              <table:table-cell office:value-type="float" office:value="0.91716597931363">
                <text:p>0.91716597931363</text:p>
              </table:table-cell>
              <table:table-cell office:value-type="float" office:value="1.0289498622417">
                <text:p>1.0289498622417</text:p>
              </table:table-cell>
              <table:table-cell office:value-type="float" office:value="0.89855031007314">
                <text:p>0.8985503100731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.4">
                <text:p>16.4</text:p>
              </table:table-cell>
              <table:table-cell office:value-type="float" office:value="1.0340139787423">
                <text:p>1.0340139787423</text:p>
              </table:table-cell>
              <table:table-cell office:value-type="float" office:value="0.91811125017587">
                <text:p>0.91811125017587</text:p>
              </table:table-cell>
              <table:table-cell office:value-type="float" office:value="1.0285599919508">
                <text:p>1.0285599919508</text:p>
              </table:table-cell>
              <table:table-cell office:value-type="float" office:value="0.89967308439526">
                <text:p>0.8996730843952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.5">
                <text:p>16.5</text:p>
              </table:table-cell>
              <table:table-cell office:value-type="float" office:value="1.0335522529482">
                <text:p>1.0335522529482</text:p>
              </table:table-cell>
              <table:table-cell office:value-type="float" office:value="0.91904711463528">
                <text:p>0.91904711463528</text:p>
              </table:table-cell>
              <table:table-cell office:value-type="float" office:value="1.0281755855822">
                <text:p>1.0281755855822</text:p>
              </table:table-cell>
              <table:table-cell office:value-type="float" office:value="0.90078542065633">
                <text:p>0.9007854206563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.6">
                <text:p>16.6</text:p>
              </table:table-cell>
              <table:table-cell office:value-type="float" office:value="1.033097092086">
                <text:p>1.033097092086</text:p>
              </table:table-cell>
              <table:table-cell office:value-type="float" office:value="0.91997363572752">
                <text:p>0.91997363572752</text:p>
              </table:table-cell>
              <table:table-cell office:value-type="float" office:value="1.0277965607997">
                <text:p>1.0277965607997</text:p>
              </table:table-cell>
              <table:table-cell office:value-type="float" office:value="0.90188737344374">
                <text:p>0.9018873734437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.7">
                <text:p>16.7</text:p>
              </table:table-cell>
              <table:table-cell office:value-type="float" office:value="1.0326483947349">
                <text:p>1.0326483947349</text:p>
              </table:table-cell>
              <table:table-cell office:value-type="float" office:value="0.92089087674408">
                <text:p>0.92089087674408</text:p>
              </table:table-cell>
              <table:table-cell office:value-type="float" office:value="1.0274228366642">
                <text:p>1.0274228366642</text:p>
              </table:table-cell>
              <table:table-cell office:value-type="float" office:value="0.90297899797529">
                <text:p>0.9029789979752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.8">
                <text:p>16.8</text:p>
              </table:table-cell>
              <table:table-cell office:value-type="float" office:value="1.0322060612614">
                <text:p>1.0322060612614</text:p>
              </table:table-cell>
              <table:table-cell office:value-type="float" office:value="0.92179890121429">
                <text:p>0.92179890121429</text:p>
              </table:table-cell>
              <table:table-cell office:value-type="float" office:value="1.0270543336059">
                <text:p>1.0270543336059</text:p>
              </table:table-cell>
              <table:table-cell office:value-type="float" office:value="0.90406035007645">
                <text:p>0.9040603500764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.9">
                <text:p>16.9</text:p>
              </table:table-cell>
              <table:table-cell office:value-type="float" office:value="1.0317699937817">
                <text:p>1.0317699937817</text:p>
              </table:table-cell>
              <table:table-cell office:value-type="float" office:value="0.9226977728875">
                <text:p>0.9226977728875</text:p>
              </table:table-cell>
              <table:table-cell office:value-type="float" office:value="1.0266909733966">
                <text:p>1.0266909733966</text:p>
              </table:table-cell>
              <table:table-cell office:value-type="float" office:value="0.90513148615789">
                <text:p>0.9051314861578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">
                <text:p>17</text:p>
              </table:table-cell>
              <table:table-cell office:value-type="float" office:value="1.0313400961252">
                <text:p>1.0313400961252</text:p>
              </table:table-cell>
              <table:table-cell office:value-type="float" office:value="0.92358755571562">
                <text:p>0.92358755571562</text:p>
              </table:table-cell>
              <table:table-cell office:value-type="float" office:value="1.0263326791236">
                <text:p>1.0263326791236</text:p>
              </table:table-cell>
              <table:table-cell office:value-type="float" office:value="0.90619246319322">
                <text:p>0.9061924631932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.1">
                <text:p>17.1</text:p>
              </table:table-cell>
              <table:table-cell office:value-type="float" office:value="1.030916273799">
                <text:p>1.030916273799</text:p>
              </table:table-cell>
              <table:table-cell office:value-type="float" office:value="0.92446831383587">
                <text:p>0.92446831383587</text:p>
              </table:table-cell>
              <table:table-cell office:value-type="float" office:value="1.0259793751634">
                <text:p>1.0259793751634</text:p>
              </table:table-cell>
              <table:table-cell office:value-type="float" office:value="0.90724333869693">
                <text:p>0.9072433386969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.2">
                <text:p>17.2</text:p>
              </table:table-cell>
              <table:table-cell office:value-type="float" office:value="1.0304984339533">
                <text:p>1.0304984339533</text:p>
              </table:table-cell>
              <table:table-cell office:value-type="float" office:value="0.92534011155386">
                <text:p>0.92534011155386</text:p>
              </table:table-cell>
              <table:table-cell office:value-type="float" office:value="1.0256309871564">
                <text:p>1.0256309871564</text:p>
              </table:table-cell>
              <table:table-cell office:value-type="float" office:value="0.90828417070261">
                <text:p>0.9082841707026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.3">
                <text:p>17.3</text:p>
              </table:table-cell>
              <table:table-cell office:value-type="float" office:value="1.0300864853474">
                <text:p>1.0300864853474</text:p>
              </table:table-cell>
              <table:table-cell office:value-type="float" office:value="0.92620301332694">
                <text:p>0.92620301332694</text:p>
              </table:table-cell>
              <table:table-cell office:value-type="float" office:value="1.0252874419822">
                <text:p>1.0252874419822</text:p>
              </table:table-cell>
              <table:table-cell office:value-type="float" office:value="0.90931501774138">
                <text:p>0.9093150177413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.4">
                <text:p>17.4</text:p>
              </table:table-cell>
              <table:table-cell office:value-type="float" office:value="1.0296803383165">
                <text:p>1.0296803383165</text:p>
              </table:table-cell>
              <table:table-cell office:value-type="float" office:value="0.92705708374784">
                <text:p>0.92705708374784</text:p>
              </table:table-cell>
              <table:table-cell office:value-type="float" office:value="1.0249486677351">
                <text:p>1.0249486677351</text:p>
              </table:table-cell>
              <table:table-cell office:value-type="float" office:value="0.91033593882053">
                <text:p>0.9103359388205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.5">
                <text:p>17.5</text:p>
              </table:table-cell>
              <table:table-cell office:value-type="float" office:value="1.0292799047401">
                <text:p>1.0292799047401</text:p>
              </table:table-cell>
              <table:table-cell office:value-type="float" office:value="0.92790238752859">
                <text:p>0.92790238752859</text:p>
              </table:table-cell>
              <table:table-cell office:value-type="float" office:value="1.0246145937012">
                <text:p>1.0246145937012</text:p>
              </table:table-cell>
              <table:table-cell office:value-type="float" office:value="0.91134699340251">
                <text:p>0.9113469934025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.6">
                <text:p>17.6</text:p>
              </table:table-cell>
              <table:table-cell office:value-type="float" office:value="1.02888509801">
                <text:p>1.02888509801</text:p>
              </table:table-cell>
              <table:table-cell office:value-type="float" office:value="0.92873898948473">
                <text:p>0.92873898948473</text:p>
              </table:table-cell>
              <table:table-cell office:value-type="float" office:value="1.0242851503346">
                <text:p>1.0242851503346</text:p>
              </table:table-cell>
              <table:table-cell office:value-type="float" office:value="0.91234824138402">
                <text:p>0.9123482413840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.7">
                <text:p>17.7</text:p>
              </table:table-cell>
              <table:table-cell office:value-type="float" office:value="1.0284958329999">
                <text:p>1.0284958329999</text:p>
              </table:table-cell>
              <table:table-cell office:value-type="float" office:value="0.92956695451984">
                <text:p>0.92956695451984</text:p>
              </table:table-cell>
              <table:table-cell office:value-type="float" office:value="1.0239602692352">
                <text:p>1.0239602692352</text:p>
              </table:table-cell>
              <table:table-cell office:value-type="float" office:value="0.91333974307551">
                <text:p>0.9133397430755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.8">
                <text:p>17.8</text:p>
              </table:table-cell>
              <table:table-cell office:value-type="float" office:value="1.0281120260356">
                <text:p>1.0281120260356</text:p>
              </table:table-cell>
              <table:table-cell office:value-type="float" office:value="0.9303863476103">
                <text:p>0.9303863476103</text:p>
              </table:table-cell>
              <table:table-cell office:value-type="float" office:value="1.0236398831266">
                <text:p>1.0236398831266</text:p>
              </table:table-cell>
              <table:table-cell office:value-type="float" office:value="0.91432155918082">
                <text:p>0.9143215591808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.9">
                <text:p>17.9</text:p>
              </table:table-cell>
              <table:table-cell office:value-type="float" office:value="1.0277335948656">
                <text:p>1.0277335948656</text:p>
              </table:table-cell>
              <table:table-cell office:value-type="float" office:value="0.9311972337904">
                <text:p>0.9311972337904</text:p>
              </table:table-cell>
              <table:table-cell office:value-type="float" office:value="1.0233239258347">
                <text:p>1.0233239258347</text:p>
              </table:table-cell>
              <table:table-cell office:value-type="float" office:value="0.91529375077717">
                <text:p>0.9152937507771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">
                <text:p>18</text:p>
              </table:table-cell>
              <table:table-cell office:value-type="float" office:value="1.0273604586329">
                <text:p>1.0273604586329</text:p>
              </table:table-cell>
              <table:table-cell office:value-type="float" office:value="0.93199967813769">
                <text:p>0.93199967813769</text:p>
              </table:table-cell>
              <table:table-cell office:value-type="float" office:value="1.0230123322668">
                <text:p>1.0230123322668</text:p>
              </table:table-cell>
              <table:table-cell office:value-type="float" office:value="0.91625637929536">
                <text:p>0.9162563792953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.1">
                <text:p>18.1</text:p>
              </table:table-cell>
              <table:table-cell office:value-type="float" office:value="1.026992537847">
                <text:p>1.026992537847</text:p>
              </table:table-cell>
              <table:table-cell office:value-type="float" office:value="0.93279374575868">
                <text:p>0.93279374575868</text:p>
              </table:table-cell>
              <table:table-cell office:value-type="float" office:value="1.0227050384166">
                <text:p>1.0227050384166</text:p>
              </table:table-cell>
              <table:table-cell office:value-type="float" office:value="0.91720950650027">
                <text:p>0.9172095065002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.2">
                <text:p>18.2</text:p>
              </table:table-cell>
              <table:table-cell office:value-type="float" office:value="1.0266297543566">
                <text:p>1.0266297543566</text:p>
              </table:table-cell>
              <table:table-cell office:value-type="float" office:value="0.93357950177476">
                <text:p>0.93357950177476</text:p>
              </table:table-cell>
              <table:table-cell office:value-type="float" office:value="1.0224019812614">
                <text:p>1.0224019812614</text:p>
              </table:table-cell>
              <table:table-cell office:value-type="float" office:value="0.91815319447164">
                <text:p>0.9181531944716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.3">
                <text:p>18.3</text:p>
              </table:table-cell>
              <table:table-cell office:value-type="float" office:value="1.0262720313237">
                <text:p>1.0262720313237</text:p>
              </table:table-cell>
              <table:table-cell office:value-type="float" office:value="0.93435701130846">
                <text:p>0.93435701130846</text:p>
              </table:table-cell>
              <table:table-cell office:value-type="float" office:value="1.0221030988312">
                <text:p>1.0221030988312</text:p>
              </table:table-cell>
              <table:table-cell office:value-type="float" office:value="0.91908750558508">
                <text:p>0.9190875055850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.4">
                <text:p>18.4</text:p>
              </table:table-cell>
              <table:table-cell office:value-type="float" office:value="1.0259192931972">
                <text:p>1.0259192931972</text:p>
              </table:table-cell>
              <table:table-cell office:value-type="float" office:value="0.93512633947">
                <text:p>0.93512633947</text:p>
              </table:table-cell>
              <table:table-cell office:value-type="float" office:value="1.0218083301577">
                <text:p>1.0218083301577</text:p>
              </table:table-cell>
              <table:table-cell office:value-type="float" office:value="0.92001250249342">
                <text:p>0.9200125024934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.5">
                <text:p>18.5</text:p>
              </table:table-cell>
              <table:table-cell office:value-type="float" office:value="1.0255714656877">
                <text:p>1.0255714656877</text:p>
              </table:table-cell>
              <table:table-cell office:value-type="float" office:value="0.93588755134408">
                <text:p>0.93588755134408</text:p>
              </table:table-cell>
              <table:table-cell office:value-type="float" office:value="1.0215176152538">
                <text:p>1.0215176152538</text:p>
              </table:table-cell>
              <table:table-cell office:value-type="float" office:value="0.92092824810831">
                <text:p>0.9209282481083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.6">
                <text:p>18.6</text:p>
              </table:table-cell>
              <table:table-cell office:value-type="float" office:value="1.0252284757433">
                <text:p>1.0252284757433</text:p>
              </table:table-cell>
              <table:table-cell office:value-type="float" office:value="0.93664071197701">
                <text:p>0.93664071197701</text:p>
              </table:table-cell>
              <table:table-cell office:value-type="float" office:value="1.0212308950949">
                <text:p>1.0212308950949</text:p>
              </table:table-cell>
              <table:table-cell office:value-type="float" office:value="0.92183480558209">
                <text:p>0.9218348055820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.7">
                <text:p>18.7</text:p>
              </table:table-cell>
              <table:table-cell office:value-type="float" office:value="1.024890251525">
                <text:p>1.024890251525</text:p>
              </table:table-cell>
              <table:table-cell office:value-type="float" office:value="0.9373858863641">
                <text:p>0.9373858863641</text:p>
              </table:table-cell>
              <table:table-cell office:value-type="float" office:value="1.020948111608">
                <text:p>1.020948111608</text:p>
              </table:table-cell>
              <table:table-cell office:value-type="float" office:value="0.92273223829001">
                <text:p>0.9227322382900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.8">
                <text:p>18.8</text:p>
              </table:table-cell>
              <table:table-cell office:value-type="float" office:value="1.0245567223832">
                <text:p>1.0245567223832</text:p>
              </table:table-cell>
              <table:table-cell office:value-type="float" office:value="0.93812313943734">
                <text:p>0.93812313943734</text:p>
              </table:table-cell>
              <table:table-cell office:value-type="float" office:value="1.0206692076496">
                <text:p>1.0206692076496</text:p>
              </table:table-cell>
              <table:table-cell office:value-type="float" office:value="0.92362060981262">
                <text:p>0.9236206098126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.9">
                <text:p>18.9</text:p>
              </table:table-cell>
              <table:table-cell office:value-type="float" office:value="1.0242278188353">
                <text:p>1.0242278188353</text:p>
              </table:table-cell>
              <table:table-cell office:value-type="float" office:value="0.93885253605336">
                <text:p>0.93885253605336</text:p>
              </table:table-cell>
              <table:table-cell office:value-type="float" office:value="1.0203941269881">
                <text:p>1.0203941269881</text:p>
              </table:table-cell>
              <table:table-cell office:value-type="float" office:value="0.92449998391858">
                <text:p>0.9244999839185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">
                <text:p>19</text:p>
              </table:table-cell>
              <table:table-cell office:value-type="float" office:value="1.0239034725426">
                <text:p>1.0239034725426</text:p>
              </table:table-cell>
              <table:table-cell office:value-type="float" office:value="0.93957414098167">
                <text:p>0.93957414098167</text:p>
              </table:table-cell>
              <table:table-cell office:value-type="float" office:value="1.0201228142875">
                <text:p>1.0201228142875</text:p>
              </table:table-cell>
              <table:table-cell office:value-type="float" office:value="0.92537042454769">
                <text:p>0.9253704245476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.1">
                <text:p>19.1</text:p>
              </table:table-cell>
              <table:table-cell office:value-type="float" office:value="1.0235836162885">
                <text:p>1.0235836162885</text:p>
              </table:table-cell>
              <table:table-cell office:value-type="float" office:value="0.94028801889318">
                <text:p>0.94028801889318</text:p>
              </table:table-cell>
              <table:table-cell office:value-type="float" office:value="1.0198552150905">
                <text:p>1.0198552150905</text:p>
              </table:table-cell>
              <table:table-cell office:value-type="float" office:value="0.92623199579418">
                <text:p>0.9262319957941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.2">
                <text:p>19.2</text:p>
              </table:table-cell>
              <table:table-cell office:value-type="float" office:value="1.0232681839574">
                <text:p>1.0232681839574</text:p>
              </table:table-cell>
              <table:table-cell office:value-type="float" office:value="0.94099423434904">
                <text:p>0.94099423434904</text:p>
              </table:table-cell>
              <table:table-cell office:value-type="float" office:value="1.019591275803">
                <text:p>1.019591275803</text:p>
              </table:table-cell>
              <table:table-cell office:value-type="float" office:value="0.92708476189039">
                <text:p>0.9270847618903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.3">
                <text:p>19.3</text:p>
              </table:table-cell>
              <table:table-cell office:value-type="float" office:value="1.0229571105135">
                <text:p>1.0229571105135</text:p>
              </table:table-cell>
              <table:table-cell office:value-type="float" office:value="0.94169285178965">
                <text:p>0.94169285178965</text:p>
              </table:table-cell>
              <table:table-cell office:value-type="float" office:value="1.0193309436779">
                <text:p>1.0193309436779</text:p>
              </table:table-cell>
              <table:table-cell office:value-type="float" office:value="0.92792878719064">
                <text:p>0.9279287871906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.4">
                <text:p>19.4</text:p>
              </table:table-cell>
              <table:table-cell office:value-type="float" office:value="1.0226503319803">
                <text:p>1.0226503319803</text:p>
              </table:table-cell>
              <table:table-cell office:value-type="float" office:value="0.94238393552406">
                <text:p>0.94238393552406</text:p>
              </table:table-cell>
              <table:table-cell office:value-type="float" office:value="1.0190741668001">
                <text:p>1.0190741668001</text:p>
              </table:table-cell>
              <table:table-cell office:value-type="float" office:value="0.92876413880137">
                <text:p>0.9287641388013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.5">
                <text:p>19.5</text:p>
              </table:table-cell>
              <table:table-cell office:value-type="float" office:value="1.0223477854206">
                <text:p>1.0223477854206</text:p>
              </table:table-cell>
              <table:table-cell office:value-type="float" office:value="0.94306754971959">
                <text:p>0.94306754971959</text:p>
              </table:table-cell>
              <table:table-cell office:value-type="float" office:value="1.0188208940715">
                <text:p>1.0188208940715</text:p>
              </table:table-cell>
              <table:table-cell office:value-type="float" office:value="0.9295908783953">
                <text:p>0.929590878395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.6">
                <text:p>19.6</text:p>
              </table:table-cell>
              <table:table-cell office:value-type="float" office:value="1.0220494089172">
                <text:p>1.0220494089172</text:p>
              </table:table-cell>
              <table:table-cell office:value-type="float" office:value="0.9437437583917">
                <text:p>0.9437437583917</text:p>
              </table:table-cell>
              <table:table-cell office:value-type="float" office:value="1.0185710751961">
                <text:p>1.0185710751961</text:p>
              </table:table-cell>
              <table:table-cell office:value-type="float" office:value="0.93040907061613">
                <text:p>0.9304090706161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.7">
                <text:p>19.7</text:p>
              </table:table-cell>
              <table:table-cell office:value-type="float" office:value="1.0217551415533">
                <text:p>1.0217551415533</text:p>
              </table:table-cell>
              <table:table-cell office:value-type="float" office:value="0.94441262539416">
                <text:p>0.94441262539416</text:p>
              </table:table-cell>
              <table:table-cell office:value-type="float" office:value="1.0183246606655">
                <text:p>1.0183246606655</text:p>
              </table:table-cell>
              <table:table-cell office:value-type="float" office:value="0.93121878016686">
                <text:p>0.9312187801668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.8">
                <text:p>19.8</text:p>
              </table:table-cell>
              <table:table-cell office:value-type="float" office:value="1.0214649233944">
                <text:p>1.0214649233944</text:p>
              </table:table-cell>
              <table:table-cell office:value-type="float" office:value="0.94507421440947">
                <text:p>0.94507421440947</text:p>
              </table:table-cell>
              <table:table-cell office:value-type="float" office:value="1.0180816017454">
                <text:p>1.0180816017454</text:p>
              </table:table-cell>
              <table:table-cell office:value-type="float" office:value="0.93202007179524">
                <text:p>0.9320200717952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.9">
                <text:p>19.9</text:p>
              </table:table-cell>
              <table:table-cell office:value-type="float" office:value="1.0211786954694">
                <text:p>1.0211786954694</text:p>
              </table:table-cell>
              <table:table-cell office:value-type="float" office:value="0.94572858893956">
                <text:p>0.94572858893956</text:p>
              </table:table-cell>
              <table:table-cell office:value-type="float" office:value="1.0178418504609">
                <text:p>1.0178418504609</text:p>
              </table:table-cell>
              <table:table-cell office:value-type="float" office:value="0.93281301027957">
                <text:p>0.9328130102795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">
                <text:p>20</text:p>
              </table:table-cell>
              <table:table-cell office:value-type="float" office:value="1.0208963997533">
                <text:p>1.0208963997533</text:p>
              </table:table-cell>
              <table:table-cell office:value-type="float" office:value="0.94637581229671">
                <text:p>0.94637581229671</text:p>
              </table:table-cell>
              <table:table-cell office:value-type="float" office:value="1.0176053595841">
                <text:p>1.0176053595841</text:p>
              </table:table-cell>
              <table:table-cell office:value-type="float" office:value="0.93359766041474">
                <text:p>0.9335976604147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698cm" svg:y="3.454cm" style:legend-expansion="high" chart:style-name="ch2"/>
        <chart:plot-area chart:style-name="ch3" table:cell-range-address="Sheet2.A1:Sheet2.A202 Sheet2.C1:Sheet2.C202 Sheet2.E1:Sheet2.E202 Sheet2.G1:Sheet2.G202 Sheet2.I1:Sheet2.I202" chart:data-source-has-labels="row" svg:x="0.32cm" svg:y="0.18cm" svg:width="12.058cm" svg:height="8.64cm">
          <chartooo:coordinate-region svg:x="1.047cm" svg:y="0.379cm" svg:width="11.144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C2:Sheet2.C202" chart:label-cell-address="Sheet2.C1:Sheet2.C1" chart:class="chart:scatter">
            <chart:domain table:cell-range-address="Sheet2.A2:Sheet2.A202"/>
            <chart:data-point chart:repeated="201"/>
          </chart:series>
          <chart:series chart:style-name="ch7" chart:values-cell-range-address="Sheet2.E2:Sheet2.E202" chart:label-cell-address="Sheet2.E1:Sheet2.E1" chart:class="chart:scatter">
            <chart:data-point chart:repeated="201"/>
          </chart:series>
          <chart:series chart:style-name="ch8" chart:values-cell-range-address="Sheet2.G2:Sheet2.G202" chart:label-cell-address="Sheet2.G1:Sheet2.G1" chart:class="chart:scatter">
            <chart:data-point chart:repeated="201"/>
          </chart:series>
          <chart:series chart:style-name="ch9" chart:values-cell-range-address="Sheet2.I2:Sheet2.I202" chart:label-cell-address="Sheet2.I1:Sheet2.I1" chart:class="chart:scatter">
            <chart:data-point chart:repeated="20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_cold_thick</text:p>
                <draw:g>
                  <svg:desc>Sheet2.C1:Sheet2.C1</svg:desc>
                </draw:g>
              </table:table-cell>
              <table:table-cell office:value-type="string">
                <text:p>T_cold_thin</text:p>
                <draw:g>
                  <svg:desc>Sheet2.E1:Sheet2.E1</svg:desc>
                </draw:g>
              </table:table-cell>
              <table:table-cell office:value-type="string">
                <text:p>T_hot_thick</text:p>
                <draw:g>
                  <svg:desc>Sheet2.G1:Sheet2.G1</svg:desc>
                </draw:g>
              </table:table-cell>
              <table:table-cell office:value-type="string">
                <text:p>T_hot_thin</text:p>
                <draw:g>
                  <svg:desc>Sheet2.I1:Sheet2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2.A2:Sheet2.A202</svg:desc>
                </draw:g>
              </table:table-cell>
              <table:table-cell office:value-type="float" office:value="0.35">
                <text:p>0.35</text:p>
                <draw:g>
                  <svg:desc>Sheet2.C2:Sheet2.C202</svg:desc>
                </draw:g>
              </table:table-cell>
              <table:table-cell office:value-type="float" office:value="0.35">
                <text:p>0.35</text:p>
                <draw:g>
                  <svg:desc>Sheet2.E2:Sheet2.E202</svg:desc>
                </draw:g>
              </table:table-cell>
              <table:table-cell office:value-type="float" office:value="0.65">
                <text:p>0.65</text:p>
                <draw:g>
                  <svg:desc>Sheet2.G2:Sheet2.G202</svg:desc>
                </draw:g>
              </table:table-cell>
              <table:table-cell office:value-type="float" office:value="0.65">
                <text:p>0.65</text:p>
                <draw:g>
                  <svg:desc>Sheet2.I2:Sheet2.I2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0.36523779682372">
                <text:p>0.36523779682372</text:p>
              </table:table-cell>
              <table:table-cell office:value-type="float" office:value="0.35978797740326">
                <text:p>0.35978797740326</text:p>
              </table:table-cell>
              <table:table-cell office:value-type="float" office:value="0.63845238830904">
                <text:p>0.63845238830904</text:p>
              </table:table-cell>
              <table:table-cell office:value-type="float" office:value="0.63538518855578">
                <text:p>0.635385188555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0.37917547282409">
                <text:p>0.37917547282409</text:p>
              </table:table-cell>
              <table:table-cell office:value-type="float" office:value="0.36886542914945">
                <text:p>0.36886542914945</text:p>
              </table:table-cell>
              <table:table-cell office:value-type="float" office:value="0.62795855807145">
                <text:p>0.62795855807145</text:p>
              </table:table-cell>
              <table:table-cell office:value-type="float" office:value="0.62205503977725">
                <text:p>0.622055039777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0.39191371554757">
                <text:p>0.39191371554757</text:p>
              </table:table-cell>
              <table:table-cell office:value-type="float" office:value="0.3772813753418">
                <text:p>0.3772813753418</text:p>
              </table:table-cell>
              <table:table-cell office:value-type="float" office:value="0.61841347815581">
                <text:p>0.61841347815581</text:p>
              </table:table-cell>
              <table:table-cell office:value-type="float" office:value="0.60989090197371">
                <text:p>0.609890901973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0.40354679782896">
                <text:p>0.40354679782896</text:p>
              </table:table-cell>
              <table:table-cell office:value-type="float" office:value="0.38508191848544">
                <text:p>0.38508191848544</text:p>
              </table:table-cell>
              <table:table-cell office:value-type="float" office:value="0.609723584923">
                <text:p>0.609723584923</text:p>
              </table:table-cell>
              <table:table-cell office:value-type="float" office:value="0.59878613200546">
                <text:p>0.598786132005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.41416273418823">
                <text:p>0.41416273418823</text:p>
              </table:table-cell>
              <table:table-cell office:value-type="float" office:value="0.39231034652943">
                <text:p>0.39231034652943</text:p>
              </table:table-cell>
              <table:table-cell office:value-type="float" office:value="0.60180540544337">
                <text:p>0.60180540544337</text:p>
              </table:table-cell>
              <table:table-cell office:value-type="float" office:value="0.58864472525882">
                <text:p>0.588644725258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0.42384348850305">
                <text:p>0.42384348850305</text:p>
              </table:table-cell>
              <table:table-cell office:value-type="float" office:value="0.3990072443293">
                <text:p>0.3990072443293</text:p>
              </table:table-cell>
              <table:table-cell office:value-type="float" office:value="0.59458431520821">
                <text:p>0.59458431520821</text:p>
              </table:table-cell>
              <table:table-cell office:value-type="float" office:value="0.57938011717045">
                <text:p>0.579380117170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0.43266521884132">
                <text:p>0.43266521884132</text:p>
              </table:table-cell>
              <table:table-cell office:value-type="float" office:value="0.40521061083516">
                <text:p>0.40521061083516</text:p>
              </table:table-cell>
              <table:table-cell office:value-type="float" office:value="0.58799350495242">
                <text:p>0.58799350495242</text:p>
              </table:table-cell>
              <table:table-cell office:value-type="float" office:value="0.57091414073311">
                <text:p>0.570914140733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0.4406985477967">
                <text:p>0.4406985477967</text:p>
              </table:table-cell>
              <table:table-cell office:value-type="float" office:value="0.41095597974278">
                <text:p>0.41095597974278</text:p>
              </table:table-cell>
              <table:table-cell office:value-type="float" office:value="0.58197307616435">
                <text:p>0.58197307616435</text:p>
              </table:table-cell>
              <table:table-cell office:value-type="float" office:value="0.56317611533476">
                <text:p>0.563176115334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0.44800884881445">
                <text:p>0.44800884881445</text:p>
              </table:table-cell>
              <table:table-cell office:value-type="float" office:value="0.41627654172626">
                <text:p>0.41627654172626</text:p>
              </table:table-cell>
              <table:table-cell office:value-type="float" office:value="0.57646925395484">
                <text:p>0.57646925395484</text:p>
              </table:table-cell>
              <table:table-cell office:value-type="float" office:value="0.5561020493815">
                <text:p>0.55610204938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0.45465654084262">
                <text:p>0.45465654084262</text:p>
              </table:table-cell>
              <table:table-cell office:value-type="float" office:value="0.42120326670505">
                <text:p>0.42120326670505</text:p>
              </table:table-cell>
              <table:table-cell office:value-type="float" office:value="0.57143370135606">
                <text:p>0.57143370135606</text:p>
              </table:table-cell>
              <table:table-cell office:value-type="float" office:value="0.54963393974887">
                <text:p>0.549633939748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">
                <text:p>1.1</text:p>
              </table:table-cell>
              <table:table-cell office:value-type="float" office:value="0.46069738521837">
                <text:p>0.46069738521837</text:p>
              </table:table-cell>
              <table:table-cell office:value-type="float" office:value="0.42576502488842">
                <text:p>0.42576502488842</text:p>
              </table:table-cell>
              <table:table-cell office:value-type="float" office:value="0.56682291952399">
                <text:p>0.56682291952399</text:p>
              </table:table-cell>
              <table:table-cell office:value-type="float" office:value="0.54371915472553">
                <text:p>0.5437191547255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">
                <text:p>1.2</text:p>
              </table:table-cell>
              <table:table-cell office:value-type="float" office:value="0.46618278002852">
                <text:p>0.46618278002852</text:p>
              </table:table-cell>
              <table:table-cell office:value-type="float" office:value="0.4299887055912">
                <text:p>0.4299887055912</text:p>
              </table:table-cell>
              <table:table-cell office:value-type="float" office:value="0.56259772176823">
                <text:p>0.56259772176823</text:p>
              </table:table-cell>
              <table:table-cell office:value-type="float" office:value="0.53830988905229">
                <text:p>0.5383098890522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">
                <text:p>1.3</text:p>
              </table:table-cell>
              <table:table-cell office:value-type="float" office:value="0.47116004829504">
                <text:p>0.47116004829504</text:p>
              </table:table-cell>
              <table:table-cell office:value-type="float" office:value="0.43389933303019">
                <text:p>0.43389933303019</text:p>
              </table:table-cell>
              <table:table-cell office:value-type="float" office:value="0.55872277143919">
                <text:p>0.55872277143919</text:p>
              </table:table-cell>
              <table:table-cell office:value-type="float" office:value="0.53336268141396">
                <text:p>0.5333626814139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4">
                <text:p>1.4</text:p>
              </table:table-cell>
              <table:table-cell office:value-type="float" office:value="0.47567271725703">
                <text:p>0.47567271725703</text:p>
              </table:table-cell>
              <table:table-cell office:value-type="float" office:value="0.43752017849382">
                <text:p>0.43752017849382</text:p>
              </table:table-cell>
              <table:table-cell office:value-type="float" office:value="0.55516617337279">
                <text:p>0.55516617337279</text:p>
              </table:table-cell>
              <table:table-cell office:value-type="float" office:value="0.52883798668974">
                <text:p>0.5288379866897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">
                <text:p>1.5</text:p>
              </table:table-cell>
              <table:table-cell office:value-type="float" office:value="0.47976078677712">
                <text:p>0.47976078677712</text:p>
              </table:table-cell>
              <table:table-cell office:value-type="float" office:value="0.44087286843353">
                <text:p>0.44087286843353</text:p>
              </table:table-cell>
              <table:table-cell office:value-type="float" office:value="0.55189911494694">
                <text:p>0.55189911494694</text:p>
              </table:table-cell>
              <table:table-cell office:value-type="float" office:value="0.52469979345379">
                <text:p>0.5246997934537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6">
                <text:p>1.6</text:p>
              </table:table-cell>
              <table:table-cell office:value-type="float" office:value="0.48346098551524">
                <text:p>0.48346098551524</text:p>
              </table:table-cell>
              <table:table-cell office:value-type="float" office:value="0.44397748815552">
                <text:p>0.44397748815552</text:p>
              </table:table-cell>
              <table:table-cell office:value-type="float" office:value="0.54889554700624">
                <text:p>0.54889554700624</text:p>
              </table:table-cell>
              <table:table-cell office:value-type="float" office:value="0.52091528600657">
                <text:p>0.5209152860065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7">
                <text:p>1.7</text:p>
              </table:table-cell>
              <table:table-cell office:value-type="float" office:value="0.48680701400828">
                <text:p>0.48680701400828</text:p>
              </table:table-cell>
              <table:table-cell office:value-type="float" office:value="0.44685268090112">
                <text:p>0.44685268090112</text:p>
              </table:table-cell>
              <table:table-cell office:value-type="float" office:value="0.54613190117728">
                <text:p>0.54613190117728</text:p>
              </table:table-cell>
              <table:table-cell office:value-type="float" office:value="0.51745454041544">
                <text:p>0.5174545404154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8">
                <text:p>1.8</text:p>
              </table:table-cell>
              <table:table-cell office:value-type="float" office:value="0.48982977418859">
                <text:p>0.48982977418859</text:p>
              </table:table-cell>
              <table:table-cell office:value-type="float" office:value="0.44951574219397">
                <text:p>0.44951574219397</text:p>
              </table:table-cell>
              <table:table-cell office:value-type="float" office:value="0.54358683865484">
                <text:p>0.54358683865484</text:p>
              </table:table-cell>
              <table:table-cell office:value-type="float" office:value="0.51429025297741">
                <text:p>0.5142902529774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9">
                <text:p>1.9</text:p>
              </table:table-cell>
              <table:table-cell office:value-type="float" office:value="0.49255758518453">
                <text:p>0.49255758518453</text:p>
              </table:table-cell>
              <table:table-cell office:value-type="float" office:value="0.45198270940643">
                <text:p>0.45198270940643</text:p>
              </table:table-cell>
              <table:table-cell office:value-type="float" office:value="0.54124102656449">
                <text:p>0.54124102656449</text:p>
              </table:table-cell>
              <table:table-cell office:value-type="float" office:value="0.51139749673668">
                <text:p>0.5113974967366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0.49501638548698">
                <text:p>0.49501638548698</text:p>
              </table:table-cell>
              <table:table-cell office:value-type="float" office:value="0.45426844655769">
                <text:p>0.45426844655769</text:p>
              </table:table-cell>
              <table:table-cell office:value-type="float" office:value="0.53907693854873">
                <text:p>0.53907693854873</text:p>
              </table:table-cell>
              <table:table-cell office:value-type="float" office:value="0.50875350278275">
                <text:p>0.508753502782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1">
                <text:p>2.1</text:p>
              </table:table-cell>
              <table:table-cell office:value-type="float" office:value="0.49722992174815">
                <text:p>0.49722992174815</text:p>
              </table:table-cell>
              <table:table-cell office:value-type="float" office:value="0.45638672440423">
                <text:p>0.45638672440423</text:p>
              </table:table-cell>
              <table:table-cell office:value-type="float" office:value="0.53707867668108">
                <text:p>0.53707867668108</text:p>
              </table:table-cell>
              <table:table-cell office:value-type="float" office:value="0.50633746348891">
                <text:p>0.5063374634889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2">
                <text:p>2.2</text:p>
              </table:table-cell>
              <table:table-cell office:value-type="float" office:value="0.49921992461529">
                <text:p>0.49921992461529</text:p>
              </table:table-cell>
              <table:table-cell office:value-type="float" office:value="0.45835029592116">
                <text:p>0.45835029592116</text:p>
              </table:table-cell>
              <table:table-cell office:value-type="float" office:value="0.53523181220029">
                <text:p>0.53523181220029</text:p>
              </table:table-cell>
              <table:table-cell office:value-type="float" office:value="0.50413035507566">
                <text:p>0.5041303550756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3">
                <text:p>2.3</text:p>
              </table:table-cell>
              <table:table-cell office:value-type="float" office:value="0.50100627209905">
                <text:p>0.50100627209905</text:p>
              </table:table-cell>
              <table:table-cell office:value-type="float" office:value="0.46017096730248">
                <text:p>0.46017096730248</text:p>
              </table:table-cell>
              <table:table-cell office:value-type="float" office:value="0.53352324288609">
                <text:p>0.53352324288609</text:p>
              </table:table-cell>
              <table:table-cell office:value-type="float" office:value="0.50211477809076">
                <text:p>0.5021147780907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4">
                <text:p>2.4</text:p>
              </table:table-cell>
              <table:table-cell office:value-type="float" office:value="0.50260714104347">
                <text:p>0.50260714104347</text:p>
              </table:table-cell>
              <table:table-cell office:value-type="float" office:value="0.46185966463043">
                <text:p>0.46185966463043</text:p>
              </table:table-cell>
              <table:table-cell office:value-type="float" office:value="0.53194106517891">
                <text:p>0.53194106517891</text:p>
              </table:table-cell>
              <table:table-cell office:value-type="float" office:value="0.50027481238702">
                <text:p>0.5002748123870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5">
                <text:p>2.5</text:p>
              </table:table-cell>
              <table:table-cell office:value-type="float" office:value="0.50403914730665">
                <text:p>0.50403914730665</text:p>
              </table:table-cell>
              <table:table-cell office:value-type="float" office:value="0.46342649638005">
                <text:p>0.46342649638005</text:p>
              </table:table-cell>
              <table:table-cell office:value-type="float" office:value="0.53047445938675">
                <text:p>0.53047445938675</text:p>
              </table:table-cell>
              <table:table-cell office:value-type="float" office:value="0.49859588653002">
                <text:p>0.4985958865300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6">
                <text:p>2.6</text:p>
              </table:table-cell>
              <table:table-cell office:value-type="float" office:value="0.50531747528442">
                <text:p>0.50531747528442</text:p>
              </table:table-cell>
              <table:table-cell office:value-type="float" office:value="0.46488081193642">
                <text:p>0.46488081193642</text:p>
              </table:table-cell>
              <table:table-cell office:value-type="float" office:value="0.52911358652812">
                <text:p>0.52911358652812</text:p>
              </table:table-cell>
              <table:table-cell office:value-type="float" office:value="0.4970646593607">
                <text:p>0.497064659360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7">
                <text:p>2.7</text:p>
              </table:table-cell>
              <table:table-cell office:value-type="float" office:value="0.50645599741671">
                <text:p>0.50645599741671</text:p>
              </table:table-cell>
              <table:table-cell office:value-type="float" office:value="0.46623125630861">
                <text:p>0.46623125630861</text:p>
              </table:table-cell>
              <table:table-cell office:value-type="float" office:value="0.52784949553837">
                <text:p>0.52784949553837</text:p>
              </table:table-cell>
              <table:table-cell office:value-type="float" office:value="0.49566891260975">
                <text:p>0.495668912609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8">
                <text:p>2.8</text:p>
              </table:table-cell>
              <table:table-cell office:value-type="float" office:value="0.50746738431325">
                <text:p>0.50746738431325</text:p>
              </table:table-cell>
              <table:table-cell office:value-type="float" office:value="0.46748582122827">
                <text:p>0.46748582122827</text:p>
              </table:table-cell>
              <table:table-cell office:value-type="float" office:value="0.52667403971948">
                <text:p>0.52667403971948</text:p>
              </table:table-cell>
              <table:table-cell office:value-type="float" office:value="0.49439745343185">
                <text:p>0.4943974534318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9">
                <text:p>2.9</text:p>
              </table:table-cell>
              <table:table-cell office:value-type="float" office:value="0.50836320612197">
                <text:p>0.50836320612197</text:p>
              </table:table-cell>
              <table:table-cell office:value-type="float" office:value="0.4686518928213">
                <text:p>0.4686518928213</text:p>
              </table:table-cell>
              <table:table-cell office:value-type="float" office:value="0.52557980144652">
                <text:p>0.52557980144652</text:p>
              </table:table-cell>
              <table:table-cell office:value-type="float" office:value="0.49324002585997">
                <text:p>0.4932400258599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">
                <text:p>3</text:p>
              </table:table-cell>
              <table:table-cell office:value-type="float" office:value="0.50915402574512">
                <text:p>0.50915402574512</text:p>
              </table:table-cell>
              <table:table-cell office:value-type="float" office:value="0.4697362960396">
                <text:p>0.4697362960396</text:p>
              </table:table-cell>
              <table:table-cell office:value-type="float" office:value="0.52456002425911">
                <text:p>0.52456002425911</text:p>
              </table:table-cell>
              <table:table-cell office:value-type="float" office:value="0.49218723029281">
                <text:p>0.4921872302928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1">
                <text:p>3.1</text:p>
              </table:table-cell>
              <table:table-cell office:value-type="float" office:value="0.50984948448403">
                <text:p>0.50984948448403</text:p>
              </table:table-cell>
              <table:table-cell office:value-type="float" office:value="0.47074533603703">
                <text:p>0.47074533603703</text:p>
              </table:table-cell>
              <table:table-cell office:value-type="float" office:value="0.52360855156657">
                <text:p>0.52360855156657</text:p>
              </table:table-cell>
              <table:table-cell office:value-type="float" office:value="0.49123044132016">
                <text:p>0.4912304413201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2">
                <text:p>3.2</text:p>
              </table:table-cell>
              <table:table-cell office:value-type="float" office:value="0.51045838066694">
                <text:p>0.51045838066694</text:p>
              </table:table-cell>
              <table:table-cell office:value-type="float" office:value="0.47168483666872">
                <text:p>0.47168483666872</text:p>
              </table:table-cell>
              <table:table-cell office:value-type="float" office:value="0.52271977128307">
                <text:p>0.52271977128307</text:p>
              </table:table-cell>
              <table:table-cell office:value-type="float" office:value="0.49036176926821">
                <text:p>0.4903617692682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3">
                <text:p>3.3</text:p>
              </table:table-cell>
              <table:table-cell office:value-type="float" office:value="0.51098874178558">
                <text:p>0.51098874178558</text:p>
              </table:table-cell>
              <table:table-cell office:value-type="float" office:value="0.47256017628774">
                <text:p>0.47256017628774</text:p>
              </table:table-cell>
              <table:table-cell office:value-type="float" office:value="0.5218885657854">
                <text:p>0.5218885657854</text:p>
              </table:table-cell>
              <table:table-cell office:value-type="float" office:value="0.48957396937265">
                <text:p>0.4895739693726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4">
                <text:p>3.4</text:p>
              </table:table-cell>
              <table:table-cell office:value-type="float" office:value="0.51144789063632">
                <text:p>0.51144789063632</text:p>
              </table:table-cell>
              <table:table-cell office:value-type="float" office:value="0.47337632100651">
                <text:p>0.47337632100651</text:p>
              </table:table-cell>
              <table:table-cell office:value-type="float" office:value="0.52111025682673">
                <text:p>0.52111025682673</text:p>
              </table:table-cell>
              <table:table-cell office:value-type="float" office:value="0.48886039690896">
                <text:p>0.4888603969089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5">
                <text:p>3.5</text:p>
              </table:table-cell>
              <table:table-cell office:value-type="float" office:value="0.51184250593181">
                <text:p>0.51184250593181</text:p>
              </table:table-cell>
              <table:table-cell office:value-type="float" office:value="0.47413785558363">
                <text:p>0.47413785558363</text:p>
              </table:table-cell>
              <table:table-cell office:value-type="float" office:value="0.52038059557548">
                <text:p>0.52038059557548</text:p>
              </table:table-cell>
              <table:table-cell office:value-type="float" office:value="0.48821495687871">
                <text:p>0.4882149568787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6">
                <text:p>3.6</text:p>
              </table:table-cell>
              <table:table-cell office:value-type="float" office:value="0.51217867781892">
                <text:p>0.51217867781892</text:p>
              </table:table-cell>
              <table:table-cell office:value-type="float" office:value="0.47484901208961">
                <text:p>0.47484901208961</text:p>
              </table:table-cell>
              <table:table-cell office:value-type="float" office:value="0.5196956928265">
                <text:p>0.5196956928265</text:p>
              </table:table-cell>
              <table:table-cell office:value-type="float" office:value="0.48763205750199">
                <text:p>0.4876320575019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7">
                <text:p>3.7</text:p>
              </table:table-cell>
              <table:table-cell office:value-type="float" office:value="0.51246195870982">
                <text:p>0.51246195870982</text:p>
              </table:table-cell>
              <table:table-cell office:value-type="float" office:value="0.47551369649743">
                <text:p>0.47551369649743</text:p>
              </table:table-cell>
              <table:table-cell office:value-type="float" office:value="0.51905199695792">
                <text:p>0.51905199695792</text:p>
              </table:table-cell>
              <table:table-cell office:value-type="float" office:value="0.48710656812579">
                <text:p>0.4871065681257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8">
                <text:p>3.8</text:p>
              </table:table-cell>
              <table:table-cell office:value-type="float" office:value="0.51269740980458">
                <text:p>0.51269740980458</text:p>
              </table:table-cell>
              <table:table-cell office:value-type="float" office:value="0.47613551333667">
                <text:p>0.47613551333667</text:p>
              </table:table-cell>
              <table:table-cell office:value-type="float" office:value="0.5184462633902">
                <text:p>0.5184462633902</text:p>
              </table:table-cell>
              <table:table-cell office:value-type="float" office:value="0.48663378065707">
                <text:p>0.4866337806570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9">
                <text:p>3.9</text:p>
              </table:table-cell>
              <table:table-cell office:value-type="float" office:value="0.5128896436564">
                <text:p>0.5128896436564</text:p>
              </table:table-cell>
              <table:table-cell office:value-type="float" office:value="0.47671778854215">
                <text:p>0.47671778854215</text:p>
              </table:table-cell>
              <table:table-cell office:value-type="float" office:value="0.51787552723786">
                <text:p>0.51787552723786</text:p>
              </table:table-cell>
              <table:table-cell office:value-type="float" office:value="0.48620937430199">
                <text:p>0.4862093743019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0.51304286310495">
                <text:p>0.51304286310495</text:p>
              </table:table-cell>
              <table:table-cell office:value-type="float" office:value="0.47726359062092">
                <text:p>0.47726359062092</text:p>
              </table:table-cell>
              <table:table-cell office:value-type="float" office:value="0.5173370779895">
                <text:p>0.5173370779895</text:p>
              </table:table-cell>
              <table:table-cell office:value-type="float" office:value="0.48582938328628">
                <text:p>0.4858293832862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1">
                <text:p>4.1</text:p>
              </table:table-cell>
              <table:table-cell office:value-type="float" office:value="0.51316089687854">
                <text:p>0.51316089687854</text:p>
              </table:table-cell>
              <table:table-cell office:value-type="float" office:value="0.47777575025418">
                <text:p>0.47777575025418</text:p>
              </table:table-cell>
              <table:table-cell office:value-type="float" office:value="0.51682843685242">
                <text:p>0.51682843685242</text:p>
              </table:table-cell>
              <table:table-cell office:value-type="float" office:value="0.48549016777565">
                <text:p>0.4854901677756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2">
                <text:p>4.2</text:p>
              </table:table-cell>
              <table:table-cell office:value-type="float" office:value="0.51324723214277">
                <text:p>0.51324723214277</text:p>
              </table:table-cell>
              <table:table-cell office:value-type="float" office:value="0.47825687844364">
                <text:p>0.47825687844364</text:p>
              </table:table-cell>
              <table:table-cell office:value-type="float" office:value="0.51634733611803">
                <text:p>0.51634733611803</text:p>
              </table:table-cell>
              <table:table-cell office:value-type="float" office:value="0.4851883856887">
                <text:p>0.485188385688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3">
                <text:p>4.3</text:p>
              </table:table-cell>
              <table:table-cell office:value-type="float" office:value="0.51330504425176">
                <text:p>0.51330504425176</text:p>
              </table:table-cell>
              <table:table-cell office:value-type="float" office:value="0.47870938330527">
                <text:p>0.47870938330527</text:p>
              </table:table-cell>
              <table:table-cell office:value-type="float" office:value="0.51589170041423">
                <text:p>0.51589170041423</text:p>
              </table:table-cell>
              <table:table-cell office:value-type="float" office:value="0.48492096915763">
                <text:p>0.4849209691576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4">
                <text:p>4.4</text:p>
              </table:table-cell>
              <table:table-cell office:value-type="float" office:value="0.51333722393742">
                <text:p>0.51333722393742</text:p>
              </table:table-cell>
              <table:table-cell office:value-type="float" office:value="0.47913548560669">
                <text:p>0.47913548560669</text:p>
              </table:table-cell>
              <table:table-cell office:value-type="float" office:value="0.51545962967229">
                <text:p>0.51545962967229</text:p>
              </table:table-cell>
              <table:table-cell office:value-type="float" office:value="0.48468510146717">
                <text:p>0.4846851014671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5">
                <text:p>4.5</text:p>
              </table:table-cell>
              <table:table-cell office:value-type="float" office:value="0.51334640215388">
                <text:p>0.51334640215388</text:p>
              </table:table-cell>
              <table:table-cell office:value-type="float" office:value="0.47953723313838">
                <text:p>0.47953723313838</text:p>
              </table:table-cell>
              <table:table-cell office:value-type="float" office:value="0.51504938364638">
                <text:p>0.51504938364638</text:p>
              </table:table-cell>
              <table:table-cell office:value-type="float" office:value="0.48447819630795">
                <text:p>0.4844781963079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6">
                <text:p>4.6</text:p>
              </table:table-cell>
              <table:table-cell office:value-type="float" office:value="0.51333497277592">
                <text:p>0.51333497277592</text:p>
              </table:table-cell>
              <table:table-cell office:value-type="float" office:value="0.4799165140031">
                <text:p>0.4799165140031</text:p>
              </table:table-cell>
              <table:table-cell office:value-type="float" office:value="0.51465936783972">
                <text:p>0.51465936783972</text:p>
              </table:table-cell>
              <table:table-cell office:value-type="float" office:value="0.48429787876659">
                <text:p>0.4842978787665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7">
                <text:p>4.7</text:p>
              </table:table-cell>
              <table:table-cell office:value-type="float" office:value="0.51330511333445">
                <text:p>0.51330511333445</text:p>
              </table:table-cell>
              <table:table-cell office:value-type="float" office:value="0.48027506890199">
                <text:p>0.48027506890199</text:p>
              </table:table-cell>
              <table:table-cell office:value-type="float" office:value="0.51428812070575">
                <text:p>0.51428812070575</text:p>
              </table:table-cell>
              <table:table-cell office:value-type="float" office:value="0.48414196790337">
                <text:p>0.4841419679033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8">
                <text:p>4.8</text:p>
              </table:table-cell>
              <table:table-cell office:value-type="float" office:value="0.51325880395694">
                <text:p>0.51325880395694</text:p>
              </table:table-cell>
              <table:table-cell office:value-type="float" office:value="0.48061450249086">
                <text:p>0.48061450249086</text:p>
              </table:table-cell>
              <table:table-cell office:value-type="float" office:value="0.51393430200548">
                <text:p>0.51393430200548</text:p>
              </table:table-cell>
              <table:table-cell office:value-type="float" office:value="0.48400846078179">
                <text:p>0.4840084607817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9">
                <text:p>4.9</text:p>
              </table:table-cell>
              <table:table-cell office:value-type="float" office:value="0.51319784466628">
                <text:p>0.51319784466628</text:p>
              </table:table-cell>
              <table:table-cell office:value-type="float" office:value="0.48093629387489">
                <text:p>0.48093629387489</text:p>
              </table:table-cell>
              <table:table-cell office:value-type="float" office:value="0.51359668221356">
                <text:p>0.51359668221356</text:p>
              </table:table-cell>
              <table:table-cell office:value-type="float" office:value="0.48389551782643">
                <text:p>0.4838955178264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">
                <text:p>5</text:p>
              </table:table-cell>
              <table:table-cell office:value-type="float" office:value="0.51312387117948">
                <text:p>0.51312387117948</text:p>
              </table:table-cell>
              <table:table-cell office:value-type="float" office:value="0.48124180630548">
                <text:p>0.48124180630548</text:p>
              </table:table-cell>
              <table:table-cell office:value-type="float" office:value="0.51327413284772">
                <text:p>0.51327413284772</text:p>
              </table:table-cell>
              <table:table-cell office:value-type="float" office:value="0.48380144939665">
                <text:p>0.4838014493966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.1">
                <text:p>5.1</text:p>
              </table:table-cell>
              <table:table-cell office:value-type="float" office:value="0.51303836933487">
                <text:p>0.51303836933487</text:p>
              </table:table-cell>
              <table:table-cell office:value-type="float" office:value="0.4815322961383">
                <text:p>0.4815322961383</text:p>
              </table:table-cell>
              <table:table-cell office:value-type="float" office:value="0.51296561814362">
                <text:p>0.51296561814362</text:p>
              </table:table-cell>
              <table:table-cell office:value-type="float" office:value="0.48372470405748">
                <text:p>0.4837247040574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.2">
                <text:p>5.2</text:p>
              </table:table-cell>
              <table:table-cell office:value-type="float" office:value="0.51294268826635">
                <text:p>0.51294268826635</text:p>
              </table:table-cell>
              <table:table-cell office:value-type="float" office:value="0.48180892110764">
                <text:p>0.48180892110764</text:p>
              </table:table-cell>
              <table:table-cell office:value-type="float" office:value="0.51267018582769">
                <text:p>0.51267018582769</text:p>
              </table:table-cell>
              <table:table-cell office:value-type="float" office:value="0.48366385022811">
                <text:p>0.4836638502281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.3">
                <text:p>5.3</text:p>
              </table:table-cell>
              <table:table-cell office:value-type="float" office:value="0.51283805243259">
                <text:p>0.51283805243259</text:p>
              </table:table-cell>
              <table:table-cell office:value-type="float" office:value="0.48207274796803">
                <text:p>0.48207274796803</text:p>
              </table:table-cell>
              <table:table-cell office:value-type="float" office:value="0.51238696106278">
                <text:p>0.51238696106278</text:p>
              </table:table-cell>
              <table:table-cell office:value-type="float" office:value="0.48361758493438">
                <text:p>0.4836175849343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.4">
                <text:p>5.4</text:p>
              </table:table-cell>
              <table:table-cell office:value-type="float" office:value="0.51272557260027">
                <text:p>0.51272557260027</text:p>
              </table:table-cell>
              <table:table-cell office:value-type="float" office:value="0.48232475955076">
                <text:p>0.48232475955076</text:p>
              </table:table-cell>
              <table:table-cell office:value-type="float" office:value="0.51211513939675">
                <text:p>0.51211513939675</text:p>
              </table:table-cell>
              <table:table-cell office:value-type="float" office:value="0.48358470481772">
                <text:p>0.4835847048177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.5">
                <text:p>5.5</text:p>
              </table:table-cell>
              <table:table-cell office:value-type="float" office:value="0.51260625587179">
                <text:p>0.51260625587179</text:p>
              </table:table-cell>
              <table:table-cell office:value-type="float" office:value="0.48256586127907">
                <text:p>0.48256586127907</text:p>
              </table:table-cell>
              <table:table-cell office:value-type="float" office:value="0.51185398071794">
                <text:p>0.51185398071794</text:p>
              </table:table-cell>
              <table:table-cell office:value-type="float" office:value="0.48356410430715">
                <text:p>0.4835641043071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.6">
                <text:p>5.6</text:p>
              </table:table-cell>
              <table:table-cell office:value-type="float" office:value="0.51248101484015">
                <text:p>0.51248101484015</text:p>
              </table:table-cell>
              <table:table-cell office:value-type="float" office:value="0.482796887183">
                <text:p>0.482796887183</text:p>
              </table:table-cell>
              <table:table-cell office:value-type="float" office:value="0.51160280374573">
                <text:p>0.51160280374573</text:p>
              </table:table-cell>
              <table:table-cell office:value-type="float" office:value="0.48355476706476">
                <text:p>0.4835547670647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.7">
                <text:p>5.7</text:p>
              </table:table-cell>
              <table:table-cell office:value-type="float" office:value="0.51235067594671">
                <text:p>0.51235067594671</text:p>
              </table:table-cell>
              <table:table-cell office:value-type="float" office:value="0.48301860545169">
                <text:p>0.48301860545169</text:p>
              </table:table-cell>
              <table:table-cell office:value-type="float" office:value="0.51136098100787">
                <text:p>0.51136098100787</text:p>
              </table:table-cell>
              <table:table-cell office:value-type="float" office:value="0.48355575949183">
                <text:p>0.4835557594918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.8">
                <text:p>5.8</text:p>
              </table:table-cell>
              <table:table-cell office:value-type="float" office:value="0.51221598711082">
                <text:p>0.51221598711082</text:p>
              </table:table-cell>
              <table:table-cell office:value-type="float" office:value="0.48323172355812">
                <text:p>0.48323172355812</text:p>
              </table:table-cell>
              <table:table-cell office:value-type="float" office:value="0.51112793426048">
                <text:p>0.51112793426048</text:p>
              </table:table-cell>
              <table:table-cell office:value-type="float" office:value="0.4835662236465">
                <text:p>0.483566223646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.9">
                <text:p>5.9</text:p>
              </table:table-cell>
              <table:table-cell office:value-type="float" office:value="0.51207762469462">
                <text:p>0.51207762469462</text:p>
              </table:table-cell>
              <table:table-cell office:value-type="float" office:value="0.48343689298888">
                <text:p>0.48343689298888</text:p>
              </table:table-cell>
              <table:table-cell office:value-type="float" office:value="0.51090313031088">
                <text:p>0.51090313031088</text:p>
              </table:table-cell>
              <table:table-cell office:value-type="float" office:value="0.48358537105218">
                <text:p>0.4835853710521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">
                <text:p>6</text:p>
              </table:table-cell>
              <table:table-cell office:value-type="float" office:value="0.51193619986057">
                <text:p>0.51193619986057</text:p>
              </table:table-cell>
              <table:table-cell office:value-type="float" office:value="0.48363471360895">
                <text:p>0.48363471360895</text:p>
              </table:table-cell>
              <table:table-cell office:value-type="float" office:value="0.51068607720697">
                <text:p>0.51068607720697</text:p>
              </table:table-cell>
              <table:table-cell office:value-type="float" office:value="0.4836124772713">
                <text:p>0.483612477271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.1">
                <text:p>6.1</text:p>
              </table:table-cell>
              <table:table-cell office:value-type="float" office:value="0.51179226437453">
                <text:p>0.51179226437453</text:p>
              </table:table-cell>
              <table:table-cell office:value-type="float" office:value="0.48382573768933">
                <text:p>0.48382573768933</text:p>
              </table:table-cell>
              <table:table-cell office:value-type="float" office:value="0.51047632076038">
                <text:p>0.51047632076038</text:p>
              </table:table-cell>
              <table:table-cell office:value-type="float" office:value="0.48364687596146">
                <text:p>0.4836468759614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.2">
                <text:p>6.2</text:p>
              </table:table-cell>
              <table:table-cell office:value-type="float" office:value="0.51164631590247">
                <text:p>0.51164631590247</text:p>
              </table:table-cell>
              <table:table-cell office:value-type="float" office:value="0.4840104736233">
                <text:p>0.4840104736233</text:p>
              </table:table-cell>
              <table:table-cell office:value-type="float" office:value="0.51027344137336">
                <text:p>0.51027344137336</text:p>
              </table:table-cell>
              <table:table-cell office:value-type="float" office:value="0.48368795475934">
                <text:p>0.4836879547593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.3">
                <text:p>6.3</text:p>
              </table:table-cell>
              <table:table-cell office:value-type="float" office:value="0.51149880284479">
                <text:p>0.51149880284479</text:p>
              </table:table-cell>
              <table:table-cell office:value-type="float" office:value="0.48418938935521">
                <text:p>0.48418938935521</text:p>
              </table:table-cell>
              <table:table-cell office:value-type="float" office:value="0.5100770511424">
                <text:p>0.5100770511424</text:p>
              </table:table-cell>
              <table:table-cell office:value-type="float" office:value="0.48373515068478">
                <text:p>0.4837351506847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.4">
                <text:p>6.4</text:p>
              </table:table-cell>
              <table:table-cell office:value-type="float" office:value="0.51135012874849">
                <text:p>0.51135012874849</text:p>
              </table:table-cell>
              <table:table-cell office:value-type="float" office:value="0.48436291554359">
                <text:p>0.48436291554359</text:p>
              </table:table-cell>
              <table:table-cell office:value-type="float" office:value="0.50988679121383">
                <text:p>0.50988679121383</text:p>
              </table:table-cell>
              <table:table-cell office:value-type="float" office:value="0.48378794597105">
                <text:p>0.4837879459710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.5">
                <text:p>6.5</text:p>
              </table:table-cell>
              <table:table-cell office:value-type="float" office:value="0.51120065633374">
                <text:p>0.51120065633374</text:p>
              </table:table-cell>
              <table:table-cell office:value-type="float" office:value="0.48453144847928">
                <text:p>0.48453144847928</text:p>
              </table:table-cell>
              <table:table-cell office:value-type="float" office:value="0.50970232936904">
                <text:p>0.50970232936904</text:p>
              </table:table-cell>
              <table:table-cell office:value-type="float" office:value="0.48384586475999">
                <text:p>0.4838458647599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.6">
                <text:p>6.6</text:p>
              </table:table-cell>
              <table:table-cell office:value-type="float" office:value="0.51105071116848">
                <text:p>0.51105071116848</text:p>
              </table:table-cell>
              <table:table-cell office:value-type="float" office:value="0.48469535277718">
                <text:p>0.48469535277718</text:p>
              </table:table-cell>
              <table:table-cell office:value-type="float" office:value="0.50952335781884">
                <text:p>0.50952335781884</text:p>
              </table:table-cell>
              <table:table-cell office:value-type="float" office:value="0.4839084693044">
                <text:p>0.483908469304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.7">
                <text:p>6.7</text:p>
              </table:table-cell>
              <table:table-cell office:value-type="float" office:value="0.51090058502151">
                <text:p>0.51090058502151</text:p>
              </table:table-cell>
              <table:table-cell office:value-type="float" office:value="0.48485496385911">
                <text:p>0.48485496385911</text:p>
              </table:table-cell>
              <table:table-cell office:value-type="float" office:value="0.50934959118854">
                <text:p>0.50934959118854</text:p>
              </table:table-cell>
              <table:table-cell office:value-type="float" office:value="0.48397535697521">
                <text:p>0.4839753569752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.8">
                <text:p>6.8</text:p>
              </table:table-cell>
              <table:table-cell office:value-type="float" office:value="0.51075053892219">
                <text:p>0.51075053892219</text:p>
              </table:table-cell>
              <table:table-cell office:value-type="float" office:value="0.48501059024385">
                <text:p>0.48501059024385</text:p>
              </table:table-cell>
              <table:table-cell office:value-type="float" office:value="0.50918076467676">
                <text:p>0.50918076467676</text:p>
              </table:table-cell>
              <table:table-cell office:value-type="float" office:value="0.48404615184777">
                <text:p>0.4840461518477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.9">
                <text:p>6.9</text:p>
              </table:table-cell>
              <table:table-cell office:value-type="float" office:value="0.51060080595196">
                <text:p>0.51060080595196</text:p>
              </table:table-cell>
              <table:table-cell office:value-type="float" office:value="0.48516251565933">
                <text:p>0.48516251565933</text:p>
              </table:table-cell>
              <table:table-cell office:value-type="float" office:value="0.50901663237274">
                <text:p>0.50901663237274</text:p>
              </table:table-cell>
              <table:table-cell office:value-type="float" office:value="0.48412051887022">
                <text:p>0.4841205188702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">
                <text:p>7</text:p>
              </table:table-cell>
              <table:table-cell office:value-type="float" office:value="0.5104515937913">
                <text:p>0.5104515937913</text:p>
              </table:table-cell>
              <table:table-cell office:value-type="float" office:value="0.48531100099049">
                <text:p>0.48531100099049</text:p>
              </table:table-cell>
              <table:table-cell office:value-type="float" office:value="0.50885696571809">
                <text:p>0.50885696571809</text:p>
              </table:table-cell>
              <table:table-cell office:value-type="float" office:value="0.48419814449653">
                <text:p>0.4841981444965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.1">
                <text:p>7.1</text:p>
              </table:table-cell>
              <table:table-cell office:value-type="float" office:value="0.51030308704318">
                <text:p>0.51030308704318</text:p>
              </table:table-cell>
              <table:table-cell office:value-type="float" office:value="0.48545628607571">
                <text:p>0.48545628607571</text:p>
              </table:table-cell>
              <table:table-cell office:value-type="float" office:value="0.50870155210027">
                <text:p>0.50870155210027</text:p>
              </table:table-cell>
              <table:table-cell office:value-type="float" office:value="0.4842787401598">
                <text:p>0.484278740159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.2">
                <text:p>7.2</text:p>
              </table:table-cell>
              <table:table-cell office:value-type="float" office:value="0.51015544935243">
                <text:p>0.51015544935243</text:p>
              </table:table-cell>
              <table:table-cell office:value-type="float" office:value="0.48559859136339">
                <text:p>0.48559859136339</text:p>
              </table:table-cell>
              <table:table-cell office:value-type="float" office:value="0.50855019356635">
                <text:p>0.50855019356635</text:p>
              </table:table-cell>
              <table:table-cell office:value-type="float" office:value="0.48436204023501">
                <text:p>0.4843620402350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.3">
                <text:p>7.3</text:p>
              </table:table-cell>
              <table:table-cell office:value-type="float" office:value="0.51000882533895">
                <text:p>0.51000882533895</text:p>
              </table:table-cell>
              <table:table-cell office:value-type="float" office:value="0.48573811943954">
                <text:p>0.48573811943954</text:p>
              </table:table-cell>
              <table:table-cell office:value-type="float" office:value="0.50840270564636">
                <text:p>0.50840270564636</text:p>
              </table:table-cell>
              <table:table-cell office:value-type="float" office:value="0.48444780016845">
                <text:p>0.4844478001684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.4">
                <text:p>7.4</text:p>
              </table:table-cell>
              <table:table-cell office:value-type="float" office:value="0.50986334236066">
                <text:p>0.50986334236066</text:p>
              </table:table-cell>
              <table:table-cell office:value-type="float" office:value="0.48587505643638">
                <text:p>0.48587505643638</text:p>
              </table:table-cell>
              <table:table-cell office:value-type="float" office:value="0.5082589162767">
                <text:p>0.5082589162767</text:p>
              </table:table-cell>
              <table:table-cell office:value-type="float" office:value="0.48453579476035">
                <text:p>0.4845357947603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.5">
                <text:p>7.5</text:p>
              </table:table-cell>
              <table:table-cell office:value-type="float" office:value="0.5097191121213">
                <text:p>0.5097191121213</text:p>
              </table:table-cell>
              <table:table-cell office:value-type="float" office:value="0.48600957333118">
                <text:p>0.48600957333118</text:p>
              </table:table-cell>
              <table:table-cell office:value-type="float" office:value="0.50811866481488">
                <text:p>0.50811866481488</text:p>
              </table:table-cell>
              <table:table-cell office:value-type="float" office:value="0.48462581658802">
                <text:p>0.4846258165880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.6">
                <text:p>7.6</text:p>
              </table:table-cell>
              <table:table-cell office:value-type="float" office:value="0.50957623213624">
                <text:p>0.50957623213624</text:p>
              </table:table-cell>
              <table:table-cell office:value-type="float" office:value="0.48614182714377">
                <text:p>0.48614182714377</text:p>
              </table:table-cell>
              <table:table-cell office:value-type="float" office:value="0.50798180113759">
                <text:p>0.50798180113759</text:p>
              </table:table-cell>
              <table:table-cell office:value-type="float" office:value="0.48471767455808">
                <text:p>0.4847176745580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.7">
                <text:p>7.7</text:p>
              </table:table-cell>
              <table:table-cell office:value-type="float" office:value="0.50943478706897">
                <text:p>0.50943478706897</text:p>
              </table:table-cell>
              <table:table-cell office:value-type="float" office:value="0.4862719620407">
                <text:p>0.4862719620407</text:p>
              </table:table-cell>
              <table:table-cell office:value-type="float" office:value="0.50784818481492">
                <text:p>0.50784818481492</text:p>
              </table:table-cell>
              <table:table-cell office:value-type="float" office:value="0.48481119257723">
                <text:p>0.4848111925772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.8">
                <text:p>7.8</text:p>
              </table:table-cell>
              <table:table-cell office:value-type="float" office:value="0.50929484994931">
                <text:p>0.50929484994931</text:p>
              </table:table-cell>
              <table:table-cell office:value-type="float" office:value="0.48640011035317">
                <text:p>0.48640011035317</text:p>
              </table:table-cell>
              <table:table-cell office:value-type="float" office:value="0.50771768435397">
                <text:p>0.50771768435397</text:p>
              </table:table-cell>
              <table:table-cell office:value-type="float" office:value="0.48490620833185">
                <text:p>0.4849062083318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.9">
                <text:p>7.9</text:p>
              </table:table-cell>
              <table:table-cell office:value-type="float" office:value="0.50915648328364">
                <text:p>0.50915648328364</text:p>
              </table:table-cell>
              <table:table-cell office:value-type="float" office:value="0.4865263935156">
                <text:p>0.4865263935156</text:p>
              </table:table-cell>
              <table:table-cell office:value-type="float" office:value="0.50759017650596">
                <text:p>0.50759017650596</text:p>
              </table:table-cell>
              <table:table-cell office:value-type="float" office:value="0.48500257216751">
                <text:p>0.4850025721675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">
                <text:p>8</text:p>
              </table:table-cell>
              <table:table-cell office:value-type="float" office:value="0.50901974006663">
                <text:p>0.50901974006663</text:p>
              </table:table-cell>
              <table:table-cell office:value-type="float" office:value="0.48665092293075">
                <text:p>0.48665092293075</text:p>
              </table:table-cell>
              <table:table-cell office:value-type="float" office:value="0.50746554563134">
                <text:p>0.50746554563134</text:p>
              </table:table-cell>
              <table:table-cell office:value-type="float" office:value="0.4851001460603">
                <text:p>0.485100146060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.1">
                <text:p>8.1</text:p>
              </table:table-cell>
              <table:table-cell office:value-type="float" office:value="0.50888466470306">
                <text:p>0.50888466470306</text:p>
              </table:table-cell>
              <table:table-cell office:value-type="float" office:value="0.48677380076743">
                <text:p>0.48677380076743</text:p>
              </table:table-cell>
              <table:table-cell office:value-type="float" office:value="0.50734368311777">
                <text:p>0.50734368311777</text:p>
              </table:table-cell>
              <table:table-cell office:value-type="float" office:value="0.48519880267237">
                <text:p>0.4851988026723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.2">
                <text:p>8.2</text:p>
              </table:table-cell>
              <table:table-cell office:value-type="float" office:value="0.50875129384738">
                <text:p>0.50875129384738</text:p>
              </table:table-cell>
              <table:table-cell office:value-type="float" office:value="0.48689512069568">
                <text:p>0.48689512069568</text:p>
              </table:table-cell>
              <table:table-cell office:value-type="float" office:value="0.50722448684651">
                <text:p>0.50722448684651</text:p>
              </table:table-cell>
              <table:table-cell office:value-type="float" office:value="0.48529842448496">
                <text:p>0.4852984244849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.3">
                <text:p>8.3</text:p>
              </table:table-cell>
              <table:table-cell office:value-type="float" office:value="0.50861965716839">
                <text:p>0.50861965716839</text:p>
              </table:table-cell>
              <table:table-cell office:value-type="float" office:value="0.48701496856461">
                <text:p>0.48701496856461</text:p>
              </table:table-cell>
              <table:table-cell office:value-type="float" office:value="0.50710786070303">
                <text:p>0.50710786070303</text:p>
              </table:table-cell>
              <table:table-cell office:value-type="float" office:value="0.48539890300231">
                <text:p>0.4853989030023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.4">
                <text:p>8.4</text:p>
              </table:table-cell>
              <table:table-cell office:value-type="float" office:value="0.50848977804544">
                <text:p>0.50848977804544</text:p>
              </table:table-cell>
              <table:table-cell office:value-type="float" office:value="0.48713342302716">
                <text:p>0.48713342302716</text:p>
              </table:table-cell>
              <table:table-cell office:value-type="float" office:value="0.50699371412803">
                <text:p>0.50699371412803</text:p>
              </table:table-cell>
              <table:table-cell office:value-type="float" office:value="0.48550013802101">
                <text:p>0.4855001380210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.5">
                <text:p>8.5</text:p>
              </table:table-cell>
              <table:table-cell office:value-type="float" office:value="0.50836167420219">
                <text:p>0.50836167420219</text:p>
              </table:table-cell>
              <table:table-cell office:value-type="float" office:value="0.48725055611597">
                <text:p>0.48725055611597</text:p>
              </table:table-cell>
              <table:table-cell office:value-type="float" office:value="0.50688196170539">
                <text:p>0.50688196170539</text:p>
              </table:table-cell>
              <table:table-cell office:value-type="float" office:value="0.48560203695914">
                <text:p>0.4856020369591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.6">
                <text:p>8.6</text:p>
              </table:table-cell>
              <table:table-cell office:value-type="float" office:value="0.50823535828322">
                <text:p>0.50823535828322</text:p>
              </table:table-cell>
              <table:table-cell office:value-type="float" office:value="0.4873664337742">
                <text:p>0.4873664337742</text:p>
              </table:table-cell>
              <table:table-cell office:value-type="float" office:value="0.5067725227839">
                <text:p>0.5067725227839</text:p>
              </table:table-cell>
              <table:table-cell office:value-type="float" office:value="0.48570451424048">
                <text:p>0.4857045142404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.7">
                <text:p>8.7</text:p>
              </table:table-cell>
              <table:table-cell office:value-type="float" office:value="0.5081108383788">
                <text:p>0.5081108383788</text:p>
              </table:table-cell>
              <table:table-cell office:value-type="float" office:value="0.48748111634481">
                <text:p>0.48748111634481</text:p>
              </table:table-cell>
              <table:table-cell office:value-type="float" office:value="0.50666532112988">
                <text:p>0.50666532112988</text:p>
              </table:table-cell>
              <table:table-cell office:value-type="float" office:value="0.48580749072923">
                <text:p>0.4858074907292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.8">
                <text:p>8.8</text:p>
              </table:table-cell>
              <table:table-cell office:value-type="float" office:value="0.50798811850194">
                <text:p>0.50798811850194</text:p>
              </table:table-cell>
              <table:table-cell office:value-type="float" office:value="0.4875946590214">
                <text:p>0.4875946590214</text:p>
              </table:table-cell>
              <table:table-cell office:value-type="float" office:value="0.50656028460812">
                <text:p>0.50656028460812</text:p>
              </table:table-cell>
              <table:table-cell office:value-type="float" office:value="0.4859108932111">
                <text:p>0.485910893211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.9">
                <text:p>8.9</text:p>
              </table:table-cell>
              <table:table-cell office:value-type="float" office:value="0.50786719902225">
                <text:p>0.50786719902225</text:p>
              </table:table-cell>
              <table:table-cell office:value-type="float" office:value="0.48770711226388">
                <text:p>0.48770711226388</text:p>
              </table:table-cell>
              <table:table-cell office:value-type="float" office:value="0.50645734488853">
                <text:p>0.50645734488853</text:p>
              </table:table-cell>
              <table:table-cell office:value-type="float" office:value="0.48601465391703">
                <text:p>0.4860146539170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">
                <text:p>9</text:p>
              </table:table-cell>
              <table:table-cell office:value-type="float" office:value="0.50774807706016">
                <text:p>0.50774807706016</text:p>
              </table:table-cell>
              <table:table-cell office:value-type="float" office:value="0.4878185221814">
                <text:p>0.4878185221814</text:p>
              </table:table-cell>
              <table:table-cell office:value-type="float" office:value="0.50635643717662">
                <text:p>0.50635643717662</text:p>
              </table:table-cell>
              <table:table-cell office:value-type="float" office:value="0.48611871008596">
                <text:p>0.4861187100859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.1">
                <text:p>9.1</text:p>
              </table:table-cell>
              <table:table-cell office:value-type="float" office:value="0.50763074684508">
                <text:p>0.50763074684508</text:p>
              </table:table-cell>
              <table:table-cell office:value-type="float" office:value="0.48792893088535">
                <text:p>0.48792893088535</text:p>
              </table:table-cell>
              <table:table-cell office:value-type="float" office:value="0.50625749996551">
                <text:p>0.50625749996551</text:p>
              </table:table-cell>
              <table:table-cell office:value-type="float" office:value="0.48622300356357">
                <text:p>0.4862230035635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.2">
                <text:p>9.2</text:p>
              </table:table-cell>
              <table:table-cell office:value-type="float" office:value="0.50751520004064">
                <text:p>0.50751520004064</text:p>
              </table:table-cell>
              <table:table-cell office:value-type="float" office:value="0.48803837681463">
                <text:p>0.48803837681463</text:p>
              </table:table-cell>
              <table:table-cell office:value-type="float" office:value="0.50616047480777">
                <text:p>0.50616047480777</text:p>
              </table:table-cell>
              <table:table-cell office:value-type="float" office:value="0.48632748043395">
                <text:p>0.4863274804339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.3">
                <text:p>9.3</text:p>
              </table:table-cell>
              <table:table-cell office:value-type="float" office:value="0.50740142603984">
                <text:p>0.50740142603984</text:p>
              </table:table-cell>
              <table:table-cell office:value-type="float" office:value="0.48814689503534">
                <text:p>0.48814689503534</text:p>
              </table:table-cell>
              <table:table-cell office:value-type="float" office:value="0.50606530610552">
                <text:p>0.50606530610552</text:p>
              </table:table-cell>
              <table:table-cell office:value-type="float" office:value="0.48643209068155">
                <text:p>0.4864320906815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.4">
                <text:p>9.4</text:p>
              </table:table-cell>
              <table:table-cell office:value-type="float" office:value="0.50728941223291">
                <text:p>0.50728941223291</text:p>
              </table:table-cell>
              <table:table-cell office:value-type="float" office:value="0.48825451751702">
                <text:p>0.48825451751702</text:p>
              </table:table-cell>
              <table:table-cell office:value-type="float" office:value="0.50597194091699">
                <text:p>0.50597194091699</text:p>
              </table:table-cell>
              <table:table-cell office:value-type="float" office:value="0.4865367878809">
                <text:p>0.486536787880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.5">
                <text:p>9.5</text:p>
              </table:table-cell>
              <table:table-cell office:value-type="float" office:value="0.50717914425007">
                <text:p>0.50717914425007</text:p>
              </table:table-cell>
              <table:table-cell office:value-type="float" office:value="0.48836127338708">
                <text:p>0.48836127338708</text:p>
              </table:table-cell>
              <table:table-cell office:value-type="float" office:value="0.50588032877842">
                <text:p>0.50588032877842</text:p>
              </table:table-cell>
              <table:table-cell office:value-type="float" office:value="0.48664152891188">
                <text:p>0.4866415289118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.6">
                <text:p>9.6</text:p>
              </table:table-cell>
              <table:table-cell office:value-type="float" office:value="0.50707060618157">
                <text:p>0.50707060618157</text:p>
              </table:table-cell>
              <table:table-cell office:value-type="float" office:value="0.48846718916531">
                <text:p>0.48846718916531</text:p>
              </table:table-cell>
              <table:table-cell office:value-type="float" office:value="0.5057904215399">
                <text:p>0.5057904215399</text:p>
              </table:table-cell>
              <table:table-cell office:value-type="float" office:value="0.48674627369836">
                <text:p>0.4867462736983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.7">
                <text:p>9.7</text:p>
              </table:table-cell>
              <table:table-cell office:value-type="float" office:value="0.50696378077697">
                <text:p>0.50696378077697</text:p>
              </table:table-cell>
              <table:table-cell office:value-type="float" office:value="0.48857228897991">
                <text:p>0.48857228897991</text:p>
              </table:table-cell>
              <table:table-cell office:value-type="float" office:value="0.50570217321395">
                <text:p>0.50570217321395</text:p>
              </table:table-cell>
              <table:table-cell office:value-type="float" office:value="0.48685098496839">
                <text:p>0.4868509849683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.8">
                <text:p>9.8</text:p>
              </table:table-cell>
              <table:table-cell office:value-type="float" office:value="0.50685864962542">
                <text:p>0.50685864962542</text:p>
              </table:table-cell>
              <table:table-cell office:value-type="float" office:value="0.48867659476646">
                <text:p>0.48867659476646</text:p>
              </table:table-cell>
              <table:table-cell office:value-type="float" office:value="0.50561553983584">
                <text:p>0.50561553983584</text:p>
              </table:table-cell>
              <table:table-cell office:value-type="float" office:value="0.48695562803408">
                <text:p>0.4869556280340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.9">
                <text:p>9.9</text:p>
              </table:table-cell>
              <table:table-cell office:value-type="float" office:value="0.50675519331875">
                <text:p>0.50675519331875</text:p>
              </table:table-cell>
              <table:table-cell office:value-type="float" office:value="0.48878012645131">
                <text:p>0.48878012645131</text:p>
              </table:table-cell>
              <table:table-cell office:value-type="float" office:value="0.5055304793347">
                <text:p>0.5055304793347</text:p>
              </table:table-cell>
              <table:table-cell office:value-type="float" office:value="0.48706017058963">
                <text:p>0.4870601705896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">
                <text:p>10</text:p>
              </table:table-cell>
              <table:table-cell office:value-type="float" office:value="0.50665339159883">
                <text:p>0.50665339159883</text:p>
              </table:table-cell>
              <table:table-cell office:value-type="float" office:value="0.48888290212045">
                <text:p>0.48888290212045</text:p>
              </table:table-cell>
              <table:table-cell office:value-type="float" office:value="0.50544695141442">
                <text:p>0.50544695141442</text:p>
              </table:table-cell>
              <table:table-cell office:value-type="float" office:value="0.48716458252596">
                <text:p>0.4871645825259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.1">
                <text:p>10.1</text:p>
              </table:table-cell>
              <table:table-cell office:value-type="float" office:value="0.50655322349053">
                <text:p>0.50655322349053</text:p>
              </table:table-cell>
              <table:table-cell office:value-type="float" office:value="0.48898493817506">
                <text:p>0.48898493817506</text:p>
              </table:table-cell>
              <table:table-cell office:value-type="float" office:value="0.50536491744366">
                <text:p>0.50536491744366</text:p>
              </table:table-cell>
              <table:table-cell office:value-type="float" office:value="0.48726883576064">
                <text:p>0.4872688357606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.2">
                <text:p>10.2</text:p>
              </table:table-cell>
              <table:table-cell office:value-type="float" office:value="0.50645466742172">
                <text:p>0.50645466742172</text:p>
              </table:table-cell>
              <table:table-cell office:value-type="float" office:value="0.48908624947481">
                <text:p>0.48908624947481</text:p>
              </table:table-cell>
              <table:table-cell office:value-type="float" office:value="0.50528434035409">
                <text:p>0.50528434035409</text:p>
              </table:table-cell>
              <table:table-cell office:value-type="float" office:value="0.48737290408176">
                <text:p>0.4873729040817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.3">
                <text:p>10.3</text:p>
              </table:table-cell>
              <table:table-cell office:value-type="float" office:value="0.50635770133136">
                <text:p>0.50635770133136</text:p>
              </table:table-cell>
              <table:table-cell office:value-type="float" office:value="0.48918684946976">
                <text:p>0.48918684946976</text:p>
              </table:table-cell>
              <table:table-cell office:value-type="float" office:value="0.50520518454634">
                <text:p>0.50520518454634</text:p>
              </table:table-cell>
              <table:table-cell office:value-type="float" office:value="0.48747676300474">
                <text:p>0.4874767630047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.4">
                <text:p>10.4</text:p>
              </table:table-cell>
              <table:table-cell office:value-type="float" office:value="0.50626230276673">
                <text:p>0.50626230276673</text:p>
              </table:table-cell>
              <table:table-cell office:value-type="float" office:value="0.48928675032195">
                <text:p>0.48928675032195</text:p>
              </table:table-cell>
              <table:table-cell office:value-type="float" office:value="0.50512741580285">
                <text:p>0.50512741580285</text:p>
              </table:table-cell>
              <table:table-cell office:value-type="float" office:value="0.48758038964086">
                <text:p>0.4875803896408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.5">
                <text:p>10.5</text:p>
              </table:table-cell>
              <table:table-cell office:value-type="float" office:value="0.50616844897089">
                <text:p>0.50616844897089</text:p>
              </table:table-cell>
              <table:table-cell office:value-type="float" office:value="0.48938596301722">
                <text:p>0.48938596301722</text:p>
              </table:table-cell>
              <table:table-cell office:value-type="float" office:value="0.50505100120722">
                <text:p>0.50505100120722</text:p>
              </table:table-cell>
              <table:table-cell office:value-type="float" office:value="0.48768376257667">
                <text:p>0.4876837625766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.6">
                <text:p>10.6</text:p>
              </table:table-cell>
              <table:table-cell office:value-type="float" office:value="0.50607611696111">
                <text:p>0.50607611696111</text:p>
              </table:table-cell>
              <table:table-cell office:value-type="float" office:value="0.48948449746824">
                <text:p>0.48948449746824</text:p>
              </table:table-cell>
              <table:table-cell office:value-type="float" office:value="0.50497590906941">
                <text:p>0.50497590906941</text:p>
              </table:table-cell>
              <table:table-cell office:value-type="float" office:value="0.48778686176328">
                <text:p>0.4877868617632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.7">
                <text:p>10.7</text:p>
              </table:table-cell>
              <table:table-cell office:value-type="float" office:value="0.50598528359921">
                <text:p>0.50598528359921</text:p>
              </table:table-cell>
              <table:table-cell office:value-type="float" office:value="0.48958236260937">
                <text:p>0.48958236260937</text:p>
              </table:table-cell>
              <table:table-cell office:value-type="float" office:value="0.50490210885642">
                <text:p>0.50490210885642</text:p>
              </table:table-cell>
              <table:table-cell office:value-type="float" office:value="0.48788966841485">
                <text:p>0.4878896684148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.8">
                <text:p>10.8</text:p>
              </table:table-cell>
              <table:table-cell office:value-type="float" office:value="0.50589592565444">
                <text:p>0.50589592565444</text:p>
              </table:table-cell>
              <table:table-cell office:value-type="float" office:value="0.48967956648394">
                <text:p>0.48967956648394</text:p>
              </table:table-cell>
              <table:table-cell office:value-type="float" office:value="0.50482957112793">
                <text:p>0.50482957112793</text:p>
              </table:table-cell>
              <table:table-cell office:value-type="float" office:value="0.4879921649153">
                <text:p>0.487992164915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.9">
                <text:p>10.9</text:p>
              </table:table-cell>
              <table:table-cell office:value-type="float" office:value="0.5058080198597">
                <text:p>0.5058080198597</text:p>
              </table:table-cell>
              <table:table-cell office:value-type="float" office:value="0.48977611632456">
                <text:p>0.48977611632456</text:p>
              </table:table-cell>
              <table:table-cell office:value-type="float" office:value="0.50475826747653">
                <text:p>0.50475826747653</text:p>
              </table:table-cell>
              <table:table-cell office:value-type="float" office:value="0.48809433473287">
                <text:p>0.4880943347328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">
                <text:p>11</text:p>
              </table:table-cell>
              <table:table-cell office:value-type="float" office:value="0.50572154296156">
                <text:p>0.50572154296156</text:p>
              </table:table-cell>
              <table:table-cell office:value-type="float" office:value="0.48987201862711">
                <text:p>0.48987201862711</text:p>
              </table:table-cell>
              <table:table-cell office:value-type="float" office:value="0.50468817047216">
                <text:p>0.50468817047216</text:p>
              </table:table-cell>
              <table:table-cell office:value-type="float" office:value="0.48819616234156">
                <text:p>0.4881961623415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.1">
                <text:p>11.1</text:p>
              </table:table-cell>
              <table:table-cell office:value-type="float" office:value="0.50563647176476">
                <text:p>0.50563647176476</text:p>
              </table:table-cell>
              <table:table-cell office:value-type="float" office:value="0.48996727921874">
                <text:p>0.48996727921874</text:p>
              </table:table-cell>
              <table:table-cell office:value-type="float" office:value="0.5046192536105">
                <text:p>0.5046192536105</text:p>
              </table:table-cell>
              <table:table-cell office:value-type="float" office:value="0.48829763314908">
                <text:p>0.4882976331490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.2">
                <text:p>11.2</text:p>
              </table:table-cell>
              <table:table-cell office:value-type="float" office:value="0.50555278317173">
                <text:p>0.50555278317173</text:p>
              </table:table-cell>
              <table:table-cell office:value-type="float" office:value="0.49006190332043">
                <text:p>0.49006190332043</text:p>
              </table:table-cell>
              <table:table-cell office:value-type="float" office:value="0.50455149126485">
                <text:p>0.50455149126485</text:p>
              </table:table-cell>
              <table:table-cell office:value-type="float" office:value="0.48839873343079">
                <text:p>0.4883987334307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.3">
                <text:p>11.3</text:p>
              </table:table-cell>
              <table:table-cell office:value-type="float" office:value="0.50547045421742">
                <text:p>0.50547045421742</text:p>
              </table:table-cell>
              <table:table-cell office:value-type="float" office:value="0.49015589560458">
                <text:p>0.49015589560458</text:p>
              </table:table-cell>
              <table:table-cell office:value-type="float" office:value="0.50448485864138">
                <text:p>0.50448485864138</text:p>
              </table:table-cell>
              <table:table-cell office:value-type="float" office:value="0.48849945026893">
                <text:p>0.4884994502689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.4">
                <text:p>11.4</text:p>
              </table:table-cell>
              <table:table-cell office:value-type="float" office:value="0.50538946210006">
                <text:p>0.50538946210006</text:p>
              </table:table-cell>
              <table:table-cell office:value-type="float" office:value="0.49024926024791">
                <text:p>0.49024926024791</text:p>
              </table:table-cell>
              <table:table-cell office:value-type="float" office:value="0.5044193317374">
                <text:p>0.5044193317374</text:p>
              </table:table-cell>
              <table:table-cell office:value-type="float" office:value="0.48859977149698">
                <text:p>0.4885997714969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.5">
                <text:p>11.5</text:p>
              </table:table-cell>
              <table:table-cell office:value-type="float" office:value="0.50530978420816">
                <text:p>0.50530978420816</text:p>
              </table:table-cell>
              <table:table-cell office:value-type="float" office:value="0.49034200098015">
                <text:p>0.49034200098015</text:p>
              </table:table-cell>
              <table:table-cell office:value-type="float" office:value="0.5043548873024">
                <text:p>0.5043548873024</text:p>
              </table:table-cell>
              <table:table-cell office:value-type="float" office:value="0.48869968564843">
                <text:p>0.4886996856484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.6">
                <text:p>11.6</text:p>
              </table:table-cell>
              <table:table-cell office:value-type="float" office:value="0.50523139814409">
                <text:p>0.50523139814409</text:p>
              </table:table-cell>
              <table:table-cell office:value-type="float" office:value="0.49043412112874">
                <text:p>0.49043412112874</text:p>
              </table:table-cell>
              <table:table-cell office:value-type="float" office:value="0.50429150280172">
                <text:p>0.50429150280172</text:p>
              </table:table-cell>
              <table:table-cell office:value-type="float" office:value="0.48879918190989">
                <text:p>0.4887991819098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.7">
                <text:p>11.7</text:p>
              </table:table-cell>
              <table:table-cell office:value-type="float" office:value="0.50515428174456">
                <text:p>0.50515428174456</text:p>
              </table:table-cell>
              <table:table-cell office:value-type="float" office:value="0.49052562365994">
                <text:p>0.49052562365994</text:p>
              </table:table-cell>
              <table:table-cell office:value-type="float" office:value="0.5042291563826">
                <text:p>0.5042291563826</text:p>
              </table:table-cell>
              <table:table-cell office:value-type="float" office:value="0.48889825007791">
                <text:p>0.4888982500779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.8">
                <text:p>11.8</text:p>
              </table:table-cell>
              <table:table-cell office:value-type="float" office:value="0.50507841309835">
                <text:p>0.50507841309835</text:p>
              </table:table-cell>
              <table:table-cell office:value-type="float" office:value="0.49061651121659">
                <text:p>0.49061651121659</text:p>
              </table:table-cell>
              <table:table-cell office:value-type="float" office:value="0.50416782684239">
                <text:p>0.50416782684239</text:p>
              </table:table-cell>
              <table:table-cell office:value-type="float" office:value="0.4889968805194">
                <text:p>0.488996880519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.9">
                <text:p>11.9</text:p>
              </table:table-cell>
              <table:table-cell office:value-type="float" office:value="0.50500377056151">
                <text:p>0.50500377056151</text:p>
              </table:table-cell>
              <table:table-cell office:value-type="float" office:value="0.49070678615276">
                <text:p>0.49070678615276</text:p>
              </table:table-cell>
              <table:table-cell office:value-type="float" office:value="0.50410749359885">
                <text:p>0.50410749359885</text:p>
              </table:table-cell>
              <table:table-cell office:value-type="float" office:value="0.48909506413522">
                <text:p>0.4890950641352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">
                <text:p>12</text:p>
              </table:table-cell>
              <table:table-cell office:value-type="float" office:value="0.50493033277029">
                <text:p>0.50493033277029</text:p>
              </table:table-cell>
              <table:table-cell office:value-type="float" office:value="0.49079645056559">
                <text:p>0.49079645056559</text:p>
              </table:table-cell>
              <table:table-cell office:value-type="float" office:value="0.50404813666229">
                <text:p>0.50404813666229</text:p>
              </table:table-cell>
              <table:table-cell office:value-type="float" office:value="0.48919279232678">
                <text:p>0.4891927923267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.1">
                <text:p>12.1</text:p>
              </table:table-cell>
              <table:table-cell office:value-type="float" office:value="0.50485807865203">
                <text:p>0.50485807865203</text:p>
              </table:table-cell>
              <table:table-cell office:value-type="float" office:value="0.4908855063245">
                <text:p>0.4908855063245</text:p>
              </table:table-cell>
              <table:table-cell office:value-type="float" office:value="0.50398973660947">
                <text:p>0.50398973660947</text:p>
              </table:table-cell>
              <table:table-cell office:value-type="float" office:value="0.48929005696529">
                <text:p>0.4892900569652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.2">
                <text:p>12.2</text:p>
              </table:table-cell>
              <table:table-cell office:value-type="float" office:value="0.50478698743416">
                <text:p>0.50478698743416</text:p>
              </table:table-cell>
              <table:table-cell office:value-type="float" office:value="0.49097395509799">
                <text:p>0.49097395509799</text:p>
              </table:table-cell>
              <table:table-cell office:value-type="float" office:value="0.50393227455913">
                <text:p>0.50393227455913</text:p>
              </table:table-cell>
              <table:table-cell office:value-type="float" office:value="0.48938685036351">
                <text:p>0.4893868503635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.3">
                <text:p>12.3</text:p>
              </table:table-cell>
              <table:table-cell office:value-type="float" office:value="0.50471703865161">
                <text:p>0.50471703865161</text:p>
              </table:table-cell>
              <table:table-cell office:value-type="float" office:value="0.49106179837815">
                <text:p>0.49106179837815</text:p>
              </table:table-cell>
              <table:table-cell office:value-type="float" office:value="0.50387572277873">
                <text:p>0.50387572277873</text:p>
              </table:table-cell>
              <table:table-cell office:value-type="float" office:value="0.48948316524983">
                <text:p>0.4894831652498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.4">
                <text:p>12.4</text:p>
              </table:table-cell>
              <table:table-cell office:value-type="float" office:value="0.50464821215266">
                <text:p>0.50464821215266</text:p>
              </table:table-cell>
              <table:table-cell office:value-type="float" office:value="0.49114903750324">
                <text:p>0.49114903750324</text:p>
              </table:table-cell>
              <table:table-cell office:value-type="float" office:value="0.5038200737538">
                <text:p>0.5038200737538</text:p>
              </table:table-cell>
              <table:table-cell office:value-type="float" office:value="0.48957899474432">
                <text:p>0.4895789947443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.5">
                <text:p>12.5</text:p>
              </table:table-cell>
              <table:table-cell office:value-type="float" office:value="0.5045804881035">
                <text:p>0.5045804881035</text:p>
              </table:table-cell>
              <table:table-cell office:value-type="float" office:value="0.49123567367824">
                <text:p>0.49123567367824</text:p>
              </table:table-cell>
              <table:table-cell office:value-type="float" office:value="0.50376531000816">
                <text:p>0.50376531000816</text:p>
              </table:table-cell>
              <table:table-cell office:value-type="float" office:value="0.48967433233676">
                <text:p>0.4896743323367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.6">
                <text:p>12.6</text:p>
              </table:table-cell>
              <table:table-cell office:value-type="float" office:value="0.50451384699157">
                <text:p>0.50451384699157</text:p>
              </table:table-cell>
              <table:table-cell office:value-type="float" office:value="0.49132170799376">
                <text:p>0.49132170799376</text:p>
              </table:table-cell>
              <table:table-cell office:value-type="float" office:value="0.50371141453114">
                <text:p>0.50371141453114</text:p>
              </table:table-cell>
              <table:table-cell office:value-type="float" office:value="0.48976917186643">
                <text:p>0.4897691718664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.7">
                <text:p>12.7</text:p>
              </table:table-cell>
              <table:table-cell office:value-type="float" office:value="0.50444826962779">
                <text:p>0.50444826962779</text:p>
              </table:table-cell>
              <table:table-cell office:value-type="float" office:value="0.49140714144327">
                <text:p>0.49140714144327</text:p>
              </table:table-cell>
              <table:table-cell office:value-type="float" office:value="0.50365837075892">
                <text:p>0.50365837075892</text:p>
              </table:table-cell>
              <table:table-cell office:value-type="float" office:value="0.48986350750346">
                <text:p>0.4898635075034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.8">
                <text:p>12.8</text:p>
              </table:table-cell>
              <table:table-cell office:value-type="float" office:value="0.50438373714792">
                <text:p>0.50438373714792</text:p>
              </table:table-cell>
              <table:table-cell office:value-type="float" office:value="0.4914919749389">
                <text:p>0.4914919749389</text:p>
              </table:table-cell>
              <table:table-cell office:value-type="float" office:value="0.50360616255679">
                <text:p>0.50360616255679</text:p>
              </table:table-cell>
              <table:table-cell office:value-type="float" office:value="0.48995733373164">
                <text:p>0.4899573337316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.9">
                <text:p>12.9</text:p>
              </table:table-cell>
              <table:table-cell office:value-type="float" office:value="0.50432023101295">
                <text:p>0.50432023101295</text:p>
              </table:table-cell>
              <table:table-cell office:value-type="float" office:value="0.4915762093258">
                <text:p>0.4915762093258</text:p>
              </table:table-cell>
              <table:table-cell office:value-type="float" office:value="0.50355477420258">
                <text:p>0.50355477420258</text:p>
              </table:table-cell>
              <table:table-cell office:value-type="float" office:value="0.49005064533258">
                <text:p>0.4900506453325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">
                <text:p>13</text:p>
              </table:table-cell>
              <table:table-cell office:value-type="float" office:value="0.50425773300883">
                <text:p>0.50425773300883</text:p>
              </table:table-cell>
              <table:table-cell office:value-type="float" office:value="0.49165984539533">
                <text:p>0.49165984539533</text:p>
              </table:table-cell>
              <table:table-cell office:value-type="float" office:value="0.50350419037092">
                <text:p>0.50350419037092</text:p>
              </table:table-cell>
              <table:table-cell office:value-type="float" office:value="0.49014343737111">
                <text:p>0.4901434373711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.1">
                <text:p>13.1</text:p>
              </table:table-cell>
              <table:table-cell office:value-type="float" office:value="0.50419622524549">
                <text:p>0.50419622524549</text:p>
              </table:table-cell>
              <table:table-cell office:value-type="float" office:value="0.491742883897">
                <text:p>0.491742883897</text:p>
              </table:table-cell>
              <table:table-cell office:value-type="float" office:value="0.50345439611839">
                <text:p>0.50345439611839</text:p>
              </table:table-cell>
              <table:table-cell office:value-type="float" office:value="0.49023570518179">
                <text:p>0.4902357051817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.2">
                <text:p>13.2</text:p>
              </table:table-cell>
              <table:table-cell office:value-type="float" office:value="0.50413569015521">
                <text:p>0.50413569015521</text:p>
              </table:table-cell>
              <table:table-cell office:value-type="float" office:value="0.4918253255494">
                <text:p>0.4918253255494</text:p>
              </table:table-cell>
              <table:table-cell office:value-type="float" office:value="0.50340537686951">
                <text:p>0.50340537686951</text:p>
              </table:table-cell>
              <table:table-cell office:value-type="float" office:value="0.49032744435645">
                <text:p>0.4903274443564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.3">
                <text:p>13.3</text:p>
              </table:table-cell>
              <table:table-cell office:value-type="float" office:value="0.50407611049056">
                <text:p>0.50407611049056</text:p>
              </table:table-cell>
              <table:table-cell office:value-type="float" office:value="0.49190717105009">
                <text:p>0.49190717105009</text:p>
              </table:table-cell>
              <table:table-cell office:value-type="float" office:value="0.5033571184034">
                <text:p>0.5033571184034</text:p>
              </table:table-cell>
              <table:table-cell office:value-type="float" office:value="0.49041865073263">
                <text:p>0.4904186507326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.4">
                <text:p>13.4</text:p>
              </table:table-cell>
              <table:table-cell office:value-type="float" office:value="0.50401746932181">
                <text:p>0.50401746932181</text:p>
              </table:table-cell>
              <table:table-cell office:value-type="float" office:value="0.49198842108466">
                <text:p>0.49198842108466</text:p>
              </table:table-cell>
              <table:table-cell office:value-type="float" office:value="0.50330960684126">
                <text:p>0.50330960684126</text:p>
              </table:table-cell>
              <table:table-cell office:value-type="float" office:value="0.49050932038296">
                <text:p>0.4905093203829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.5">
                <text:p>13.5</text:p>
              </table:table-cell>
              <table:table-cell office:value-type="float" office:value="0.50395975003398">
                <text:p>0.50395975003398</text:p>
              </table:table-cell>
              <table:table-cell office:value-type="float" office:value="0.49206907633482">
                <text:p>0.49206907633482</text:p>
              </table:table-cell>
              <table:table-cell office:value-type="float" office:value="0.50326282863436">
                <text:p>0.50326282863436</text:p>
              </table:table-cell>
              <table:table-cell office:value-type="float" office:value="0.49059944960521">
                <text:p>0.4905994496052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.6">
                <text:p>13.6</text:p>
              </table:table-cell>
              <table:table-cell office:value-type="float" office:value="0.50390293632347">
                <text:p>0.50390293632347</text:p>
              </table:table-cell>
              <table:table-cell office:value-type="float" office:value="0.49214913748585">
                <text:p>0.49214913748585</text:p>
              </table:table-cell>
              <table:table-cell office:value-type="float" office:value="0.50321677055275">
                <text:p>0.50321677055275</text:p>
              </table:table-cell>
              <table:table-cell office:value-type="float" office:value="0.49068903491318">
                <text:p>0.4906890349131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.7">
                <text:p>13.7</text:p>
              </table:table-cell>
              <table:table-cell office:value-type="float" office:value="0.50384701219448">
                <text:p>0.50384701219448</text:p>
              </table:table-cell>
              <table:table-cell office:value-type="float" office:value="0.49222860523323">
                <text:p>0.49222860523323</text:p>
              </table:table-cell>
              <table:table-cell office:value-type="float" office:value="0.5031714196745">
                <text:p>0.5031714196745</text:p>
              </table:table-cell>
              <table:table-cell office:value-type="float" office:value="0.49077807302815">
                <text:p>0.4907780730281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.8">
                <text:p>13.8</text:p>
              </table:table-cell>
              <table:table-cell office:value-type="float" office:value="0.5037919619551">
                <text:p>0.5037919619551</text:p>
              </table:table-cell>
              <table:table-cell office:value-type="float" office:value="0.4923074802887">
                <text:p>0.4923074802887</text:p>
              </table:table-cell>
              <table:table-cell office:value-type="float" office:value="0.50312676330114">
                <text:p>0.50312676330114</text:p>
              </table:table-cell>
              <table:table-cell office:value-type="float" office:value="0.490866560871">
                <text:p>0.49086656087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.9">
                <text:p>13.9</text:p>
              </table:table-cell>
              <table:table-cell office:value-type="float" office:value="0.50373777021319">
                <text:p>0.50373777021319</text:p>
              </table:table-cell>
              <table:table-cell office:value-type="float" office:value="0.49238576338566">
                <text:p>0.49238576338566</text:p>
              </table:table-cell>
              <table:table-cell office:value-type="float" office:value="0.50308278920831">
                <text:p>0.50308278920831</text:p>
              </table:table-cell>
              <table:table-cell office:value-type="float" office:value="0.49095449555478">
                <text:p>0.4909544955547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">
                <text:p>14</text:p>
              </table:table-cell>
              <table:table-cell office:value-type="float" office:value="0.50368442187213">
                <text:p>0.50368442187213</text:p>
              </table:table-cell>
              <table:table-cell office:value-type="float" office:value="0.49246345528398">
                <text:p>0.49246345528398</text:p>
              </table:table-cell>
              <table:table-cell office:value-type="float" office:value="0.50303948530514">
                <text:p>0.50303948530514</text:p>
              </table:table-cell>
              <table:table-cell office:value-type="float" office:value="0.49104187437789">
                <text:p>0.4910418743778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.1">
                <text:p>14.1</text:p>
              </table:table-cell>
              <table:table-cell office:value-type="float" office:value="0.5036319021263">
                <text:p>0.5036319021263</text:p>
              </table:table-cell>
              <table:table-cell office:value-type="float" office:value="0.49254055677441">
                <text:p>0.49254055677441</text:p>
              </table:table-cell>
              <table:table-cell office:value-type="float" office:value="0.50299683980382">
                <text:p>0.50299683980382</text:p>
              </table:table-cell>
              <table:table-cell office:value-type="float" office:value="0.49112869481767">
                <text:p>0.4911286948176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.2">
                <text:p>14.2</text:p>
              </table:table-cell>
              <table:table-cell office:value-type="float" office:value="0.50358019645653">
                <text:p>0.50358019645653</text:p>
              </table:table-cell>
              <table:table-cell office:value-type="float" office:value="0.49261706868238">
                <text:p>0.49261706868238</text:p>
              </table:table-cell>
              <table:table-cell office:value-type="float" office:value="0.50295484117809">
                <text:p>0.50295484117809</text:p>
              </table:table-cell>
              <table:table-cell office:value-type="float" office:value="0.49121495452434">
                <text:p>0.4912149545243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.3">
                <text:p>14.3</text:p>
              </table:table-cell>
              <table:table-cell office:value-type="float" office:value="0.50352929062543">
                <text:p>0.50352929062543</text:p>
              </table:table-cell>
              <table:table-cell office:value-type="float" office:value="0.49269299187148">
                <text:p>0.49269299187148</text:p>
              </table:table-cell>
              <table:table-cell office:value-type="float" office:value="0.50291347815513">
                <text:p>0.50291347815513</text:p>
              </table:table-cell>
              <table:table-cell office:value-type="float" office:value="0.49130065131547">
                <text:p>0.4913006513154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.4">
                <text:p>14.4</text:p>
              </table:table-cell>
              <table:table-cell office:value-type="float" office:value="0.50347917067261">
                <text:p>0.50347917067261</text:p>
              </table:table-cell>
              <table:table-cell office:value-type="float" office:value="0.49276832724643">
                <text:p>0.49276832724643</text:p>
              </table:table-cell>
              <table:table-cell office:value-type="float" office:value="0.5028727397079">
                <text:p>0.5028727397079</text:p>
              </table:table-cell>
              <table:table-cell office:value-type="float" office:value="0.49138578317062">
                <text:p>0.4913857831706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.5">
                <text:p>14.5</text:p>
              </table:table-cell>
              <table:table-cell office:value-type="float" office:value="0.50342982290985">
                <text:p>0.50342982290985</text:p>
              </table:table-cell>
              <table:table-cell office:value-type="float" office:value="0.49284307575577">
                <text:p>0.49284307575577</text:p>
              </table:table-cell>
              <table:table-cell office:value-type="float" office:value="0.5028326150478">
                <text:p>0.5028326150478</text:p>
              </table:table-cell>
              <table:table-cell office:value-type="float" office:value="0.49147034822646">
                <text:p>0.4914703482264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.6">
                <text:p>14.6</text:p>
              </table:table-cell>
              <table:table-cell office:value-type="float" office:value="0.50338123391627">
                <text:p>0.50338123391627</text:p>
              </table:table-cell>
              <table:table-cell office:value-type="float" office:value="0.49291723839416">
                <text:p>0.49291723839416</text:p>
              </table:table-cell>
              <table:table-cell office:value-type="float" office:value="0.50279309361758">
                <text:p>0.50279309361758</text:p>
              </table:table-cell>
              <table:table-cell office:value-type="float" office:value="0.49155434477205">
                <text:p>0.4915543447720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.7">
                <text:p>14.7</text:p>
              </table:table-cell>
              <table:table-cell office:value-type="float" office:value="0.50333339053337">
                <text:p>0.50333339053337</text:p>
              </table:table-cell>
              <table:table-cell office:value-type="float" office:value="0.4929908162044">
                <text:p>0.4929908162044</text:p>
              </table:table-cell>
              <table:table-cell office:value-type="float" office:value="0.50275416508464">
                <text:p>0.50275416508464</text:p>
              </table:table-cell>
              <table:table-cell office:value-type="float" office:value="0.49163777124445">
                <text:p>0.4916377712444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.8">
                <text:p>14.8</text:p>
              </table:table-cell>
              <table:table-cell office:value-type="float" office:value="0.50328627986022">
                <text:p>0.50328627986022</text:p>
              </table:table-cell>
              <table:table-cell office:value-type="float" office:value="0.49306381027911">
                <text:p>0.49306381027911</text:p>
              </table:table-cell>
              <table:table-cell office:value-type="float" office:value="0.50271581933457">
                <text:p>0.50271581933457</text:p>
              </table:table-cell>
              <table:table-cell office:value-type="float" office:value="0.49172062622458">
                <text:p>0.4917206262245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.9">
                <text:p>14.9</text:p>
              </table:table-cell>
              <table:table-cell office:value-type="float" office:value="0.5032398892485">
                <text:p>0.5032398892485</text:p>
              </table:table-cell>
              <table:table-cell office:value-type="float" office:value="0.49313622176218">
                <text:p>0.49313622176218</text:p>
              </table:table-cell>
              <table:table-cell office:value-type="float" office:value="0.50267804646493">
                <text:p>0.50267804646493</text:p>
              </table:table-cell>
              <table:table-cell office:value-type="float" office:value="0.49180290843324">
                <text:p>0.4918029084332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">
                <text:p>15</text:p>
              </table:table-cell>
              <table:table-cell office:value-type="float" office:value="0.50319420629762">
                <text:p>0.50319420629762</text:p>
              </table:table-cell>
              <table:table-cell office:value-type="float" office:value="0.49320805184999">
                <text:p>0.49320805184999</text:p>
              </table:table-cell>
              <table:table-cell office:value-type="float" office:value="0.50264083677931">
                <text:p>0.50264083677931</text:p>
              </table:table-cell>
              <table:table-cell office:value-type="float" office:value="0.49188461672738">
                <text:p>0.4918846167273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.1">
                <text:p>15.1</text:p>
              </table:table-cell>
              <table:table-cell office:value-type="float" office:value="0.5031492188499">
                <text:p>0.5031492188499</text:p>
              </table:table-cell>
              <table:table-cell office:value-type="float" office:value="0.49327930179239">
                <text:p>0.49327930179239</text:p>
              </table:table-cell>
              <table:table-cell office:value-type="float" office:value="0.50260418078165">
                <text:p>0.50260418078165</text:p>
              </table:table-cell>
              <table:table-cell office:value-type="float" office:value="0.49196575009654">
                <text:p>0.4919657500965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.2">
                <text:p>15.2</text:p>
              </table:table-cell>
              <table:table-cell office:value-type="float" office:value="0.5031049149857">
                <text:p>0.5031049149857</text:p>
              </table:table-cell>
              <table:table-cell office:value-type="float" office:value="0.49334997289342">
                <text:p>0.49334997289342</text:p>
              </table:table-cell>
              <table:table-cell office:value-type="float" office:value="0.50256806917073">
                <text:p>0.50256806917073</text:p>
              </table:table-cell>
              <table:table-cell office:value-type="float" office:value="0.49204630765944">
                <text:p>0.4920463076594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.3">
                <text:p>15.3</text:p>
              </table:table-cell>
              <table:table-cell office:value-type="float" office:value="0.50306128301866">
                <text:p>0.50306128301866</text:p>
              </table:table-cell>
              <table:table-cell office:value-type="float" office:value="0.49342006651197">
                <text:p>0.49342006651197</text:p>
              </table:table-cell>
              <table:table-cell office:value-type="float" office:value="0.50253249283489">
                <text:p>0.50253249283489</text:p>
              </table:table-cell>
              <table:table-cell office:value-type="float" office:value="0.49212628866074">
                <text:p>0.4921262886607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.4">
                <text:p>15.4</text:p>
              </table:table-cell>
              <table:table-cell office:value-type="float" office:value="0.50301831149093">
                <text:p>0.50301831149093</text:p>
              </table:table-cell>
              <table:table-cell office:value-type="float" office:value="0.49348958406212">
                <text:p>0.49348958406212</text:p>
              </table:table-cell>
              <table:table-cell office:value-type="float" office:value="0.50249744284697">
                <text:p>0.50249744284697</text:p>
              </table:table-cell>
              <table:table-cell office:value-type="float" office:value="0.49220569246795">
                <text:p>0.4922056924679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.5">
                <text:p>15.5</text:p>
              </table:table-cell>
              <table:table-cell office:value-type="float" office:value="0.50297598916852">
                <text:p>0.50297598916852</text:p>
              </table:table-cell>
              <table:table-cell office:value-type="float" office:value="0.49355852701342">
                <text:p>0.49355852701342</text:p>
              </table:table-cell>
              <table:table-cell office:value-type="float" office:value="0.50246291045942">
                <text:p>0.50246291045942</text:p>
              </table:table-cell>
              <table:table-cell office:value-type="float" office:value="0.49228451856841">
                <text:p>0.4922845185684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.6">
                <text:p>15.6</text:p>
              </table:table-cell>
              <table:table-cell office:value-type="float" office:value="0.50293430503664">
                <text:p>0.50293430503664</text:p>
              </table:table-cell>
              <table:table-cell office:value-type="float" office:value="0.49362689689102">
                <text:p>0.49362689689102</text:p>
              </table:table-cell>
              <table:table-cell office:value-type="float" office:value="0.50242888709962">
                <text:p>0.50242888709962</text:p>
              </table:table-cell>
              <table:table-cell office:value-type="float" office:value="0.49236276656644">
                <text:p>0.4923627665664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.7">
                <text:p>15.7</text:p>
              </table:table-cell>
              <table:table-cell office:value-type="float" office:value="0.50289324829516">
                <text:p>0.50289324829516</text:p>
              </table:table-cell>
              <table:table-cell office:value-type="float" office:value="0.49369469527557">
                <text:p>0.49369469527557</text:p>
              </table:table-cell>
              <table:table-cell office:value-type="float" office:value="0.50239536436529">
                <text:p>0.50239536436529</text:p>
              </table:table-cell>
              <table:table-cell office:value-type="float" office:value="0.49244043618059">
                <text:p>0.4924404361805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.8">
                <text:p>15.8</text:p>
              </table:table-cell>
              <table:table-cell office:value-type="float" office:value="0.50285280835408">
                <text:p>0.50285280835408</text:p>
              </table:table-cell>
              <table:table-cell office:value-type="float" office:value="0.49376192380314">
                <text:p>0.49376192380314</text:p>
              </table:table-cell>
              <table:table-cell office:value-type="float" office:value="0.50236233402016">
                <text:p>0.50236233402016</text:p>
              </table:table-cell>
              <table:table-cell office:value-type="float" office:value="0.49251752724094">
                <text:p>0.4925175272409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.9">
                <text:p>15.9</text:p>
              </table:table-cell>
              <table:table-cell office:value-type="float" office:value="0.50281297482913">
                <text:p>0.50281297482913</text:p>
              </table:table-cell>
              <table:table-cell office:value-type="float" office:value="0.49382858416493">
                <text:p>0.49382858416493</text:p>
              </table:table-cell>
              <table:table-cell office:value-type="float" office:value="0.50232978798975">
                <text:p>0.50232978798975</text:p>
              </table:table-cell>
              <table:table-cell office:value-type="float" office:value="0.49259403968656">
                <text:p>0.4925940396865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">
                <text:p>16</text:p>
              </table:table-cell>
              <table:table-cell office:value-type="float" office:value="0.50277373753737">
                <text:p>0.50277373753737</text:p>
              </table:table-cell>
              <table:table-cell office:value-type="float" office:value="0.49389467810688">
                <text:p>0.49389467810688</text:p>
              </table:table-cell>
              <table:table-cell office:value-type="float" office:value="0.50229771835728">
                <text:p>0.50229771835728</text:p>
              </table:table-cell>
              <table:table-cell office:value-type="float" office:value="0.49266997356297">
                <text:p>0.4926699735629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.1">
                <text:p>16.1</text:p>
              </table:table-cell>
              <table:table-cell office:value-type="float" office:value="0.50273508649295">
                <text:p>0.50273508649295</text:p>
              </table:table-cell>
              <table:table-cell office:value-type="float" office:value="0.49396020742927">
                <text:p>0.49396020742927</text:p>
              </table:table-cell>
              <table:table-cell office:value-type="float" office:value="0.50226611735975">
                <text:p>0.50226611735975</text:p>
              </table:table-cell>
              <table:table-cell office:value-type="float" office:value="0.49274532901975">
                <text:p>0.4927453290197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.2">
                <text:p>16.2</text:p>
              </table:table-cell>
              <table:table-cell office:value-type="float" office:value="0.50269701190286">
                <text:p>0.50269701190286</text:p>
              </table:table-cell>
              <table:table-cell office:value-type="float" office:value="0.49402517398614">
                <text:p>0.49402517398614</text:p>
              </table:table-cell>
              <table:table-cell office:value-type="float" office:value="0.50223497738413">
                <text:p>0.50223497738413</text:p>
              </table:table-cell>
              <table:table-cell office:value-type="float" office:value="0.49282010630813">
                <text:p>0.4928201063081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.3">
                <text:p>16.3</text:p>
              </table:table-cell>
              <table:table-cell office:value-type="float" office:value="0.50265950416283">
                <text:p>0.50265950416283</text:p>
              </table:table-cell>
              <table:table-cell office:value-type="float" office:value="0.49408957968468">
                <text:p>0.49408957968468</text:p>
              </table:table-cell>
              <table:table-cell office:value-type="float" office:value="0.50220429096369">
                <text:p>0.50220429096369</text:p>
              </table:table-cell>
              <table:table-cell office:value-type="float" office:value="0.49289430577876">
                <text:p>0.4928943057787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.4">
                <text:p>16.4</text:p>
              </table:table-cell>
              <table:table-cell office:value-type="float" office:value="0.50262255385324">
                <text:p>0.50262255385324</text:p>
              </table:table-cell>
              <table:table-cell office:value-type="float" office:value="0.49415342648455">
                <text:p>0.49415342648455</text:p>
              </table:table-cell>
              <table:table-cell office:value-type="float" office:value="0.50217405077445">
                <text:p>0.50217405077445</text:p>
              </table:table-cell>
              <table:table-cell office:value-type="float" office:value="0.49296792787939">
                <text:p>0.4929679278793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.5">
                <text:p>16.5</text:p>
              </table:table-cell>
              <table:table-cell office:value-type="float" office:value="0.50258615173516">
                <text:p>0.50258615173516</text:p>
              </table:table-cell>
              <table:table-cell office:value-type="float" office:value="0.49421671639713">
                <text:p>0.49421671639713</text:p>
              </table:table-cell>
              <table:table-cell office:value-type="float" office:value="0.50214424963175">
                <text:p>0.50214424963175</text:p>
              </table:table-cell>
              <table:table-cell office:value-type="float" office:value="0.49304097315276">
                <text:p>0.4930409731527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.6">
                <text:p>16.6</text:p>
              </table:table-cell>
              <table:table-cell office:value-type="float" office:value="0.50255028874648">
                <text:p>0.50255028874648</text:p>
              </table:table-cell>
              <table:table-cell office:value-type="float" office:value="0.49427945148472">
                <text:p>0.49427945148472</text:p>
              </table:table-cell>
              <table:table-cell office:value-type="float" office:value="0.5021148804869">
                <text:p>0.5021148804869</text:p>
              </table:table-cell>
              <table:table-cell office:value-type="float" office:value="0.49311344223437">
                <text:p>0.4931134422343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.7">
                <text:p>16.7</text:p>
              </table:table-cell>
              <table:table-cell office:value-type="float" office:value="0.50251495599801">
                <text:p>0.50251495599801</text:p>
              </table:table-cell>
              <table:table-cell office:value-type="float" office:value="0.49434163385968">
                <text:p>0.49434163385968</text:p>
              </table:table-cell>
              <table:table-cell office:value-type="float" office:value="0.50208593642397">
                <text:p>0.50208593642397</text:p>
              </table:table-cell>
              <table:table-cell office:value-type="float" office:value="0.49318533585046">
                <text:p>0.4931853358504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.8">
                <text:p>16.8</text:p>
              </table:table-cell>
              <table:table-cell office:value-type="float" office:value="0.50248014476983">
                <text:p>0.50248014476983</text:p>
              </table:table-cell>
              <table:table-cell office:value-type="float" office:value="0.49440326568354">
                <text:p>0.49440326568354</text:p>
              </table:table-cell>
              <table:table-cell office:value-type="float" office:value="0.5020574106567">
                <text:p>0.5020574106567</text:p>
              </table:table-cell>
              <table:table-cell office:value-type="float" office:value="0.49325665481591">
                <text:p>0.4932566548159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.9">
                <text:p>16.9</text:p>
              </table:table-cell>
              <table:table-cell office:value-type="float" office:value="0.50244584650756">
                <text:p>0.50244584650756</text:p>
              </table:table-cell>
              <table:table-cell office:value-type="float" office:value="0.49446434916604">
                <text:p>0.49446434916604</text:p>
              </table:table-cell>
              <table:table-cell office:value-type="float" office:value="0.50202929652541">
                <text:p>0.50202929652541</text:p>
              </table:table-cell>
              <table:table-cell office:value-type="float" office:value="0.49332740003222">
                <text:p>0.4933274000322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">
                <text:p>17</text:p>
              </table:table-cell>
              <table:table-cell office:value-type="float" office:value="0.50241205281881">
                <text:p>0.50241205281881</text:p>
              </table:table-cell>
              <table:table-cell office:value-type="float" office:value="0.49452488656417">
                <text:p>0.49452488656417</text:p>
              </table:table-cell>
              <table:table-cell office:value-type="float" office:value="0.50200158749412">
                <text:p>0.50200158749412</text:p>
              </table:table-cell>
              <table:table-cell office:value-type="float" office:value="0.49339757248555">
                <text:p>0.4933975724855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.1">
                <text:p>17.1</text:p>
              </table:table-cell>
              <table:table-cell office:value-type="float" office:value="0.50237875546967">
                <text:p>0.50237875546967</text:p>
              </table:table-cell>
              <table:table-cell office:value-type="float" office:value="0.49458488018116">
                <text:p>0.49458488018116</text:p>
              </table:table-cell>
              <table:table-cell office:value-type="float" office:value="0.5019742771477">
                <text:p>0.5019742771477</text:p>
              </table:table-cell>
              <table:table-cell office:value-type="float" office:value="0.49346717324473">
                <text:p>0.4934671732447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.2">
                <text:p>17.2</text:p>
              </table:table-cell>
              <table:table-cell office:value-type="float" office:value="0.50234594638126">
                <text:p>0.50234594638126</text:p>
              </table:table-cell>
              <table:table-cell office:value-type="float" office:value="0.49464433236543">
                <text:p>0.49464433236543</text:p>
              </table:table-cell>
              <table:table-cell office:value-type="float" office:value="0.50194735918907">
                <text:p>0.50194735918907</text:p>
              </table:table-cell>
              <table:table-cell office:value-type="float" office:value="0.49353620345937">
                <text:p>0.4935362034593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.3">
                <text:p>17.3</text:p>
              </table:table-cell>
              <table:table-cell office:value-type="float" office:value="0.50231361762638">
                <text:p>0.50231361762638</text:p>
              </table:table-cell>
              <table:table-cell office:value-type="float" office:value="0.49470324550955">
                <text:p>0.49470324550955</text:p>
              </table:table-cell>
              <table:table-cell office:value-type="float" office:value="0.5019208274366">
                <text:p>0.5019208274366</text:p>
              </table:table-cell>
              <table:table-cell office:value-type="float" office:value="0.49360466435797">
                <text:p>0.4936046643579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.4">
                <text:p>17.4</text:p>
              </table:table-cell>
              <table:table-cell office:value-type="float" office:value="0.50228176142624">
                <text:p>0.50228176142624</text:p>
              </table:table-cell>
              <table:table-cell office:value-type="float" office:value="0.49476162204915">
                <text:p>0.49476162204915</text:p>
              </table:table-cell>
              <table:table-cell office:value-type="float" office:value="0.50189467582144">
                <text:p>0.50189467582144</text:p>
              </table:table-cell>
              <table:table-cell office:value-type="float" office:value="0.49367255724603">
                <text:p>0.4936725572460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.5">
                <text:p>17.5</text:p>
              </table:table-cell>
              <table:table-cell office:value-type="float" office:value="0.50225037014727">
                <text:p>0.50225037014727</text:p>
              </table:table-cell>
              <table:table-cell office:value-type="float" office:value="0.49481946446181">
                <text:p>0.49481946446181</text:p>
              </table:table-cell>
              <table:table-cell office:value-type="float" office:value="0.50186889838503">
                <text:p>0.50186889838503</text:p>
              </table:table-cell>
              <table:table-cell office:value-type="float" office:value="0.49373988350423">
                <text:p>0.4937398835042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.6">
                <text:p>17.6</text:p>
              </table:table-cell>
              <table:table-cell office:value-type="float" office:value="0.50221943629792">
                <text:p>0.50221943629792</text:p>
              </table:table-cell>
              <table:table-cell office:value-type="float" office:value="0.49487677526596">
                <text:p>0.49487677526596</text:p>
              </table:table-cell>
              <table:table-cell office:value-type="float" office:value="0.50184348927663">
                <text:p>0.50184348927663</text:p>
              </table:table-cell>
              <table:table-cell office:value-type="float" office:value="0.4938066445866">
                <text:p>0.493806644586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.7">
                <text:p>17.7</text:p>
              </table:table-cell>
              <table:table-cell office:value-type="float" office:value="0.50218895252569">
                <text:p>0.50218895252569</text:p>
              </table:table-cell>
              <table:table-cell office:value-type="float" office:value="0.49493355701975">
                <text:p>0.49493355701975</text:p>
              </table:table-cell>
              <table:table-cell office:value-type="float" office:value="0.50181844275097">
                <text:p>0.50181844275097</text:p>
              </table:table-cell>
              <table:table-cell office:value-type="float" office:value="0.49387284201876">
                <text:p>0.4938728420187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.8">
                <text:p>17.8</text:p>
              </table:table-cell>
              <table:table-cell office:value-type="float" office:value="0.50215891161406">
                <text:p>0.50215891161406</text:p>
              </table:table-cell>
              <table:table-cell office:value-type="float" office:value="0.49498981231991">
                <text:p>0.49498981231991</text:p>
              </table:table-cell>
              <table:table-cell office:value-type="float" office:value="0.50179375316593">
                <text:p>0.50179375316593</text:p>
              </table:table-cell>
              <table:table-cell office:value-type="float" office:value="0.49393847739609">
                <text:p>0.4939384773960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.9">
                <text:p>17.9</text:p>
              </table:table-cell>
              <table:table-cell office:value-type="float" office:value="0.50212930647962">
                <text:p>0.50212930647962</text:p>
              </table:table-cell>
              <table:table-cell office:value-type="float" office:value="0.49504554380062">
                <text:p>0.49504554380062</text:p>
              </table:table-cell>
              <table:table-cell office:value-type="float" office:value="0.50176941498024">
                <text:p>0.50176941498024</text:p>
              </table:table-cell>
              <table:table-cell office:value-type="float" office:value="0.49400355238207">
                <text:p>0.4940035523820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">
                <text:p>18</text:p>
              </table:table-cell>
              <table:table-cell office:value-type="float" office:value="0.50210013016916">
                <text:p>0.50210013016916</text:p>
              </table:table-cell>
              <table:table-cell office:value-type="float" office:value="0.49510075413233">
                <text:p>0.49510075413233</text:p>
              </table:table-cell>
              <table:table-cell office:value-type="float" office:value="0.50174542275136">
                <text:p>0.50174542275136</text:p>
              </table:table-cell>
              <table:table-cell office:value-type="float" office:value="0.49406806870647">
                <text:p>0.4940680687064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.1">
                <text:p>18.1</text:p>
              </table:table-cell>
              <table:table-cell office:value-type="float" office:value="0.50207137585695">
                <text:p>0.50207137585695</text:p>
              </table:table-cell>
              <table:table-cell office:value-type="float" office:value="0.49515544602063">
                <text:p>0.49515544602063</text:p>
              </table:table-cell>
              <table:table-cell office:value-type="float" office:value="0.50172177136051">
                <text:p>0.50172177136051</text:p>
              </table:table-cell>
              <table:table-cell office:value-type="float" office:value="0.4941320281637">
                <text:p>0.494132028163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.2">
                <text:p>18.2</text:p>
              </table:table-cell>
              <table:table-cell office:value-type="float" office:value="0.50204303684198">
                <text:p>0.50204303684198</text:p>
              </table:table-cell>
              <table:table-cell office:value-type="float" office:value="0.49520962220509">
                <text:p>0.49520962220509</text:p>
              </table:table-cell>
              <table:table-cell office:value-type="float" office:value="0.50169845530625">
                <text:p>0.50169845530625</text:p>
              </table:table-cell>
              <table:table-cell office:value-type="float" office:value="0.49419543261108">
                <text:p>0.4941954326110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.3">
                <text:p>18.3</text:p>
              </table:table-cell>
              <table:table-cell office:value-type="float" office:value="0.50201510654528">
                <text:p>0.50201510654528</text:p>
              </table:table-cell>
              <table:table-cell office:value-type="float" office:value="0.49526328545811">
                <text:p>0.49526328545811</text:p>
              </table:table-cell>
              <table:table-cell office:value-type="float" office:value="0.50167546943163">
                <text:p>0.50167546943163</text:p>
              </table:table-cell>
              <table:table-cell office:value-type="float" office:value="0.4942582839672">
                <text:p>0.494258283967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.4">
                <text:p>18.4</text:p>
              </table:table-cell>
              <table:table-cell office:value-type="float" office:value="0.50198757850737">
                <text:p>0.50198757850737</text:p>
              </table:table-cell>
              <table:table-cell office:value-type="float" office:value="0.49531643858376">
                <text:p>0.49531643858376</text:p>
              </table:table-cell>
              <table:table-cell office:value-type="float" office:value="0.50165280867002">
                <text:p>0.50165280867002</text:p>
              </table:table-cell>
              <table:table-cell office:value-type="float" office:value="0.49432058421029">
                <text:p>0.4943205842102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.5">
                <text:p>18.5</text:p>
              </table:table-cell>
              <table:table-cell office:value-type="float" office:value="0.50196044638571">
                <text:p>0.50196044638571</text:p>
              </table:table-cell>
              <table:table-cell office:value-type="float" office:value="0.49536908441663">
                <text:p>0.49536908441663</text:p>
              </table:table-cell>
              <table:table-cell office:value-type="float" office:value="0.50163046838864">
                <text:p>0.50163046838864</text:p>
              </table:table-cell>
              <table:table-cell office:value-type="float" office:value="0.49438233537654">
                <text:p>0.4943823353765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.6">
                <text:p>18.6</text:p>
              </table:table-cell>
              <table:table-cell office:value-type="float" office:value="0.50193370395219">
                <text:p>0.50193370395219</text:p>
              </table:table-cell>
              <table:table-cell office:value-type="float" office:value="0.49542122582067">
                <text:p>0.49542122582067</text:p>
              </table:table-cell>
              <table:table-cell office:value-type="float" office:value="0.50160844331566">
                <text:p>0.50160844331566</text:p>
              </table:table-cell>
              <table:table-cell office:value-type="float" office:value="0.4944435395585">
                <text:p>0.494443539558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.7">
                <text:p>18.7</text:p>
              </table:table-cell>
              <table:table-cell office:value-type="float" office:value="0.50190734509077">
                <text:p>0.50190734509077</text:p>
              </table:table-cell>
              <table:table-cell office:value-type="float" office:value="0.49547286568808">
                <text:p>0.49547286568808</text:p>
              </table:table-cell>
              <table:table-cell office:value-type="float" office:value="0.50158672864745">
                <text:p>0.50158672864745</text:p>
              </table:table-cell>
              <table:table-cell office:value-type="float" office:value="0.49450419890353">
                <text:p>0.4945041989035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.8">
                <text:p>18.8</text:p>
              </table:table-cell>
              <table:table-cell office:value-type="float" office:value="0.5018813637951">
                <text:p>0.5018813637951</text:p>
              </table:table-cell>
              <table:table-cell office:value-type="float" office:value="0.49552400693815">
                <text:p>0.49552400693815</text:p>
              </table:table-cell>
              <table:table-cell office:value-type="float" office:value="0.5015653196632">
                <text:p>0.5015653196632</text:p>
              </table:table-cell>
              <table:table-cell office:value-type="float" office:value="0.49456431561218">
                <text:p>0.4945643156121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.9">
                <text:p>18.9</text:p>
              </table:table-cell>
              <table:table-cell office:value-type="float" office:value="0.50185575416617">
                <text:p>0.50185575416617</text:p>
              </table:table-cell>
              <table:table-cell office:value-type="float" office:value="0.49557465251613">
                <text:p>0.49557465251613</text:p>
              </table:table-cell>
              <table:table-cell office:value-type="float" office:value="0.5015442117232">
                <text:p>0.5015442117232</text:p>
              </table:table-cell>
              <table:table-cell office:value-type="float" office:value="0.49462389193662">
                <text:p>0.4946238919366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">
                <text:p>19</text:p>
              </table:table-cell>
              <table:table-cell office:value-type="float" office:value="0.50183051041017">
                <text:p>0.50183051041017</text:p>
              </table:table-cell>
              <table:table-cell office:value-type="float" office:value="0.49562480539213">
                <text:p>0.49562480539213</text:p>
              </table:table-cell>
              <table:table-cell office:value-type="float" office:value="0.50152340026723">
                <text:p>0.50152340026723</text:p>
              </table:table-cell>
              <table:table-cell office:value-type="float" office:value="0.49468293017914">
                <text:p>0.4946829301791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.1">
                <text:p>19.1</text:p>
              </table:table-cell>
              <table:table-cell office:value-type="float" office:value="0.50180562683616">
                <text:p>0.50180562683616</text:p>
              </table:table-cell>
              <table:table-cell office:value-type="float" office:value="0.49567446856">
                <text:p>0.49567446856</text:p>
              </table:table-cell>
              <table:table-cell office:value-type="float" office:value="0.50150288081296">
                <text:p>0.50150288081296</text:p>
              </table:table-cell>
              <table:table-cell office:value-type="float" office:value="0.49474143269062">
                <text:p>0.4947414326906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.2">
                <text:p>19.2</text:p>
              </table:table-cell>
              <table:table-cell office:value-type="float" office:value="0.50178109785406">
                <text:p>0.50178109785406</text:p>
              </table:table-cell>
              <table:table-cell office:value-type="float" office:value="0.49572364503623">
                <text:p>0.49572364503623</text:p>
              </table:table-cell>
              <table:table-cell office:value-type="float" office:value="0.50148264895436">
                <text:p>0.50148264895436</text:p>
              </table:table-cell>
              <table:table-cell office:value-type="float" office:value="0.49479940186897">
                <text:p>0.4947994018689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.3">
                <text:p>19.3</text:p>
              </table:table-cell>
              <table:table-cell office:value-type="float" office:value="0.50175691797245">
                <text:p>0.50175691797245</text:p>
              </table:table-cell>
              <table:table-cell office:value-type="float" office:value="0.49577233785886">
                <text:p>0.49577233785886</text:p>
              </table:table-cell>
              <table:table-cell office:value-type="float" office:value="0.50146270036018">
                <text:p>0.50146270036018</text:p>
              </table:table-cell>
              <table:table-cell office:value-type="float" office:value="0.49485684015773">
                <text:p>0.4948568401577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.4">
                <text:p>19.4</text:p>
              </table:table-cell>
              <table:table-cell office:value-type="float" office:value="0.50173308179661">
                <text:p>0.50173308179661</text:p>
              </table:table-cell>
              <table:table-cell office:value-type="float" office:value="0.4958205500864">
                <text:p>0.4958205500864</text:p>
              </table:table-cell>
              <table:table-cell office:value-type="float" office:value="0.50144303077248">
                <text:p>0.50144303077248</text:p>
              </table:table-cell>
              <table:table-cell office:value-type="float" office:value="0.49491375897224">
                <text:p>0.4949137589722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.5">
                <text:p>19.5</text:p>
              </table:table-cell>
              <table:table-cell office:value-type="float" office:value="0.50170958402647">
                <text:p>0.50170958402647</text:p>
              </table:table-cell>
              <table:table-cell office:value-type="float" office:value="0.49586828479678">
                <text:p>0.49586828479678</text:p>
              </table:table-cell>
              <table:table-cell office:value-type="float" office:value="0.50142363600515">
                <text:p>0.50142363600515</text:p>
              </table:table-cell>
              <table:table-cell office:value-type="float" office:value="0.49497015108369">
                <text:p>0.4949701510836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.6">
                <text:p>19.6</text:p>
              </table:table-cell>
              <table:table-cell office:value-type="float" office:value="0.50168641945468">
                <text:p>0.50168641945468</text:p>
              </table:table-cell>
              <table:table-cell office:value-type="float" office:value="0.49591554508628">
                <text:p>0.49591554508628</text:p>
              </table:table-cell>
              <table:table-cell office:value-type="float" office:value="0.5014045119425">
                <text:p>0.5014045119425</text:p>
              </table:table-cell>
              <table:table-cell office:value-type="float" office:value="0.49502601913376">
                <text:p>0.4950260191337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.7">
                <text:p>19.7</text:p>
              </table:table-cell>
              <table:table-cell office:value-type="float" office:value="0.50166358296475">
                <text:p>0.50166358296475</text:p>
              </table:table-cell>
              <table:table-cell office:value-type="float" office:value="0.49596233406851">
                <text:p>0.49596233406851</text:p>
              </table:table-cell>
              <table:table-cell office:value-type="float" office:value="0.50138565453787">
                <text:p>0.50138565453787</text:p>
              </table:table-cell>
              <table:table-cell office:value-type="float" office:value="0.49508136579806">
                <text:p>0.4950813657980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.8">
                <text:p>19.8</text:p>
              </table:table-cell>
              <table:table-cell office:value-type="float" office:value="0.50164106952912">
                <text:p>0.50164106952912</text:p>
              </table:table-cell>
              <table:table-cell office:value-type="float" office:value="0.49600865487335">
                <text:p>0.49600865487335</text:p>
              </table:table-cell>
              <table:table-cell office:value-type="float" office:value="0.50136705981229">
                <text:p>0.50136705981229</text:p>
              </table:table-cell>
              <table:table-cell office:value-type="float" office:value="0.49513619378519">
                <text:p>0.4951361937851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.9">
                <text:p>19.9</text:p>
              </table:table-cell>
              <table:table-cell office:value-type="float" office:value="0.50161887420743">
                <text:p>0.50161887420743</text:p>
              </table:table-cell>
              <table:table-cell office:value-type="float" office:value="0.496054510646">
                <text:p>0.496054510646</text:p>
              </table:table-cell>
              <table:table-cell office:value-type="float" office:value="0.50134872385314">
                <text:p>0.50134872385314</text:p>
              </table:table-cell>
              <table:table-cell office:value-type="float" office:value="0.49519050583582">
                <text:p>0.4951905058358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">
                <text:p>20</text:p>
              </table:table-cell>
              <table:table-cell office:value-type="float" office:value="0.50159699214467">
                <text:p>0.50159699214467</text:p>
              </table:table-cell>
              <table:table-cell office:value-type="float" office:value="0.4960999045459">
                <text:p>0.4960999045459</text:p>
              </table:table-cell>
              <table:table-cell office:value-type="float" office:value="0.50133064281285">
                <text:p>0.50133064281285</text:p>
              </table:table-cell>
              <table:table-cell office:value-type="float" office:value="0.49524430472177">
                <text:p>0.4952443047217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.5" chart:maximum="1.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draw:stroke="dash" draw:stroke-dash="Long_20_Dash" svg:stroke-width="0.025cm" svg:stroke-color="#666666" draw:fill-color="#66666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898cm" svg:y="3.205cm" style:legend-expansion="high" chart:style-name="ch2"/>
        <chart:plot-area chart:style-name="ch3" table:cell-range-address="Sheet2.B1:Sheet2.C202 Sheet2.K1:Sheet2.K202 Sheet2.E1:Sheet2.E202 Sheet2.G1:Sheet2.G202 Sheet2.I1:Sheet2.I202" chart:data-source-has-labels="row" svg:x="0.32cm" svg:y="0.18cm" svg:width="11.258cm" svg:height="8.64cm">
          <chartooo:coordinate-region svg:x="1.047cm" svg:y="0.379cm" svg:width="10.291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2.C2:Sheet2.C202" chart:label-cell-address="Sheet2.C1:Sheet2.C1" chart:class="chart:scatter">
            <chart:domain table:cell-range-address="Sheet2.B2:Sheet2.B202"/>
            <chart:data-point chart:repeated="201"/>
          </chart:series>
          <chart:series chart:style-name="ch8" chart:values-cell-range-address="Sheet2.K2:Sheet2.K202" chart:label-cell-address="Sheet2.K1:Sheet2.K1" chart:class="chart:scatter">
            <chart:domain table:cell-range-address="Sheet2.J2:Sheet2.J202"/>
            <chart:data-point chart:repeated="201"/>
          </chart:series>
          <chart:series chart:style-name="ch9" chart:values-cell-range-address="Sheet2.E2:Sheet2.E202" chart:label-cell-address="Sheet2.E1:Sheet2.E1" chart:class="chart:scatter">
            <chart:domain table:cell-range-address="Sheet2.D2:Sheet2.D202"/>
            <chart:data-point chart:repeated="201"/>
          </chart:series>
          <chart:series chart:style-name="ch10" chart:values-cell-range-address="Sheet2.G2:Sheet2.G202" chart:label-cell-address="Sheet2.G1:Sheet2.G1" chart:class="chart:scatter">
            <chart:domain table:cell-range-address="Sheet2.F2:Sheet2.F202"/>
            <chart:data-point chart:repeated="201"/>
          </chart:series>
          <chart:series chart:style-name="ch11" chart:values-cell-range-address="Sheet2.I2:Sheet2.I202" chart:label-cell-address="Sheet2.I1:Sheet2.I1" chart:class="chart:scatter">
            <chart:domain table:cell-range-address="Sheet2.H2:Sheet2.H202"/>
            <chart:data-point chart:repeated="20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_cold_thick</text:p>
                <draw:g>
                  <svg:desc>Sheet2.C1:Sheet2.C1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T_stable</text:p>
                <draw:g>
                  <svg:desc>Sheet2.K1:Sheet2.K1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T_cold_thin</text:p>
                <draw:g>
                  <svg:desc>Sheet2.E1:Sheet2.E1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T_hot_thick</text:p>
                <draw:g>
                  <svg:desc>Sheet2.G1:Sheet2.G1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T_hot_thin</text:p>
                <draw:g>
                  <svg:desc>Sheet2.I1:Sheet2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4">
                <text:p>1.4</text:p>
                <draw:g>
                  <svg:desc>Sheet2.B2:Sheet2.B202</svg:desc>
                </draw:g>
              </table:table-cell>
              <table:table-cell office:value-type="float" office:value="0.35">
                <text:p>0.35</text:p>
                <draw:g>
                  <svg:desc>Sheet2.C2:Sheet2.C202</svg:desc>
                </draw:g>
              </table:table-cell>
              <table:table-cell office:value-type="float" office:value="0.5">
                <text:p>0.5</text:p>
                <draw:g>
                  <svg:desc>Sheet2.J2:Sheet2.J202</svg:desc>
                </draw:g>
              </table:table-cell>
              <table:table-cell office:value-type="float" office:value="0.5">
                <text:p>0.5</text:p>
                <draw:g>
                  <svg:desc>Sheet2.K2:Sheet2.K202</svg:desc>
                </draw:g>
              </table:table-cell>
              <table:table-cell office:value-type="float" office:value="0.6">
                <text:p>0.6</text:p>
                <draw:g>
                  <svg:desc>Sheet2.D2:Sheet2.D202</svg:desc>
                </draw:g>
              </table:table-cell>
              <table:table-cell office:value-type="float" office:value="0.35">
                <text:p>0.35</text:p>
                <draw:g>
                  <svg:desc>Sheet2.E2:Sheet2.E202</svg:desc>
                </draw:g>
              </table:table-cell>
              <table:table-cell office:value-type="float" office:value="1.4">
                <text:p>1.4</text:p>
                <draw:g>
                  <svg:desc>Sheet2.F2:Sheet2.F202</svg:desc>
                </draw:g>
              </table:table-cell>
              <table:table-cell office:value-type="float" office:value="0.65">
                <text:p>0.65</text:p>
                <draw:g>
                  <svg:desc>Sheet2.G2:Sheet2.G202</svg:desc>
                </draw:g>
              </table:table-cell>
              <table:table-cell office:value-type="float" office:value="0.6">
                <text:p>0.6</text:p>
                <draw:g>
                  <svg:desc>Sheet2.H2:Sheet2.H202</svg:desc>
                </draw:g>
              </table:table-cell>
              <table:table-cell office:value-type="float" office:value="0.65">
                <text:p>0.65</text:p>
                <draw:g>
                  <svg:desc>Sheet2.I2:Sheet2.I2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3961255067175">
                <text:p>1.3961255067175</text:p>
              </table:table-cell>
              <table:table-cell office:value-type="float" office:value="0.36523779682372">
                <text:p>0.36523779682372</text:p>
              </table:table-cell>
              <table:table-cell office:value-type="float" office:value="1.5">
                <text:p>1.5</text:p>
              </table:table-cell>
              <table:table-cell office:value-type="float" office:value="0.5">
                <text:p>0.5</text:p>
              </table:table-cell>
              <table:table-cell office:value-type="float" office:value="0.60399374149401">
                <text:p>0.60399374149401</text:p>
              </table:table-cell>
              <table:table-cell office:value-type="float" office:value="0.35978797740326">
                <text:p>0.35978797740326</text:p>
              </table:table-cell>
              <table:table-cell office:value-type="float" office:value="1.3887760373809">
                <text:p>1.3887760373809</text:p>
              </table:table-cell>
              <table:table-cell office:value-type="float" office:value="0.63845238830904">
                <text:p>0.63845238830904</text:p>
              </table:table-cell>
              <table:table-cell office:value-type="float" office:value="0.60060060215361">
                <text:p>0.60060060215361</text:p>
              </table:table-cell>
              <table:table-cell office:value-type="float" office:value="0.63538518855578">
                <text:p>0.635385188555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3919658651942">
                <text:p>1.3919658651942</text:p>
              </table:table-cell>
              <table:table-cell office:value-type="float" office:value="0.37917547282409">
                <text:p>0.37917547282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0788104422341">
                <text:p>0.60788104422341</text:p>
              </table:table-cell>
              <table:table-cell office:value-type="float" office:value="0.36886542914945">
                <text:p>0.36886542914945</text:p>
              </table:table-cell>
              <table:table-cell office:value-type="float" office:value="1.3781526026839">
                <text:p>1.3781526026839</text:p>
              </table:table-cell>
              <table:table-cell office:value-type="float" office:value="0.62795855807145">
                <text:p>0.62795855807145</text:p>
              </table:table-cell>
              <table:table-cell office:value-type="float" office:value="0.60135968753642">
                <text:p>0.60135968753642</text:p>
              </table:table-cell>
              <table:table-cell office:value-type="float" office:value="0.62205503977725">
                <text:p>0.622055039777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387562771416">
                <text:p>1.387562771416</text:p>
              </table:table-cell>
              <table:table-cell office:value-type="float" office:value="0.39191371554757">
                <text:p>0.39191371554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166853760279">
                <text:p>0.61166853760279</text:p>
              </table:table-cell>
              <table:table-cell office:value-type="float" office:value="0.3772813753418">
                <text:p>0.3772813753418</text:p>
              </table:table-cell>
              <table:table-cell office:value-type="float" office:value="1.3680792804635">
                <text:p>1.3680792804635</text:p>
              </table:table-cell>
              <table:table-cell office:value-type="float" office:value="0.61841347815581">
                <text:p>0.61841347815581</text:p>
              </table:table-cell>
              <table:table-cell office:value-type="float" office:value="0.60226338383105">
                <text:p>0.60226338383105</text:p>
              </table:table-cell>
              <table:table-cell office:value-type="float" office:value="0.60989090197371">
                <text:p>0.609890901973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3829538879944">
                <text:p>1.3829538879944</text:p>
              </table:table-cell>
              <table:table-cell office:value-type="float" office:value="0.40354679782896">
                <text:p>0.40354679782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536247021219">
                <text:p>0.61536247021219</text:p>
              </table:table-cell>
              <table:table-cell office:value-type="float" office:value="0.38508191848544">
                <text:p>0.38508191848544</text:p>
              </table:table-cell>
              <table:table-cell office:value-type="float" office:value="1.3585109716077">
                <text:p>1.3585109716077</text:p>
              </table:table-cell>
              <table:table-cell office:value-type="float" office:value="0.609723584923">
                <text:p>0.609723584923</text:p>
              </table:table-cell>
              <table:table-cell office:value-type="float" office:value="0.60329911644785">
                <text:p>0.60329911644785</text:p>
              </table:table-cell>
              <table:table-cell office:value-type="float" office:value="0.59878613200546">
                <text:p>0.598786132005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378173145788">
                <text:p>1.378173145788</text:p>
              </table:table-cell>
              <table:table-cell office:value-type="float" office:value="0.41416273418823">
                <text:p>0.41416273418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896872191792">
                <text:p>0.61896872191792</text:p>
              </table:table-cell>
              <table:table-cell office:value-type="float" office:value="0.39231034652943">
                <text:p>0.39231034652943</text:p>
              </table:table-cell>
              <table:table-cell office:value-type="float" office:value="1.349407242761">
                <text:p>1.349407242761</text:p>
              </table:table-cell>
              <table:table-cell office:value-type="float" office:value="0.60180540544337">
                <text:p>0.60180540544337</text:p>
              </table:table-cell>
              <table:table-cell office:value-type="float" office:value="0.60445546889626">
                <text:p>0.60445546889626</text:p>
              </table:table-cell>
              <table:table-cell office:value-type="float" office:value="0.58864472525882">
                <text:p>0.588644725258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3732510369403">
                <text:p>1.3732510369403</text:p>
              </table:table-cell>
              <table:table-cell office:value-type="float" office:value="0.42384348850305">
                <text:p>0.42384348850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249281717768">
                <text:p>0.62249281717768</text:p>
              </table:table-cell>
              <table:table-cell office:value-type="float" office:value="0.3990072443293">
                <text:p>0.3990072443293</text:p>
              </table:table-cell>
              <table:table-cell office:value-type="float" office:value="1.3407317659191">
                <text:p>1.3407317659191</text:p>
              </table:table-cell>
              <table:table-cell office:value-type="float" office:value="0.59458431520821">
                <text:p>0.59458431520821</text:p>
              </table:table-cell>
              <table:table-cell office:value-type="float" office:value="0.60572206051005">
                <text:p>0.60572206051005</text:p>
              </table:table-cell>
              <table:table-cell office:value-type="float" office:value="0.57938011717045">
                <text:p>0.579380117170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3682148962124">
                <text:p>1.3682148962124</text:p>
              </table:table-cell>
              <table:table-cell office:value-type="float" office:value="0.43266521884132">
                <text:p>0.43266521884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593993918904">
                <text:p>0.62593993918904</text:p>
              </table:table-cell>
              <table:table-cell office:value-type="float" office:value="0.40521061083516">
                <text:p>0.40521061083516</text:p>
              </table:table-cell>
              <table:table-cell office:value-type="float" office:value="1.3324518352713">
                <text:p>1.3324518352713</text:p>
              </table:table-cell>
              <table:table-cell office:value-type="float" office:value="0.58799350495242">
                <text:p>0.58799350495242</text:p>
              </table:table-cell>
              <table:table-cell office:value-type="float" office:value="0.6070894391409">
                <text:p>0.6070894391409</text:p>
              </table:table-cell>
              <table:table-cell office:value-type="float" office:value="0.57091414073311">
                <text:p>0.570914140733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3630891684725">
                <text:p>1.3630891684725</text:p>
              </table:table-cell>
              <table:table-cell office:value-type="float" office:value="0.4406985477967">
                <text:p>0.4406985477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931494459325">
                <text:p>0.62931494459325</text:p>
              </table:table-cell>
              <table:table-cell office:value-type="float" office:value="0.41095597974278">
                <text:p>0.41095597974278</text:p>
              </table:table-cell>
              <table:table-cell office:value-type="float" office:value="1.3245379484538">
                <text:p>1.3245379484538</text:p>
              </table:table-cell>
              <table:table-cell office:value-type="float" office:value="0.58197307616435">
                <text:p>0.58197307616435</text:p>
              </table:table-cell>
              <table:table-cell office:value-type="float" office:value="0.60854898670516">
                <text:p>0.60854898670516</text:p>
              </table:table-cell>
              <table:table-cell office:value-type="float" office:value="0.56317611533476">
                <text:p>0.563176115334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3578956609934">
                <text:p>1.3578956609934</text:p>
              </table:table-cell>
              <table:table-cell office:value-type="float" office:value="0.44800884881445">
                <text:p>0.44800884881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2622378493">
                <text:p>0.632622378493</text:p>
              </table:table-cell>
              <table:table-cell office:value-type="float" office:value="0.41627654172626">
                <text:p>0.41627654172626</text:p>
              </table:table-cell>
              <table:table-cell office:value-type="float" office:value="1.316963442702">
                <text:p>1.316963442702</text:p>
              </table:table-cell>
              <table:table-cell office:value-type="float" office:value="0.57646925395484">
                <text:p>0.57646925395484</text:p>
              </table:table-cell>
              <table:table-cell office:value-type="float" office:value="0.61009283581927">
                <text:p>0.61009283581927</text:p>
              </table:table-cell>
              <table:table-cell office:value-type="float" office:value="0.5561020493815">
                <text:p>0.55610204938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3526537798283">
                <text:p>1.3526537798283</text:p>
              </table:table-cell>
              <table:table-cell office:value-type="float" office:value="0.45465654084262">
                <text:p>0.45465654084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58664895836">
                <text:p>0.6358664895836</text:p>
              </table:table-cell>
              <table:table-cell office:value-type="float" office:value="0.42120326670505">
                <text:p>0.42120326670505</text:p>
              </table:table-cell>
              <table:table-cell office:value-type="float" office:value="1.3097041778006">
                <text:p>1.3097041778006</text:p>
              </table:table-cell>
              <table:table-cell office:value-type="float" office:value="0.57143370135606">
                <text:p>0.57143370135606</text:p>
              </table:table-cell>
              <table:table-cell office:value-type="float" office:value="0.6117137960166">
                <text:p>0.6117137960166</text:p>
              </table:table-cell>
              <table:table-cell office:value-type="float" office:value="0.54963393974887">
                <text:p>0.549633939748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3473807500124">
                <text:p>1.3473807500124</text:p>
              </table:table-cell>
              <table:table-cell office:value-type="float" office:value="0.46069738521837">
                <text:p>0.46069738521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90512452328">
                <text:p>0.6390512452328</text:p>
              </table:table-cell>
              <table:table-cell office:value-type="float" office:value="0.42576502488842">
                <text:p>0.42576502488842</text:p>
              </table:table-cell>
              <table:table-cell office:value-type="float" office:value="1.3027382590387">
                <text:p>1.3027382590387</text:p>
              </table:table-cell>
              <table:table-cell office:value-type="float" office:value="0.56682291952399">
                <text:p>0.56682291952399</text:p>
              </table:table-cell>
              <table:table-cell office:value-type="float" office:value="0.61340528827684">
                <text:p>0.61340528827684</text:p>
              </table:table-cell>
              <table:table-cell office:value-type="float" office:value="0.54371915472553">
                <text:p>0.5437191547255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3420918197044">
                <text:p>1.3420918197044</text:p>
              </table:table-cell>
              <table:table-cell office:value-type="float" office:value="0.46618278002852">
                <text:p>0.46618278002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4218034637547">
                <text:p>0.64218034637547</text:p>
              </table:table-cell>
              <table:table-cell office:value-type="float" office:value="0.4299887055912">
                <text:p>0.4299887055912</text:p>
              </table:table-cell>
              <table:table-cell office:value-type="float" office:value="1.2960457944956">
                <text:p>1.2960457944956</text:p>
              </table:table-cell>
              <table:table-cell office:value-type="float" office:value="0.56259772176823">
                <text:p>0.56259772176823</text:p>
              </table:table-cell>
              <table:table-cell office:value-type="float" office:value="0.61516128678732">
                <text:p>0.61516128678732</text:p>
              </table:table-cell>
              <table:table-cell office:value-type="float" office:value="0.53830988905229">
                <text:p>0.5383098890522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36800448648">
                <text:p>1.336800448648</text:p>
              </table:table-cell>
              <table:table-cell office:value-type="float" office:value="0.47116004829504">
                <text:p>0.47116004829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4525724211594">
                <text:p>0.64525724211594</text:p>
              </table:table-cell>
              <table:table-cell office:value-type="float" office:value="0.43389933303019">
                <text:p>0.43389933303019</text:p>
              </table:table-cell>
              <table:table-cell office:value-type="float" office:value="1.2896086818774">
                <text:p>1.2896086818774</text:p>
              </table:table-cell>
              <table:table-cell office:value-type="float" office:value="0.55872277143919">
                <text:p>0.55872277143919</text:p>
              </table:table-cell>
              <table:table-cell office:value-type="float" office:value="0.61697626701507">
                <text:p>0.61697626701507</text:p>
              </table:table-cell>
              <table:table-cell office:value-type="float" office:value="0.53336268141396">
                <text:p>0.5333626814139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3315184815307">
                <text:p>1.3315184815307</text:p>
              </table:table-cell>
              <table:table-cell office:value-type="float" office:value="0.47567271725703">
                <text:p>0.47567271725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4828514395381">
                <text:p>0.64828514395381</text:p>
              </table:table-cell>
              <table:table-cell office:value-type="float" office:value="0.43752017849382">
                <text:p>0.43752017849382</text:p>
              </table:table-cell>
              <table:table-cell office:value-type="float" office:value="1.2834104208656">
                <text:p>1.2834104208656</text:p>
              </table:table-cell>
              <table:table-cell office:value-type="float" office:value="0.55516617337279">
                <text:p>0.55516617337279</text:p>
              </table:table-cell>
              <table:table-cell office:value-type="float" office:value="0.61884515930138">
                <text:p>0.61884515930138</text:p>
              </table:table-cell>
              <table:table-cell office:value-type="float" office:value="0.52883798668974">
                <text:p>0.5288379866897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326256306946">
                <text:p>1.326256306946</text:p>
              </table:table-cell>
              <table:table-cell office:value-type="float" office:value="0.47976078677712">
                <text:p>0.47976078677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126703956859">
                <text:p>0.65126703956859</text:p>
              </table:table-cell>
              <table:table-cell office:value-type="float" office:value="0.44087286843353">
                <text:p>0.44087286843353</text:p>
              </table:table-cell>
              <table:table-cell office:value-type="float" office:value="1.2774359475869">
                <text:p>1.2774359475869</text:p>
              </table:table-cell>
              <table:table-cell office:value-type="float" office:value="0.55189911494694">
                <text:p>0.55189911494694</text:p>
              </table:table-cell>
              <table:table-cell office:value-type="float" office:value="0.62076330729711">
                <text:p>0.62076330729711</text:p>
              </table:table-cell>
              <table:table-cell office:value-type="float" office:value="0.52469979345379">
                <text:p>0.5246997934537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3210230027535">
                <text:p>1.3210230027535</text:p>
              </table:table-cell>
              <table:table-cell office:value-type="float" office:value="0.48346098551524">
                <text:p>0.48346098551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420570611483">
                <text:p>0.65420570611483</text:p>
              </table:table-cell>
              <table:table-cell office:value-type="float" office:value="0.44397748815552">
                <text:p>0.44397748815552</text:p>
              </table:table-cell>
              <table:table-cell office:value-type="float" office:value="1.2716714882499">
                <text:p>1.2716714882499</text:p>
              </table:table-cell>
              <table:table-cell office:value-type="float" office:value="0.54889554700624">
                <text:p>0.54889554700624</text:p>
              </table:table-cell>
              <table:table-cell office:value-type="float" office:value="0.62272643068055">
                <text:p>0.62272643068055</text:p>
              </table:table-cell>
              <table:table-cell office:value-type="float" office:value="0.52091528600657">
                <text:p>0.5209152860065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3158264686776">
                <text:p>1.3158264686776</text:p>
              </table:table-cell>
              <table:table-cell office:value-type="float" office:value="0.48680701400828">
                <text:p>0.48680701400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710372299368">
                <text:p>0.65710372299368</text:p>
              </table:table-cell>
              <table:table-cell office:value-type="float" office:value="0.44685268090112">
                <text:p>0.44685268090112</text:p>
              </table:table-cell>
              <table:table-cell office:value-type="float" office:value="1.2661044295019">
                <text:p>1.2661044295019</text:p>
              </table:table-cell>
              <table:table-cell office:value-type="float" office:value="0.54613190117728">
                <text:p>0.54613190117728</text:p>
              </table:table-cell>
              <table:table-cell office:value-type="float" office:value="0.624730591619">
                <text:p>0.624730591619</text:p>
              </table:table-cell>
              <table:table-cell office:value-type="float" office:value="0.51745454041544">
                <text:p>0.5174545404154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3106735470047">
                <text:p>1.3106735470047</text:p>
              </table:table-cell>
              <table:table-cell office:value-type="float" office:value="0.48982977418859">
                <text:p>0.48982977418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996348407823">
                <text:p>0.65996348407823</text:p>
              </table:table-cell>
              <table:table-cell office:value-type="float" office:value="0.44951574219397">
                <text:p>0.44951574219397</text:p>
              </table:table-cell>
              <table:table-cell office:value-type="float" office:value="1.2607232033718">
                <text:p>1.2607232033718</text:p>
              </table:table-cell>
              <table:table-cell office:value-type="float" office:value="0.54358683865484">
                <text:p>0.54358683865484</text:p>
              </table:table-cell>
              <table:table-cell office:value-type="float" office:value="0.62677216456521">
                <text:p>0.62677216456521</text:p>
              </table:table-cell>
              <table:table-cell office:value-type="float" office:value="0.51429025297741">
                <text:p>0.5142902529774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3055701322376">
                <text:p>1.3055701322376</text:p>
              </table:table-cell>
              <table:table-cell office:value-type="float" office:value="0.49255758518453">
                <text:p>0.49255758518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6278720937967">
                <text:p>0.66278720937967</text:p>
              </table:table-cell>
              <table:table-cell office:value-type="float" office:value="0.45198270940643">
                <text:p>0.45198270940643</text:p>
              </table:table-cell>
              <table:table-cell office:value-type="float" office:value="1.2555171849775">
                <text:p>1.2555171849775</text:p>
              </table:table-cell>
              <table:table-cell office:value-type="float" office:value="0.54124102656449">
                <text:p>0.54124102656449</text:p>
              </table:table-cell>
              <table:table-cell office:value-type="float" office:value="0.62884780900496">
                <text:p>0.62884780900496</text:p>
              </table:table-cell>
              <table:table-cell office:value-type="float" office:value="0.51139749673668">
                <text:p>0.5113974967366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3005212705473">
                <text:p>1.3005212705473</text:p>
              </table:table-cell>
              <table:table-cell office:value-type="float" office:value="0.49501638548698">
                <text:p>0.49501638548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6557695614933">
                <text:p>0.66557695614933</text:p>
              </table:table-cell>
              <table:table-cell office:value-type="float" office:value="0.45426844655769">
                <text:p>0.45426844655769</text:p>
              </table:table-cell>
              <table:table-cell office:value-type="float" office:value="1.2504766014269">
                <text:p>1.2504766014269</text:p>
              </table:table-cell>
              <table:table-cell office:value-type="float" office:value="0.53907693854873">
                <text:p>0.53907693854873</text:p>
              </table:table-cell>
              <table:table-cell office:value-type="float" office:value="0.6309544448276">
                <text:p>0.6309544448276</text:p>
              </table:table-cell>
              <table:table-cell office:value-type="float" office:value="0.50875350278275">
                <text:p>0.508753502782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295531249833">
                <text:p>1.295531249833</text:p>
              </table:table-cell>
              <table:table-cell office:value-type="float" office:value="0.49722992174815">
                <text:p>0.49722992174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6833462941823">
                <text:p>0.66833462941823</text:p>
              </table:table-cell>
              <table:table-cell office:value-type="float" office:value="0.45638672440423">
                <text:p>0.45638672440423</text:p>
              </table:table-cell>
              <table:table-cell office:value-type="float" office:value="1.2455924505572">
                <text:p>1.2455924505572</text:p>
              </table:table-cell>
              <table:table-cell office:value-type="float" office:value="0.53707867668108">
                <text:p>0.53707867668108</text:p>
              </table:table-cell>
              <table:table-cell office:value-type="float" office:value="0.6330892300335">
                <text:p>0.6330892300335</text:p>
              </table:table-cell>
              <table:table-cell office:value-type="float" office:value="0.50633746348891">
                <text:p>0.5063374634889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290603681164">
                <text:p>1.290603681164</text:p>
              </table:table-cell>
              <table:table-cell office:value-type="float" office:value="0.49921992461529">
                <text:p>0.49921992461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7106199198076">
                <text:p>0.67106199198076</text:p>
              </table:table-cell>
              <table:table-cell office:value-type="float" office:value="0.45835029592116">
                <text:p>0.45835029592116</text:p>
              </table:table-cell>
              <table:table-cell office:value-type="float" office:value="1.2408564283381">
                <text:p>1.2408564283381</text:p>
              </table:table-cell>
              <table:table-cell office:value-type="float" office:value="0.53523181220029">
                <text:p>0.53523181220029</text:p>
              </table:table-cell>
              <table:table-cell office:value-type="float" office:value="0.63524954052763">
                <text:p>0.63524954052763</text:p>
              </table:table-cell>
              <table:table-cell office:value-type="float" office:value="0.50413035507566">
                <text:p>0.5041303550756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2857415723359">
                <text:p>1.2857415723359</text:p>
              </table:table-cell>
              <table:table-cell office:value-type="float" office:value="0.50100627209905">
                <text:p>0.50100627209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7376067383352">
                <text:p>0.67376067383352</text:p>
              </table:table-cell>
              <table:table-cell office:value-type="float" office:value="0.46017096730248">
                <text:p>0.46017096730248</text:p>
              </table:table-cell>
              <table:table-cell office:value-type="float" office:value="1.2362608639208">
                <text:p>1.2362608639208</text:p>
              </table:table-cell>
              <table:table-cell office:value-type="float" office:value="0.53352324288609">
                <text:p>0.53352324288609</text:p>
              </table:table-cell>
              <table:table-cell office:value-type="float" office:value="0.63743295178162">
                <text:p>0.63743295178162</text:p>
              </table:table-cell>
              <table:table-cell office:value-type="float" office:value="0.50211477809076">
                <text:p>0.5021147780907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2809473942279">
                <text:p>1.2809473942279</text:p>
              </table:table-cell>
              <table:table-cell office:value-type="float" office:value="0.50260714104347">
                <text:p>0.50260714104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764321810834">
                <text:p>0.6764321810834</text:p>
              </table:table-cell>
              <table:table-cell office:value-type="float" office:value="0.46185966463043">
                <text:p>0.46185966463043</text:p>
              </table:table-cell>
              <table:table-cell office:value-type="float" office:value="1.2317986614453">
                <text:p>1.2317986614453</text:p>
              </table:table-cell>
              <table:table-cell office:value-type="float" office:value="0.53194106517891">
                <text:p>0.53194106517891</text:p>
              </table:table-cell>
              <table:table-cell office:value-type="float" office:value="0.63963722216369">
                <text:p>0.63963722216369</text:p>
              </table:table-cell>
              <table:table-cell office:value-type="float" office:value="0.50027481238702">
                <text:p>0.5002748123870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276223140602">
                <text:p>1.276223140602</text:p>
              </table:table-cell>
              <table:table-cell office:value-type="float" office:value="0.50403914730665">
                <text:p>0.50403914730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7907790434163">
                <text:p>0.67907790434163</text:p>
              </table:table-cell>
              <table:table-cell office:value-type="float" office:value="0.46342649638005">
                <text:p>0.46342649638005</text:p>
              </table:table-cell>
              <table:table-cell office:value-type="float" office:value="1.2274632478334">
                <text:p>1.2274632478334</text:p>
              </table:table-cell>
              <table:table-cell office:value-type="float" office:value="0.53047445938675">
                <text:p>0.53047445938675</text:p>
              </table:table-cell>
              <table:table-cell office:value-type="float" office:value="0.6418602777774">
                <text:p>0.6418602777774</text:p>
              </table:table-cell>
              <table:table-cell office:value-type="float" office:value="0.49859588653002">
                <text:p>0.4985958865300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271570381938">
                <text:p>1.271570381938</text:p>
              </table:table-cell>
              <table:table-cell office:value-type="float" office:value="0.50531747528442">
                <text:p>0.50531747528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8169912662209">
                <text:p>0.68169912662209</text:p>
              </table:table-cell>
              <table:table-cell office:value-type="float" office:value="0.46488081193642">
                <text:p>0.46488081193642</text:p>
              </table:table-cell>
              <table:table-cell office:value-type="float" office:value="1.2232485258915">
                <text:p>1.2232485258915</text:p>
              </table:table-cell>
              <table:table-cell office:value-type="float" office:value="0.52911358652812">
                <text:p>0.52911358652812</text:p>
              </table:table-cell>
              <table:table-cell office:value-type="float" office:value="0.64410019865093">
                <text:p>0.64410019865093</text:p>
              </table:table-cell>
              <table:table-cell office:value-type="float" office:value="0.4970646593607">
                <text:p>0.497064659360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2669903138565">
                <text:p>1.2669903138565</text:p>
              </table:table-cell>
              <table:table-cell office:value-type="float" office:value="0.50645599741671">
                <text:p>0.50645599741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8429703076383">
                <text:p>0.68429703076383</text:p>
              </table:table-cell>
              <table:table-cell office:value-type="float" office:value="0.46623125630861">
                <text:p>0.46623125630861</text:p>
              </table:table-cell>
              <table:table-cell office:value-type="float" office:value="1.2191488321301">
                <text:p>1.2191488321301</text:p>
              </table:table-cell>
              <table:table-cell office:value-type="float" office:value="0.52784949553837">
                <text:p>0.52784949553837</text:p>
              </table:table-cell>
              <table:table-cell office:value-type="float" office:value="0.64635520614561">
                <text:p>0.64635520614561</text:p>
              </table:table-cell>
              <table:table-cell office:value-type="float" office:value="0.49566891260975">
                <text:p>0.495668912609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2624838006324">
                <text:p>1.2624838006324</text:p>
              </table:table-cell>
              <table:table-cell office:value-type="float" office:value="0.50746738431325">
                <text:p>0.50746738431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8687270639816">
                <text:p>0.68687270639816</text:p>
              </table:table-cell>
              <table:table-cell office:value-type="float" office:value="0.46748582122827">
                <text:p>0.46748582122827</text:p>
              </table:table-cell>
              <table:table-cell office:value-type="float" office:value="1.2151588987813">
                <text:p>1.2151588987813</text:p>
              </table:table-cell>
              <table:table-cell office:value-type="float" office:value="0.52667403971948">
                <text:p>0.52667403971948</text:p>
              </table:table-cell>
              <table:table-cell office:value-type="float" office:value="0.6486236514653">
                <text:p>0.6486236514653</text:p>
              </table:table-cell>
              <table:table-cell office:value-type="float" office:value="0.49439745343185">
                <text:p>0.4943974534318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2580514142661">
                <text:p>1.2580514142661</text:p>
              </table:table-cell>
              <table:table-cell office:value-type="float" office:value="0.50836320612197">
                <text:p>0.50836320612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8942715648156">
                <text:p>0.68942715648156</text:p>
              </table:table-cell>
              <table:table-cell office:value-type="float" office:value="0.4686518928213">
                <text:p>0.4686518928213</text:p>
              </table:table-cell>
              <table:table-cell office:value-type="float" office:value="1.2112738195571">
                <text:p>1.2112738195571</text:p>
              </table:table-cell>
              <table:table-cell office:value-type="float" office:value="0.52557980144652">
                <text:p>0.52557980144652</text:p>
              </table:table-cell>
              <table:table-cell office:value-type="float" office:value="0.65090400516126">
                <text:p>0.65090400516126</text:p>
              </table:table-cell>
              <table:table-cell office:value-type="float" office:value="0.49324002585997">
                <text:p>0.4932400258599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253693469536">
                <text:p>1.253693469536</text:p>
              </table:table-cell>
              <table:table-cell office:value-type="float" office:value="0.50915402574512">
                <text:p>0.50915402574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9196130341536">
                <text:p>0.69196130341536</text:p>
              </table:table-cell>
              <table:table-cell office:value-type="float" office:value="0.4697362960396">
                <text:p>0.4697362960396</text:p>
              </table:table-cell>
              <table:table-cell office:value-type="float" office:value="1.2074890187443">
                <text:p>1.2074890187443</text:p>
              </table:table-cell>
              <table:table-cell office:value-type="float" office:value="0.52456002425911">
                <text:p>0.52456002425911</text:p>
              </table:table-cell>
              <table:table-cell office:value-type="float" office:value="0.65319484753867">
                <text:p>0.65319484753867</text:p>
              </table:table-cell>
              <table:table-cell office:value-type="float" office:value="0.49218723029281">
                <text:p>0.4921872302928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2494100554203">
                <text:p>1.2494100554203</text:p>
              </table:table-cell>
              <table:table-cell office:value-type="float" office:value="0.50984948448403">
                <text:p>0.50984948448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9447599477358">
                <text:p>0.69447599477358</text:p>
              </table:table-cell>
              <table:table-cell office:value-type="float" office:value="0.47074533603703">
                <text:p>0.47074533603703</text:p>
              </table:table-cell>
              <table:table-cell office:value-type="float" office:value="1.2038002232835">
                <text:p>1.2038002232835</text:p>
              </table:table-cell>
              <table:table-cell office:value-type="float" office:value="0.52360855156657">
                <text:p>0.52360855156657</text:p>
              </table:table-cell>
              <table:table-cell office:value-type="float" office:value="0.65549485979988">
                <text:p>0.65549485979988</text:p>
              </table:table-cell>
              <table:table-cell office:value-type="float" office:value="0.49123044132016">
                <text:p>0.4912304413201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2452010632414">
                <text:p>1.2452010632414</text:p>
              </table:table-cell>
              <table:table-cell office:value-type="float" office:value="0.51045838066694">
                <text:p>0.51045838066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9697200865956">
                <text:p>0.69697200865956</text:p>
              </table:table-cell>
              <table:table-cell office:value-type="float" office:value="0.47168483666872">
                <text:p>0.47168483666872</text:p>
              </table:table-cell>
              <table:table-cell office:value-type="float" office:value="1.2002034375141">
                <text:p>1.2002034375141</text:p>
              </table:table-cell>
              <table:table-cell office:value-type="float" office:value="0.52271977128307">
                <text:p>0.52271977128307</text:p>
              </table:table-cell>
              <table:table-cell office:value-type="float" office:value="0.65780281636291">
                <text:p>0.65780281636291</text:p>
              </table:table-cell>
              <table:table-cell office:value-type="float" office:value="0.49036176926821">
                <text:p>0.4903617692682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241066211856">
                <text:p>1.241066211856</text:p>
              </table:table-cell>
              <table:table-cell office:value-type="float" office:value="0.51098874178558">
                <text:p>0.51098874178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9945005871187">
                <text:p>0.69945005871187</text:p>
              </table:table-cell>
              <table:table-cell office:value-type="float" office:value="0.47256017628774">
                <text:p>0.47256017628774</text:p>
              </table:table-cell>
              <table:table-cell office:value-type="float" office:value="1.1966949203109">
                <text:p>1.1966949203109</text:p>
              </table:table-cell>
              <table:table-cell office:value-type="float" office:value="0.5218885657854">
                <text:p>0.5218885657854</text:p>
              </table:table-cell>
              <table:table-cell office:value-type="float" office:value="0.66011757702357">
                <text:p>0.66011757702357</text:p>
              </table:table-cell>
              <table:table-cell office:value-type="float" office:value="0.48957396937265">
                <text:p>0.4895739693726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2370050701798">
                <text:p>1.2370050701798</text:p>
              </table:table-cell>
              <table:table-cell office:value-type="float" office:value="0.51144789063632">
                <text:p>0.51144789063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0191079877939">
                <text:p>0.70191079877939</text:p>
              </table:table-cell>
              <table:table-cell office:value-type="float" office:value="0.47337632100651">
                <text:p>0.47337632100651</text:p>
              </table:table-cell>
              <table:table-cell office:value-type="float" office:value="1.1932711644282">
                <text:p>1.1932711644282</text:p>
              </table:table-cell>
              <table:table-cell office:value-type="float" office:value="0.52111025682673">
                <text:p>0.52111025682673</text:p>
              </table:table-cell>
              <table:table-cell office:value-type="float" office:value="0.66243808042236">
                <text:p>0.66243808042236</text:p>
              </table:table-cell>
              <table:table-cell office:value-type="float" office:value="0.48886039690896">
                <text:p>0.4888603969089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2330170773144">
                <text:p>1.2330170773144</text:p>
              </table:table-cell>
              <table:table-cell office:value-type="float" office:value="0.51184250593181">
                <text:p>0.51184250593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043548272847">
                <text:p>0.7043548272847</text:p>
              </table:table-cell>
              <table:table-cell office:value-type="float" office:value="0.47413785558363">
                <text:p>0.47413785558363</text:p>
              </table:table-cell>
              <table:table-cell office:value-type="float" office:value="1.1899288777074">
                <text:p>1.1899288777074</text:p>
              </table:table-cell>
              <table:table-cell office:value-type="float" office:value="0.52038059557548">
                <text:p>0.52038059557548</text:p>
              </table:table-cell>
              <table:table-cell office:value-type="float" office:value="0.66476333786145">
                <text:p>0.66476333786145</text:p>
              </table:table-cell>
              <table:table-cell office:value-type="float" office:value="0.48821495687871">
                <text:p>0.4882149568787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2291015605147">
                <text:p>1.2291015605147</text:p>
              </table:table-cell>
              <table:table-cell office:value-type="float" office:value="0.51217867781892">
                <text:p>0.51217867781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0678269129435">
                <text:p>0.70678269129435</text:p>
              </table:table-cell>
              <table:table-cell office:value-type="float" office:value="0.47484901208961">
                <text:p>0.47484901208961</text:p>
              </table:table-cell>
              <table:table-cell office:value-type="float" office:value="1.1866649657638">
                <text:p>1.1866649657638</text:p>
              </table:table-cell>
              <table:table-cell office:value-type="float" office:value="0.5196956928265">
                <text:p>0.5196956928265</text:p>
              </table:table-cell>
              <table:table-cell office:value-type="float" office:value="0.66709242762866">
                <text:p>0.66709242762866</text:p>
              </table:table-cell>
              <table:table-cell office:value-type="float" office:value="0.48763205750199">
                <text:p>0.4876320575019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2252577512135">
                <text:p>1.2252577512135</text:p>
              </table:table-cell>
              <table:table-cell office:value-type="float" office:value="0.51246195870982">
                <text:p>0.51246195870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091948903137">
                <text:p>0.7091948903137</text:p>
              </table:table-cell>
              <table:table-cell office:value-type="float" office:value="0.47551369649743">
                <text:p>0.47551369649743</text:p>
              </table:table-cell>
              <table:table-cell office:value-type="float" office:value="1.1834765166514">
                <text:p>1.1834765166514</text:p>
              </table:table-cell>
              <table:table-cell office:value-type="float" office:value="0.51905199695792">
                <text:p>0.51905199695792</text:p>
              </table:table-cell>
              <table:table-cell office:value-type="float" office:value="0.66942448979161">
                <text:p>0.66942448979161</text:p>
              </table:table-cell>
              <table:table-cell office:value-type="float" office:value="0.48710656812579">
                <text:p>0.4871065681257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2214847993004">
                <text:p>1.2214847993004</text:p>
              </table:table-cell>
              <table:table-cell office:value-type="float" office:value="0.51269740980458">
                <text:p>0.51269740980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115918798234">
                <text:p>0.7115918798234</text:p>
              </table:table-cell>
              <table:table-cell office:value-type="float" office:value="0.47613551333667">
                <text:p>0.47613551333667</text:p>
              </table:table-cell>
              <table:table-cell office:value-type="float" office:value="1.1803607867492">
                <text:p>1.1803607867492</text:p>
              </table:table-cell>
              <table:table-cell office:value-type="float" office:value="0.5184462633902">
                <text:p>0.5184462633902</text:p>
              </table:table-cell>
              <table:table-cell office:value-type="float" office:value="0.67175872141653">
                <text:p>0.67175872141653</text:p>
              </table:table-cell>
              <table:table-cell office:value-type="float" office:value="0.48663378065707">
                <text:p>0.4866337806570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2177817858314">
                <text:p>1.2177817858314</text:p>
              </table:table-cell>
              <table:table-cell office:value-type="float" office:value="0.5128896436564">
                <text:p>0.5128896436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1397407457356">
                <text:p>0.71397407457356</text:p>
              </table:table-cell>
              <table:table-cell office:value-type="float" office:value="0.47671778854215">
                <text:p>0.47671778854215</text:p>
              </table:table-cell>
              <table:table-cell office:value-type="float" office:value="1.1773151879117">
                <text:p>1.1773151879117</text:p>
              </table:table-cell>
              <table:table-cell office:value-type="float" office:value="0.51787552723786">
                <text:p>0.51787552723786</text:p>
              </table:table-cell>
              <table:table-cell office:value-type="float" office:value="0.67409437217672">
                <text:p>0.67409437217672</text:p>
              </table:table-cell>
              <table:table-cell office:value-type="float" office:value="0.48620937430199">
                <text:p>0.4862093743019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2141477343287">
                <text:p>1.2141477343287</text:p>
              </table:table-cell>
              <table:table-cell office:value-type="float" office:value="0.51304286310495">
                <text:p>0.51304286310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1634185165107">
                <text:p>0.71634185165107</text:p>
              </table:table-cell>
              <table:table-cell office:value-type="float" office:value="0.47726359062092">
                <text:p>0.47726359062092</text:p>
              </table:table-cell>
              <table:table-cell office:value-type="float" office:value="1.1743372757522">
                <text:p>1.1743372757522</text:p>
              </table:table-cell>
              <table:table-cell office:value-type="float" office:value="0.5173370779895">
                <text:p>0.5173370779895</text:p>
              </table:table-cell>
              <table:table-cell office:value-type="float" office:value="0.67643074031718">
                <text:p>0.67643074031718</text:p>
              </table:table-cell>
              <table:table-cell office:value-type="float" office:value="0.48582938328628">
                <text:p>0.4858293832862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2105816208155">
                <text:p>1.2105816208155</text:p>
              </table:table-cell>
              <table:table-cell office:value-type="float" office:value="0.51316089687854">
                <text:p>0.51316089687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1869555333465">
                <text:p>0.71869555333465</text:p>
              </table:table-cell>
              <table:table-cell office:value-type="float" office:value="0.47777575025418">
                <text:p>0.47777575025418</text:p>
              </table:table-cell>
              <table:table-cell office:value-type="float" office:value="1.1714247389609">
                <text:p>1.1714247389609</text:p>
              </table:table-cell>
              <table:table-cell office:value-type="float" office:value="0.51682843685242">
                <text:p>0.51682843685242</text:p>
              </table:table-cell>
              <table:table-cell office:value-type="float" office:value="0.67876716894758">
                <text:p>0.67876716894758</text:p>
              </table:table-cell>
              <table:table-cell office:value-type="float" office:value="0.48549016777565">
                <text:p>0.4854901677756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2070823827158">
                <text:p>1.2070823827158</text:p>
              </table:table-cell>
              <table:table-cell office:value-type="float" office:value="0.51324723214277">
                <text:p>0.51324723214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2103548975135">
                <text:p>0.72103548975135</text:p>
              </table:table-cell>
              <table:table-cell office:value-type="float" office:value="0.47825687844364">
                <text:p>0.47825687844364</text:p>
              </table:table-cell>
              <table:table-cell office:value-type="float" office:value="1.1685753895496">
                <text:p>1.1685753895496</text:p>
              </table:table-cell>
              <table:table-cell office:value-type="float" office:value="0.51634733611803">
                <text:p>0.51634733611803</text:p>
              </table:table-cell>
              <table:table-cell office:value-type="float" office:value="0.68110304262678">
                <text:p>0.68110304262678</text:p>
              </table:table-cell>
              <table:table-cell office:value-type="float" office:value="0.4851883856887">
                <text:p>0.485188385688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2036489267357">
                <text:p>1.2036489267357</text:p>
              </table:table-cell>
              <table:table-cell office:value-type="float" office:value="0.51330504425176">
                <text:p>0.51330504425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2336194134756">
                <text:p>0.72336194134756</text:p>
              </table:table-cell>
              <table:table-cell office:value-type="float" office:value="0.47870938330527">
                <text:p>0.47870938330527</text:p>
              </table:table-cell>
              <table:table-cell office:value-type="float" office:value="1.1657871539376">
                <text:p>1.1657871539376</text:p>
              </table:table-cell>
              <table:table-cell office:value-type="float" office:value="0.51589170041423">
                <text:p>0.51589170041423</text:p>
              </table:table-cell>
              <table:table-cell office:value-type="float" office:value="0.68343778423822">
                <text:p>0.68343778423822</text:p>
              </table:table-cell>
              <table:table-cell office:value-type="float" office:value="0.48492096915763">
                <text:p>0.4849209691576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2002801358315">
                <text:p>1.2002801358315</text:p>
              </table:table-cell>
              <table:table-cell office:value-type="float" office:value="0.51333722393742">
                <text:p>0.51333722393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2567516118686">
                <text:p>0.72567516118686</text:p>
              </table:table-cell>
              <table:table-cell office:value-type="float" office:value="0.47913548560669">
                <text:p>0.47913548560669</text:p>
              </table:table-cell>
              <table:table-cell office:value-type="float" office:value="1.1630580647983">
                <text:p>1.1630580647983</text:p>
              </table:table-cell>
              <table:table-cell office:value-type="float" office:value="0.51545962967229">
                <text:p>0.51545962967229</text:p>
              </table:table-cell>
              <table:table-cell office:value-type="float" office:value="0.68577085210146">
                <text:p>0.68577085210146</text:p>
              </table:table-cell>
              <table:table-cell office:value-type="float" office:value="0.48468510146717">
                <text:p>0.4846851014671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1969748753606">
                <text:p>1.1969748753606</text:p>
              </table:table-cell>
              <table:table-cell office:value-type="float" office:value="0.51334640215388">
                <text:p>0.51334640215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2797537708621">
                <text:p>0.72797537708621</text:p>
              </table:table-cell>
              <table:table-cell office:value-type="float" office:value="0.47953723313838">
                <text:p>0.47953723313838</text:p>
              </table:table-cell>
              <table:table-cell office:value-type="float" office:value="1.1603862535949">
                <text:p>1.1603862535949</text:p>
              </table:table-cell>
              <table:table-cell office:value-type="float" office:value="0.51504938364638">
                <text:p>0.51504938364638</text:p>
              </table:table-cell>
              <table:table-cell office:value-type="float" office:value="0.68810173732">
                <text:p>0.68810173732</text:p>
              </table:table-cell>
              <table:table-cell office:value-type="float" office:value="0.48447819630795">
                <text:p>0.4844781963079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1937319984994">
                <text:p>1.1937319984994</text:p>
              </table:table-cell>
              <table:table-cell office:value-type="float" office:value="0.51333497277592">
                <text:p>0.51333497277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3026279360132">
                <text:p>0.73026279360132</text:p>
              </table:table-cell>
              <table:table-cell office:value-type="float" office:value="0.4799165140031">
                <text:p>0.4799165140031</text:p>
              </table:table-cell>
              <table:table-cell office:value-type="float" office:value="1.157769943742">
                <text:p>1.157769943742</text:p>
              </table:table-cell>
              <table:table-cell office:value-type="float" office:value="0.51465936783972">
                <text:p>0.51465936783972</text:p>
              </table:table-cell>
              <table:table-cell office:value-type="float" office:value="0.6904299613412">
                <text:p>0.6904299613412</text:p>
              </table:table-cell>
              <table:table-cell office:value-type="float" office:value="0.48429787876659">
                <text:p>0.4842978787665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1905503510053">
                <text:p>1.1905503510053</text:p>
              </table:table-cell>
              <table:table-cell office:value-type="float" office:value="0.51330511333445">
                <text:p>0.51330511333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3253759387149">
                <text:p>0.73253759387149</text:p>
              </table:table-cell>
              <table:table-cell office:value-type="float" office:value="0.48027506890199">
                <text:p>0.48027506890199</text:p>
              </table:table-cell>
              <table:table-cell office:value-type="float" office:value="1.1552074443334">
                <text:p>1.1552074443334</text:p>
              </table:table-cell>
              <table:table-cell office:value-type="float" office:value="0.51428812070575">
                <text:p>0.51428812070575</text:p>
              </table:table-cell>
              <table:table-cell office:value-type="float" office:value="0.69275507371106">
                <text:p>0.69275507371106</text:p>
              </table:table-cell>
              <table:table-cell office:value-type="float" office:value="0.48414196790337">
                <text:p>0.4841419679033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1874287753929">
                <text:p>1.1874287753929</text:p>
              </table:table-cell>
              <table:table-cell office:value-type="float" office:value="0.51325880395694">
                <text:p>0.51325880395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3479994133343">
                <text:p>0.73479994133343</text:p>
              </table:table-cell>
              <table:table-cell office:value-type="float" office:value="0.48061450249086">
                <text:p>0.48061450249086</text:p>
              </table:table-cell>
              <table:table-cell office:value-type="float" office:value="1.1526971443861">
                <text:p>1.1526971443861</text:p>
              </table:table-cell>
              <table:table-cell office:value-type="float" office:value="0.51393430200548">
                <text:p>0.51393430200548</text:p>
              </table:table-cell>
              <table:table-cell office:value-type="float" office:value="0.69507665000812">
                <text:p>0.69507665000812</text:p>
              </table:table-cell>
              <table:table-cell office:value-type="float" office:value="0.48400846078179">
                <text:p>0.4840084607817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1843661145844">
                <text:p>1.1843661145844</text:p>
              </table:table-cell>
              <table:table-cell office:value-type="float" office:value="0.51319784466628">
                <text:p>0.51319784466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3704998131303">
                <text:p>0.73704998131303</text:p>
              </table:table-cell>
              <table:table-cell office:value-type="float" office:value="0.48093629387489">
                <text:p>0.48093629387489</text:p>
              </table:table-cell>
              <table:table-cell office:value-type="float" office:value="1.1502375075513">
                <text:p>1.1502375075513</text:p>
              </table:table-cell>
              <table:table-cell office:value-type="float" office:value="0.51359668221356">
                <text:p>0.51359668221356</text:p>
              </table:table-cell>
              <table:table-cell office:value-type="float" office:value="0.69739428994181">
                <text:p>0.69739428994181</text:p>
              </table:table-cell>
              <table:table-cell office:value-type="float" office:value="0.48389551782643">
                <text:p>0.4838955178264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1813612150926">
                <text:p>1.1813612150926</text:p>
              </table:table-cell>
              <table:table-cell office:value-type="float" office:value="0.51312387117948">
                <text:p>0.51312387117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3928784250348">
                <text:p>0.73928784250348</text:p>
              </table:table-cell>
              <table:table-cell office:value-type="float" office:value="0.48124180630548">
                <text:p>0.48124180630548</text:p>
              </table:table-cell>
              <table:table-cell office:value-type="float" office:value="1.1478270672523">
                <text:p>1.1478270672523</text:p>
              </table:table-cell>
              <table:table-cell office:value-type="float" office:value="0.51327413284772">
                <text:p>0.51327413284772</text:p>
              </table:table-cell>
              <table:table-cell office:value-type="float" office:value="0.69970761560231">
                <text:p>0.69970761560231</text:p>
              </table:table-cell>
              <table:table-cell office:value-type="float" office:value="0.48380144939665">
                <text:p>0.4838014493966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178412929784">
                <text:p>1.178412929784</text:p>
              </table:table-cell>
              <table:table-cell office:value-type="float" office:value="0.51303836933487">
                <text:p>0.51303836933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4151363833761">
                <text:p>0.74151363833761</text:p>
              </table:table-cell>
              <table:table-cell office:value-type="float" office:value="0.4815322961383">
                <text:p>0.4815322961383</text:p>
              </table:table-cell>
              <table:table-cell office:value-type="float" office:value="1.1454644222092">
                <text:p>1.1454644222092</text:p>
              </table:table-cell>
              <table:table-cell office:value-type="float" office:value="0.51296561814362">
                <text:p>0.51296561814362</text:p>
              </table:table-cell>
              <table:table-cell office:value-type="float" office:value="0.70201626989541">
                <text:p>0.70201626989541</text:p>
              </table:table-cell>
              <table:table-cell office:value-type="float" office:value="0.48372470405748">
                <text:p>0.4837247040574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1755201202693">
                <text:p>1.1755201202693</text:p>
              </table:table-cell>
              <table:table-cell office:value-type="float" office:value="0.51294268826635">
                <text:p>0.51294268826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4372746826172">
                <text:p>0.74372746826172</text:p>
              </table:table-cell>
              <table:table-cell office:value-type="float" office:value="0.48180892110764">
                <text:p>0.48180892110764</text:p>
              </table:table-cell>
              <table:table-cell office:value-type="float" office:value="1.1431482323085">
                <text:p>1.1431482323085</text:p>
              </table:table-cell>
              <table:table-cell office:value-type="float" office:value="0.51267018582769">
                <text:p>0.51267018582769</text:p>
              </table:table-cell>
              <table:table-cell office:value-type="float" office:value="0.70431991536802">
                <text:p>0.70431991536802</text:p>
              </table:table-cell>
              <table:table-cell office:value-type="float" office:value="0.48366385022811">
                <text:p>0.4836638502281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1726816589604">
                <text:p>1.1726816589604</text:p>
              </table:table-cell>
              <table:table-cell office:value-type="float" office:value="0.51283805243259">
                <text:p>0.51283805243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4592941891783">
                <text:p>0.74592941891783</text:p>
              </table:table-cell>
              <table:table-cell office:value-type="float" office:value="0.48207274796803">
                <text:p>0.48207274796803</text:p>
              </table:table-cell>
              <table:table-cell office:value-type="float" office:value="1.1408772148188">
                <text:p>1.1408772148188</text:p>
              </table:table-cell>
              <table:table-cell office:value-type="float" office:value="0.51238696106278">
                <text:p>0.51238696106278</text:p>
              </table:table-cell>
              <table:table-cell office:value-type="float" office:value="0.70661823168776">
                <text:p>0.70661823168776</text:p>
              </table:table-cell>
              <table:table-cell office:value-type="float" office:value="0.48361758493438">
                <text:p>0.4836175849343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1698964308306">
                <text:p>1.1698964308306</text:p>
              </table:table-cell>
              <table:table-cell office:value-type="float" office:value="0.51272557260027">
                <text:p>0.51272557260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4811956524074">
                <text:p>0.74811956524074</text:p>
              </table:table-cell>
              <table:table-cell office:value-type="float" office:value="0.48232475955076">
                <text:p>0.48232475955076</text:p>
              </table:table-cell>
              <table:table-cell office:value-type="float" office:value="1.1386501408752">
                <text:p>1.1386501408752</text:p>
              </table:table-cell>
              <table:table-cell office:value-type="float" office:value="0.51211513939675">
                <text:p>0.51211513939675</text:p>
              </table:table-cell>
              <table:table-cell office:value-type="float" office:value="0.70891091556716">
                <text:p>0.70891091556716</text:p>
              </table:table-cell>
              <table:table-cell office:value-type="float" office:value="0.48358470481772">
                <text:p>0.4835847048177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671633349102">
                <text:p>1.1671633349102</text:p>
              </table:table-cell>
              <table:table-cell office:value-type="float" office:value="0.51260625587179">
                <text:p>0.51260625587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5029797147577">
                <text:p>0.75029797147577</text:p>
              </table:table-cell>
              <table:table-cell office:value-type="float" office:value="0.48256586127907">
                <text:p>0.48256586127907</text:p>
              </table:table-cell>
              <table:table-cell office:value-type="float" office:value="1.13646583224">
                <text:p>1.13646583224</text:p>
              </table:table-cell>
              <table:table-cell office:value-type="float" office:value="0.51185398071794">
                <text:p>0.51185398071794</text:p>
              </table:table-cell>
              <table:table-cell office:value-type="float" office:value="0.71119767922982">
                <text:p>0.71119767922982</text:p>
              </table:table-cell>
              <table:table-cell office:value-type="float" office:value="0.48356410430715">
                <text:p>0.4835641043071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644812855483">
                <text:p>1.1644812855483</text:p>
              </table:table-cell>
              <table:table-cell office:value-type="float" office:value="0.51248101484015">
                <text:p>0.51248101484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5246469212283">
                <text:p>0.75246469212283</text:p>
              </table:table-cell>
              <table:table-cell office:value-type="float" office:value="0.482796887183">
                <text:p>0.482796887183</text:p>
              </table:table-cell>
              <table:table-cell office:value-type="float" office:value="1.1343231583076">
                <text:p>1.1343231583076</text:p>
              </table:table-cell>
              <table:table-cell office:value-type="float" office:value="0.51160280374573">
                <text:p>0.51160280374573</text:p>
              </table:table-cell>
              <table:table-cell office:value-type="float" office:value="0.71347824933751">
                <text:p>0.71347824933751</text:p>
              </table:table-cell>
              <table:table-cell office:value-type="float" office:value="0.48355476706476">
                <text:p>0.4835547670647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618492134643">
                <text:p>1.1618492134643</text:p>
              </table:table-cell>
              <table:table-cell office:value-type="float" office:value="0.51235067594671">
                <text:p>0.51235067594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5461977281202">
                <text:p>0.75461977281202</text:p>
              </table:table-cell>
              <table:table-cell office:value-type="float" office:value="0.48301860545169">
                <text:p>0.48301860545169</text:p>
              </table:table-cell>
              <table:table-cell office:value-type="float" office:value="1.132221033334">
                <text:p>1.132221033334</text:p>
              </table:table-cell>
              <table:table-cell office:value-type="float" office:value="0.51136098100787">
                <text:p>0.51136098100787</text:p>
              </table:table-cell>
              <table:table-cell office:value-type="float" office:value="0.71575236602431">
                <text:p>0.71575236602431</text:p>
              </table:table-cell>
              <table:table-cell office:value-type="float" office:value="0.48355575949183">
                <text:p>0.4835557594918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592660666155">
                <text:p>1.1592660666155</text:p>
              </table:table-cell>
              <table:table-cell office:value-type="float" office:value="0.51221598711082">
                <text:p>0.512215987110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5676325111551">
                <text:p>0.75676325111551</text:p>
              </table:table-cell>
              <table:table-cell office:value-type="float" office:value="0.48323172355812">
                <text:p>0.48323172355812</text:p>
              </table:table-cell>
              <table:table-cell office:value-type="float" office:value="1.1301584138698">
                <text:p>1.1301584138698</text:p>
              </table:table-cell>
              <table:table-cell office:value-type="float" office:value="0.51112793426048">
                <text:p>0.51112793426048</text:p>
              </table:table-cell>
              <table:table-cell office:value-type="float" office:value="0.71801978198651">
                <text:p>0.71801978198651</text:p>
              </table:table-cell>
              <table:table-cell office:value-type="float" office:value="0.4835662236465">
                <text:p>0.483566223646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567308108999">
                <text:p>1.1567308108999</text:p>
              </table:table-cell>
              <table:table-cell office:value-type="float" office:value="0.51207762469462">
                <text:p>0.51207762469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5889515730021">
                <text:p>0.75889515730021</text:p>
              </table:table-cell>
              <table:table-cell office:value-type="float" office:value="0.48343689298888">
                <text:p>0.48343689298888</text:p>
              </table:table-cell>
              <table:table-cell office:value-type="float" office:value="1.1281342963813">
                <text:p>1.1281342963813</text:p>
              </table:table-cell>
              <table:table-cell office:value-type="float" office:value="0.51090313031088">
                <text:p>0.51090313031088</text:p>
              </table:table-cell>
              <table:table-cell office:value-type="float" office:value="0.72028026165167">
                <text:p>0.72028026165167</text:p>
              </table:table-cell>
              <table:table-cell office:value-type="float" office:value="0.48358537105218">
                <text:p>0.4835853710521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1542424307137">
                <text:p>1.1542424307137</text:p>
              </table:table-cell>
              <table:table-cell office:value-type="float" office:value="0.51193619986057">
                <text:p>0.511936199860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6101551502551">
                <text:p>0.76101551502551</text:p>
              </table:table-cell>
              <table:table-cell office:value-type="float" office:value="0.48363471360895">
                <text:p>0.48363471360895</text:p>
              </table:table-cell>
              <table:table-cell office:value-type="float" office:value="1.1261477150428">
                <text:p>1.1261477150428</text:p>
              </table:table-cell>
              <table:table-cell office:value-type="float" office:value="0.51068607720697">
                <text:p>0.51068607720697</text:p>
              </table:table-cell>
              <table:table-cell office:value-type="float" office:value="0.72253358041134">
                <text:p>0.72253358041134</text:p>
              </table:table-cell>
              <table:table-cell office:value-type="float" office:value="0.4836124772713">
                <text:p>0.483612477271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1517999293814">
                <text:p>1.1517999293814</text:p>
              </table:table-cell>
              <table:table-cell office:value-type="float" office:value="0.51179226437453">
                <text:p>0.51179226437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6312434198986">
                <text:p>0.76312434198986</text:p>
              </table:table-cell>
              <table:table-cell office:value-type="float" office:value="0.48382573768933">
                <text:p>0.48382573768933</text:p>
              </table:table-cell>
              <table:table-cell office:value-type="float" office:value="1.1241977396862">
                <text:p>1.1241977396862</text:p>
              </table:table-cell>
              <table:table-cell office:value-type="float" office:value="0.51047632076038">
                <text:p>0.51047632076038</text:p>
              </table:table-cell>
              <table:table-cell office:value-type="float" office:value="0.72477952392055">
                <text:p>0.72477952392055</text:p>
              </table:table-cell>
              <table:table-cell office:value-type="float" office:value="0.48364687596146">
                <text:p>0.4836468759614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1494023294714">
                <text:p>1.1494023294714</text:p>
              </table:table-cell>
              <table:table-cell office:value-type="float" office:value="0.51164631590247">
                <text:p>0.51164631590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6522165052983">
                <text:p>0.76522165052983</text:p>
              </table:table-cell>
              <table:table-cell office:value-type="float" office:value="0.4840104736233">
                <text:p>0.4840104736233</text:p>
              </table:table-cell>
              <table:table-cell office:value-type="float" office:value="1.1222834738951">
                <text:p>1.1222834738951</text:p>
              </table:table-cell>
              <table:table-cell office:value-type="float" office:value="0.51027344137336">
                <text:p>0.51027344137336</text:p>
              </table:table-cell>
              <table:table-cell office:value-type="float" office:value="0.72701788744958">
                <text:p>0.72701788744958</text:p>
              </table:table-cell>
              <table:table-cell office:value-type="float" office:value="0.48368795475934">
                <text:p>0.4836879547593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1470486730135">
                <text:p>1.1470486730135</text:p>
              </table:table-cell>
              <table:table-cell office:value-type="float" office:value="0.51149880284479">
                <text:p>0.51149880284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6730744817514">
                <text:p>0.76730744817514</text:p>
              </table:table-cell>
              <table:table-cell office:value-type="float" office:value="0.48418938935521">
                <text:p>0.48418938935521</text:p>
              </table:table-cell>
              <table:table-cell office:value-type="float" office:value="1.1204040532307">
                <text:p>1.1204040532307</text:p>
              </table:table-cell>
              <table:table-cell office:value-type="float" office:value="0.5100770511424">
                <text:p>0.5100770511424</text:p>
              </table:table-cell>
              <table:table-cell office:value-type="float" office:value="0.72924847528705">
                <text:p>0.72924847528705</text:p>
              </table:table-cell>
              <table:table-cell office:value-type="float" office:value="0.48373515068478">
                <text:p>0.4837351506847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144738021628">
                <text:p>1.144738021628</text:p>
              </table:table-cell>
              <table:table-cell office:value-type="float" office:value="0.51135012874849">
                <text:p>0.51135012874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693817381626">
                <text:p>0.7693817381626</text:p>
              </table:table-cell>
              <table:table-cell office:value-type="float" office:value="0.48436291554359">
                <text:p>0.48436291554359</text:p>
              </table:table-cell>
              <table:table-cell office:value-type="float" office:value="1.1185586435805">
                <text:p>1.1185586435805</text:p>
              </table:table-cell>
              <table:table-cell office:value-type="float" office:value="0.50988679121383">
                <text:p>0.50988679121383</text:p>
              </table:table-cell>
              <table:table-cell office:value-type="float" office:value="0.73147110019108">
                <text:p>0.73147110019108</text:p>
              </table:table-cell>
              <table:table-cell office:value-type="float" office:value="0.48378794597105">
                <text:p>0.4837879459710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142469456579">
                <text:p>1.142469456579</text:p>
              </table:table-cell>
              <table:table-cell office:value-type="float" office:value="0.51120065633374">
                <text:p>0.51120065633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7144451991206">
                <text:p>0.77144451991206</text:p>
              </table:table-cell>
              <table:table-cell office:value-type="float" office:value="0.48453144847928">
                <text:p>0.48453144847928</text:p>
              </table:table-cell>
              <table:table-cell office:value-type="float" office:value="1.1167464396181">
                <text:p>1.1167464396181</text:p>
              </table:table-cell>
              <table:table-cell office:value-type="float" office:value="0.50970232936904">
                <text:p>0.50970232936904</text:p>
              </table:table-cell>
              <table:table-cell office:value-type="float" office:value="0.73368558288573">
                <text:p>0.73368558288573</text:p>
              </table:table-cell>
              <table:table-cell office:value-type="float" office:value="0.48384586475999">
                <text:p>0.4838458647599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1402420787601">
                <text:p>1.1402420787601</text:p>
              </table:table-cell>
              <table:table-cell office:value-type="float" office:value="0.51105071116848">
                <text:p>0.51105071116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7349578946689">
                <text:p>0.77349578946689</text:p>
              </table:table-cell>
              <table:table-cell office:value-type="float" office:value="0.48469535277718">
                <text:p>0.48469535277718</text:p>
              </table:table-cell>
              <table:table-cell office:value-type="float" office:value="1.1149666633662">
                <text:p>1.1149666633662</text:p>
              </table:table-cell>
              <table:table-cell office:value-type="float" office:value="0.50952335781884">
                <text:p>0.50952335781884</text:p>
              </table:table-cell>
              <table:table-cell office:value-type="float" office:value="0.73589175159277">
                <text:p>0.73589175159277</text:p>
              </table:table-cell>
              <table:table-cell office:value-type="float" office:value="0.4839084693044">
                <text:p>0.483908469304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1380550086229">
                <text:p>1.1380550086229</text:p>
              </table:table-cell>
              <table:table-cell office:value-type="float" office:value="0.51090058502151">
                <text:p>0.51090058502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7553553990167">
                <text:p>0.77553553990167</text:p>
              </table:table-cell>
              <table:table-cell office:value-type="float" office:value="0.48485496385911">
                <text:p>0.48485496385911</text:p>
              </table:table-cell>
              <table:table-cell office:value-type="float" office:value="1.1132185628543">
                <text:p>1.1132185628543</text:p>
              </table:table-cell>
              <table:table-cell office:value-type="float" office:value="0.50934959118854">
                <text:p>0.50934959118854</text:p>
              </table:table-cell>
              <table:table-cell office:value-type="float" office:value="0.73808944160554">
                <text:p>0.73808944160554</text:p>
              </table:table-cell>
              <table:table-cell office:value-type="float" office:value="0.48397535697521">
                <text:p>0.4839753569752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1359073860547">
                <text:p>1.1359073860547</text:p>
              </table:table-cell>
              <table:table-cell office:value-type="float" office:value="0.51075053892219">
                <text:p>0.51075053892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7756376169932">
                <text:p>0.77756376169932</text:p>
              </table:table-cell>
              <table:table-cell office:value-type="float" office:value="0.48501059024385">
                <text:p>0.48501059024385</text:p>
              </table:table-cell>
              <table:table-cell office:value-type="float" office:value="1.1115014108645">
                <text:p>1.1115014108645</text:p>
              </table:table-cell>
              <table:table-cell office:value-type="float" office:value="0.50918076467676">
                <text:p>0.50918076467676</text:p>
              </table:table-cell>
              <table:table-cell office:value-type="float" office:value="0.74027849450088">
                <text:p>0.74027849450088</text:p>
              </table:table-cell>
              <table:table-cell office:value-type="float" office:value="0.48404615184777">
                <text:p>0.4840461518477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1337983702123">
                <text:p>1.1337983702123</text:p>
              </table:table-cell>
              <table:table-cell office:value-type="float" office:value="0.51060080595196">
                <text:p>0.51060080595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7958044309984">
                <text:p>0.77958044309984</text:p>
              </table:table-cell>
              <table:table-cell office:value-type="float" office:value="0.48516251565933">
                <text:p>0.48516251565933</text:p>
              </table:table-cell>
              <table:table-cell office:value-type="float" office:value="1.1098145037567">
                <text:p>1.1098145037567</text:p>
              </table:table-cell>
              <table:table-cell office:value-type="float" office:value="0.50901663237274">
                <text:p>0.50901663237274</text:p>
              </table:table-cell>
              <table:table-cell office:value-type="float" office:value="0.74245875904365">
                <text:p>0.74245875904365</text:p>
              </table:table-cell>
              <table:table-cell office:value-type="float" office:value="0.48412051887022">
                <text:p>0.4841205188702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1317271393193">
                <text:p>1.1317271393193</text:p>
              </table:table-cell>
              <table:table-cell office:value-type="float" office:value="0.5104515937913">
                <text:p>0.5104515937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8158557042277">
                <text:p>0.78158557042277</text:p>
              </table:table-cell>
              <table:table-cell office:value-type="float" office:value="0.48531100099049">
                <text:p>0.48531100099049</text:p>
              </table:table-cell>
              <table:table-cell office:value-type="float" office:value="1.1081571603693">
                <text:p>1.1081571603693</text:p>
              </table:table-cell>
              <table:table-cell office:value-type="float" office:value="0.50885696571809">
                <text:p>0.50885696571809</text:p>
              </table:table-cell>
              <table:table-cell office:value-type="float" office:value="0.74463008950072">
                <text:p>0.74463008950072</text:p>
              </table:table-cell>
              <table:table-cell office:value-type="float" office:value="0.48419814449653">
                <text:p>0.4841981444965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1296928904312">
                <text:p>1.1296928904312</text:p>
              </table:table-cell>
              <table:table-cell office:value-type="float" office:value="0.51030308704318">
                <text:p>0.51030308704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8357912836507">
                <text:p>0.78357912836507</text:p>
              </table:table-cell>
              <table:table-cell office:value-type="float" office:value="0.48545628607571">
                <text:p>0.48545628607571</text:p>
              </table:table-cell>
              <table:table-cell office:value-type="float" office:value="1.1065287209879">
                <text:p>1.1065287209879</text:p>
              </table:table-cell>
              <table:table-cell office:value-type="float" office:value="0.50870155210027">
                <text:p>0.50870155210027</text:p>
              </table:table-cell>
              <table:table-cell office:value-type="float" office:value="0.74679234581393">
                <text:p>0.74679234581393</text:p>
              </table:table-cell>
              <table:table-cell office:value-type="float" office:value="0.4842787401598">
                <text:p>0.484278740159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1276948391735">
                <text:p>1.1276948391735</text:p>
              </table:table-cell>
              <table:table-cell office:value-type="float" office:value="0.51015544935243">
                <text:p>0.51015544935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8556110027636">
                <text:p>0.78556110027636</text:p>
              </table:table-cell>
              <table:table-cell office:value-type="float" office:value="0.48559859136339">
                <text:p>0.48559859136339</text:p>
              </table:table-cell>
              <table:table-cell office:value-type="float" office:value="1.104928546378">
                <text:p>1.104928546378</text:p>
              </table:table-cell>
              <table:table-cell office:value-type="float" office:value="0.50855019356635">
                <text:p>0.50855019356635</text:p>
              </table:table-cell>
              <table:table-cell office:value-type="float" office:value="0.74894539331771">
                <text:p>0.74894539331771</text:p>
              </table:table-cell>
              <table:table-cell office:value-type="float" office:value="0.48436204023501">
                <text:p>0.4843620402350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1257322194573">
                <text:p>1.1257322194573</text:p>
              </table:table-cell>
              <table:table-cell office:value-type="float" office:value="0.51000882533895">
                <text:p>0.51000882533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8753146841295">
                <text:p>0.78753146841295</text:p>
              </table:table-cell>
              <table:table-cell office:value-type="float" office:value="0.48573811943954">
                <text:p>0.48573811943954</text:p>
              </table:table-cell>
              <table:table-cell office:value-type="float" office:value="1.1033560168763">
                <text:p>1.1033560168763</text:p>
              </table:table-cell>
              <table:table-cell office:value-type="float" office:value="0.50840270564636">
                <text:p>0.50840270564636</text:p>
              </table:table-cell>
              <table:table-cell office:value-type="float" office:value="0.75108910247915">
                <text:p>0.75108910247915</text:p>
              </table:table-cell>
              <table:table-cell office:value-type="float" office:value="0.48444780016845">
                <text:p>0.4844478001684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1238042831761">
                <text:p>1.1238042831761</text:p>
              </table:table-cell>
              <table:table-cell office:value-type="float" office:value="0.50986334236066">
                <text:p>0.509863342360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8949021417225">
                <text:p>0.78949021417225</text:p>
              </table:table-cell>
              <table:table-cell office:value-type="float" office:value="0.48587505643638">
                <text:p>0.48587505643638</text:p>
              </table:table-cell>
              <table:table-cell office:value-type="float" office:value="1.1018105315363">
                <text:p>1.1018105315363</text:p>
              </table:table-cell>
              <table:table-cell office:value-type="float" office:value="0.5082589162767">
                <text:p>0.5082589162767</text:p>
              </table:table-cell>
              <table:table-cell office:value-type="float" office:value="0.7532233486587">
                <text:p>0.7532233486587</text:p>
              </table:table-cell>
              <table:table-cell office:value-type="float" office:value="0.48453579476035">
                <text:p>0.4845357947603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1219102998875">
                <text:p>1.1219102998875</text:p>
              </table:table-cell>
              <table:table-cell office:value-type="float" office:value="0.5097191121213">
                <text:p>0.5097191121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9143731830894">
                <text:p>0.79143731830894</text:p>
              </table:table-cell>
              <table:table-cell office:value-type="float" office:value="0.48600957333118">
                <text:p>0.48600957333118</text:p>
              </table:table-cell>
              <table:table-cell office:value-type="float" office:value="1.1002915073243">
                <text:p>1.1002915073243</text:p>
              </table:table-cell>
              <table:table-cell office:value-type="float" office:value="0.50811866481488">
                <text:p>0.50811866481488</text:p>
              </table:table-cell>
              <table:table-cell office:value-type="float" office:value="0.75534801188991">
                <text:p>0.75534801188991</text:p>
              </table:table-cell>
              <table:table-cell office:value-type="float" office:value="0.48462581658802">
                <text:p>0.4846258165880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1200495564823">
                <text:p>1.1200495564823</text:p>
              </table:table-cell>
              <table:table-cell office:value-type="float" office:value="0.50957623213624">
                <text:p>0.50957623213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933727611342">
                <text:p>0.7933727611342</text:p>
              </table:table-cell>
              <table:table-cell office:value-type="float" office:value="0.48614182714377">
                <text:p>0.48614182714377</text:p>
              </table:table-cell>
              <table:table-cell office:value-type="float" office:value="1.0987983783627">
                <text:p>1.0987983783627</text:p>
              </table:table-cell>
              <table:table-cell office:value-type="float" office:value="0.50798180113759">
                <text:p>0.50798180113759</text:p>
              </table:table-cell>
              <table:table-cell office:value-type="float" office:value="0.75746297667655">
                <text:p>0.75746297667655</text:p>
              </table:table-cell>
              <table:table-cell office:value-type="float" office:value="0.48471767455808">
                <text:p>0.4847176745580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1182213568442">
                <text:p>1.1182213568442</text:p>
              </table:table-cell>
              <table:table-cell office:value-type="float" office:value="0.50943478706897">
                <text:p>0.50943478706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9529652269912">
                <text:p>0.79529652269912</text:p>
              </table:table-cell>
              <table:table-cell office:value-type="float" office:value="0.4862719620407">
                <text:p>0.4862719620407</text:p>
              </table:table-cell>
              <table:table-cell office:value-type="float" office:value="1.0973305952158">
                <text:p>1.0973305952158</text:p>
              </table:table-cell>
              <table:table-cell office:value-type="float" office:value="0.50784818481492">
                <text:p>0.50784818481492</text:p>
              </table:table-cell>
              <table:table-cell office:value-type="float" office:value="0.75956813180573">
                <text:p>0.75956813180573</text:p>
              </table:table-cell>
              <table:table-cell office:value-type="float" office:value="0.48481119257723">
                <text:p>0.4848111925772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116425021502">
                <text:p>1.116425021502</text:p>
              </table:table-cell>
              <table:table-cell office:value-type="float" office:value="0.50929484994931">
                <text:p>0.50929484994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972085829635">
                <text:p>0.7972085829635</text:p>
              </table:table-cell>
              <table:table-cell office:value-type="float" office:value="0.48640011035317">
                <text:p>0.48640011035317</text:p>
              </table:table-cell>
              <table:table-cell office:value-type="float" office:value="1.0958876242171">
                <text:p>1.0958876242171</text:p>
              </table:table-cell>
              <table:table-cell office:value-type="float" office:value="0.50771768435397">
                <text:p>0.50771768435397</text:p>
              </table:table-cell>
              <table:table-cell office:value-type="float" office:value="0.76166337017579">
                <text:p>0.76166337017579</text:p>
              </table:table-cell>
              <table:table-cell office:value-type="float" office:value="0.48490620833185">
                <text:p>0.4849062083318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1146598872769">
                <text:p>1.1146598872769</text:p>
              </table:table-cell>
              <table:table-cell office:value-type="float" office:value="0.50915648328364">
                <text:p>0.50915648328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9910892195103">
                <text:p>0.79910892195103</text:p>
              </table:table-cell>
              <table:table-cell office:value-type="float" office:value="0.4865263935156">
                <text:p>0.4865263935156</text:p>
              </table:table-cell>
              <table:table-cell office:value-type="float" office:value="1.0944689468329">
                <text:p>1.0944689468329</text:p>
              </table:table-cell>
              <table:table-cell office:value-type="float" office:value="0.50759017650596">
                <text:p>0.50759017650596</text:p>
              </table:table-cell>
              <table:table-cell office:value-type="float" office:value="0.7637485886376">
                <text:p>0.7637485886376</text:p>
              </table:table-cell>
              <table:table-cell office:value-type="float" office:value="0.48500257216751">
                <text:p>0.4850025721675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1129253069263">
                <text:p>1.1129253069263</text:p>
              </table:table-cell>
              <table:table-cell office:value-type="float" office:value="0.50901974006663">
                <text:p>0.50901974006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0099751989177">
                <text:p>0.80099751989177</text:p>
              </table:table-cell>
              <table:table-cell office:value-type="float" office:value="0.48665092293075">
                <text:p>0.48665092293075</text:p>
              </table:table-cell>
              <table:table-cell office:value-type="float" office:value="1.0930740590614">
                <text:p>1.0930740590614</text:p>
              </table:table-cell>
              <table:table-cell office:value-type="float" office:value="0.50746554563134">
                <text:p>0.50746554563134</text:p>
              </table:table-cell>
              <table:table-cell office:value-type="float" office:value="0.7658236878483">
                <text:p>0.7658236878483</text:p>
              </table:table-cell>
              <table:table-cell office:value-type="float" office:value="0.4851001460603">
                <text:p>0.485100146060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1112206487854">
                <text:p>1.1112206487854</text:p>
              </table:table-cell>
              <table:table-cell office:value-type="float" office:value="0.50888466470306">
                <text:p>0.50888466470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028743573529">
                <text:p>0.8028743573529</text:p>
              </table:table-cell>
              <table:table-cell office:value-type="float" office:value="0.48677380076743">
                <text:p>0.48677380076743</text:p>
              </table:table-cell>
              <table:table-cell office:value-type="float" office:value="1.0917024708644">
                <text:p>1.0917024708644</text:p>
              </table:table-cell>
              <table:table-cell office:value-type="float" office:value="0.50734368311777">
                <text:p>0.50734368311777</text:p>
              </table:table-cell>
              <table:table-cell office:value-type="float" office:value="0.76788857213634">
                <text:p>0.76788857213634</text:p>
              </table:table-cell>
              <table:table-cell office:value-type="float" office:value="0.48519880267237">
                <text:p>0.4851988026723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1095452964096">
                <text:p>1.1095452964096</text:p>
              </table:table-cell>
              <table:table-cell office:value-type="float" office:value="0.50875129384738">
                <text:p>0.50875129384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0473941535846">
                <text:p>0.80473941535846</text:p>
              </table:table-cell>
              <table:table-cell office:value-type="float" office:value="0.48689512069568">
                <text:p>0.48689512069568</text:p>
              </table:table-cell>
              <table:table-cell office:value-type="float" office:value="1.0903537056291">
                <text:p>1.0903537056291</text:p>
              </table:table-cell>
              <table:table-cell office:value-type="float" office:value="0.50722448684651">
                <text:p>0.50722448684651</text:p>
              </table:table-cell>
              <table:table-cell office:value-type="float" office:value="0.76994314937694">
                <text:p>0.76994314937694</text:p>
              </table:table-cell>
              <table:table-cell office:value-type="float" office:value="0.48529842448496">
                <text:p>0.4852984244849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1078986482162">
                <text:p>1.1078986482162</text:p>
              </table:table-cell>
              <table:table-cell office:value-type="float" office:value="0.50861965716839">
                <text:p>0.50861965716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0659267549896">
                <text:p>0.80659267549896</text:p>
              </table:table-cell>
              <table:table-cell office:value-type="float" office:value="0.48701496856461">
                <text:p>0.48701496856461</text:p>
              </table:table-cell>
              <table:table-cell office:value-type="float" office:value="1.089027299658">
                <text:p>1.089027299658</text:p>
              </table:table-cell>
              <table:table-cell office:value-type="float" office:value="0.50710786070303">
                <text:p>0.50710786070303</text:p>
              </table:table-cell>
              <table:table-cell office:value-type="float" office:value="0.77198733087704">
                <text:p>0.77198733087704</text:p>
              </table:table-cell>
              <table:table-cell office:value-type="float" office:value="0.48539890300231">
                <text:p>0.4853989030023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1062801171294">
                <text:p>1.1062801171294</text:p>
              </table:table-cell>
              <table:table-cell office:value-type="float" office:value="0.50848977804544">
                <text:p>0.50848977804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0843412003151">
                <text:p>0.80843412003151</text:p>
              </table:table-cell>
              <table:table-cell office:value-type="float" office:value="0.48713342302716">
                <text:p>0.48713342302716</text:p>
              </table:table-cell>
              <table:table-cell office:value-type="float" office:value="1.0877228016852">
                <text:p>1.0877228016852</text:p>
              </table:table-cell>
              <table:table-cell office:value-type="float" office:value="0.50699371412803">
                <text:p>0.50699371412803</text:p>
              </table:table-cell>
              <table:table-cell office:value-type="float" office:value="0.77402103126903">
                <text:p>0.77402103126903</text:p>
              </table:table-cell>
              <table:table-cell office:value-type="float" office:value="0.48550013802101">
                <text:p>0.4855001380210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1046891302272">
                <text:p>1.1046891302272</text:p>
              </table:table-cell>
              <table:table-cell office:value-type="float" office:value="0.50836167420219">
                <text:p>0.50836167420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1026373197107">
                <text:p>0.81026373197107</text:p>
              </table:table-cell>
              <table:table-cell office:value-type="float" office:value="0.48725055611597">
                <text:p>0.48725055611597</text:p>
              </table:table-cell>
              <table:table-cell office:value-type="float" office:value="1.0864397724178">
                <text:p>1.0864397724178</text:p>
              </table:table-cell>
              <table:table-cell office:value-type="float" office:value="0.50688196170539">
                <text:p>0.50688196170539</text:p>
              </table:table-cell>
              <table:table-cell office:value-type="float" office:value="0.7760441684124">
                <text:p>0.7760441684124</text:p>
              </table:table-cell>
              <table:table-cell office:value-type="float" office:value="0.48560203695914">
                <text:p>0.4856020369591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1031251283922">
                <text:p>1.1031251283922</text:p>
              </table:table-cell>
              <table:table-cell office:value-type="float" office:value="0.50823535828322">
                <text:p>0.50823535828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1208149517355">
                <text:p>0.81208149517355</text:p>
              </table:table-cell>
              <table:table-cell office:value-type="float" office:value="0.4873664337742">
                <text:p>0.4873664337742</text:p>
              </table:table-cell>
              <table:table-cell office:value-type="float" office:value="1.0851777840996">
                <text:p>1.0851777840996</text:p>
              </table:table-cell>
              <table:table-cell office:value-type="float" office:value="0.5067725227839">
                <text:p>0.5067725227839</text:p>
              </table:table-cell>
              <table:table-cell office:value-type="float" office:value="0.77805666330267">
                <text:p>0.77805666330267</text:p>
              </table:table-cell>
              <table:table-cell office:value-type="float" office:value="0.48570451424048">
                <text:p>0.4857045142404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1015875659668">
                <text:p>1.1015875659668</text:p>
              </table:table-cell>
              <table:table-cell office:value-type="float" office:value="0.5081108383788">
                <text:p>0.5081108383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1388739441131">
                <text:p>0.81388739441131</text:p>
              </table:table-cell>
              <table:table-cell office:value-type="float" office:value="0.48748111634481">
                <text:p>0.48748111634481</text:p>
              </table:table-cell>
              <table:table-cell office:value-type="float" office:value="1.0839364200971">
                <text:p>1.0839364200971</text:p>
              </table:table-cell>
              <table:table-cell office:value-type="float" office:value="0.50666532112988">
                <text:p>0.50666532112988</text:p>
              </table:table-cell>
              <table:table-cell office:value-type="float" office:value="0.78005843998706">
                <text:p>0.78005843998706</text:p>
              </table:table-cell>
              <table:table-cell office:value-type="float" office:value="0.48580749072923">
                <text:p>0.4858074907292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1000759104133">
                <text:p>1.1000759104133</text:p>
              </table:table-cell>
              <table:table-cell office:value-type="float" office:value="0.50798811850194">
                <text:p>0.50798811850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1568141544149">
                <text:p>0.81568141544149</text:p>
              </table:table-cell>
              <table:table-cell office:value-type="float" office:value="0.4875946590214">
                <text:p>0.4875946590214</text:p>
              </table:table-cell>
              <table:table-cell office:value-type="float" office:value="1.0827152745049">
                <text:p>1.0827152745049</text:p>
              </table:table-cell>
              <table:table-cell office:value-type="float" office:value="0.50656028460812">
                <text:p>0.50656028460812</text:p>
              </table:table-cell>
              <table:table-cell office:value-type="float" office:value="0.78204942548611">
                <text:p>0.78204942548611</text:p>
              </table:table-cell>
              <table:table-cell office:value-type="float" office:value="0.4859108932111">
                <text:p>0.485910893211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0985896419785">
                <text:p>1.0985896419785</text:p>
              </table:table-cell>
              <table:table-cell office:value-type="float" office:value="0.50786719902225">
                <text:p>0.50786719902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1746354506771">
                <text:p>0.81746354506771</text:p>
              </table:table-cell>
              <table:table-cell office:value-type="float" office:value="0.48770711226388">
                <text:p>0.48770711226388</text:p>
              </table:table-cell>
              <table:table-cell office:value-type="float" office:value="1.081513951771">
                <text:p>1.081513951771</text:p>
              </table:table-cell>
              <table:table-cell office:value-type="float" office:value="0.50645734488853">
                <text:p>0.50645734488853</text:p>
              </table:table-cell>
              <table:table-cell office:value-type="float" office:value="0.78402954972097">
                <text:p>0.78402954972097</text:p>
              </table:table-cell>
              <table:table-cell office:value-type="float" office:value="0.48601465391703">
                <text:p>0.4860146539170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0971282533653">
                <text:p>1.0971282533653</text:p>
              </table:table-cell>
              <table:table-cell office:value-type="float" office:value="0.50774807706016">
                <text:p>0.507748077060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1923377119575">
                <text:p>0.81923377119575</text:p>
              </table:table-cell>
              <table:table-cell office:value-type="float" office:value="0.4878185221814">
                <text:p>0.4878185221814</text:p>
              </table:table-cell>
              <table:table-cell office:value-type="float" office:value="1.0803320663389">
                <text:p>1.0803320663389</text:p>
              </table:table-cell>
              <table:table-cell office:value-type="float" office:value="0.50635643717662">
                <text:p>0.50635643717662</text:p>
              </table:table-cell>
              <table:table-cell office:value-type="float" office:value="0.78599874544566">
                <text:p>0.78599874544566</text:p>
              </table:table-cell>
              <table:table-cell office:value-type="float" office:value="0.48611871008596">
                <text:p>0.4861187100859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0956912494095">
                <text:p>1.0956912494095</text:p>
              </table:table-cell>
              <table:table-cell office:value-type="float" office:value="0.50763074684508">
                <text:p>0.50763074684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209920828833">
                <text:p>0.8209920828833</text:p>
              </table:table-cell>
              <table:table-cell office:value-type="float" office:value="0.48792893088535">
                <text:p>0.48792893088535</text:p>
              </table:table-cell>
              <table:table-cell office:value-type="float" office:value="1.0791692423071">
                <text:p>1.0791692423071</text:p>
              </table:table-cell>
              <table:table-cell office:value-type="float" office:value="0.50625749996551">
                <text:p>0.50625749996551</text:p>
              </table:table-cell>
              <table:table-cell office:value-type="float" office:value="0.78795694818393">
                <text:p>0.78795694818393</text:p>
              </table:table-cell>
              <table:table-cell office:value-type="float" office:value="0.48622300356357">
                <text:p>0.4862230035635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0942781467628">
                <text:p>1.0942781467628</text:p>
              </table:table-cell>
              <table:table-cell office:value-type="float" office:value="0.50751520004064">
                <text:p>0.507515200040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2273847038453">
                <text:p>0.82273847038453</text:p>
              </table:table-cell>
              <table:table-cell office:value-type="float" office:value="0.48803837681463">
                <text:p>0.48803837681463</text:p>
              </table:table-cell>
              <table:table-cell office:value-type="float" office:value="1.0780251131039">
                <text:p>1.0780251131039</text:p>
              </table:table-cell>
              <table:table-cell office:value-type="float" office:value="0.50616047480777">
                <text:p>0.50616047480777</text:p>
              </table:table-cell>
              <table:table-cell office:value-type="float" office:value="0.78990409617037">
                <text:p>0.78990409617037</text:p>
              </table:table-cell>
              <table:table-cell office:value-type="float" office:value="0.48632748043395">
                <text:p>0.4863274804339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092888473583">
                <text:p>1.092888473583</text:p>
              </table:table-cell>
              <table:table-cell office:value-type="float" office:value="0.50740142603984">
                <text:p>0.50740142603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2447292518963">
                <text:p>0.82447292518963</text:p>
              </table:table-cell>
              <table:table-cell office:value-type="float" office:value="0.48814689503534">
                <text:p>0.48814689503534</text:p>
              </table:table-cell>
              <table:table-cell office:value-type="float" office:value="1.076899321177">
                <text:p>1.076899321177</text:p>
              </table:table-cell>
              <table:table-cell office:value-type="float" office:value="0.50606530610552">
                <text:p>0.50606530610552</text:p>
              </table:table-cell>
              <table:table-cell office:value-type="float" office:value="0.79184013029522">
                <text:p>0.79184013029522</text:p>
              </table:table-cell>
              <table:table-cell office:value-type="float" office:value="0.48643209068155">
                <text:p>0.4864320906815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0915217692302">
                <text:p>1.0915217692302</text:p>
              </table:table-cell>
              <table:table-cell office:value-type="float" office:value="0.50728941223291">
                <text:p>0.50728941223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261954400597">
                <text:p>0.8261954400597</text:p>
              </table:table-cell>
              <table:table-cell office:value-type="float" office:value="0.48825451751702">
                <text:p>0.48825451751702</text:p>
              </table:table-cell>
              <table:table-cell office:value-type="float" office:value="1.0757915176973">
                <text:p>1.0757915176973</text:p>
              </table:table-cell>
              <table:table-cell office:value-type="float" office:value="0.50597194091699">
                <text:p>0.50597194091699</text:p>
              </table:table-cell>
              <table:table-cell office:value-type="float" office:value="0.79376499405271">
                <text:p>0.79376499405271</text:p>
              </table:table-cell>
              <table:table-cell office:value-type="float" office:value="0.4865367878809">
                <text:p>0.486536787880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09017758397">
                <text:p>1.09017758397</text:p>
              </table:table-cell>
              <table:table-cell office:value-type="float" office:value="0.50717914425007">
                <text:p>0.507179144250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2790600905733">
                <text:p>0.82790600905733</text:p>
              </table:table-cell>
              <table:table-cell office:value-type="float" office:value="0.48836127338708">
                <text:p>0.48836127338708</text:p>
              </table:table-cell>
              <table:table-cell office:value-type="float" office:value="1.0747013622753">
                <text:p>1.0747013622753</text:p>
              </table:table-cell>
              <table:table-cell office:value-type="float" office:value="0.50588032877842">
                <text:p>0.50588032877842</text:p>
              </table:table-cell>
              <table:table-cell office:value-type="float" office:value="0.79567863349242">
                <text:p>0.79567863349242</text:p>
              </table:table-cell>
              <table:table-cell office:value-type="float" office:value="0.48664152891188">
                <text:p>0.4866415289118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0888554786837">
                <text:p>1.0888554786837</text:p>
              </table:table-cell>
              <table:table-cell office:value-type="float" office:value="0.50707060618157">
                <text:p>0.50707060618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2960462757325">
                <text:p>0.82960462757325</text:p>
              </table:table-cell>
              <table:table-cell office:value-type="float" office:value="0.48846718916531">
                <text:p>0.48846718916531</text:p>
              </table:table-cell>
              <table:table-cell office:value-type="float" office:value="1.0736285226898">
                <text:p>1.0736285226898</text:p>
              </table:table-cell>
              <table:table-cell office:value-type="float" office:value="0.5057904215399">
                <text:p>0.5057904215399</text:p>
              </table:table-cell>
              <table:table-cell office:value-type="float" office:value="0.7975809971736">
                <text:p>0.7975809971736</text:p>
              </table:table-cell>
              <table:table-cell office:value-type="float" office:value="0.48674627369836">
                <text:p>0.4867462736983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0875550245855">
                <text:p>1.0875550245855</text:p>
              </table:table-cell>
              <table:table-cell office:value-type="float" office:value="0.50696378077697">
                <text:p>0.50696378077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3129129234905">
                <text:p>0.83129129234905</text:p>
              </table:table-cell>
              <table:table-cell office:value-type="float" office:value="0.48857228897991">
                <text:p>0.48857228897991</text:p>
              </table:table-cell>
              <table:table-cell office:value-type="float" office:value="1.0725726746291">
                <text:p>1.0725726746291</text:p>
              </table:table-cell>
              <table:table-cell office:value-type="float" office:value="0.50570217321395">
                <text:p>0.50570217321395</text:p>
              </table:table-cell>
              <table:table-cell office:value-type="float" office:value="0.79947203612187">
                <text:p>0.79947203612187</text:p>
              </table:table-cell>
              <table:table-cell office:value-type="float" office:value="0.48685098496839">
                <text:p>0.4868509849683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0862758029458">
                <text:p>1.0862758029458</text:p>
              </table:table-cell>
              <table:table-cell office:value-type="float" office:value="0.50685864962542">
                <text:p>0.50685864962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3296600149663">
                <text:p>0.83296600149663</text:p>
              </table:table-cell>
              <table:table-cell office:value-type="float" office:value="0.48867659476646">
                <text:p>0.48867659476646</text:p>
              </table:table-cell>
              <table:table-cell office:value-type="float" office:value="1.0715335014422">
                <text:p>1.0715335014422</text:p>
              </table:table-cell>
              <table:table-cell office:value-type="float" office:value="0.50561553983584">
                <text:p>0.50561553983584</text:p>
              </table:table-cell>
              <table:table-cell office:value-type="float" office:value="0.80135170378839">
                <text:p>0.80135170378839</text:p>
              </table:table-cell>
              <table:table-cell office:value-type="float" office:value="0.48695562803408">
                <text:p>0.4869556280340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0850174048225">
                <text:p>1.0850174048225</text:p>
              </table:table-cell>
              <table:table-cell office:value-type="float" office:value="0.50675519331875">
                <text:p>0.5067551933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3462875451422">
                <text:p>0.83462875451422</text:p>
              </table:table-cell>
              <table:table-cell office:value-type="float" office:value="0.48878012645131">
                <text:p>0.48878012645131</text:p>
              </table:table-cell>
              <table:table-cell office:value-type="float" office:value="1.0705106939007">
                <text:p>1.0705106939007</text:p>
              </table:table-cell>
              <table:table-cell office:value-type="float" office:value="0.5055304793347">
                <text:p>0.5055304793347</text:p>
              </table:table-cell>
              <table:table-cell office:value-type="float" office:value="0.80321995601094">
                <text:p>0.80321995601094</text:p>
              </table:table-cell>
              <table:table-cell office:value-type="float" office:value="0.48706017058963">
                <text:p>0.4870601705896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0837794307988">
                <text:p>1.0837794307988</text:p>
              </table:table-cell>
              <table:table-cell office:value-type="float" office:value="0.50665339159883">
                <text:p>0.50665339159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3627955229947">
                <text:p>0.83627955229947</text:p>
              </table:table-cell>
              <table:table-cell office:value-type="float" office:value="0.48888290212045">
                <text:p>0.48888290212045</text:p>
              </table:table-cell>
              <table:table-cell office:value-type="float" office:value="1.0695039499707">
                <text:p>1.0695039499707</text:p>
              </table:table-cell>
              <table:table-cell office:value-type="float" office:value="0.50544695141442">
                <text:p>0.50544695141442</text:p>
              </table:table-cell>
              <table:table-cell office:value-type="float" office:value="0.80507675097698">
                <text:p>0.80507675097698</text:p>
              </table:table-cell>
              <table:table-cell office:value-type="float" office:value="0.48716458252596">
                <text:p>0.4871645825259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0825614907269">
                <text:p>1.0825614907269</text:p>
              </table:table-cell>
              <table:table-cell office:value-type="float" office:value="0.50655322349053">
                <text:p>0.50655322349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3791839715968">
                <text:p>0.83791839715968</text:p>
              </table:table-cell>
              <table:table-cell office:value-type="float" office:value="0.48898493817506">
                <text:p>0.48898493817506</text:p>
              </table:table-cell>
              <table:table-cell office:value-type="float" office:value="1.0685129745938">
                <text:p>1.0685129745938</text:p>
              </table:table-cell>
              <table:table-cell office:value-type="float" office:value="0.50536491744366">
                <text:p>0.50536491744366</text:p>
              </table:table-cell>
              <table:table-cell office:value-type="float" office:value="0.80692204918829">
                <text:p>0.80692204918829</text:p>
              </table:table-cell>
              <table:table-cell office:value-type="float" office:value="0.48726883576064">
                <text:p>0.4872688357606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0813632034801">
                <text:p>1.0813632034801</text:p>
              </table:table-cell>
              <table:table-cell office:value-type="float" office:value="0.50645466742172">
                <text:p>0.50645466742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3954529281943">
                <text:p>0.83954529281943</text:p>
              </table:table-cell>
              <table:table-cell office:value-type="float" office:value="0.48908624947481">
                <text:p>0.48908624947481</text:p>
              </table:table-cell>
              <table:table-cell office:value-type="float" office:value="1.0675374794772">
                <text:p>1.0675374794772</text:p>
              </table:table-cell>
              <table:table-cell office:value-type="float" office:value="0.50528434035409">
                <text:p>0.50528434035409</text:p>
              </table:table-cell>
              <table:table-cell office:value-type="float" office:value="0.80875581342714">
                <text:p>0.80875581342714</text:p>
              </table:table-cell>
              <table:table-cell office:value-type="float" office:value="0.48737290408176">
                <text:p>0.4873729040817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08018419671">
                <text:p>1.08018419671</text:p>
              </table:table-cell>
              <table:table-cell office:value-type="float" office:value="0.50635770133136">
                <text:p>0.50635770133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4116024442571">
                <text:p>0.84116024442571</text:p>
              </table:table-cell>
              <table:table-cell office:value-type="float" office:value="0.48918684946976">
                <text:p>0.48918684946976</text:p>
              </table:table-cell>
              <table:table-cell office:value-type="float" office:value="1.0665771828914">
                <text:p>1.0665771828914</text:p>
              </table:table-cell>
              <table:table-cell office:value-type="float" office:value="0.50520518454634">
                <text:p>0.50520518454634</text:p>
              </table:table-cell>
              <table:table-cell office:value-type="float" office:value="0.81057800872376">
                <text:p>0.81057800872376</text:p>
              </table:table-cell>
              <table:table-cell office:value-type="float" office:value="0.48747676300474">
                <text:p>0.4874767630047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0790241066114">
                <text:p>1.0790241066114</text:p>
              </table:table-cell>
              <table:table-cell office:value-type="float" office:value="0.50626230276673">
                <text:p>0.50626230276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4276325855081">
                <text:p>0.84276325855081</text:p>
              </table:table-cell>
              <table:table-cell office:value-type="float" office:value="0.48928675032195">
                <text:p>0.48928675032195</text:p>
              </table:table-cell>
              <table:table-cell office:value-type="float" office:value="1.0656318094771">
                <text:p>1.0656318094771</text:p>
              </table:table-cell>
              <table:table-cell office:value-type="float" office:value="0.50512741580285">
                <text:p>0.50512741580285</text:p>
              </table:table-cell>
              <table:table-cell office:value-type="float" office:value="0.812388602325">
                <text:p>0.812388602325</text:p>
              </table:table-cell>
              <table:table-cell office:value-type="float" office:value="0.48758038964086">
                <text:p>0.4875803896408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077882577693">
                <text:p>1.077882577693</text:p>
              </table:table-cell>
              <table:table-cell office:value-type="float" office:value="0.50616844897089">
                <text:p>0.506168448970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4435434319309">
                <text:p>0.84435434319309</text:p>
              </table:table-cell>
              <table:table-cell office:value-type="float" office:value="0.48938596301722">
                <text:p>0.48938596301722</text:p>
              </table:table-cell>
              <table:table-cell office:value-type="float" office:value="1.064701090058">
                <text:p>1.064701090058</text:p>
              </table:table-cell>
              <table:table-cell office:value-type="float" office:value="0.50505100120722">
                <text:p>0.50505100120722</text:p>
              </table:table-cell>
              <table:table-cell office:value-type="float" office:value="0.81418756366407">
                <text:p>0.81418756366407</text:p>
              </table:table-cell>
              <table:table-cell office:value-type="float" office:value="0.48768376257667">
                <text:p>0.4876837625766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0767592625545">
                <text:p>1.0767592625545</text:p>
              </table:table-cell>
              <table:table-cell office:value-type="float" office:value="0.50607611696111">
                <text:p>0.50607611696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4593350777572">
                <text:p>0.84593350777572</text:p>
              </table:table-cell>
              <table:table-cell office:value-type="float" office:value="0.48948449746824">
                <text:p>0.48948449746824</text:p>
              </table:table-cell>
              <table:table-cell office:value-type="float" office:value="1.0637847614622">
                <text:p>1.0637847614622</text:p>
              </table:table-cell>
              <table:table-cell office:value-type="float" office:value="0.50497590906941">
                <text:p>0.50497590906941</text:p>
              </table:table-cell>
              <table:table-cell office:value-type="float" office:value="0.81597486433107">
                <text:p>0.81597486433107</text:p>
              </table:table-cell>
              <table:table-cell office:value-type="float" office:value="0.48778686176328">
                <text:p>0.4877868617632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0756538216704">
                <text:p>1.0756538216704</text:p>
              </table:table-cell>
              <table:table-cell office:value-type="float" office:value="0.50598528359921">
                <text:p>0.50598528359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4750076314363">
                <text:p>0.84750076314363</text:p>
              </table:table-cell>
              <table:table-cell office:value-type="float" office:value="0.48958236260937">
                <text:p>0.48958236260937</text:p>
              </table:table-cell>
              <table:table-cell office:value-type="float" office:value="1.0628825663495">
                <text:p>1.0628825663495</text:p>
              </table:table-cell>
              <table:table-cell office:value-type="float" office:value="0.50490210885642">
                <text:p>0.50490210885642</text:p>
              </table:table-cell>
              <table:table-cell office:value-type="float" office:value="0.81775047804449">
                <text:p>0.81775047804449</text:p>
              </table:table-cell>
              <table:table-cell office:value-type="float" office:value="0.48788966841485">
                <text:p>0.4878896684148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0745659231792">
                <text:p>1.0745659231792</text:p>
              </table:table-cell>
              <table:table-cell office:value-type="float" office:value="0.50589592565444">
                <text:p>0.50589592565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4905612155871">
                <text:p>0.84905612155871</text:p>
              </table:table-cell>
              <table:table-cell office:value-type="float" office:value="0.48967956648394">
                <text:p>0.48967956648394</text:p>
              </table:table-cell>
              <table:table-cell office:value-type="float" office:value="1.0619942530454">
                <text:p>1.0619942530454</text:p>
              </table:table-cell>
              <table:table-cell office:value-type="float" office:value="0.50482957112793">
                <text:p>0.50482957112793</text:p>
              </table:table-cell>
              <table:table-cell office:value-type="float" office:value="0.81951438062333">
                <text:p>0.81951438062333</text:p>
              </table:table-cell>
              <table:table-cell office:value-type="float" office:value="0.4879921649153">
                <text:p>0.487992164915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0734952426792">
                <text:p>1.0734952426792</text:p>
              </table:table-cell>
              <table:table-cell office:value-type="float" office:value="0.5058080198597">
                <text:p>0.5058080198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5059959669345">
                <text:p>0.85059959669345</text:p>
              </table:table-cell>
              <table:table-cell office:value-type="float" office:value="0.48977611632456">
                <text:p>0.48977611632456</text:p>
              </table:table-cell>
              <table:table-cell office:value-type="float" office:value="1.0611195753814">
                <text:p>1.0611195753814</text:p>
              </table:table-cell>
              <table:table-cell office:value-type="float" office:value="0.50475826747653">
                <text:p>0.50475826747653</text:p>
              </table:table-cell>
              <table:table-cell office:value-type="float" office:value="0.82126654995982">
                <text:p>0.82126654995982</text:p>
              </table:table-cell>
              <table:table-cell office:value-type="float" office:value="0.48809433473287">
                <text:p>0.4880943347328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0724414630295">
                <text:p>1.0724414630295</text:p>
              </table:table-cell>
              <table:table-cell office:value-type="float" office:value="0.50572154296156">
                <text:p>0.50572154296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5213120362304">
                <text:p>0.85213120362304</text:p>
              </table:table-cell>
              <table:table-cell office:value-type="float" office:value="0.48987201862711">
                <text:p>0.48987201862711</text:p>
              </table:table-cell>
              <table:table-cell office:value-type="float" office:value="1.0602582925408">
                <text:p>1.0602582925408</text:p>
              </table:table-cell>
              <table:table-cell office:value-type="float" office:value="0.50468817047216">
                <text:p>0.50468817047216</text:p>
              </table:table-cell>
              <table:table-cell office:value-type="float" office:value="0.8230069659927">
                <text:p>0.8230069659927</text:p>
              </table:table-cell>
              <table:table-cell office:value-type="float" office:value="0.48819616234156">
                <text:p>0.4881961623415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0714042741577">
                <text:p>1.0714042741577</text:p>
              </table:table-cell>
              <table:table-cell office:value-type="float" office:value="0.50563647176476">
                <text:p>0.50563647176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5365095881615">
                <text:p>0.85365095881615</text:p>
              </table:table-cell>
              <table:table-cell office:value-type="float" office:value="0.48996727921874">
                <text:p>0.48996727921874</text:p>
              </table:table-cell>
              <table:table-cell office:value-type="float" office:value="1.0594101689104">
                <text:p>1.0594101689104</text:p>
              </table:table-cell>
              <table:table-cell office:value-type="float" office:value="0.5046192536105">
                <text:p>0.5046192536105</text:p>
              </table:table-cell>
              <table:table-cell office:value-type="float" office:value="0.82473561068096">
                <text:p>0.82473561068096</text:p>
              </table:table-cell>
              <table:table-cell office:value-type="float" office:value="0.48829763314908">
                <text:p>0.4882976331490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0703833728716">
                <text:p>1.0703833728716</text:p>
              </table:table-cell>
              <table:table-cell office:value-type="float" office:value="0.50555278317173">
                <text:p>0.50555278317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551588801244">
                <text:p>0.8551588801244</text:p>
              </table:table-cell>
              <table:table-cell office:value-type="float" office:value="0.49006190332043">
                <text:p>0.49006190332043</text:p>
              </table:table-cell>
              <table:table-cell office:value-type="float" office:value="1.0585749739374">
                <text:p>1.0585749739374</text:p>
              </table:table-cell>
              <table:table-cell office:value-type="float" office:value="0.50455149126485">
                <text:p>0.50455149126485</text:p>
              </table:table-cell>
              <table:table-cell office:value-type="float" office:value="0.82645246797796">
                <text:p>0.82645246797796</text:p>
              </table:table-cell>
              <table:table-cell office:value-type="float" office:value="0.48839873343079">
                <text:p>0.4883987334307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0693784626782">
                <text:p>1.0693784626782</text:p>
              </table:table-cell>
              <table:table-cell office:value-type="float" office:value="0.50547045421742">
                <text:p>0.50547045421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5665498677064">
                <text:p>0.85665498677064</text:p>
              </table:table-cell>
              <table:table-cell office:value-type="float" office:value="0.49015589560458">
                <text:p>0.49015589560458</text:p>
              </table:table-cell>
              <table:table-cell office:value-type="float" office:value="1.0577524819911">
                <text:p>1.0577524819911</text:p>
              </table:table-cell>
              <table:table-cell office:value-type="float" office:value="0.50448485864138">
                <text:p>0.50448485864138</text:p>
              </table:table-cell>
              <table:table-cell office:value-type="float" office:value="0.82815752380584">
                <text:p>0.82815752380584</text:p>
              </table:table-cell>
              <table:table-cell office:value-type="float" office:value="0.48849945026893">
                <text:p>0.4884994502689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0683892536061">
                <text:p>1.0683892536061</text:p>
              </table:table-cell>
              <table:table-cell office:value-type="float" office:value="0.50538946210006">
                <text:p>0.50538946210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5813929933612">
                <text:p>0.85813929933612</text:p>
              </table:table-cell>
              <table:table-cell office:value-type="float" office:value="0.49024926024791">
                <text:p>0.49024926024791</text:p>
              </table:table-cell>
              <table:table-cell office:value-type="float" office:value="1.05694247223">
                <text:p>1.05694247223</text:p>
              </table:table-cell>
              <table:table-cell office:value-type="float" office:value="0.5044193317374">
                <text:p>0.5044193317374</text:p>
              </table:table-cell>
              <table:table-cell office:value-type="float" office:value="0.82985076603026">
                <text:p>0.82985076603026</text:p>
              </table:table-cell>
              <table:table-cell office:value-type="float" office:value="0.48859977149698">
                <text:p>0.4885997714969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0674154620347">
                <text:p>1.0674154620347</text:p>
              </table:table-cell>
              <table:table-cell office:value-type="float" office:value="0.50530978420816">
                <text:p>0.50530978420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5961183974666">
                <text:p>0.85961183974666</text:p>
              </table:table-cell>
              <table:table-cell office:value-type="float" office:value="0.49034200098015">
                <text:p>0.49034200098015</text:p>
              </table:table-cell>
              <table:table-cell office:value-type="float" office:value="1.0561447284731">
                <text:p>1.0561447284731</text:p>
              </table:table-cell>
              <table:table-cell office:value-type="float" office:value="0.5043548873024">
                <text:p>0.5043548873024</text:p>
              </table:table-cell>
              <table:table-cell office:value-type="float" office:value="0.83153218443531">
                <text:p>0.83153218443531</text:p>
              </table:table-cell>
              <table:table-cell office:value-type="float" office:value="0.48869968564843">
                <text:p>0.4886996856484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0664568105272">
                <text:p>1.0664568105272</text:p>
              </table:table-cell>
              <table:table-cell office:value-type="float" office:value="0.50523139814409">
                <text:p>0.50523139814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6107263125787">
                <text:p>0.86107263125787</text:p>
              </table:table-cell>
              <table:table-cell office:value-type="float" office:value="0.49043412112874">
                <text:p>0.49043412112874</text:p>
              </table:table-cell>
              <table:table-cell office:value-type="float" office:value="1.0553590390756">
                <text:p>1.0553590390756</text:p>
              </table:table-cell>
              <table:table-cell office:value-type="float" office:value="0.50429150280172">
                <text:p>0.50429150280172</text:p>
              </table:table-cell>
              <table:table-cell office:value-type="float" office:value="0.83320177069862">
                <text:p>0.83320177069862</text:p>
              </table:table-cell>
              <table:table-cell office:value-type="float" office:value="0.48879918190989">
                <text:p>0.4887991819098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0655130276689">
                <text:p>1.0655130276689</text:p>
              </table:table-cell>
              <table:table-cell office:value-type="float" office:value="0.50515428174456">
                <text:p>0.50515428174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6252169843948">
                <text:p>0.86252169843948</text:p>
              </table:table-cell>
              <table:table-cell office:value-type="float" office:value="0.49052562365994">
                <text:p>0.49052562365994</text:p>
              </table:table-cell>
              <table:table-cell office:value-type="float" office:value="1.0545851968091">
                <text:p>1.0545851968091</text:p>
              </table:table-cell>
              <table:table-cell office:value-type="float" office:value="0.5042291563826">
                <text:p>0.5042291563826</text:p>
              </table:table-cell>
              <table:table-cell office:value-type="float" office:value="0.8348595183666">
                <text:p>0.8348595183666</text:p>
              </table:table-cell>
              <table:table-cell office:value-type="float" office:value="0.48889825007791">
                <text:p>0.4888982500779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0645838479108">
                <text:p>1.0645838479108</text:p>
              </table:table-cell>
              <table:table-cell office:value-type="float" office:value="0.50507841309835">
                <text:p>0.50507841309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6395906715886">
                <text:p>0.86395906715886</text:p>
              </table:table-cell>
              <table:table-cell office:value-type="float" office:value="0.49061651121659">
                <text:p>0.49061651121659</text:p>
              </table:table-cell>
              <table:table-cell office:value-type="float" office:value="1.0538229987455">
                <text:p>1.0538229987455</text:p>
              </table:table-cell>
              <table:table-cell office:value-type="float" office:value="0.50416782684239">
                <text:p>0.50416782684239</text:p>
              </table:table-cell>
              <table:table-cell office:value-type="float" office:value="0.8365054228298">
                <text:p>0.8365054228298</text:p>
              </table:table-cell>
              <table:table-cell office:value-type="float" office:value="0.4889968805194">
                <text:p>0.488996880519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0636690114164">
                <text:p>1.0636690114164</text:p>
              </table:table-cell>
              <table:table-cell office:value-type="float" office:value="0.50500377056151">
                <text:p>0.50500377056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6538476456381">
                <text:p>0.86538476456381</text:p>
              </table:table-cell>
              <table:table-cell office:value-type="float" office:value="0.49070678615276">
                <text:p>0.49070678615276</text:p>
              </table:table-cell>
              <table:table-cell office:value-type="float" office:value="1.0530722461453">
                <text:p>1.0530722461453</text:p>
              </table:table-cell>
              <table:table-cell office:value-type="float" office:value="0.50410749359885">
                <text:p>0.50410749359885</text:p>
              </table:table-cell>
              <table:table-cell office:value-type="float" office:value="0.8381394812983">
                <text:p>0.8381394812983</text:p>
              </table:table-cell>
              <table:table-cell office:value-type="float" office:value="0.48909506413522">
                <text:p>0.4890950641352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0627682639145">
                <text:p>1.0627682639145</text:p>
              </table:table-cell>
              <table:table-cell office:value-type="float" office:value="0.50493033277029">
                <text:p>0.504930332770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6679881906469">
                <text:p>0.86679881906469</text:p>
              </table:table-cell>
              <table:table-cell office:value-type="float" office:value="0.49079645056559">
                <text:p>0.49079645056559</text:p>
              </table:table-cell>
              <table:table-cell office:value-type="float" office:value="1.0523327443488">
                <text:p>1.0523327443488</text:p>
              </table:table-cell>
              <table:table-cell office:value-type="float" office:value="0.50404813666229">
                <text:p>0.50404813666229</text:p>
              </table:table-cell>
              <table:table-cell office:value-type="float" office:value="0.83976169277719">
                <text:p>0.83976169277719</text:p>
              </table:table-cell>
              <table:table-cell office:value-type="float" office:value="0.48919279232678">
                <text:p>0.4891927923267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0618813565555">
                <text:p>1.0618813565555</text:p>
              </table:table-cell>
              <table:table-cell office:value-type="float" office:value="0.50485807865203">
                <text:p>0.50485807865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6820126031584">
                <text:p>0.86820126031584</text:p>
              </table:table-cell>
              <table:table-cell office:value-type="float" office:value="0.4908855063245">
                <text:p>0.4908855063245</text:p>
              </table:table-cell>
              <table:table-cell office:value-type="float" office:value="1.0516043026717">
                <text:p>1.0516043026717</text:p>
              </table:table-cell>
              <table:table-cell office:value-type="float" office:value="0.50398973660947">
                <text:p>0.50398973660947</text:p>
              </table:table-cell>
              <table:table-cell office:value-type="float" office:value="0.84137205804206">
                <text:p>0.84137205804206</text:p>
              </table:table-cell>
              <table:table-cell office:value-type="float" office:value="0.48929005696529">
                <text:p>0.4892900569652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0610080457717">
                <text:p>1.0610080457717</text:p>
              </table:table-cell>
              <table:table-cell office:value-type="float" office:value="0.50478698743416">
                <text:p>0.50478698743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6959211919654">
                <text:p>0.86959211919654</text:p>
              </table:table-cell>
              <table:table-cell office:value-type="float" office:value="0.49097395509799">
                <text:p>0.49097395509799</text:p>
              </table:table-cell>
              <table:table-cell office:value-type="float" office:value="1.0508867343033">
                <text:p>1.0508867343033</text:p>
              </table:table-cell>
              <table:table-cell office:value-type="float" office:value="0.50393227455913">
                <text:p>0.50393227455913</text:p>
              </table:table-cell>
              <table:table-cell office:value-type="float" office:value="0.84297057961446">
                <text:p>0.84297057961446</text:p>
              </table:table-cell>
              <table:table-cell office:value-type="float" office:value="0.48938685036351">
                <text:p>0.4893868503635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0601480931427">
                <text:p>1.0601480931427</text:p>
              </table:table-cell>
              <table:table-cell office:value-type="float" office:value="0.50471703865161">
                <text:p>0.50471703865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709714277913">
                <text:p>0.8709714277913</text:p>
              </table:table-cell>
              <table:table-cell office:value-type="float" office:value="0.49106179837815">
                <text:p>0.49106179837815</text:p>
              </table:table-cell>
              <table:table-cell office:value-type="float" office:value="1.0501798578184">
                <text:p>1.0501798578184</text:p>
              </table:table-cell>
              <table:table-cell office:value-type="float" office:value="0.50387572277873">
                <text:p>0.50387572277873</text:p>
              </table:table-cell>
              <table:table-cell office:value-type="float" office:value="0.8445572617374">
                <text:p>0.8445572617374</text:p>
              </table:table-cell>
              <table:table-cell office:value-type="float" office:value="0.48948316524983">
                <text:p>0.4894831652498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0593012652633">
                <text:p>1.0593012652633</text:p>
              </table:table-cell>
              <table:table-cell office:value-type="float" office:value="0.50464821215266">
                <text:p>0.50464821215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7233921936984">
                <text:p>0.87233921936984</text:p>
              </table:table-cell>
              <table:table-cell office:value-type="float" office:value="0.49114903750324">
                <text:p>0.49114903750324</text:p>
              </table:table-cell>
              <table:table-cell office:value-type="float" office:value="1.0494834923639">
                <text:p>1.0494834923639</text:p>
              </table:table-cell>
              <table:table-cell office:value-type="float" office:value="0.5038200737538">
                <text:p>0.5038200737538</text:p>
              </table:table-cell>
              <table:table-cell office:value-type="float" office:value="0.84613211035079">
                <text:p>0.84613211035079</text:p>
              </table:table-cell>
              <table:table-cell office:value-type="float" office:value="0.48957899474432">
                <text:p>0.4895789947443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0584673336169">
                <text:p>1.0584673336169</text:p>
              </table:table-cell>
              <table:table-cell office:value-type="float" office:value="0.5045804881035">
                <text:p>0.5045804881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7369552836647">
                <text:p>0.87369552836647</text:p>
              </table:table-cell>
              <table:table-cell office:value-type="float" office:value="0.49123567367824">
                <text:p>0.49123567367824</text:p>
              </table:table-cell>
              <table:table-cell office:value-type="float" office:value="1.0487974621554">
                <text:p>1.0487974621554</text:p>
              </table:table-cell>
              <table:table-cell office:value-type="float" office:value="0.50376531000816">
                <text:p>0.50376531000816</text:p>
              </table:table-cell>
              <table:table-cell office:value-type="float" office:value="0.84769513306685">
                <text:p>0.84769513306685</text:p>
              </table:table-cell>
              <table:table-cell office:value-type="float" office:value="0.48967433233676">
                <text:p>0.4896743323367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0576460744511">
                <text:p>1.0576460744511</text:p>
              </table:table-cell>
              <table:table-cell office:value-type="float" office:value="0.50451384699157">
                <text:p>0.50451384699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7504039035919">
                <text:p>0.87504039035919</text:p>
              </table:table-cell>
              <table:table-cell office:value-type="float" office:value="0.49132170799376">
                <text:p>0.49132170799376</text:p>
              </table:table-cell>
              <table:table-cell office:value-type="float" office:value="1.0481215949104">
                <text:p>1.0481215949104</text:p>
              </table:table-cell>
              <table:table-cell office:value-type="float" office:value="0.50371141453114">
                <text:p>0.50371141453114</text:p>
              </table:table-cell>
              <table:table-cell office:value-type="float" office:value="0.84924633914543">
                <text:p>0.84924633914543</text:p>
              </table:table-cell>
              <table:table-cell office:value-type="float" office:value="0.48976917186643">
                <text:p>0.4897691718664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0568372686579">
                <text:p>1.0568372686579</text:p>
              </table:table-cell>
              <table:table-cell office:value-type="float" office:value="0.50444826962779">
                <text:p>0.50444826962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763738420484">
                <text:p>0.8763738420484</text:p>
              </table:table-cell>
              <table:table-cell office:value-type="float" office:value="0.49140714144327">
                <text:p>0.49140714144327</text:p>
              </table:table-cell>
              <table:table-cell office:value-type="float" office:value="1.047455721761">
                <text:p>1.047455721761</text:p>
              </table:table-cell>
              <table:table-cell office:value-type="float" office:value="0.50365837075892">
                <text:p>0.50365837075892</text:p>
              </table:table-cell>
              <table:table-cell office:value-type="float" office:value="0.85078573946936">
                <text:p>0.85078573946936</text:p>
              </table:table-cell>
              <table:table-cell office:value-type="float" office:value="0.48986350750346">
                <text:p>0.4898635075034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0560407016571">
                <text:p>1.0560407016571</text:p>
              </table:table-cell>
              <table:table-cell office:value-type="float" office:value="0.50438373714792">
                <text:p>0.50438373714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7769592123528">
                <text:p>0.87769592123528</text:p>
              </table:table-cell>
              <table:table-cell office:value-type="float" office:value="0.4914919749389">
                <text:p>0.4914919749389</text:p>
              </table:table-cell>
              <table:table-cell office:value-type="float" office:value="1.0467996771707">
                <text:p>1.0467996771707</text:p>
              </table:table-cell>
              <table:table-cell office:value-type="float" office:value="0.50360616255679">
                <text:p>0.50360616255679</text:p>
              </table:table-cell>
              <table:table-cell office:value-type="float" office:value="0.85231334651966">
                <text:p>0.85231334651966</text:p>
              </table:table-cell>
              <table:table-cell office:value-type="float" office:value="0.48995733373164">
                <text:p>0.4899573337316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0552561632831">
                <text:p>1.0552561632831</text:p>
              </table:table-cell>
              <table:table-cell office:value-type="float" office:value="0.50432023101295">
                <text:p>0.50432023101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790066667999">
                <text:p>0.8790066667999</text:p>
              </table:table-cell>
              <table:table-cell office:value-type="float" office:value="0.4915762093258">
                <text:p>0.4915762093258</text:p>
              </table:table-cell>
              <table:table-cell office:value-type="float" office:value="1.0461532988529">
                <text:p>1.0461532988529</text:p>
              </table:table-cell>
              <table:table-cell office:value-type="float" office:value="0.50355477420258">
                <text:p>0.50355477420258</text:p>
              </table:table-cell>
              <table:table-cell office:value-type="float" office:value="0.85382917435069">
                <text:p>0.85382917435069</text:p>
              </table:table-cell>
              <table:table-cell office:value-type="float" office:value="0.49005064533258">
                <text:p>0.4900506453325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0544834476748">
                <text:p>1.0544834476748</text:p>
              </table:table-cell>
              <table:table-cell office:value-type="float" office:value="0.50425773300883">
                <text:p>0.50425773300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803061186791">
                <text:p>0.8803061186791</text:p>
              </table:table-cell>
              <table:table-cell office:value-type="float" office:value="0.49165984539533">
                <text:p>0.49165984539533</text:p>
              </table:table-cell>
              <table:table-cell office:value-type="float" office:value="1.0455164276922">
                <text:p>1.0455164276922</text:p>
              </table:table-cell>
              <table:table-cell office:value-type="float" office:value="0.50350419037092">
                <text:p>0.50350419037092</text:p>
              </table:table-cell>
              <table:table-cell office:value-type="float" office:value="0.8553332385653">
                <text:p>0.8553332385653</text:p>
              </table:table-cell>
              <table:table-cell office:value-type="float" office:value="0.49014343737111">
                <text:p>0.4901434373711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0537223531691">
                <text:p>1.0537223531691</text:p>
              </table:table-cell>
              <table:table-cell office:value-type="float" office:value="0.50419622524549">
                <text:p>0.50419622524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8159431784413">
                <text:p>0.88159431784413</text:p>
              </table:table-cell>
              <table:table-cell office:value-type="float" office:value="0.491742883897">
                <text:p>0.491742883897</text:p>
              </table:table-cell>
              <table:table-cell office:value-type="float" office:value="1.0448889076678">
                <text:p>1.0448889076678</text:p>
              </table:table-cell>
              <table:table-cell office:value-type="float" office:value="0.50345439611839">
                <text:p>0.50345439611839</text:p>
              </table:table-cell>
              <table:table-cell office:value-type="float" office:value="0.85682555628984">
                <text:p>0.85682555628984</text:p>
              </table:table-cell>
              <table:table-cell office:value-type="float" office:value="0.49023570518179">
                <text:p>0.4902357051817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0529726821971">
                <text:p>1.0529726821971</text:p>
              </table:table-cell>
              <table:table-cell office:value-type="float" office:value="0.50413569015521">
                <text:p>0.50413569015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8287130627812">
                <text:p>0.88287130627812</text:p>
              </table:table-cell>
              <table:table-cell office:value-type="float" office:value="0.4918253255494">
                <text:p>0.4918253255494</text:p>
              </table:table-cell>
              <table:table-cell office:value-type="float" office:value="1.0442705857797">
                <text:p>1.0442705857797</text:p>
              </table:table-cell>
              <table:table-cell office:value-type="float" office:value="0.50340537686951">
                <text:p>0.50340537686951</text:p>
              </table:table-cell>
              <table:table-cell office:value-type="float" office:value="0.85830614614911">
                <text:p>0.85830614614911</text:p>
              </table:table-cell>
              <table:table-cell office:value-type="float" office:value="0.49032744435645">
                <text:p>0.4903274443564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0522342411834">
                <text:p>1.0522342411834</text:p>
              </table:table-cell>
              <table:table-cell office:value-type="float" office:value="0.50407611049056">
                <text:p>0.504076110490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8413712695336">
                <text:p>0.88413712695336</text:p>
              </table:table-cell>
              <table:table-cell office:value-type="float" office:value="0.49190717105009">
                <text:p>0.49190717105009</text:p>
              </table:table-cell>
              <table:table-cell office:value-type="float" office:value="1.0436613119766">
                <text:p>1.0436613119766</text:p>
              </table:table-cell>
              <table:table-cell office:value-type="float" office:value="0.5033571184034">
                <text:p>0.5033571184034</text:p>
              </table:table-cell>
              <table:table-cell office:value-type="float" office:value="0.85977502824129">
                <text:p>0.85977502824129</text:p>
              </table:table-cell>
              <table:table-cell office:value-type="float" office:value="0.49041865073263">
                <text:p>0.4904186507326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0515068404486">
                <text:p>1.0515068404486</text:p>
              </table:table-cell>
              <table:table-cell office:value-type="float" office:value="0.50401746932181">
                <text:p>0.50401746932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8539182380852">
                <text:p>0.88539182380852</text:p>
              </table:table-cell>
              <table:table-cell office:value-type="float" office:value="0.49198842108466">
                <text:p>0.49198842108466</text:p>
              </table:table-cell>
              <table:table-cell office:value-type="float" office:value="1.0430609390862">
                <text:p>1.0430609390862</text:p>
              </table:table-cell>
              <table:table-cell office:value-type="float" office:value="0.50330960684126">
                <text:p>0.50330960684126</text:p>
              </table:table-cell>
              <table:table-cell office:value-type="float" office:value="0.86123222411277">
                <text:p>0.86123222411277</text:p>
              </table:table-cell>
              <table:table-cell office:value-type="float" office:value="0.49050932038296">
                <text:p>0.4905093203829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0507902941142">
                <text:p>1.0507902941142</text:p>
              </table:table-cell>
              <table:table-cell office:value-type="float" office:value="0.50395975003398">
                <text:p>0.50395975003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8663544172571">
                <text:p>0.88663544172571</text:p>
              </table:table-cell>
              <table:table-cell office:value-type="float" office:value="0.49206907633482">
                <text:p>0.49206907633482</text:p>
              </table:table-cell>
              <table:table-cell office:value-type="float" office:value="1.0424693227475">
                <text:p>1.0424693227475</text:p>
              </table:table-cell>
              <table:table-cell office:value-type="float" office:value="0.50326282863436">
                <text:p>0.50326282863436</text:p>
              </table:table-cell>
              <table:table-cell office:value-type="float" office:value="0.8626777567329">
                <text:p>0.8626777567329</text:p>
              </table:table-cell>
              <table:table-cell office:value-type="float" office:value="0.49059944960521">
                <text:p>0.4905994496052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0500844200102">
                <text:p>1.0500844200102</text:p>
              </table:table-cell>
              <table:table-cell office:value-type="float" office:value="0.50390293632347">
                <text:p>0.50390293632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8786802650744">
                <text:p>0.88786802650744</text:p>
              </table:table-cell>
              <table:table-cell office:value-type="float" office:value="0.49214913748585">
                <text:p>0.49214913748585</text:p>
              </table:table-cell>
              <table:table-cell office:value-type="float" office:value="1.0418863213451">
                <text:p>1.0418863213451</text:p>
              </table:table-cell>
              <table:table-cell office:value-type="float" office:value="0.50321677055275">
                <text:p>0.50321677055275</text:p>
              </table:table-cell>
              <table:table-cell office:value-type="float" office:value="0.86411165046877">
                <text:p>0.86411165046877</text:p>
              </table:table-cell>
              <table:table-cell office:value-type="float" office:value="0.49068903491318">
                <text:p>0.4906890349131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0493890395859">
                <text:p>1.0493890395859</text:p>
              </table:table-cell>
              <table:table-cell office:value-type="float" office:value="0.50384701219448">
                <text:p>0.50384701219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8908962485359">
                <text:p>0.88908962485359</text:p>
              </table:table-cell>
              <table:table-cell office:value-type="float" office:value="0.49222860523323">
                <text:p>0.49222860523323</text:p>
              </table:table-cell>
              <table:table-cell office:value-type="float" office:value="1.0413117959453">
                <text:p>1.0413117959453</text:p>
              </table:table-cell>
              <table:table-cell office:value-type="float" office:value="0.5031714196745">
                <text:p>0.5031714196745</text:p>
              </table:table-cell>
              <table:table-cell office:value-type="float" office:value="0.86553393105982">
                <text:p>0.86553393105982</text:p>
              </table:table-cell>
              <table:table-cell office:value-type="float" office:value="0.49077807302815">
                <text:p>0.4907780730281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0487039778224">
                <text:p>1.0487039778224</text:p>
              </table:table-cell>
              <table:table-cell office:value-type="float" office:value="0.5037919619551">
                <text:p>0.5037919619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9030028433831">
                <text:p>0.89030028433831</text:p>
              </table:table-cell>
              <table:table-cell office:value-type="float" office:value="0.4923074802887">
                <text:p>0.4923074802887</text:p>
              </table:table-cell>
              <table:table-cell office:value-type="float" office:value="1.0407456102365">
                <text:p>1.0407456102365</text:p>
              </table:table-cell>
              <table:table-cell office:value-type="float" office:value="0.50312676330114">
                <text:p>0.50312676330114</text:p>
              </table:table-cell>
              <table:table-cell office:value-type="float" office:value="0.86694462559251">
                <text:p>0.86694462559251</text:p>
              </table:table-cell>
              <table:table-cell office:value-type="float" office:value="0.490866560871">
                <text:p>0.49086656087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0480290631485">
                <text:p>1.0480290631485</text:p>
              </table:table-cell>
              <table:table-cell office:value-type="float" office:value="0.50373777021319">
                <text:p>0.50373777021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9150005338689">
                <text:p>0.89150005338689</text:p>
              </table:table-cell>
              <table:table-cell office:value-type="float" office:value="0.49238576338566">
                <text:p>0.49238576338566</text:p>
              </table:table-cell>
              <table:table-cell office:value-type="float" office:value="1.0401876304698">
                <text:p>1.0401876304698</text:p>
              </table:table-cell>
              <table:table-cell office:value-type="float" office:value="0.50308278920831">
                <text:p>0.50308278920831</text:p>
              </table:table-cell>
              <table:table-cell office:value-type="float" office:value="0.86834376247493">
                <text:p>0.86834376247493</text:p>
              </table:table-cell>
              <table:table-cell office:value-type="float" office:value="0.49095449555478">
                <text:p>0.4909544955547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0473641273582">
                <text:p>1.0473641273582</text:p>
              </table:table-cell>
              <table:table-cell office:value-type="float" office:value="0.50368442187213">
                <text:p>0.50368442187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9268898125265">
                <text:p>0.89268898125265</text:p>
              </table:table-cell>
              <table:table-cell office:value-type="float" office:value="0.49246345528398">
                <text:p>0.49246345528398</text:p>
              </table:table-cell>
              <table:table-cell office:value-type="float" office:value="1.0396377253837">
                <text:p>1.0396377253837</text:p>
              </table:table-cell>
              <table:table-cell office:value-type="float" office:value="0.50303948530514">
                <text:p>0.50303948530514</text:p>
              </table:table-cell>
              <table:table-cell office:value-type="float" office:value="0.8697313714113">
                <text:p>0.8697313714113</text:p>
              </table:table-cell>
              <table:table-cell office:value-type="float" office:value="0.49104187437789">
                <text:p>0.4910418743778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0467090055307">
                <text:p>1.0467090055307</text:p>
              </table:table-cell>
              <table:table-cell office:value-type="float" office:value="0.5036319021263">
                <text:p>0.5036319021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9386711799387">
                <text:p>0.89386711799387</text:p>
              </table:table-cell>
              <table:table-cell office:value-type="float" office:value="0.49254055677441">
                <text:p>0.49254055677441</text:p>
              </table:table-cell>
              <table:table-cell office:value-type="float" office:value="1.0390957661687">
                <text:p>1.0390957661687</text:p>
              </table:table-cell>
              <table:table-cell office:value-type="float" office:value="0.50299683980382">
                <text:p>0.50299683980382</text:p>
              </table:table-cell>
              <table:table-cell office:value-type="float" office:value="0.87110748337658">
                <text:p>0.87110748337658</text:p>
              </table:table-cell>
              <table:table-cell office:value-type="float" office:value="0.49112869481767">
                <text:p>0.4911286948176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0460635359535">
                <text:p>1.0460635359535</text:p>
              </table:table-cell>
              <table:table-cell office:value-type="float" office:value="0.50358019645653">
                <text:p>0.50358019645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9503451445076">
                <text:p>0.89503451445076</text:p>
              </table:table-cell>
              <table:table-cell office:value-type="float" office:value="0.49261706868238">
                <text:p>0.49261706868238</text:p>
              </table:table-cell>
              <table:table-cell office:value-type="float" office:value="1.038561626404">
                <text:p>1.038561626404</text:p>
              </table:table-cell>
              <table:table-cell office:value-type="float" office:value="0.50295484117809">
                <text:p>0.50295484117809</text:p>
              </table:table-cell>
              <table:table-cell office:value-type="float" office:value="0.87247213059097">
                <text:p>0.87247213059097</text:p>
              </table:table-cell>
              <table:table-cell office:value-type="float" office:value="0.49121495452434">
                <text:p>0.4912149545243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045427560046">
                <text:p>1.045427560046</text:p>
              </table:table-cell>
              <table:table-cell office:value-type="float" office:value="0.50352929062543">
                <text:p>0.50352929062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9619122222241">
                <text:p>0.89619122222241</text:p>
              </table:table-cell>
              <table:table-cell office:value-type="float" office:value="0.49269299187148">
                <text:p>0.49269299187148</text:p>
              </table:table-cell>
              <table:table-cell office:value-type="float" office:value="1.0380351820038">
                <text:p>1.0380351820038</text:p>
              </table:table-cell>
              <table:table-cell office:value-type="float" office:value="0.50291347815513">
                <text:p>0.50291347815513</text:p>
              </table:table-cell>
              <table:table-cell office:value-type="float" office:value="0.87382534649443">
                <text:p>0.87382534649443</text:p>
              </table:table-cell>
              <table:table-cell office:value-type="float" office:value="0.49130065131547">
                <text:p>0.4913006513154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044800922287">
                <text:p>1.044800922287</text:p>
              </table:table-cell>
              <table:table-cell office:value-type="float" office:value="0.50347917067261">
                <text:p>0.50347917067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9733729364397">
                <text:p>0.89733729364397</text:p>
              </table:table-cell>
              <table:table-cell office:value-type="float" office:value="0.49276832724643">
                <text:p>0.49276832724643</text:p>
              </table:table-cell>
              <table:table-cell office:value-type="float" office:value="1.0375163111654">
                <text:p>1.0375163111654</text:p>
              </table:table-cell>
              <table:table-cell office:value-type="float" office:value="0.5028727397079">
                <text:p>0.5028727397079</text:p>
              </table:table-cell>
              <table:table-cell office:value-type="float" office:value="0.87516716572123">
                <text:p>0.87516716572123</text:p>
              </table:table-cell>
              <table:table-cell office:value-type="float" office:value="0.49138578317062">
                <text:p>0.4913857831706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0441834701427">
                <text:p>1.0441834701427</text:p>
              </table:table-cell>
              <table:table-cell office:value-type="float" office:value="0.50342982290985">
                <text:p>0.50342982290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9847278176374">
                <text:p>0.89847278176374</text:p>
              </table:table-cell>
              <table:table-cell office:value-type="float" office:value="0.49284307575577">
                <text:p>0.49284307575577</text:p>
              </table:table-cell>
              <table:table-cell office:value-type="float" office:value="1.0370048943176">
                <text:p>1.0370048943176</text:p>
              </table:table-cell>
              <table:table-cell office:value-type="float" office:value="0.5028326150478">
                <text:p>0.5028326150478</text:p>
              </table:table-cell>
              <table:table-cell office:value-type="float" office:value="0.87649762407447">
                <text:p>0.87649762407447</text:p>
              </table:table-cell>
              <table:table-cell office:value-type="float" office:value="0.49147034822646">
                <text:p>0.4914703482264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0435750539979">
                <text:p>1.0435750539979</text:p>
              </table:table-cell>
              <table:table-cell office:value-type="float" office:value="0.50338123391627">
                <text:p>0.5033812339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9959774032053">
                <text:p>0.89959774032053</text:p>
              </table:table-cell>
              <table:table-cell office:value-type="float" office:value="0.49291723839416">
                <text:p>0.49291723839416</text:p>
              </table:table-cell>
              <table:table-cell office:value-type="float" office:value="1.0365008140723">
                <text:p>1.0365008140723</text:p>
              </table:table-cell>
              <table:table-cell office:value-type="float" office:value="0.50279309361758">
                <text:p>0.50279309361758</text:p>
              </table:table-cell>
              <table:table-cell office:value-type="float" office:value="0.87781675850065">
                <text:p>0.87781675850065</text:p>
              </table:table-cell>
              <table:table-cell office:value-type="float" office:value="0.49155434477205">
                <text:p>0.4915543447720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0429755270886">
                <text:p>1.0429755270886</text:p>
              </table:table-cell>
              <table:table-cell office:value-type="float" office:value="0.50333339053337">
                <text:p>0.50333339053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0071222372099">
                <text:p>0.90071222372099</text:p>
              </table:table-cell>
              <table:table-cell office:value-type="float" office:value="0.4929908162044">
                <text:p>0.4929908162044</text:p>
              </table:table-cell>
              <table:table-cell office:value-type="float" office:value="1.0360039551753">
                <text:p>1.0360039551753</text:p>
              </table:table-cell>
              <table:table-cell office:value-type="float" office:value="0.50275416508464">
                <text:p>0.50275416508464</text:p>
              </table:table-cell>
              <table:table-cell office:value-type="float" office:value="0.87912460706425">
                <text:p>0.87912460706425</text:p>
              </table:table-cell>
              <table:table-cell office:value-type="float" office:value="0.49163777124445">
                <text:p>0.4916377712444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0423847454358">
                <text:p>1.0423847454358</text:p>
              </table:table-cell>
              <table:table-cell office:value-type="float" office:value="0.50328627986022">
                <text:p>0.50328627986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018162870172">
                <text:p>0.9018162870172</text:p>
              </table:table-cell>
              <table:table-cell office:value-type="float" office:value="0.49306381027911">
                <text:p>0.49306381027911</text:p>
              </table:table-cell>
              <table:table-cell office:value-type="float" office:value="1.0355142044605">
                <text:p>1.0355142044605</text:p>
              </table:table-cell>
              <table:table-cell office:value-type="float" office:value="0.50271581933457">
                <text:p>0.50271581933457</text:p>
              </table:table-cell>
              <table:table-cell office:value-type="float" office:value="0.88042120892239">
                <text:p>0.88042120892239</text:p>
              </table:table-cell>
              <table:table-cell office:value-type="float" office:value="0.49172062622458">
                <text:p>0.4917206262245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0418025677827">
                <text:p>1.0418025677827</text:p>
              </table:table-cell>
              <table:table-cell office:value-type="float" office:value="0.5032398892485">
                <text:p>0.5032398892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0290998588428">
                <text:p>0.90290998588428</text:p>
              </table:table-cell>
              <table:table-cell office:value-type="float" office:value="0.49313622176218">
                <text:p>0.49313622176218</text:p>
              </table:table-cell>
              <table:table-cell office:value-type="float" office:value="1.0350314508037">
                <text:p>1.0350314508037</text:p>
              </table:table-cell>
              <table:table-cell office:value-type="float" office:value="0.50267804646493">
                <text:p>0.50267804646493</text:p>
              </table:table-cell>
              <table:table-cell office:value-type="float" office:value="0.8817066042995">
                <text:p>0.8817066042995</text:p>
              </table:table-cell>
              <table:table-cell office:value-type="float" office:value="0.49180290843324">
                <text:p>0.4918029084332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041228855532">
                <text:p>1.041228855532</text:p>
              </table:table-cell>
              <table:table-cell office:value-type="float" office:value="0.50319420629762">
                <text:p>0.50319420629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0399337659828">
                <text:p>0.90399337659828</text:p>
              </table:table-cell>
              <table:table-cell office:value-type="float" office:value="0.49320805184999">
                <text:p>0.49320805184999</text:p>
              </table:table-cell>
              <table:table-cell office:value-type="float" office:value="1.0345555850785">
                <text:p>1.0345555850785</text:p>
              </table:table-cell>
              <table:table-cell office:value-type="float" office:value="0.50264083677931">
                <text:p>0.50264083677931</text:p>
              </table:table-cell>
              <table:table-cell office:value-type="float" office:value="0.88298083446204">
                <text:p>0.88298083446204</text:p>
              </table:table-cell>
              <table:table-cell office:value-type="float" office:value="0.49188461672738">
                <text:p>0.4918846167273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0406634726856">
                <text:p>1.0406634726856</text:p>
              </table:table-cell>
              <table:table-cell office:value-type="float" office:value="0.5031492188499">
                <text:p>0.5031492188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0506651601412">
                <text:p>0.90506651601412</text:p>
              </table:table-cell>
              <table:table-cell office:value-type="float" office:value="0.49327930179239">
                <text:p>0.49327930179239</text:p>
              </table:table-cell>
              <table:table-cell office:value-type="float" office:value="1.0340865001131">
                <text:p>1.0340865001131</text:p>
              </table:table-cell>
              <table:table-cell office:value-type="float" office:value="0.50260418078165">
                <text:p>0.50260418078165</text:p>
              </table:table-cell>
              <table:table-cell office:value-type="float" office:value="0.88424394169333">
                <text:p>0.88424394169333</text:p>
              </table:table-cell>
              <table:table-cell office:value-type="float" office:value="0.49196575009654">
                <text:p>0.4919657500965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0401062857862">
                <text:p>1.0401062857862</text:p>
              </table:table-cell>
              <table:table-cell office:value-type="float" office:value="0.5031049149857">
                <text:p>0.5031049149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0612946154376">
                <text:p>0.90612946154376</text:p>
              </table:table-cell>
              <table:table-cell office:value-type="float" office:value="0.49334997289342">
                <text:p>0.49334997289342</text:p>
              </table:table-cell>
              <table:table-cell office:value-type="float" office:value="1.0336240906485">
                <text:p>1.0336240906485</text:p>
              </table:table-cell>
              <table:table-cell office:value-type="float" office:value="0.50256806917073">
                <text:p>0.50256806917073</text:p>
              </table:table-cell>
              <table:table-cell office:value-type="float" office:value="0.88549596926845">
                <text:p>0.88549596926845</text:p>
              </table:table-cell>
              <table:table-cell office:value-type="float" office:value="0.49204630765944">
                <text:p>0.4920463076594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0395571638603">
                <text:p>1.0395571638603</text:p>
              </table:table-cell>
              <table:table-cell office:value-type="float" office:value="0.50306128301866">
                <text:p>0.50306128301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0718227113458">
                <text:p>0.90718227113458</text:p>
              </table:table-cell>
              <table:table-cell office:value-type="float" office:value="0.49342006651197">
                <text:p>0.49342006651197</text:p>
              </table:table-cell>
              <table:table-cell office:value-type="float" office:value="1.033168253297">
                <text:p>1.033168253297</text:p>
              </table:table-cell>
              <table:table-cell office:value-type="float" office:value="0.50253249283489">
                <text:p>0.50253249283489</text:p>
              </table:table-cell>
              <table:table-cell office:value-type="float" office:value="0.88673696142917">
                <text:p>0.88673696142917</text:p>
              </table:table-cell>
              <table:table-cell office:value-type="float" office:value="0.49212628866074">
                <text:p>0.4921262886607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039015978362">
                <text:p>1.039015978362</text:p>
              </table:table-cell>
              <table:table-cell office:value-type="float" office:value="0.50301831149093">
                <text:p>0.503018311490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0822500324789">
                <text:p>0.90822500324789</text:p>
              </table:table-cell>
              <table:table-cell office:value-type="float" office:value="0.49348958406212">
                <text:p>0.49348958406212</text:p>
              </table:table-cell>
              <table:table-cell office:value-type="float" office:value="1.0327188865032">
                <text:p>1.0327188865032</text:p>
              </table:table-cell>
              <table:table-cell office:value-type="float" office:value="0.50249744284697">
                <text:p>0.50249744284697</text:p>
              </table:table-cell>
              <table:table-cell office:value-type="float" office:value="0.88796696335906">
                <text:p>0.88796696335906</text:p>
              </table:table-cell>
              <table:table-cell office:value-type="float" office:value="0.49220569246795">
                <text:p>0.4922056924679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0384826031195">
                <text:p>1.0384826031195</text:p>
              </table:table-cell>
              <table:table-cell office:value-type="float" office:value="0.50297598916852">
                <text:p>0.50297598916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0925771683768">
                <text:p>0.90925771683768</text:p>
              </table:table-cell>
              <table:table-cell office:value-type="float" office:value="0.49355852701342">
                <text:p>0.49355852701342</text:p>
              </table:table-cell>
              <table:table-cell office:value-type="float" office:value="1.0322758905044">
                <text:p>1.0322758905044</text:p>
              </table:table-cell>
              <table:table-cell office:value-type="float" office:value="0.50246291045942">
                <text:p>0.50246291045942</text:p>
              </table:table-cell>
              <table:table-cell office:value-type="float" office:value="0.88918602115864">
                <text:p>0.88918602115864</text:p>
              </table:table-cell>
              <table:table-cell office:value-type="float" office:value="0.49228451856841">
                <text:p>0.4922845185684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0379569142822">
                <text:p>1.0379569142822</text:p>
              </table:table-cell>
              <table:table-cell office:value-type="float" office:value="0.50293430503664">
                <text:p>0.50293430503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1028047132958">
                <text:p>0.91028047132958</text:p>
              </table:table-cell>
              <table:table-cell office:value-type="float" office:value="0.49362689689102">
                <text:p>0.49362689689102</text:p>
              </table:table-cell>
              <table:table-cell office:value-type="float" office:value="1.0318391672933">
                <text:p>1.0318391672933</text:p>
              </table:table-cell>
              <table:table-cell office:value-type="float" office:value="0.50242888709962">
                <text:p>0.50242888709962</text:p>
              </table:table-cell>
              <table:table-cell office:value-type="float" office:value="0.89039418182069">
                <text:p>0.89039418182069</text:p>
              </table:table-cell>
              <table:table-cell office:value-type="float" office:value="0.49236276656644">
                <text:p>0.4923627665664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0374387902695">
                <text:p>1.0374387902695</text:p>
              </table:table-cell>
              <table:table-cell office:value-type="float" office:value="0.50289324829516">
                <text:p>0.50289324829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1129332660006">
                <text:p>0.91129332660006</text:p>
              </table:table-cell>
              <table:table-cell office:value-type="float" office:value="0.49369469527557">
                <text:p>0.49369469527557</text:p>
              </table:table-cell>
              <table:table-cell office:value-type="float" office:value="1.0314086205808">
                <text:p>1.0314086205808</text:p>
              </table:table-cell>
              <table:table-cell office:value-type="float" office:value="0.50239536436529">
                <text:p>0.50239536436529</text:p>
              </table:table-cell>
              <table:table-cell office:value-type="float" office:value="0.89159149320564">
                <text:p>0.89159149320564</text:p>
              </table:table-cell>
              <table:table-cell office:value-type="float" office:value="0.49244043618059">
                <text:p>0.4924404361805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036928111721">
                <text:p>1.036928111721</text:p>
              </table:table-cell>
              <table:table-cell office:value-type="float" office:value="0.50285280835408">
                <text:p>0.50285280835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1229634295575">
                <text:p>0.91229634295575</text:p>
              </table:table-cell>
              <table:table-cell office:value-type="float" office:value="0.49376192380314">
                <text:p>0.49376192380314</text:p>
              </table:table-cell>
              <table:table-cell office:value-type="float" office:value="1.0309841557603">
                <text:p>1.0309841557603</text:p>
              </table:table-cell>
              <table:table-cell office:value-type="float" office:value="0.50236233402016">
                <text:p>0.50236233402016</text:p>
              </table:table-cell>
              <table:table-cell office:value-type="float" office:value="0.89277800401713">
                <text:p>0.89277800401713</text:p>
              </table:table-cell>
              <table:table-cell office:value-type="float" office:value="0.49251752724094">
                <text:p>0.4925175272409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0364247614476">
                <text:p>1.0364247614476</text:p>
              </table:table-cell>
              <table:table-cell office:value-type="float" office:value="0.50281297482913">
                <text:p>0.50281297482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1328958111317">
                <text:p>0.91328958111317</text:p>
              </table:table-cell>
              <table:table-cell office:value-type="float" office:value="0.49382858416493">
                <text:p>0.49382858416493</text:p>
              </table:table-cell>
              <table:table-cell office:value-type="float" office:value="1.0305656798726">
                <text:p>1.0305656798726</text:p>
              </table:table-cell>
              <table:table-cell office:value-type="float" office:value="0.50232978798975">
                <text:p>0.50232978798975</text:p>
              </table:table-cell>
              <table:table-cell office:value-type="float" office:value="0.89395376377768">
                <text:p>0.89395376377768</text:p>
              </table:table-cell>
              <table:table-cell office:value-type="float" office:value="0.49259403968656">
                <text:p>0.4925940396865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0359286243847">
                <text:p>1.0359286243847</text:p>
              </table:table-cell>
              <table:table-cell office:value-type="float" office:value="0.50277373753737">
                <text:p>0.50277373753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1427310217849">
                <text:p>0.91427310217849</text:p>
              </table:table-cell>
              <table:table-cell office:value-type="float" office:value="0.49389467810688">
                <text:p>0.49389467810688</text:p>
              </table:table-cell>
              <table:table-cell office:value-type="float" office:value="1.0301531015721">
                <text:p>1.0301531015721</text:p>
              </table:table-cell>
              <table:table-cell office:value-type="float" office:value="0.50229771835728">
                <text:p>0.50229771835728</text:p>
              </table:table-cell>
              <table:table-cell office:value-type="float" office:value="0.89511882280453">
                <text:p>0.89511882280453</text:p>
              </table:table-cell>
              <table:table-cell office:value-type="float" office:value="0.49266997356297">
                <text:p>0.4926699735629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0354395875455">
                <text:p>1.0354395875455</text:p>
              </table:table-cell>
              <table:table-cell office:value-type="float" office:value="0.50273508649295">
                <text:p>0.50273508649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1524696762776">
                <text:p>0.91524696762776</text:p>
              </table:table-cell>
              <table:table-cell office:value-type="float" office:value="0.49396020742927">
                <text:p>0.49396020742927</text:p>
              </table:table-cell>
              <table:table-cell office:value-type="float" office:value="1.0297463310928">
                <text:p>1.0297463310928</text:p>
              </table:table-cell>
              <table:table-cell office:value-type="float" office:value="0.50226611735975">
                <text:p>0.50226611735975</text:p>
              </table:table-cell>
              <table:table-cell office:value-type="float" office:value="0.89627323218564">
                <text:p>0.89627323218564</text:p>
              </table:table-cell>
              <table:table-cell office:value-type="float" office:value="0.49274532901975">
                <text:p>0.4927453290197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0349575399768">
                <text:p>1.0349575399768</text:p>
              </table:table-cell>
              <table:table-cell office:value-type="float" office:value="0.50269701190286">
                <text:p>0.50269701190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1621123928714">
                <text:p>0.91621123928714</text:p>
              </table:table-cell>
              <table:table-cell office:value-type="float" office:value="0.49402517398614">
                <text:p>0.49402517398614</text:p>
              </table:table-cell>
              <table:table-cell office:value-type="float" office:value="1.0293452802167">
                <text:p>1.0293452802167</text:p>
              </table:table-cell>
              <table:table-cell office:value-type="float" office:value="0.50223497738413">
                <text:p>0.50223497738413</text:p>
              </table:table-cell>
              <table:table-cell office:value-type="float" office:value="0.89741704375584">
                <text:p>0.89741704375584</text:p>
              </table:table-cell>
              <table:table-cell office:value-type="float" office:value="0.49282010630813">
                <text:p>0.4928201063081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.0344823727147">
                <text:p>1.0344823727147</text:p>
              </table:table-cell>
              <table:table-cell office:value-type="float" office:value="0.50265950416283">
                <text:p>0.50265950416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1716597931363">
                <text:p>0.91716597931363</text:p>
              </table:table-cell>
              <table:table-cell office:value-type="float" office:value="0.49408957968468">
                <text:p>0.49408957968468</text:p>
              </table:table-cell>
              <table:table-cell office:value-type="float" office:value="1.0289498622417">
                <text:p>1.0289498622417</text:p>
              </table:table-cell>
              <table:table-cell office:value-type="float" office:value="0.50220429096369">
                <text:p>0.50220429096369</text:p>
              </table:table-cell>
              <table:table-cell office:value-type="float" office:value="0.89855031007314">
                <text:p>0.89855031007314</text:p>
              </table:table-cell>
              <table:table-cell office:value-type="float" office:value="0.49289430577876">
                <text:p>0.4928943057787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.0340139787423">
                <text:p>1.0340139787423</text:p>
              </table:table-cell>
              <table:table-cell office:value-type="float" office:value="0.50262255385324">
                <text:p>0.50262255385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1811125017587">
                <text:p>0.91811125017587</text:p>
              </table:table-cell>
              <table:table-cell office:value-type="float" office:value="0.49415342648455">
                <text:p>0.49415342648455</text:p>
              </table:table-cell>
              <table:table-cell office:value-type="float" office:value="1.0285599919508">
                <text:p>1.0285599919508</text:p>
              </table:table-cell>
              <table:table-cell office:value-type="float" office:value="0.50217405077445">
                <text:p>0.50217405077445</text:p>
              </table:table-cell>
              <table:table-cell office:value-type="float" office:value="0.89967308439526">
                <text:p>0.89967308439526</text:p>
              </table:table-cell>
              <table:table-cell office:value-type="float" office:value="0.49296792787939">
                <text:p>0.4929679278793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.0335522529482">
                <text:p>1.0335522529482</text:p>
              </table:table-cell>
              <table:table-cell office:value-type="float" office:value="0.50258615173516">
                <text:p>0.50258615173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1904711463528">
                <text:p>0.91904711463528</text:p>
              </table:table-cell>
              <table:table-cell office:value-type="float" office:value="0.49421671639713">
                <text:p>0.49421671639713</text:p>
              </table:table-cell>
              <table:table-cell office:value-type="float" office:value="1.0281755855822">
                <text:p>1.0281755855822</text:p>
              </table:table-cell>
              <table:table-cell office:value-type="float" office:value="0.50214424963175">
                <text:p>0.50214424963175</text:p>
              </table:table-cell>
              <table:table-cell office:value-type="float" office:value="0.90078542065633">
                <text:p>0.90078542065633</text:p>
              </table:table-cell>
              <table:table-cell office:value-type="float" office:value="0.49304097315276">
                <text:p>0.4930409731527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.033097092086">
                <text:p>1.033097092086</text:p>
              </table:table-cell>
              <table:table-cell office:value-type="float" office:value="0.50255028874648">
                <text:p>0.50255028874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1997363572752">
                <text:p>0.91997363572752</text:p>
              </table:table-cell>
              <table:table-cell office:value-type="float" office:value="0.49427945148472">
                <text:p>0.49427945148472</text:p>
              </table:table-cell>
              <table:table-cell office:value-type="float" office:value="1.0277965607997">
                <text:p>1.0277965607997</text:p>
              </table:table-cell>
              <table:table-cell office:value-type="float" office:value="0.5021148804869">
                <text:p>0.5021148804869</text:p>
              </table:table-cell>
              <table:table-cell office:value-type="float" office:value="0.90188737344374">
                <text:p>0.90188737344374</text:p>
              </table:table-cell>
              <table:table-cell office:value-type="float" office:value="0.49311344223437">
                <text:p>0.4931134422343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0326483947349">
                <text:p>1.0326483947349</text:p>
              </table:table-cell>
              <table:table-cell office:value-type="float" office:value="0.50251495599801">
                <text:p>0.50251495599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2089087674408">
                <text:p>0.92089087674408</text:p>
              </table:table-cell>
              <table:table-cell office:value-type="float" office:value="0.49434163385968">
                <text:p>0.49434163385968</text:p>
              </table:table-cell>
              <table:table-cell office:value-type="float" office:value="1.0274228366642">
                <text:p>1.0274228366642</text:p>
              </table:table-cell>
              <table:table-cell office:value-type="float" office:value="0.50208593642397">
                <text:p>0.50208593642397</text:p>
              </table:table-cell>
              <table:table-cell office:value-type="float" office:value="0.90297899797529">
                <text:p>0.90297899797529</text:p>
              </table:table-cell>
              <table:table-cell office:value-type="float" office:value="0.49318533585046">
                <text:p>0.4931853358504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.0322060612614">
                <text:p>1.0322060612614</text:p>
              </table:table-cell>
              <table:table-cell office:value-type="float" office:value="0.50248014476983">
                <text:p>0.50248014476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2179890121429">
                <text:p>0.92179890121429</text:p>
              </table:table-cell>
              <table:table-cell office:value-type="float" office:value="0.49440326568354">
                <text:p>0.49440326568354</text:p>
              </table:table-cell>
              <table:table-cell office:value-type="float" office:value="1.0270543336059">
                <text:p>1.0270543336059</text:p>
              </table:table-cell>
              <table:table-cell office:value-type="float" office:value="0.5020574106567">
                <text:p>0.5020574106567</text:p>
              </table:table-cell>
              <table:table-cell office:value-type="float" office:value="0.90406035007645">
                <text:p>0.90406035007645</text:p>
              </table:table-cell>
              <table:table-cell office:value-type="float" office:value="0.49325665481591">
                <text:p>0.4932566548159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0317699937817">
                <text:p>1.0317699937817</text:p>
              </table:table-cell>
              <table:table-cell office:value-type="float" office:value="0.50244584650756">
                <text:p>0.50244584650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226977728875">
                <text:p>0.9226977728875</text:p>
              </table:table-cell>
              <table:table-cell office:value-type="float" office:value="0.49446434916604">
                <text:p>0.49446434916604</text:p>
              </table:table-cell>
              <table:table-cell office:value-type="float" office:value="1.0266909733966">
                <text:p>1.0266909733966</text:p>
              </table:table-cell>
              <table:table-cell office:value-type="float" office:value="0.50202929652541">
                <text:p>0.50202929652541</text:p>
              </table:table-cell>
              <table:table-cell office:value-type="float" office:value="0.90513148615789">
                <text:p>0.90513148615789</text:p>
              </table:table-cell>
              <table:table-cell office:value-type="float" office:value="0.49332740003222">
                <text:p>0.4933274000322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.0313400961252">
                <text:p>1.0313400961252</text:p>
              </table:table-cell>
              <table:table-cell office:value-type="float" office:value="0.50241205281881">
                <text:p>0.50241205281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2358755571562">
                <text:p>0.92358755571562</text:p>
              </table:table-cell>
              <table:table-cell office:value-type="float" office:value="0.49452488656417">
                <text:p>0.49452488656417</text:p>
              </table:table-cell>
              <table:table-cell office:value-type="float" office:value="1.0263326791236">
                <text:p>1.0263326791236</text:p>
              </table:table-cell>
              <table:table-cell office:value-type="float" office:value="0.50200158749412">
                <text:p>0.50200158749412</text:p>
              </table:table-cell>
              <table:table-cell office:value-type="float" office:value="0.90619246319322">
                <text:p>0.90619246319322</text:p>
              </table:table-cell>
              <table:table-cell office:value-type="float" office:value="0.49339757248555">
                <text:p>0.4933975724855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.030916273799">
                <text:p>1.030916273799</text:p>
              </table:table-cell>
              <table:table-cell office:value-type="float" office:value="0.50237875546967">
                <text:p>0.50237875546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2446831383587">
                <text:p>0.92446831383587</text:p>
              </table:table-cell>
              <table:table-cell office:value-type="float" office:value="0.49458488018116">
                <text:p>0.49458488018116</text:p>
              </table:table-cell>
              <table:table-cell office:value-type="float" office:value="1.0259793751634">
                <text:p>1.0259793751634</text:p>
              </table:table-cell>
              <table:table-cell office:value-type="float" office:value="0.5019742771477">
                <text:p>0.5019742771477</text:p>
              </table:table-cell>
              <table:table-cell office:value-type="float" office:value="0.90724333869693">
                <text:p>0.90724333869693</text:p>
              </table:table-cell>
              <table:table-cell office:value-type="float" office:value="0.49346717324473">
                <text:p>0.4934671732447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.0304984339533">
                <text:p>1.0304984339533</text:p>
              </table:table-cell>
              <table:table-cell office:value-type="float" office:value="0.50234594638126">
                <text:p>0.50234594638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2534011155386">
                <text:p>0.92534011155386</text:p>
              </table:table-cell>
              <table:table-cell office:value-type="float" office:value="0.49464433236543">
                <text:p>0.49464433236543</text:p>
              </table:table-cell>
              <table:table-cell office:value-type="float" office:value="1.0256309871564">
                <text:p>1.0256309871564</text:p>
              </table:table-cell>
              <table:table-cell office:value-type="float" office:value="0.50194735918907">
                <text:p>0.50194735918907</text:p>
              </table:table-cell>
              <table:table-cell office:value-type="float" office:value="0.90828417070261">
                <text:p>0.90828417070261</text:p>
              </table:table-cell>
              <table:table-cell office:value-type="float" office:value="0.49353620345937">
                <text:p>0.4935362034593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0300864853474">
                <text:p>1.0300864853474</text:p>
              </table:table-cell>
              <table:table-cell office:value-type="float" office:value="0.50231361762638">
                <text:p>0.50231361762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2620301332694">
                <text:p>0.92620301332694</text:p>
              </table:table-cell>
              <table:table-cell office:value-type="float" office:value="0.49470324550955">
                <text:p>0.49470324550955</text:p>
              </table:table-cell>
              <table:table-cell office:value-type="float" office:value="1.0252874419822">
                <text:p>1.0252874419822</text:p>
              </table:table-cell>
              <table:table-cell office:value-type="float" office:value="0.5019208274366">
                <text:p>0.5019208274366</text:p>
              </table:table-cell>
              <table:table-cell office:value-type="float" office:value="0.90931501774138">
                <text:p>0.90931501774138</text:p>
              </table:table-cell>
              <table:table-cell office:value-type="float" office:value="0.49360466435797">
                <text:p>0.4936046643579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0296803383165">
                <text:p>1.0296803383165</text:p>
              </table:table-cell>
              <table:table-cell office:value-type="float" office:value="0.50228176142624">
                <text:p>0.50228176142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2705708374784">
                <text:p>0.92705708374784</text:p>
              </table:table-cell>
              <table:table-cell office:value-type="float" office:value="0.49476162204915">
                <text:p>0.49476162204915</text:p>
              </table:table-cell>
              <table:table-cell office:value-type="float" office:value="1.0249486677351">
                <text:p>1.0249486677351</text:p>
              </table:table-cell>
              <table:table-cell office:value-type="float" office:value="0.50189467582144">
                <text:p>0.50189467582144</text:p>
              </table:table-cell>
              <table:table-cell office:value-type="float" office:value="0.91033593882053">
                <text:p>0.91033593882053</text:p>
              </table:table-cell>
              <table:table-cell office:value-type="float" office:value="0.49367255724603">
                <text:p>0.4936725572460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.0292799047401">
                <text:p>1.0292799047401</text:p>
              </table:table-cell>
              <table:table-cell office:value-type="float" office:value="0.50225037014727">
                <text:p>0.50225037014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2790238752859">
                <text:p>0.92790238752859</text:p>
              </table:table-cell>
              <table:table-cell office:value-type="float" office:value="0.49481946446181">
                <text:p>0.49481946446181</text:p>
              </table:table-cell>
              <table:table-cell office:value-type="float" office:value="1.0246145937012">
                <text:p>1.0246145937012</text:p>
              </table:table-cell>
              <table:table-cell office:value-type="float" office:value="0.50186889838503">
                <text:p>0.50186889838503</text:p>
              </table:table-cell>
              <table:table-cell office:value-type="float" office:value="0.91134699340251">
                <text:p>0.91134699340251</text:p>
              </table:table-cell>
              <table:table-cell office:value-type="float" office:value="0.49373988350423">
                <text:p>0.4937398835042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.02888509801">
                <text:p>1.02888509801</text:p>
              </table:table-cell>
              <table:table-cell office:value-type="float" office:value="0.50221943629792">
                <text:p>0.50221943629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2873898948473">
                <text:p>0.92873898948473</text:p>
              </table:table-cell>
              <table:table-cell office:value-type="float" office:value="0.49487677526596">
                <text:p>0.49487677526596</text:p>
              </table:table-cell>
              <table:table-cell office:value-type="float" office:value="1.0242851503346">
                <text:p>1.0242851503346</text:p>
              </table:table-cell>
              <table:table-cell office:value-type="float" office:value="0.50184348927663">
                <text:p>0.50184348927663</text:p>
              </table:table-cell>
              <table:table-cell office:value-type="float" office:value="0.91234824138402">
                <text:p>0.91234824138402</text:p>
              </table:table-cell>
              <table:table-cell office:value-type="float" office:value="0.4938066445866">
                <text:p>0.493806644586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0284958329999">
                <text:p>1.0284958329999</text:p>
              </table:table-cell>
              <table:table-cell office:value-type="float" office:value="0.50218895252569">
                <text:p>0.50218895252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2956695451984">
                <text:p>0.92956695451984</text:p>
              </table:table-cell>
              <table:table-cell office:value-type="float" office:value="0.49493355701975">
                <text:p>0.49493355701975</text:p>
              </table:table-cell>
              <table:table-cell office:value-type="float" office:value="1.0239602692352">
                <text:p>1.0239602692352</text:p>
              </table:table-cell>
              <table:table-cell office:value-type="float" office:value="0.50181844275097">
                <text:p>0.50181844275097</text:p>
              </table:table-cell>
              <table:table-cell office:value-type="float" office:value="0.91333974307551">
                <text:p>0.91333974307551</text:p>
              </table:table-cell>
              <table:table-cell office:value-type="float" office:value="0.49387284201876">
                <text:p>0.4938728420187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0281120260356">
                <text:p>1.0281120260356</text:p>
              </table:table-cell>
              <table:table-cell office:value-type="float" office:value="0.50215891161406">
                <text:p>0.50215891161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303863476103">
                <text:p>0.9303863476103</text:p>
              </table:table-cell>
              <table:table-cell office:value-type="float" office:value="0.49498981231991">
                <text:p>0.49498981231991</text:p>
              </table:table-cell>
              <table:table-cell office:value-type="float" office:value="1.0236398831266">
                <text:p>1.0236398831266</text:p>
              </table:table-cell>
              <table:table-cell office:value-type="float" office:value="0.50179375316593">
                <text:p>0.50179375316593</text:p>
              </table:table-cell>
              <table:table-cell office:value-type="float" office:value="0.91432155918082">
                <text:p>0.91432155918082</text:p>
              </table:table-cell>
              <table:table-cell office:value-type="float" office:value="0.49393847739609">
                <text:p>0.4939384773960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0277335948656">
                <text:p>1.0277335948656</text:p>
              </table:table-cell>
              <table:table-cell office:value-type="float" office:value="0.50212930647962">
                <text:p>0.50212930647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311972337904">
                <text:p>0.9311972337904</text:p>
              </table:table-cell>
              <table:table-cell office:value-type="float" office:value="0.49504554380062">
                <text:p>0.49504554380062</text:p>
              </table:table-cell>
              <table:table-cell office:value-type="float" office:value="1.0233239258347">
                <text:p>1.0233239258347</text:p>
              </table:table-cell>
              <table:table-cell office:value-type="float" office:value="0.50176941498024">
                <text:p>0.50176941498024</text:p>
              </table:table-cell>
              <table:table-cell office:value-type="float" office:value="0.91529375077717">
                <text:p>0.91529375077717</text:p>
              </table:table-cell>
              <table:table-cell office:value-type="float" office:value="0.49400355238207">
                <text:p>0.4940035523820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0273604586329">
                <text:p>1.0273604586329</text:p>
              </table:table-cell>
              <table:table-cell office:value-type="float" office:value="0.50210013016916">
                <text:p>0.50210013016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3199967813769">
                <text:p>0.93199967813769</text:p>
              </table:table-cell>
              <table:table-cell office:value-type="float" office:value="0.49510075413233">
                <text:p>0.49510075413233</text:p>
              </table:table-cell>
              <table:table-cell office:value-type="float" office:value="1.0230123322668">
                <text:p>1.0230123322668</text:p>
              </table:table-cell>
              <table:table-cell office:value-type="float" office:value="0.50174542275136">
                <text:p>0.50174542275136</text:p>
              </table:table-cell>
              <table:table-cell office:value-type="float" office:value="0.91625637929536">
                <text:p>0.91625637929536</text:p>
              </table:table-cell>
              <table:table-cell office:value-type="float" office:value="0.49406806870647">
                <text:p>0.4940680687064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026992537847">
                <text:p>1.026992537847</text:p>
              </table:table-cell>
              <table:table-cell office:value-type="float" office:value="0.50207137585695">
                <text:p>0.50207137585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3279374575868">
                <text:p>0.93279374575868</text:p>
              </table:table-cell>
              <table:table-cell office:value-type="float" office:value="0.49515544602063">
                <text:p>0.49515544602063</text:p>
              </table:table-cell>
              <table:table-cell office:value-type="float" office:value="1.0227050384166">
                <text:p>1.0227050384166</text:p>
              </table:table-cell>
              <table:table-cell office:value-type="float" office:value="0.50172177136051">
                <text:p>0.50172177136051</text:p>
              </table:table-cell>
              <table:table-cell office:value-type="float" office:value="0.91720950650027">
                <text:p>0.91720950650027</text:p>
              </table:table-cell>
              <table:table-cell office:value-type="float" office:value="0.4941320281637">
                <text:p>0.494132028163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0266297543566">
                <text:p>1.0266297543566</text:p>
              </table:table-cell>
              <table:table-cell office:value-type="float" office:value="0.50204303684198">
                <text:p>0.50204303684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3357950177476">
                <text:p>0.93357950177476</text:p>
              </table:table-cell>
              <table:table-cell office:value-type="float" office:value="0.49520962220509">
                <text:p>0.49520962220509</text:p>
              </table:table-cell>
              <table:table-cell office:value-type="float" office:value="1.0224019812614">
                <text:p>1.0224019812614</text:p>
              </table:table-cell>
              <table:table-cell office:value-type="float" office:value="0.50169845530625">
                <text:p>0.50169845530625</text:p>
              </table:table-cell>
              <table:table-cell office:value-type="float" office:value="0.91815319447164">
                <text:p>0.91815319447164</text:p>
              </table:table-cell>
              <table:table-cell office:value-type="float" office:value="0.49419543261108">
                <text:p>0.4941954326110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0262720313237">
                <text:p>1.0262720313237</text:p>
              </table:table-cell>
              <table:table-cell office:value-type="float" office:value="0.50201510654528">
                <text:p>0.50201510654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3435701130846">
                <text:p>0.93435701130846</text:p>
              </table:table-cell>
              <table:table-cell office:value-type="float" office:value="0.49526328545811">
                <text:p>0.49526328545811</text:p>
              </table:table-cell>
              <table:table-cell office:value-type="float" office:value="1.0221030988312">
                <text:p>1.0221030988312</text:p>
              </table:table-cell>
              <table:table-cell office:value-type="float" office:value="0.50167546943163">
                <text:p>0.50167546943163</text:p>
              </table:table-cell>
              <table:table-cell office:value-type="float" office:value="0.91908750558508">
                <text:p>0.91908750558508</text:p>
              </table:table-cell>
              <table:table-cell office:value-type="float" office:value="0.4942582839672">
                <text:p>0.494258283967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0259192931972">
                <text:p>1.0259192931972</text:p>
              </table:table-cell>
              <table:table-cell office:value-type="float" office:value="0.50198757850737">
                <text:p>0.50198757850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3512633947">
                <text:p>0.93512633947</text:p>
              </table:table-cell>
              <table:table-cell office:value-type="float" office:value="0.49531643858376">
                <text:p>0.49531643858376</text:p>
              </table:table-cell>
              <table:table-cell office:value-type="float" office:value="1.0218083301577">
                <text:p>1.0218083301577</text:p>
              </table:table-cell>
              <table:table-cell office:value-type="float" office:value="0.50165280867002">
                <text:p>0.50165280867002</text:p>
              </table:table-cell>
              <table:table-cell office:value-type="float" office:value="0.92001250249342">
                <text:p>0.92001250249342</text:p>
              </table:table-cell>
              <table:table-cell office:value-type="float" office:value="0.49432058421029">
                <text:p>0.4943205842102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.0255714656877">
                <text:p>1.0255714656877</text:p>
              </table:table-cell>
              <table:table-cell office:value-type="float" office:value="0.50196044638571">
                <text:p>0.50196044638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3588755134408">
                <text:p>0.93588755134408</text:p>
              </table:table-cell>
              <table:table-cell office:value-type="float" office:value="0.49536908441663">
                <text:p>0.49536908441663</text:p>
              </table:table-cell>
              <table:table-cell office:value-type="float" office:value="1.0215176152538">
                <text:p>1.0215176152538</text:p>
              </table:table-cell>
              <table:table-cell office:value-type="float" office:value="0.50163046838864">
                <text:p>0.50163046838864</text:p>
              </table:table-cell>
              <table:table-cell office:value-type="float" office:value="0.92092824810831">
                <text:p>0.92092824810831</text:p>
              </table:table-cell>
              <table:table-cell office:value-type="float" office:value="0.49438233537654">
                <text:p>0.4943823353765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.0252284757433">
                <text:p>1.0252284757433</text:p>
              </table:table-cell>
              <table:table-cell office:value-type="float" office:value="0.50193370395219">
                <text:p>0.50193370395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3664071197701">
                <text:p>0.93664071197701</text:p>
              </table:table-cell>
              <table:table-cell office:value-type="float" office:value="0.49542122582067">
                <text:p>0.49542122582067</text:p>
              </table:table-cell>
              <table:table-cell office:value-type="float" office:value="1.0212308950949">
                <text:p>1.0212308950949</text:p>
              </table:table-cell>
              <table:table-cell office:value-type="float" office:value="0.50160844331566">
                <text:p>0.50160844331566</text:p>
              </table:table-cell>
              <table:table-cell office:value-type="float" office:value="0.92183480558209">
                <text:p>0.92183480558209</text:p>
              </table:table-cell>
              <table:table-cell office:value-type="float" office:value="0.4944435395585">
                <text:p>0.494443539558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024890251525">
                <text:p>1.024890251525</text:p>
              </table:table-cell>
              <table:table-cell office:value-type="float" office:value="0.50190734509077">
                <text:p>0.501907345090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373858863641">
                <text:p>0.9373858863641</text:p>
              </table:table-cell>
              <table:table-cell office:value-type="float" office:value="0.49547286568808">
                <text:p>0.49547286568808</text:p>
              </table:table-cell>
              <table:table-cell office:value-type="float" office:value="1.020948111608">
                <text:p>1.020948111608</text:p>
              </table:table-cell>
              <table:table-cell office:value-type="float" office:value="0.50158672864745">
                <text:p>0.50158672864745</text:p>
              </table:table-cell>
              <table:table-cell office:value-type="float" office:value="0.92273223829001">
                <text:p>0.92273223829001</text:p>
              </table:table-cell>
              <table:table-cell office:value-type="float" office:value="0.49450419890353">
                <text:p>0.4945041989035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0245567223832">
                <text:p>1.0245567223832</text:p>
              </table:table-cell>
              <table:table-cell office:value-type="float" office:value="0.5018813637951">
                <text:p>0.50188136379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3812313943734">
                <text:p>0.93812313943734</text:p>
              </table:table-cell>
              <table:table-cell office:value-type="float" office:value="0.49552400693815">
                <text:p>0.49552400693815</text:p>
              </table:table-cell>
              <table:table-cell office:value-type="float" office:value="1.0206692076496">
                <text:p>1.0206692076496</text:p>
              </table:table-cell>
              <table:table-cell office:value-type="float" office:value="0.5015653196632">
                <text:p>0.5015653196632</text:p>
              </table:table-cell>
              <table:table-cell office:value-type="float" office:value="0.92362060981262">
                <text:p>0.92362060981262</text:p>
              </table:table-cell>
              <table:table-cell office:value-type="float" office:value="0.49456431561218">
                <text:p>0.4945643156121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0242278188353">
                <text:p>1.0242278188353</text:p>
              </table:table-cell>
              <table:table-cell office:value-type="float" office:value="0.50185575416617">
                <text:p>0.50185575416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3885253605336">
                <text:p>0.93885253605336</text:p>
              </table:table-cell>
              <table:table-cell office:value-type="float" office:value="0.49557465251613">
                <text:p>0.49557465251613</text:p>
              </table:table-cell>
              <table:table-cell office:value-type="float" office:value="1.0203941269881">
                <text:p>1.0203941269881</text:p>
              </table:table-cell>
              <table:table-cell office:value-type="float" office:value="0.5015442117232">
                <text:p>0.5015442117232</text:p>
              </table:table-cell>
              <table:table-cell office:value-type="float" office:value="0.92449998391858">
                <text:p>0.92449998391858</text:p>
              </table:table-cell>
              <table:table-cell office:value-type="float" office:value="0.49462389193662">
                <text:p>0.4946238919366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0239034725426">
                <text:p>1.0239034725426</text:p>
              </table:table-cell>
              <table:table-cell office:value-type="float" office:value="0.50183051041017">
                <text:p>0.50183051041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3957414098167">
                <text:p>0.93957414098167</text:p>
              </table:table-cell>
              <table:table-cell office:value-type="float" office:value="0.49562480539213">
                <text:p>0.49562480539213</text:p>
              </table:table-cell>
              <table:table-cell office:value-type="float" office:value="1.0201228142875">
                <text:p>1.0201228142875</text:p>
              </table:table-cell>
              <table:table-cell office:value-type="float" office:value="0.50152340026723">
                <text:p>0.50152340026723</text:p>
              </table:table-cell>
              <table:table-cell office:value-type="float" office:value="0.92537042454769">
                <text:p>0.92537042454769</text:p>
              </table:table-cell>
              <table:table-cell office:value-type="float" office:value="0.49468293017914">
                <text:p>0.4946829301791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0235836162885">
                <text:p>1.0235836162885</text:p>
              </table:table-cell>
              <table:table-cell office:value-type="float" office:value="0.50180562683616">
                <text:p>0.50180562683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4028801889318">
                <text:p>0.94028801889318</text:p>
              </table:table-cell>
              <table:table-cell office:value-type="float" office:value="0.49567446856">
                <text:p>0.49567446856</text:p>
              </table:table-cell>
              <table:table-cell office:value-type="float" office:value="1.0198552150905">
                <text:p>1.0198552150905</text:p>
              </table:table-cell>
              <table:table-cell office:value-type="float" office:value="0.50150288081296">
                <text:p>0.50150288081296</text:p>
              </table:table-cell>
              <table:table-cell office:value-type="float" office:value="0.92623199579418">
                <text:p>0.92623199579418</text:p>
              </table:table-cell>
              <table:table-cell office:value-type="float" office:value="0.49474143269062">
                <text:p>0.4947414326906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0232681839574">
                <text:p>1.0232681839574</text:p>
              </table:table-cell>
              <table:table-cell office:value-type="float" office:value="0.50178109785406">
                <text:p>0.50178109785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4099423434904">
                <text:p>0.94099423434904</text:p>
              </table:table-cell>
              <table:table-cell office:value-type="float" office:value="0.49572364503623">
                <text:p>0.49572364503623</text:p>
              </table:table-cell>
              <table:table-cell office:value-type="float" office:value="1.019591275803">
                <text:p>1.019591275803</text:p>
              </table:table-cell>
              <table:table-cell office:value-type="float" office:value="0.50148264895436">
                <text:p>0.50148264895436</text:p>
              </table:table-cell>
              <table:table-cell office:value-type="float" office:value="0.92708476189039">
                <text:p>0.92708476189039</text:p>
              </table:table-cell>
              <table:table-cell office:value-type="float" office:value="0.49479940186897">
                <text:p>0.4947994018689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0229571105135">
                <text:p>1.0229571105135</text:p>
              </table:table-cell>
              <table:table-cell office:value-type="float" office:value="0.50175691797245">
                <text:p>0.50175691797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4169285178965">
                <text:p>0.94169285178965</text:p>
              </table:table-cell>
              <table:table-cell office:value-type="float" office:value="0.49577233785886">
                <text:p>0.49577233785886</text:p>
              </table:table-cell>
              <table:table-cell office:value-type="float" office:value="1.0193309436779">
                <text:p>1.0193309436779</text:p>
              </table:table-cell>
              <table:table-cell office:value-type="float" office:value="0.50146270036018">
                <text:p>0.50146270036018</text:p>
              </table:table-cell>
              <table:table-cell office:value-type="float" office:value="0.92792878719064">
                <text:p>0.92792878719064</text:p>
              </table:table-cell>
              <table:table-cell office:value-type="float" office:value="0.49485684015773">
                <text:p>0.4948568401577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0226503319803">
                <text:p>1.0226503319803</text:p>
              </table:table-cell>
              <table:table-cell office:value-type="float" office:value="0.50173308179661">
                <text:p>0.50173308179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4238393552406">
                <text:p>0.94238393552406</text:p>
              </table:table-cell>
              <table:table-cell office:value-type="float" office:value="0.4958205500864">
                <text:p>0.4958205500864</text:p>
              </table:table-cell>
              <table:table-cell office:value-type="float" office:value="1.0190741668001">
                <text:p>1.0190741668001</text:p>
              </table:table-cell>
              <table:table-cell office:value-type="float" office:value="0.50144303077248">
                <text:p>0.50144303077248</text:p>
              </table:table-cell>
              <table:table-cell office:value-type="float" office:value="0.92876413880137">
                <text:p>0.92876413880137</text:p>
              </table:table-cell>
              <table:table-cell office:value-type="float" office:value="0.49491375897224">
                <text:p>0.4949137589722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0223477854206">
                <text:p>1.0223477854206</text:p>
              </table:table-cell>
              <table:table-cell office:value-type="float" office:value="0.50170958402647">
                <text:p>0.50170958402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4306754971959">
                <text:p>0.94306754971959</text:p>
              </table:table-cell>
              <table:table-cell office:value-type="float" office:value="0.49586828479678">
                <text:p>0.49586828479678</text:p>
              </table:table-cell>
              <table:table-cell office:value-type="float" office:value="1.0188208940715">
                <text:p>1.0188208940715</text:p>
              </table:table-cell>
              <table:table-cell office:value-type="float" office:value="0.50142363600515">
                <text:p>0.50142363600515</text:p>
              </table:table-cell>
              <table:table-cell office:value-type="float" office:value="0.9295908783953">
                <text:p>0.9295908783953</text:p>
              </table:table-cell>
              <table:table-cell office:value-type="float" office:value="0.49497015108369">
                <text:p>0.4949701510836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0220494089172">
                <text:p>1.0220494089172</text:p>
              </table:table-cell>
              <table:table-cell office:value-type="float" office:value="0.50168641945468">
                <text:p>0.50168641945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437437583917">
                <text:p>0.9437437583917</text:p>
              </table:table-cell>
              <table:table-cell office:value-type="float" office:value="0.49591554508628">
                <text:p>0.49591554508628</text:p>
              </table:table-cell>
              <table:table-cell office:value-type="float" office:value="1.0185710751961">
                <text:p>1.0185710751961</text:p>
              </table:table-cell>
              <table:table-cell office:value-type="float" office:value="0.5014045119425">
                <text:p>0.5014045119425</text:p>
              </table:table-cell>
              <table:table-cell office:value-type="float" office:value="0.93040907061613">
                <text:p>0.93040907061613</text:p>
              </table:table-cell>
              <table:table-cell office:value-type="float" office:value="0.49502601913376">
                <text:p>0.4950260191337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0217551415533">
                <text:p>1.0217551415533</text:p>
              </table:table-cell>
              <table:table-cell office:value-type="float" office:value="0.50166358296475">
                <text:p>0.50166358296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4441262539416">
                <text:p>0.94441262539416</text:p>
              </table:table-cell>
              <table:table-cell office:value-type="float" office:value="0.49596233406851">
                <text:p>0.49596233406851</text:p>
              </table:table-cell>
              <table:table-cell office:value-type="float" office:value="1.0183246606655">
                <text:p>1.0183246606655</text:p>
              </table:table-cell>
              <table:table-cell office:value-type="float" office:value="0.50138565453787">
                <text:p>0.50138565453787</text:p>
              </table:table-cell>
              <table:table-cell office:value-type="float" office:value="0.93121878016686">
                <text:p>0.93121878016686</text:p>
              </table:table-cell>
              <table:table-cell office:value-type="float" office:value="0.49508136579806">
                <text:p>0.4950813657980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0214649233944">
                <text:p>1.0214649233944</text:p>
              </table:table-cell>
              <table:table-cell office:value-type="float" office:value="0.50164106952912">
                <text:p>0.50164106952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4507421440947">
                <text:p>0.94507421440947</text:p>
              </table:table-cell>
              <table:table-cell office:value-type="float" office:value="0.49600865487335">
                <text:p>0.49600865487335</text:p>
              </table:table-cell>
              <table:table-cell office:value-type="float" office:value="1.0180816017454">
                <text:p>1.0180816017454</text:p>
              </table:table-cell>
              <table:table-cell office:value-type="float" office:value="0.50136705981229">
                <text:p>0.50136705981229</text:p>
              </table:table-cell>
              <table:table-cell office:value-type="float" office:value="0.93202007179524">
                <text:p>0.93202007179524</text:p>
              </table:table-cell>
              <table:table-cell office:value-type="float" office:value="0.49513619378519">
                <text:p>0.4951361937851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.0211786954694">
                <text:p>1.0211786954694</text:p>
              </table:table-cell>
              <table:table-cell office:value-type="float" office:value="0.50161887420743">
                <text:p>0.50161887420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4572858893956">
                <text:p>0.94572858893956</text:p>
              </table:table-cell>
              <table:table-cell office:value-type="float" office:value="0.496054510646">
                <text:p>0.496054510646</text:p>
              </table:table-cell>
              <table:table-cell office:value-type="float" office:value="1.0178418504609">
                <text:p>1.0178418504609</text:p>
              </table:table-cell>
              <table:table-cell office:value-type="float" office:value="0.50134872385314">
                <text:p>0.50134872385314</text:p>
              </table:table-cell>
              <table:table-cell office:value-type="float" office:value="0.93281301027957">
                <text:p>0.93281301027957</text:p>
              </table:table-cell>
              <table:table-cell office:value-type="float" office:value="0.49519050583582">
                <text:p>0.4951905058358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.0208963997533">
                <text:p>1.0208963997533</text:p>
              </table:table-cell>
              <table:table-cell office:value-type="float" office:value="0.50159699214467">
                <text:p>0.50159699214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4637581229671">
                <text:p>0.94637581229671</text:p>
              </table:table-cell>
              <table:table-cell office:value-type="float" office:value="0.4960999045459">
                <text:p>0.4960999045459</text:p>
              </table:table-cell>
              <table:table-cell office:value-type="float" office:value="1.0176053595841">
                <text:p>1.0176053595841</text:p>
              </table:table-cell>
              <table:table-cell office:value-type="float" office:value="0.50133064281285">
                <text:p>0.50133064281285</text:p>
              </table:table-cell>
              <table:table-cell office:value-type="float" office:value="0.93359766041474">
                <text:p>0.93359766041474</text:p>
              </table:table-cell>
              <table:table-cell office:value-type="float" office:value="0.49524430472177">
                <text:p>0.4952443047217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600%" draw:distance="300%"/>
  </office:styles>
</office:document-styles>
</file>